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OpenSymbol" svg:font-family="OpenSymbol"/>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fo:padding="0cm" fo:border="none"/>
    </style:style>
    <style:style style:name="P4" style:family="paragraph" style:parent-style-name="Text_20_body">
      <style:paragraph-properties fo:margin-left="0cm" fo:margin-right="0cm" fo:margin-top="0cm" fo:margin-bottom="0cm" fo:line-height="160%" fo:text-indent="0cm" style:auto-text-indent="false" fo:padding="0cm" fo:border="none"/>
    </style:style>
    <style:style style:name="P5"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6"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222222" fo:letter-spacing="normal" fo:background-color="#ffffff"/>
    </style:style>
    <style:style style:name="P7"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000000" style:font-name="inherit" fo:font-size="10.5pt" fo:letter-spacing="normal" fo:font-style="normal" fo:font-weight="normal" fo:background-color="#f3f4f6"/>
    </style:style>
    <style:style style:name="P8" style:family="paragraph" style:parent-style-name="Preformatted_20_Text">
      <style:paragraph-properties fo:margin-left="0cm" fo:margin-right="0cm" fo:margin-top="0cm" fo:margin-bottom="0cm" fo:line-height="160%" fo:text-indent="0cm" style:auto-text-indent="false" fo:padding="0cm" fo:border="none"/>
    </style:style>
    <style:style style:name="P9" style:family="paragraph" style:parent-style-name="Heading_20_3">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letter-spacing="normal" fo:font-style="normal" fo:font-weight="bold" fo:background-color="#ffffff"/>
    </style:style>
    <style:style style:name="P10" style:family="paragraph" style:parent-style-name="Heading_20_3">
      <style:paragraph-properties fo:margin-left="0cm" fo:margin-right="0cm" fo:margin-top="0cm" fo:margin-bottom="0cm" fo:line-height="160%" fo:text-indent="0cm" style:auto-text-indent="false" fo:padding="0cm" fo:border="none"/>
    </style:style>
    <style:style style:name="P11" style:family="paragraph" style:parent-style-name="Heading_20_2">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font-style="normal" fo:font-weight="bold"/>
    </style:style>
    <style:style style:name="P12" style:family="paragraph" style:parent-style-name="Standard">
      <style:paragraph-properties fo:margin-left="0cm" fo:margin-right="0cm" fo:margin-top="0cm" fo:margin-bottom="0cm" fo:orphans="2" fo:widows="2" fo:text-indent="0cm" style:auto-text-indent="false" fo:break-before="page" fo:padding="0cm" fo:border="none"/>
      <style:text-properties fo:font-variant="normal" fo:text-transform="none" fo:color="#222222" style:font-name="Roboto" fo:font-size="12pt" fo:letter-spacing="normal" fo:font-style="normal" fo:font-weight="bold" style:font-weight-asian="bold" style:font-weight-complex="bold"/>
    </style:style>
    <style:style style:name="P13" style:family="paragraph" style:parent-style-name="Text_20_body">
      <style:paragraph-properties fo:margin-left="0cm" fo:margin-right="0cm" fo:orphans="2" fo:widows="2" fo:text-indent="0cm" style:auto-text-indent="false" fo:padding="0cm" fo:border="none"/>
    </style:style>
    <style:style style:name="P14" style:family="paragraph" style:parent-style-name="Text_20_body">
      <style:paragraph-properties fo:margin-left="0cm" fo:margin-right="0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15"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style:style>
    <style:style style:name="P16" style:family="paragraph" style:parent-style-name="Preformatted_20_Text">
      <style:paragraph-properties fo:margin-left="0cm" fo:margin-right="0cm" fo:orphans="2" fo:widows="2" fo:text-indent="0cm" style:auto-text-indent="false" fo:padding="0cm" fo:border="none"/>
    </style:style>
    <style:style style:name="P17" style:family="paragraph" style:parent-style-name="Heading_20_3">
      <style:paragraph-properties fo:margin-left="0cm" fo:margin-right="0cm" fo:orphans="2" fo:widows="2" fo:text-indent="0cm" style:auto-text-indent="false" fo:padding="0cm" fo:border="none"/>
      <style:text-properties fo:font-variant="normal" fo:text-transform="none" fo:color="#222222" style:font-name="Roboto" fo:letter-spacing="normal" fo:font-style="normal" fo:font-weight="bold"/>
    </style:style>
    <style:style style:name="P18" style:family="paragraph" style:parent-style-name="Heading_20_3">
      <style:paragraph-properties fo:margin-left="0cm" fo:margin-right="0cm" fo:orphans="2" fo:widows="2" fo:text-indent="0cm" style:auto-text-indent="false" fo:padding="0cm" fo:border="none"/>
    </style:style>
    <style:style style:name="P19" style:family="paragraph" style:parent-style-name="Preformatted_20_Text">
      <style:paragraph-properties fo:margin-left="0cm" fo:margin-right="0cm" fo:margin-top="0cm" fo:margin-bottom="0.499cm" fo:orphans="2" fo:widows="2" fo:text-indent="0cm" style:auto-text-indent="false" fo:padding="0cm" fo:border="none"/>
    </style:style>
    <style:style style:name="P20" style:family="paragraph" style:parent-style-name="Preformatted_20_Text">
      <style:paragraph-properties fo:margin-top="0cm" fo:margin-bottom="0.499cm" fo:orphans="2" fo:widows="2" fo:padding="0cm" fo:border="none"/>
    </style:style>
    <style:style style:name="P21" style:family="paragraph" style:parent-style-name="Preformatted_20_Text">
      <style:paragraph-properties fo:margin-top="0cm" fo:margin-bottom="0cm" fo:line-height="160%" fo:padding="0cm" fo:border="none"/>
    </style:style>
    <style:style style:name="P22" style:family="paragraph" style:parent-style-name="Preformatted_20_Text">
      <style:paragraph-properties fo:orphans="2" fo:widows="2" fo:padding="0cm" fo:border="none"/>
    </style:style>
    <style:style style:name="P23" style:family="paragraph" style:parent-style-name="Heading_20_3">
      <style:text-properties fo:font-variant="normal" fo:text-transform="none" fo:color="#222222" style:font-name="Roboto" fo:letter-spacing="normal" fo:font-style="normal" fo:font-weight="bold"/>
    </style:style>
    <style:style style:name="P24" style:family="paragraph" style:parent-style-name="Heading_20_2">
      <style:text-properties fo:font-variant="normal" fo:text-transform="none" fo:color="#222222" style:font-name="Roboto" fo:letter-spacing="normal" fo:font-style="normal" fo:font-weight="bold"/>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Heading_20_2">
      <style:text-properties fo:font-variant="normal" fo:text-transform="none" fo:color="#222222" style:font-name="Roboto" fo:letter-spacing="normal" fo:font-style="normal" fo:font-weight="bold"/>
    </style:style>
    <style:style style:name="P27" style:family="paragraph" style:parent-style-name="Heading_20_2">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font-style="normal" fo:font-weight="bold"/>
    </style:style>
    <style:style style:name="P28" style:family="paragraph" style:parent-style-name="Heading_20_2">
      <style:paragraph-properties fo:margin-left="0cm" fo:margin-right="0cm" fo:orphans="2" fo:widows="2" fo:text-indent="0cm" style:auto-text-indent="false" fo:padding="0cm" fo:border="none"/>
      <style:text-properties fo:font-variant="normal" fo:text-transform="none" fo:color="#222222" style:font-name="Roboto" fo:letter-spacing="normal" fo:font-style="normal" fo:font-weight="bold"/>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Standard">
      <style:paragraph-properties fo:margin-left="0cm" fo:margin-right="0cm" fo:margin-top="0cm" fo:margin-bottom="0cm" fo:orphans="2" fo:widows="2" fo:text-indent="0cm" style:auto-text-indent="false" fo:padding="0cm" fo:border="none"/>
    </style:style>
    <style:style style:name="P31" style:family="paragraph" style:parent-style-name="Heading_20_3">
      <style:paragraph-properties fo:margin-left="0cm" fo:margin-right="0cm" fo:margin-top="0cm" fo:margin-bottom="0cm" fo:line-height="160%" fo:text-indent="0cm" style:auto-text-indent="false" fo:padding="0cm" fo:border="none"/>
      <style:text-properties fo:font-variant="normal" fo:text-transform="none" fo:color="#222222" style:font-name="Roboto" fo:font-size="12pt" fo:letter-spacing="normal" fo:font-style="normal" fo:font-weight="bold" fo:background-color="#ffffff"/>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222222" style:font-name="Roboto" fo:letter-spacing="normal" fo:font-style="normal" fo:font-weight="bold"/>
    </style:style>
    <style:style style:name="P33" style:family="paragraph" style:parent-style-name="Heading_20_3">
      <style:paragraph-properties fo:margin-left="0cm" fo:margin-right="0cm" fo:orphans="2" fo:widows="2" fo:text-indent="0cm" style:auto-text-indent="false" fo:padding="0cm" fo:border="none"/>
      <style:text-properties fo:font-variant="normal" fo:text-transform="none" fo:color="#222222" fo:letter-spacing="normal"/>
    </style:style>
    <style:style style:name="P34" style:family="paragraph" style:parent-style-name="Heading_20_3">
      <style:paragraph-properties fo:margin-left="0cm" fo:margin-right="0cm" fo:orphans="2" fo:widows="2" fo:text-indent="0cm" style:auto-text-indent="false" fo:padding="0cm" fo:border="none"/>
    </style:style>
    <style:style style:name="P35" style:family="paragraph" style:parent-style-name="Heading_20_1">
      <style:paragraph-properties fo:break-before="page"/>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Preformatted_20_Text">
      <style:paragraph-properties fo:margin-left="0cm" fo:margin-right="0cm" fo:margin-top="0cm" fo:margin-bottom="0.499cm" fo:orphans="2" fo:widows="2" fo:text-indent="0cm" style:auto-text-indent="false" fo:padding="0cm" fo:border="none"/>
    </style:style>
    <style:style style:name="P38" style:family="paragraph" style:parent-style-name="Preformatted_20_Text">
      <style:paragraph-properties fo:margin-left="0cm" fo:margin-right="0cm" fo:margin-top="0cm" fo:margin-bottom="0.499cm" fo:orphans="2" fo:widows="2" fo:text-indent="0cm" style:auto-text-indent="false" fo:padding="0cm" fo:border="none"/>
      <style:text-properties fo:font-variant="normal" fo:text-transform="none" fo:color="#222222" style:font-name="JetBrains Mono" fo:font-size="12pt" fo:letter-spacing="normal" fo:font-style="normal" fo:font-weight="normal"/>
    </style:style>
    <style:style style:name="P39" style:family="paragraph" style:parent-style-name="Preformatted_20_Text">
      <style:paragraph-properties fo:margin-left="0cm" fo:margin-right="0cm" fo:margin-top="0cm" fo:margin-bottom="0cm" fo:line-height="160%" fo:text-indent="0cm" style:auto-text-indent="false" fo:padding="0cm" fo:border="none"/>
    </style:style>
    <style:style style:name="P40" style:family="paragraph" style:parent-style-name="Preformatted_20_Text">
      <style:paragraph-properties fo:margin-left="0cm" fo:margin-right="0cm" fo:orphans="2" fo:widows="2" fo:text-indent="0cm" style:auto-text-indent="false" fo:padding="0cm" fo:border="none"/>
    </style:style>
    <style:style style:name="P41" style:family="paragraph" style:parent-style-name="Preformatted_20_Text">
      <style:paragraph-properties fo:margin-top="0cm" fo:margin-bottom="0.499cm" fo:orphans="2" fo:widows="2" fo:padding="0cm" fo:border="none"/>
    </style:style>
    <style:style style:name="P42" style:family="paragraph" style:parent-style-name="Preformatted_20_Text">
      <style:paragraph-properties fo:margin-top="0cm" fo:margin-bottom="0cm" fo:line-height="160%" fo:padding="0cm" fo:border="none"/>
    </style:style>
    <style:style style:name="P43" style:family="paragraph" style:parent-style-name="Preformatted_20_Text">
      <style:paragraph-properties fo:orphans="2" fo:widows="2" fo:padding="0cm" fo:border="none"/>
    </style:style>
    <style:style style:name="P44" style:family="paragraph" style:parent-style-name="Text_20_body">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45" style:family="paragraph" style:parent-style-name="Text_20_body" style:list-style-name="L1">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46" style:family="paragraph" style:parent-style-name="Text_20_body" style:list-style-name="L10">
      <style:paragraph-properties fo:margin-left="0cm" fo:margin-right="0cm" fo:margin-top="0cm" fo:margin-bottom="0cm" fo:line-height="160%" fo:text-indent="0cm" style:auto-text-indent="false" fo:padding="0cm" fo:border="none"/>
      <style:text-properties fo:font-variant="normal" fo:text-transform="none" fo:color="#222222" style:font-name="inherit" fo:font-size="12pt" fo:letter-spacing="normal" fo:font-style="normal" fo:font-weight="normal" fo:background-color="#ffffff"/>
    </style:style>
    <style:style style:name="P47" style:family="paragraph" style:parent-style-name="Text_20_body" style:list-style-name="L11">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48" style:family="paragraph" style:parent-style-name="Text_20_body" style:list-style-name="L14">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49" style:family="paragraph" style:parent-style-name="Text_20_body" style:list-style-name="L18">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50" style:family="paragraph" style:parent-style-name="Text_20_body" style:list-style-name="L11">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51" style:family="paragraph" style:parent-style-name="Text_20_body" style:list-style-name="L12">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52" style:family="paragraph" style:parent-style-name="Text_20_body" style:list-style-name="L16">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53" style:family="paragraph" style:parent-style-name="Text_20_body" style:list-style-name="L17">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54" style:family="paragraph" style:parent-style-name="Text_20_body" style:list-style-name="L22">
      <style:paragraph-properties fo:margin-left="0cm" fo:margin-right="0cm" fo:margin-top="0cm" fo:margin-bottom="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55" style:family="paragraph" style:parent-style-name="Text_20_body">
      <style:paragraph-properties fo:margin-left="0cm" fo:margin-right="0cm" fo:margin-top="0cm" fo:margin-bottom="0cm" fo:line-height="160%" fo:text-indent="0cm" style:auto-text-indent="false" fo:padding="0cm" fo:border="none"/>
    </style:style>
    <style:style style:name="P56" style:family="paragraph" style:parent-style-name="Text_20_body" style:list-style-name="L2">
      <style:paragraph-properties fo:margin-left="0cm" fo:margin-right="0cm" fo:margin-top="0cm" fo:margin-bottom="0cm" fo:line-height="160%" fo:text-indent="0cm" style:auto-text-indent="false" fo:padding="0cm" fo:border="none"/>
    </style:style>
    <style:style style:name="P57" style:family="paragraph" style:parent-style-name="Text_20_body" style:list-style-name="L3">
      <style:paragraph-properties fo:margin-left="0cm" fo:margin-right="0cm" fo:margin-top="0cm" fo:margin-bottom="0cm" fo:line-height="160%" fo:orphans="2" fo:widows="2" fo:text-indent="0cm" style:auto-text-indent="false" fo:padding="0cm" fo:border="none"/>
    </style:style>
    <style:style style:name="P58" style:family="paragraph" style:parent-style-name="Text_20_body" style:list-style-name="L4">
      <style:paragraph-properties fo:margin-left="0cm" fo:margin-right="0cm" fo:margin-top="0cm" fo:margin-bottom="0cm" fo:line-height="160%" fo:orphans="2" fo:widows="2" fo:text-indent="0cm" style:auto-text-indent="false" fo:padding="0cm" fo:border="none"/>
    </style:style>
    <style:style style:name="P59" style:family="paragraph" style:parent-style-name="Text_20_body" style:list-style-name="L5">
      <style:paragraph-properties fo:margin-left="0cm" fo:margin-right="0cm" fo:margin-top="0cm" fo:margin-bottom="0cm" fo:line-height="160%" fo:orphans="2" fo:widows="2" fo:text-indent="0cm" style:auto-text-indent="false" fo:padding="0cm" fo:border="none"/>
    </style:style>
    <style:style style:name="P60" style:family="paragraph" style:parent-style-name="Text_20_body" style:list-style-name="L6">
      <style:paragraph-properties fo:margin-left="0cm" fo:margin-right="0cm" fo:margin-top="0cm" fo:margin-bottom="0cm" fo:line-height="160%" fo:orphans="2" fo:widows="2" fo:text-indent="0cm" style:auto-text-indent="false" fo:padding="0cm" fo:border="none"/>
    </style:style>
    <style:style style:name="P61" style:family="paragraph" style:parent-style-name="Text_20_body" style:list-style-name="L7">
      <style:paragraph-properties fo:margin-left="0cm" fo:margin-right="0cm" fo:margin-top="0cm" fo:margin-bottom="0cm" fo:line-height="160%" fo:orphans="2" fo:widows="2" fo:text-indent="0cm" style:auto-text-indent="false" fo:padding="0cm" fo:border="none"/>
    </style:style>
    <style:style style:name="P62" style:family="paragraph" style:parent-style-name="Text_20_body" style:list-style-name="L8">
      <style:paragraph-properties fo:margin-left="0cm" fo:margin-right="0cm" fo:margin-top="0cm" fo:margin-bottom="0cm" fo:line-height="160%" fo:orphans="2" fo:widows="2" fo:text-indent="0cm" style:auto-text-indent="false" fo:padding="0cm" fo:border="none"/>
    </style:style>
    <style:style style:name="P63" style:family="paragraph" style:parent-style-name="Text_20_body" style:list-style-name="L9">
      <style:paragraph-properties fo:margin-left="0cm" fo:margin-right="0cm" fo:margin-top="0cm" fo:margin-bottom="0cm" fo:line-height="160%" fo:orphans="2" fo:widows="2" fo:text-indent="0cm" style:auto-text-indent="false" fo:padding="0cm" fo:border="none"/>
    </style:style>
    <style:style style:name="P64" style:family="paragraph" style:parent-style-name="Text_20_body" style:list-style-name="L11">
      <style:paragraph-properties fo:margin-left="0cm" fo:margin-right="0cm" fo:margin-top="0cm" fo:margin-bottom="0cm" fo:line-height="160%" fo:orphans="2" fo:widows="2" fo:text-indent="0cm" style:auto-text-indent="false" fo:padding="0cm" fo:border="none"/>
    </style:style>
    <style:style style:name="P65" style:family="paragraph" style:parent-style-name="Text_20_body" style:list-style-name="L14">
      <style:paragraph-properties fo:margin-left="0cm" fo:margin-right="0cm" fo:margin-top="0cm" fo:margin-bottom="0cm" fo:line-height="160%" fo:orphans="2" fo:widows="2" fo:text-indent="0cm" style:auto-text-indent="false" fo:padding="0cm" fo:border="none"/>
    </style:style>
    <style:style style:name="P66" style:family="paragraph" style:parent-style-name="Text_20_body" style:list-style-name="L15">
      <style:paragraph-properties fo:margin-left="0cm" fo:margin-right="0cm" fo:margin-top="0cm" fo:margin-bottom="0cm" fo:line-height="160%" fo:orphans="2" fo:widows="2" fo:text-indent="0cm" style:auto-text-indent="false" fo:padding="0cm" fo:border="none"/>
    </style:style>
    <style:style style:name="P67" style:family="paragraph" style:parent-style-name="Text_20_body" style:list-style-name="L18">
      <style:paragraph-properties fo:margin-left="0cm" fo:margin-right="0cm" fo:margin-top="0cm" fo:margin-bottom="0cm" fo:line-height="160%" fo:orphans="2" fo:widows="2" fo:text-indent="0cm" style:auto-text-indent="false" fo:padding="0cm" fo:border="none"/>
    </style:style>
    <style:style style:name="P68" style:family="paragraph" style:parent-style-name="Text_20_body" style:list-style-name="L22">
      <style:paragraph-properties fo:margin-left="0cm" fo:margin-right="0cm" fo:margin-top="0cm" fo:margin-bottom="0cm" fo:line-height="160%" fo:orphans="2" fo:widows="2" fo:text-indent="0cm" style:auto-text-indent="false" fo:padding="0cm" fo:border="none"/>
    </style:style>
    <style:style style:name="P69" style:family="paragraph" style:parent-style-name="Text_20_body" style:list-style-name="L24">
      <style:paragraph-properties fo:margin-left="0cm" fo:margin-right="0cm" fo:margin-top="0cm" fo:margin-bottom="0cm" fo:line-height="160%" fo:orphans="2" fo:widows="2" fo:text-indent="0cm" style:auto-text-indent="false" fo:padding="0cm" fo:border="none"/>
    </style:style>
    <style:style style:name="P70" style:family="paragraph" style:parent-style-name="Text_20_body" style:list-style-name="L25">
      <style:paragraph-properties fo:margin-left="0cm" fo:margin-right="0cm" fo:margin-top="0cm" fo:margin-bottom="0cm" fo:line-height="160%" fo:orphans="2" fo:widows="2" fo:text-indent="0cm" style:auto-text-indent="false" fo:padding="0cm" fo:border="none"/>
    </style:style>
    <style:style style:name="P71" style:family="paragraph" style:parent-style-name="Text_20_body" style:list-style-name="L27">
      <style:paragraph-properties fo:margin-left="0cm" fo:margin-right="0cm" fo:margin-top="0cm" fo:margin-bottom="0cm" fo:line-height="160%" fo:orphans="2" fo:widows="2" fo:text-indent="0cm" style:auto-text-indent="false" fo:padding="0cm" fo:border="none"/>
    </style:style>
    <style:style style:name="P72" style:family="paragraph" style:parent-style-name="Text_20_body" style:list-style-name="L28">
      <style:paragraph-properties fo:margin-left="0cm" fo:margin-right="0cm" fo:margin-top="0cm" fo:margin-bottom="0cm" fo:line-height="160%" fo:orphans="2" fo:widows="2" fo:text-indent="0cm" style:auto-text-indent="false" fo:padding="0cm" fo:border="none"/>
    </style:style>
    <style:style style:name="P73" style:family="paragraph" style:parent-style-name="Text_20_body" style:list-style-name="L23">
      <style:paragraph-properties fo:margin-left="0cm" fo:margin-right="0cm" fo:margin-top="0cm" fo:margin-bottom="0cm" fo:line-height="160%" fo:text-indent="0cm" style:auto-text-indent="false" fo:padding="0cm" fo:border="none"/>
    </style:style>
    <style:style style:name="P74" style:family="paragraph" style:parent-style-name="Text_20_body" style:list-style-name="L26">
      <style:paragraph-properties fo:margin-left="0cm" fo:margin-right="0cm" fo:margin-top="0cm" fo:margin-bottom="0cm" fo:line-height="160%" fo:text-indent="0cm" style:auto-text-indent="false" fo:padding="0cm" fo:border="none"/>
    </style:style>
    <style:style style:name="P75" style:family="paragraph" style:parent-style-name="Text_20_body" style:list-style-name="L29">
      <style:paragraph-properties fo:margin-left="0cm" fo:margin-right="0cm" fo:margin-top="0cm" fo:margin-bottom="0cm" fo:line-height="160%" fo:text-indent="0cm" style:auto-text-indent="false" fo:padding="0cm" fo:border="none"/>
    </style:style>
    <style:style style:name="P76" style:family="paragraph" style:parent-style-name="Text_20_body" style:list-style-name="L4">
      <style:paragraph-properties fo:margin-left="0cm" fo:margin-right="0cm" fo:line-height="160%" fo:orphans="2" fo:widows="2" fo:text-indent="0cm" style:auto-text-indent="false" fo:padding="0cm" fo:border="none"/>
    </style:style>
    <style:style style:name="P77" style:family="paragraph" style:parent-style-name="Text_20_body" style:list-style-name="L6">
      <style:paragraph-properties fo:margin-left="0cm" fo:margin-right="0cm" fo:line-height="160%" fo:orphans="2" fo:widows="2" fo:text-indent="0cm" style:auto-text-indent="false" fo:padding="0cm" fo:border="none"/>
    </style:style>
    <style:style style:name="P78" style:family="paragraph" style:parent-style-name="Text_20_body" style:list-style-name="L7">
      <style:paragraph-properties fo:margin-left="0cm" fo:margin-right="0cm" fo:line-height="160%" fo:orphans="2" fo:widows="2" fo:text-indent="0cm" style:auto-text-indent="false" fo:padding="0cm" fo:border="none"/>
    </style:style>
    <style:style style:name="P79" style:family="paragraph" style:parent-style-name="Text_20_body" style:list-style-name="L8">
      <style:paragraph-properties fo:margin-left="0cm" fo:margin-right="0cm" fo:line-height="160%" fo:orphans="2" fo:widows="2" fo:text-indent="0cm" style:auto-text-indent="false" fo:padding="0cm" fo:border="none"/>
    </style:style>
    <style:style style:name="P80" style:family="paragraph" style:parent-style-name="Text_20_body" style:list-style-name="L9">
      <style:paragraph-properties fo:margin-left="0cm" fo:margin-right="0cm" fo:line-height="160%" fo:orphans="2" fo:widows="2" fo:text-indent="0cm" style:auto-text-indent="false" fo:padding="0cm" fo:border="none"/>
    </style:style>
    <style:style style:name="P81" style:family="paragraph" style:parent-style-name="Text_20_body" style:list-style-name="L12">
      <style:paragraph-properties fo:margin-left="0cm" fo:margin-right="0cm" fo:line-height="160%" fo:orphans="2" fo:widows="2" fo:text-indent="0cm" style:auto-text-indent="false" fo:padding="0cm" fo:border="none"/>
    </style:style>
    <style:style style:name="P82" style:family="paragraph" style:parent-style-name="Text_20_body" style:list-style-name="L13">
      <style:paragraph-properties fo:margin-left="0cm" fo:margin-right="0cm" fo:line-height="160%" fo:orphans="2" fo:widows="2" fo:text-indent="0cm" style:auto-text-indent="false" fo:padding="0cm" fo:border="none"/>
    </style:style>
    <style:style style:name="P83" style:family="paragraph" style:parent-style-name="Text_20_body" style:list-style-name="L15">
      <style:paragraph-properties fo:margin-left="0cm" fo:margin-right="0cm" fo:line-height="160%" fo:orphans="2" fo:widows="2" fo:text-indent="0cm" style:auto-text-indent="false" fo:padding="0cm" fo:border="none"/>
    </style:style>
    <style:style style:name="P84" style:family="paragraph" style:parent-style-name="Text_20_body" style:list-style-name="L19">
      <style:paragraph-properties fo:margin-left="0cm" fo:margin-right="0cm" fo:line-height="160%" fo:orphans="2" fo:widows="2" fo:text-indent="0cm" style:auto-text-indent="false" fo:padding="0cm" fo:border="none"/>
    </style:style>
    <style:style style:name="P85" style:family="paragraph" style:parent-style-name="Text_20_body" style:list-style-name="L20">
      <style:paragraph-properties fo:margin-left="0cm" fo:margin-right="0cm" fo:line-height="160%" fo:orphans="2" fo:widows="2" fo:text-indent="0cm" style:auto-text-indent="false" fo:padding="0cm" fo:border="none"/>
    </style:style>
    <style:style style:name="P86" style:family="paragraph" style:parent-style-name="Text_20_body" style:list-style-name="L21">
      <style:paragraph-properties fo:margin-left="0cm" fo:margin-right="0cm" fo:line-height="160%" fo:orphans="2" fo:widows="2" fo:text-indent="0cm" style:auto-text-indent="false" fo:padding="0cm" fo:border="none"/>
    </style:style>
    <style:style style:name="P87" style:family="paragraph" style:parent-style-name="Text_20_body" style:list-style-name="L22">
      <style:paragraph-properties fo:margin-left="0cm" fo:margin-right="0cm" fo:line-height="160%" fo:orphans="2" fo:widows="2" fo:text-indent="0cm" style:auto-text-indent="false" fo:padding="0cm" fo:border="none"/>
    </style:style>
    <style:style style:name="P88" style:family="paragraph" style:parent-style-name="Text_20_body" style:list-style-name="L24">
      <style:paragraph-properties fo:margin-left="0cm" fo:margin-right="0cm" fo:line-height="160%" fo:orphans="2" fo:widows="2" fo:text-indent="0cm" style:auto-text-indent="false" fo:padding="0cm" fo:border="none"/>
    </style:style>
    <style:style style:name="P89" style:family="paragraph" style:parent-style-name="Text_20_body" style:list-style-name="L25">
      <style:paragraph-properties fo:margin-left="0cm" fo:margin-right="0cm" fo:line-height="160%" fo:orphans="2" fo:widows="2" fo:text-indent="0cm" style:auto-text-indent="false" fo:padding="0cm" fo:border="none"/>
    </style:style>
    <style:style style:name="P90" style:family="paragraph" style:parent-style-name="Text_20_body" style:list-style-name="L27">
      <style:paragraph-properties fo:margin-left="0cm" fo:margin-right="0cm" fo:line-height="160%" fo:orphans="2" fo:widows="2" fo:text-indent="0cm" style:auto-text-indent="false" fo:padding="0cm" fo:border="none"/>
    </style:style>
    <style:style style:name="P91" style:family="paragraph" style:parent-style-name="Text_20_body">
      <style:paragraph-properties fo:margin-left="0cm" fo:margin-right="0cm"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92" style:family="paragraph" style:parent-style-name="Text_20_body" style:list-style-name="L16">
      <style:paragraph-properties fo:margin-left="0cm" fo:margin-right="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93" style:family="paragraph" style:parent-style-name="Text_20_body" style:list-style-name="L17">
      <style:paragraph-properties fo:margin-left="0cm" fo:margin-right="0cm" fo:line-height="160%" fo:orphans="2" fo:widows="2" fo:text-indent="0cm" style:auto-text-indent="false" fo:padding="0cm" fo:border="none"/>
      <style:text-properties fo:font-variant="normal" fo:text-transform="none" fo:color="#222222" style:font-name="Roboto" fo:font-size="12pt" fo:letter-spacing="normal" fo:font-style="normal" fo:font-weight="normal"/>
    </style:style>
    <style:style style:name="P94" style:family="paragraph" style:parent-style-name="Text_20_body" style:list-style-name="L14">
      <style:paragraph-properties fo:margin-left="0cm" fo:margin-right="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95" style:family="paragraph" style:parent-style-name="Text_20_body" style:list-style-name="L18">
      <style:paragraph-properties fo:margin-left="0cm" fo:margin-right="0cm" fo:line-height="160%" fo:orphans="2" fo:widows="2" fo:text-indent="0cm" style:auto-text-indent="false" fo:padding="0cm" fo:border="none"/>
      <style:text-properties fo:font-variant="normal" fo:text-transform="none" fo:color="#222222" style:font-name="inherit" fo:font-size="12pt" fo:letter-spacing="normal" fo:font-style="normal" fo:font-weight="normal"/>
    </style:style>
    <style:style style:name="P96"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style:style>
    <style:style style:name="P97" style:family="paragraph" style:parent-style-name="Text_20_body">
      <style:paragraph-properties fo:margin-left="0cm" fo:margin-right="0cm" fo:orphans="2" fo:widows="2" fo:text-indent="0cm" style:auto-text-indent="false" fo:padding="0cm" fo:border="none"/>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P99" style:family="paragraph" style:parent-style-name="Heading_20_4">
      <style:paragraph-properties fo:margin-left="0cm" fo:margin-right="0cm" fo:orphans="2" fo:widows="2" fo:text-indent="0cm" style:auto-text-indent="false" fo:padding="0cm" fo:border="none"/>
    </style:style>
    <style:style style:name="T1" style:family="text">
      <style:text-properties fo:color="#222222" style:font-name="inherit" fo:font-size="12pt" fo:font-weight="bold"/>
    </style:style>
    <style:style style:name="T2" style:family="text">
      <style:text-properties fo:font-variant="normal" fo:text-transform="none" fo:color="#222222" style:font-name="inherit" fo:font-size="12pt" fo:letter-spacing="normal" fo:font-style="normal" fo:font-weight="bold"/>
    </style:style>
    <style:style style:name="T3" style:family="text">
      <style:text-properties fo:font-variant="normal" fo:text-transform="none" fo:color="#222222" style:font-name="inherit" fo:font-size="12pt" fo:letter-spacing="normal" fo:font-style="normal" fo:font-weight="bold" fo:background-color="#ffffff"/>
    </style:style>
    <style:style style:name="T4" style:family="text">
      <style:text-properties fo:font-variant="normal" fo:text-transform="none" fo:color="#222222" style:font-name="inherit" fo:font-size="12pt" fo:letter-spacing="normal" fo:font-style="normal" fo:font-weight="normal"/>
    </style:style>
    <style:style style:name="T5" style:family="text">
      <style:text-properties fo:font-variant="normal" fo:text-transform="none" fo:color="#222222" style:font-name="inherit" fo:font-size="12pt" fo:letter-spacing="normal" fo:font-style="normal" fo:font-weight="normal" fo:background-color="#ffffff"/>
    </style:style>
    <style:style style:name="T6" style:family="text">
      <style:text-properties fo:font-variant="normal" fo:text-transform="none" fo:color="#222222" style:font-name="inherit" fo:font-size="12pt" fo:letter-spacing="normal" fo:font-style="italic" fo:font-weight="normal" fo:background-color="#ffffff"/>
    </style:style>
    <style:style style:name="T7" style:family="text">
      <style:text-properties fo:font-variant="normal" fo:text-transform="none" fo:color="#222222" style:font-name="inherit" fo:font-size="12pt" fo:letter-spacing="normal" fo:font-style="italic" fo:font-weight="bold" fo:background-color="#ffffff"/>
    </style:style>
    <style:style style:name="T8" style:family="text">
      <style:text-properties fo:font-variant="normal" fo:text-transform="none" fo:color="#222222" style:font-name="Roboto" fo:font-size="12pt" fo:letter-spacing="normal" fo:font-style="normal" fo:font-weight="bold"/>
    </style:style>
    <style:style style:name="T9" style:family="text">
      <style:text-properties fo:font-variant="normal" fo:text-transform="none" fo:color="#222222" style:font-name="Roboto" fo:font-size="12pt" fo:letter-spacing="normal" fo:font-style="normal" fo:font-weight="bold" fo:background-color="#ffffff"/>
    </style:style>
    <style:style style:name="T10" style:family="text">
      <style:text-properties fo:font-variant="normal" fo:text-transform="none" fo:color="#222222" style:font-name="Roboto" fo:font-size="12pt" fo:letter-spacing="normal" fo:font-style="normal" fo:font-weight="normal"/>
    </style:style>
    <style:style style:name="T11" style:family="text">
      <style:text-properties fo:font-variant="normal" fo:text-transform="none" fo:color="#222222" style:font-name="Roboto" fo:font-size="12pt" fo:font-style="normal" fo:font-weight="bold"/>
    </style:style>
    <style:style style:name="T12" style:family="text">
      <style:text-properties fo:font-variant="normal" fo:text-transform="none" fo:color="#222222" style:font-name="Roboto" fo:letter-spacing="normal" fo:font-style="normal" fo:font-weight="bold"/>
    </style:style>
    <style:style style:name="T13" style:family="text">
      <style:text-properties fo:font-variant="normal" fo:text-transform="none" fo:color="#222222" fo:letter-spacing="normal"/>
    </style:style>
    <style:style style:name="T14" style:family="text">
      <style:text-properties fo:font-variant="normal" fo:text-transform="none" fo:color="#222222" fo:letter-spacing="normal" fo:background-color="#ffffff"/>
    </style:style>
    <style:style style:name="T15" style:family="text">
      <style:text-properties fo:font-variant="normal" fo:text-transform="none" fo:color="#222222" style:font-name="JetBrains Mono" fo:font-size="12pt" fo:letter-spacing="normal" fo:font-style="normal" fo:font-weight="bold" fo:background-color="#ffffff"/>
    </style:style>
    <style:style style:name="T16" style:family="text">
      <style:text-properties fo:font-variant="normal" fo:text-transform="none" fo:color="#000088" style:font-name="JetBrains Mono" fo:font-size="12pt" fo:letter-spacing="normal" fo:font-style="normal" fo:font-weight="normal" fo:background-color="#f3f4f6"/>
    </style:style>
    <style:style style:name="T17" style:family="text">
      <style:text-properties fo:font-variant="normal" fo:text-transform="none" fo:color="#000000" style:font-name="JetBrains Mono" fo:font-size="12pt" fo:letter-spacing="normal" fo:font-style="normal" fo:font-weight="normal" fo:background-color="#f3f4f6"/>
    </style:style>
    <style:style style:name="T18" style:family="text">
      <style:text-properties fo:font-variant="normal" fo:text-transform="none" fo:color="#000000" style:font-name="JetBrains Mono" fo:font-size="12pt" fo:letter-spacing="normal" fo:font-style="normal" fo:font-weight="bold" fo:background-color="#f3f4f6"/>
    </style:style>
    <style:style style:name="T19" style:family="text">
      <style:text-properties fo:font-variant="normal" fo:text-transform="none" fo:color="#000000" style:font-name="JetBrains Mono" fo:letter-spacing="normal" fo:font-style="normal" fo:font-weight="bold" fo:background-color="#f3f4f6"/>
    </style:style>
    <style:style style:name="T20" style:family="text">
      <style:text-properties fo:font-variant="normal" fo:text-transform="none" fo:color="#000000" fo:letter-spacing="normal" fo:background-color="#f3f4f6"/>
    </style:style>
    <style:style style:name="T21" style:family="text">
      <style:text-properties fo:font-variant="normal" fo:text-transform="none" fo:color="#660066" style:font-name="JetBrains Mono" fo:font-size="12pt" fo:letter-spacing="normal" fo:font-style="normal" fo:font-weight="normal" fo:background-color="#f3f4f6"/>
    </style:style>
    <style:style style:name="T22" style:family="text">
      <style:text-properties fo:font-variant="normal" fo:text-transform="none" fo:color="#006666" style:font-name="JetBrains Mono" fo:font-size="12pt" fo:letter-spacing="normal" fo:font-style="normal" fo:font-weight="normal" fo:background-color="#f3f4f6"/>
    </style:style>
    <style:style style:name="T23" style:family="text">
      <style:text-properties fo:font-variant="normal" fo:text-transform="none" fo:color="#4485ed" style:font-name="Roboto" fo:font-size="12pt" fo:letter-spacing="normal" fo:font-style="normal" fo:font-weight="normal"/>
    </style:style>
    <style:style style:name="T24" style:family="text">
      <style:text-properties fo:font-variant="normal" fo:text-transform="none" fo:color="#4485ed" style:font-name="Roboto" fo:font-size="12pt" fo:letter-spacing="normal" fo:font-style="normal" fo:font-weight="bold"/>
    </style:style>
    <style:style style:name="T25" style:family="text">
      <style:text-properties fo:font-variant="normal" fo:text-transform="none" fo:color="#4485ed" style:font-name="inherit" fo:font-size="12pt" fo:letter-spacing="normal" fo:font-style="normal" fo:font-weight="normal" fo:background-color="#ffffff"/>
    </style:style>
    <style:style style:name="T26" style:family="text">
      <style:text-properties fo:font-variant="normal" fo:text-transform="none" fo:color="#880000" style:font-name="JetBrains Mono" fo:font-size="12pt" fo:letter-spacing="normal" fo:font-style="normal" fo:font-weight="normal" fo:background-color="#f3f4f6"/>
    </style:style>
    <style:style style:name="T27" style:family="text">
      <style:text-properties fo:font-variant="normal" fo:text-transform="none" fo:color="#008800" style:font-name="JetBrains Mono" fo:font-size="12pt" fo:letter-spacing="normal" fo:font-style="normal" fo:font-weight="normal" fo:background-color="#f3f4f6"/>
    </style:style>
    <style:style style:name="T28" style:family="text">
      <style:text-properties fo:font-variant="normal" fo:text-transform="none" fo:color="#008800" fo:letter-spacing="normal" fo:background-color="#f3f4f6"/>
    </style:style>
    <style:style style:name="T29" style:family="text">
      <style:text-properties fo:font-variant="normal" fo:text-transform="none" fo:color="#9b703f" style:font-name="JetBrains Mono" fo:font-size="12pt" fo:letter-spacing="normal" fo:font-style="normal" fo:font-weight="normal" fo:background-color="#f3f4f6"/>
    </style:style>
    <style:style style:name="T30" style:family="text">
      <style:text-properties fo:font-variant="normal" fo:text-transform="none" fo:color="#666600" style:font-name="JetBrains Mono" fo:font-size="12pt" fo:letter-spacing="normal" fo:font-style="normal" fo:font-weight="normal" fo:background-color="#f3f4f6"/>
    </style:style>
    <style:style style:name="T31" style:family="text">
      <style:text-properties fo:font-variant="normal" fo:text-transform="none" fo:color="#ff4363" style:font-name="Roboto" fo:font-size="12pt" fo:letter-spacing="normal" fo:font-style="normal" fo:font-weight="bold"/>
    </style:style>
    <style:style style:name="T32" style:family="text">
      <style:text-properties style:font-name="Roboto" fo:font-size="12pt" fo:font-style="normal" fo:font-weight="normal"/>
    </style:style>
    <style:style style:name="T33" style:family="text">
      <style:text-properties style:font-name="Roboto" fo:font-style="normal" fo:font-weight="bold"/>
    </style:style>
    <style:style style:name="T34" style:family="text">
      <style:text-properties style:font-name="inherit" fo:letter-spacing="normal" fo:font-weight="bold" fo:background-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5">1. МОДУЛИ<text:tab/>3</text:p>
          <text:p text:style-name="P25">2. ВИРТУАЛЬНОЕ ОКРУЖЕНИЕ В PYTHON<text:tab/>4</text:p>
          <text:p text:style-name="P25">3 Пространства имен и уровни доступа<text:tab/>6</text:p>
          <text:p text:style-name="P25">Импорт стандартных модулей<text:tab/>8</text:p>
          <text:p text:style-name="P36">Импорт модулей<text:tab/>8</text:p>
          <text:p text:style-name="P36">Использование функций и переменных из модуля<text:tab/>8</text:p>
          <text:p text:style-name="P36">Импорт определенных функций или переменных<text:tab/>8</text:p>
          <text:p text:style-name="P36">Импорт всего модуля с псевдонимом<text:tab/>9</text:p>
          <text:p text:style-name="P36">Импорт всего содержимого модуля (не рекомендуется)<text:tab/>9</text:p>
          <text:p text:style-name="P36">Импорт модулей из подпакетов<text:tab/>9</text:p>
          <text:p text:style-name="P36">Стандартные модули Python<text:tab/>10</text:p>
          <text:p text:style-name="P36">Cписок некоторых математических функций, предоставляемых модулем math в Python:<text:tab/>10</text:p>
          <text:p text:style-name="P36">Некоторые методы библиотеки datetime<text:tab/>11</text:p>
          <text:p text:style-name="P25">1.3 Установка сторонних модулей<text:tab/>14</text:p>
          <text:p text:style-name="P29">1. Подготовительные мероприятия<text:tab/>14</text:p>
          <text:p text:style-name="P36">Менеджер пакетов pip<text:tab/>14</text:p>
          <text:p text:style-name="P29">2. Где найти и как установить сторонние модули<text:tab/>15</text:p>
          <text:p text:style-name="P36">1 Python Package Index (PyPI)<text:tab/>15</text:p>
          <text:p text:style-name="P36">2 Установка из исходных кодов<text:tab/>15</text:p>
          <text:p text:style-name="P36">3 Архивация пакетов<text:tab/>16</text:p>
          <text:p text:style-name="P36">4 Установка из архивов (.whl файлов)<text:tab/>16</text:p>
          <text:p text:style-name="P36">5 Установка из файла зависимостей<text:tab/>16</text:p>
          <text:p text:style-name="P29">3. Удаление пакетов<text:tab/>18</text:p>
          <text:p text:style-name="P29">5. Дополнительные команды pip<text:tab/>18</text:p>
          <text:p text:style-name="P36">5.1. Команда download<text:tab/>18</text:p>
          <text:p text:style-name="P36">5.2. Команда list<text:tab/>19</text:p>
          <text:p text:style-name="P36">5.3. Команда show<text:tab/>19</text:p>
          <text:p text:style-name="P36">5.4. Команда check<text:tab/>20</text:p>
          <text:p text:style-name="P36">5.6. Команда hash<text:tab/>20</text:p>
          <text:p text:style-name="P36">5.7. Команда cache<text:tab/>20</text:p>
          <text:p text:style-name="P36">5.8. Команда debug<text:tab/>20</text:p>
          <text:p text:style-name="P36">5.9. Команда completion<text:tab/>21</text:p>
          <text:p text:style-name="P36">5.10. Команда config<text:tab/>21</text:p>
          <text:p text:style-name="P36">Задание №1<text:tab/>21</text:p>
          <text:p text:style-name="P25">1 Создание и импорт собственных модулей<text:tab/>23</text:p>
          <text:p text:style-name="P36">Пример: Модуль для работы с геометрическими фигурами<text:tab/>23</text:p>
          <text:p text:style-name="P29">2 Расположение собственных модулей<text:tab/>23</text:p>
          <text:p text:style-name="P29">3 Пакеты<text:tab/>25</text:p>
          <text:p text:style-name="P36">Создадим пакет<text:tab/>25</text:p>
          <text:p text:style-name="P29">4 Варианты импорта пакетов<text:tab/>26</text:p>
          <text:p text:style-name="P29">5 Варианты импортов<text:tab/>27</text:p>
          <text:p text:style-name="P36">subpackage/sub_module1.py:<text:tab/>27</text:p>
          <text:p text:style-name="P36">Абсолютный импорт<text:tab/>28</text:p>
          <text:p text:style-name="P36">Относительный импорт<text:tab/>28</text:p>
          <text:p text:style-name="P29">6 Учебное задание: Создание пакета с подпакетами в Python<text:tab/>28</text:p>
          <text:p text:style-name="P36">Реализация<text:tab/>29</text:p>
          <text:p text:style-name="P29">7 Публикация своей Python библиотеки на PyPI<text:tab/>31</text:p>
          <text:p text:style-name="P36"><text:soft-page-break/>1. Создаём элементы библиотеки<text:tab/>31</text:p>
          <text:p text:style-name="P36">2. Подготавливаем код<text:tab/>32</text:p>
          <text:p text:style-name="P36">3. Создаём аккаунт PyPI<text:tab/>33</text:p>
          <text:p text:style-name="P36">4. Публикуем библиотеку<text:tab/>33</text:p>
          <text:p text:style-name="P36">5. Используем<text:tab/>33</text:p>
          <text:p text:style-name="P25">2.1 Работа с библиотекой OS<text:tab/>34</text:p>
          <text:p text:style-name="P29">Модуль OS<text:tab/>34</text:p>
          <text:p text:style-name="P36">Самые популярные методы и функции<text:tab/>34</text:p>
          <text:p text:style-name="P25">2.2 Работа с текстовыми и бинарными файлами<text:tab/>38</text:p>
          <text:p text:style-name="P29">Отличие текстовых и бинарных файлов<text:tab/>38</text:p>
          <text:p text:style-name="P36">1. Текстовые файлы:<text:tab/>38</text:p>
          <text:p text:style-name="P36">2. Бинарные файлы:<text:tab/>38</text:p>
          <text:p text:style-name="P36">Основные отличия:<text:tab/>38</text:p>
          <text:p text:style-name="P29">Работа с текстовыми файлами<text:tab/>39</text:p>
          <text:p text:style-name="P36">1. Чтение данных из текстового файла<text:tab/>39</text:p>
          <text:p text:style-name="P36">2. Чтение файла построчно:<text:tab/>40</text:p>
          <text:p text:style-name="P36">3. Запись данных в текстовый файл:<text:tab/>40</text:p>
          <text:p text:style-name="P36">4. Добавление данных в текстовый файл:<text:tab/>40</text:p>
          <text:p text:style-name="P36">5. Обработка ошибок при работе с файлами:<text:tab/>40</text:p>
          <text:p text:style-name="P36">Метод seek()<text:tab/>41</text:p>
          <text:p text:style-name="P29">Работа с бинарными файлами<text:tab/>42</text:p>
          <text:p text:style-name="P36">1. Открытие бинарных файлов:<text:tab/>42</text:p>
          <text:p text:style-name="P36">2. Запись в бинарные файлы:<text:tab/>42</text:p>
          <text:p text:style-name="P36">3. Чтение и запись бинарных данных:<text:tab/>42</text:p>
          <text:p text:style-name="P36">4. Обработка ошибок и безопасность:<text:tab/>43</text:p>
          <text:p text:style-name="P36">5. Контекстный менеджер:<text:tab/>43</text:p>
          <text:p text:style-name="P29">Открытие файлов способ II<text:tab/>43</text:p>
          <text:p text:style-name="P36">2 Чтение<text:tab/>44</text:p>
          <text:p text:style-name="P36">3 Запись <text:tab/>45</text:p>
          <text:p text:style-name="P25">2.3 Работа с файлами <text:s/>CSV<text:tab/>46</text:p>
          <text:p text:style-name="P29">CSV в Python<text:tab/>46</text:p>
          <text:p text:style-name="P29">Работа с данными файлов CSV  как со словарем<text:tab/>48</text:p>
          <text:p text:style-name="P36">Дополнительные параметры объекта DictReader<text:tab/>48</text:p>
          <text:p text:style-name="P29">Запись в csv файл с помощью csv.writer<text:tab/>49</text:p>
          <text:p text:style-name="P36">Запись в csv файл с помощью csv.DictWriter<text:tab/>50</text:p>
          <text:p text:style-name="P36"> Дополнительные параметры DictWriter<text:tab/>50</text:p>
          <text:p text:style-name="P29">Диалекты<text:tab/>50</text:p>
          <text:p text:style-name="P98">Пример использования:<text:tab/>50</text:p>
          <text:p text:style-name="P98">Результат:<text:tab/>51</text:p>
          <text:p text:style-name="P29">Библиотека pandas<text:tab/>51</text:p>
          <text:p text:style-name="P29">Основные функции pandas для работы с файлами CSV<text:tab/>52</text:p>
          <text:p text:style-name="P29">Некоторые дополнительные функции pandas для работы с файлами CSV<text:tab/>53</text:p>
          <text:p text:style-name="P25">2.4 Работа с файлами JSON<text:tab/>55</text:p>
          <text:p text:style-name="P29">Формат json<text:tab/>55</text:p>
          <text:p text:style-name="P29">Загрузка данных землетрясений<text:tab/>57</text:p>
          <text:p text:style-name="P29">Построение списка всех землетрясений<text:tab/>59</text:p>
          <text:p text:style-name="P29">Извлечение магнитуд<text:tab/>59</text:p>
          <text:p text:style-name="P29">Извлечение данных местоположения<text:tab/>59</text:p>
        </text:index-body>
      </text:table-of-content>
      <text:p text:style-name="P2"/>
      <text:p text:style-name="P12">1.1 Введение</text:p>
      <text:section text:style-name="Sect2" text:name="ember4606">
        <text:section text:style-name="Sect2" text:name="ember4607">
          <text:h text:style-name="Heading_20_1" text:outline-level="1"><text:span text:style-name="Strong_20_Emphasis"><text:span text:style-name="T1">1. МОДУЛИ</text:span></text:span></text:h>
          <text:p text:style-name="P4"><text:span text:style-name="Strong_20_Emphasis"><text:span text:style-name="T3">Модули</text:span></text:span><text:span text:style-name="T5"> - это фрагменты кода, написанные другими людьми для выполнения общих рутинных задач, таких как:</text:span></text:p>
          <text:list xml:id="list3002039638611468276" text:style-name="L1">
            <text:list-item>
              <text:p text:style-name="P45">генерация случайных чисел,</text:p>
            </text:list-item>
            <text:list-item>
              <text:p text:style-name="P45">выполнение числовых операций,</text:p>
            </text:list-item>
            <text:list-item>
              <text:p text:style-name="P45">обучение нейронных сетей и т.д.</text:p>
            </text:list-item>
          </text:list>
          <text:p text:style-name="P5">Популярность языка Python обусловлена наличием обширного набора модулей для решения различных задач.</text:p>
          <text:p text:style-name="P5">Чтобы использовать модуль, необходимо добавить в верхнюю часть вашего кода следующую строку:</text:p>
          <text:p text:style-name="P8"><text:span text:style-name="Source_20_Text"><text:span text:style-name="T16">import</text:span></text:span><text:span text:style-name="Source_20_Text"><text:span text:style-name="T17"> имя_модуля</text:span></text:span></text:p>
          <text:p text:style-name="P5">Затем, для доступа к функции, необходимо использовать следующий синтаксис:</text:p>
          <text:p text:style-name="P8"><text:span text:style-name="Source_20_Text"><text:span text:style-name="T17">имя_модуля.название_функции</text:span></text:span></text:p>
          <text:p text:style-name="P4"><text:span text:style-name="T5">Приведем пример использования функции </text:span><text:span text:style-name="Source_20_Text"><text:span text:style-name="T17">randint</text:span></text:span><text:span text:style-name="T5"> из модуля </text:span><text:span text:style-name="Source_20_Text"><text:span text:style-name="T17">random</text:span></text:span><text:span text:style-name="T5"> для генерации случайных целых чисел:</text:span></text:p>
          <text:p text:style-name="P8"><text:span text:style-name="Source_20_Text"><text:span text:style-name="T16">import</text:span></text:span><text:span text:style-name="Source_20_Text"><text:span text:style-name="T17"> random</text:span></text:span></text:p>
          <text:p text:style-name="P21"/>
          <text:p text:style-name="P21"><text:span text:style-name="Source_20_Text"><text:span text:style-name="T16">for</text:span></text:span><text:span text:style-name="Source_20_Text"><text:span text:style-name="T17"> i in </text:span></text:span><text:span text:style-name="Source_20_Text"><text:span text:style-name="T21">range(</text:span></text:span><text:span text:style-name="Source_20_Text"><text:span text:style-name="T22">5</text:span></text:span><text:span text:style-name="Source_20_Text"><text:span text:style-name="T21">)</text:span></text:span><text:span text:style-name="Source_20_Text"><text:span text:style-name="T17">:</text:span></text:span></text:p>
          <text:p text:style-name="P21"/>
          <text:p text:style-name="P21"><text:span text:style-name="Source_20_Text"><text:span text:style-name="T20">    </text:span></text:span><text:span text:style-name="Source_20_Text"><text:span text:style-name="T17">value = random.</text:span></text:span><text:span text:style-name="Source_20_Text"><text:span text:style-name="T21">randint</text:span></text:span><text:span text:style-name="Source_20_Text"><text:span text:style-name="T17">(</text:span></text:span><text:span text:style-name="Source_20_Text"><text:span text:style-name="T22">1</text:span></text:span><text:span text:style-name="Source_20_Text"><text:span text:style-name="T17">, </text:span></text:span><text:span text:style-name="Source_20_Text"><text:span text:style-name="T22">6</text:span></text:span><text:span text:style-name="Source_20_Text"><text:span text:style-name="T17">)</text:span></text:span></text:p>
          <text:p text:style-name="P21"/>
          <text:p text:style-name="P21"><text:span text:style-name="Source_20_Text"><text:span text:style-name="T20">    </text:span></text:span><text:span text:style-name="Source_20_Text"><text:span text:style-name="T21">print</text:span></text:span><text:span text:style-name="Source_20_Text"><text:span text:style-name="T17">(value)</text:span></text:span></text:p>
          <text:p text:style-name="P4"><text:span text:style-name="T5">В </text:span><text:span text:style-name="Strong_20_Emphasis"><text:span text:style-name="T3">Python </text:span></text:span><text:span text:style-name="T5">существует три основных типа модулей:</text:span></text:p>
          <text:list xml:id="list4714326283828399023" text:style-name="L2">
            <text:list-item>
              <text:p text:style-name="P56"><text:span text:style-name="T5">Предустановленные вместе с </text:span><text:span text:style-name="Strong_20_Emphasis"><text:span text:style-name="T3">Python </text:span></text:span><text:span text:style-name="T5">- </text:span><text:span text:style-name="Strong_20_Emphasis"><text:span text:style-name="T3">стандартные библиотеки</text:span></text:span><text:span text:style-name="T5"> (math, re, time, csv, json).</text:span></text:p>
            </text:list-item>
            <text:list-item>
              <text:p text:style-name="P56"><text:span text:style-name="T5">Устанавливаемые из внешних источников - </text:span><text:span text:style-name="Strong_20_Emphasis"><text:span text:style-name="T3">сторонние библиотеки</text:span></text:span><text:span text:style-name="T5"> (requests, bs4, numpy, pandas, и др.).</text:span></text:p>
            </text:list-item>
            <text:list-item>
              <text:p text:style-name="P56"><text:span text:style-name="T5">Модули, которые вы пишете сами - ваши </text:span><text:span text:style-name="Strong_20_Emphasis"><text:span text:style-name="T3">собственные библиотеки</text:span></text:span><text:span text:style-name="T5">.</text:span></text:p>
            </text:list-item>
          </text:list>
          <text:p text:style-name="P4"><text:span text:style-name="T5">Первый тип называется стандартной библиотекой и включает множество </text:span><text:soft-page-break/><text:span text:style-name="T5">полезных модулей, таких как: </text:span><text:span text:style-name="Source_20_Text"><text:span text:style-name="T17">re</text:span></text:span><text:span text:style-name="T5">, </text:span><text:span text:style-name="Source_20_Text"><text:span text:style-name="T17">datetime</text:span></text:span><text:span text:style-name="T5">, </text:span><text:span text:style-name="Source_20_Text"><text:span text:style-name="T17">math</text:span></text:span><text:span text:style-name="T5">, </text:span><text:span text:style-name="Source_20_Text"><text:span text:style-name="T17">random</text:span></text:span><text:span text:style-name="T5">, </text:span><text:span text:style-name="Source_20_Text"><text:span text:style-name="T17">os</text:span></text:span><text:span text:style-name="T5">, </text:span><text:span text:style-name="Source_20_Text"><text:span text:style-name="T17">multiprocessing</text:span></text:span><text:span text:style-name="T5">, </text:span><text:span text:style-name="Source_20_Text"><text:span text:style-name="T17">subprocess</text:span></text:span><text:span text:style-name="T5">, </text:span><text:span text:style-name="Source_20_Text"><text:span text:style-name="T17">socket</text:span></text:span><text:span text:style-name="T5">, </text:span><text:span text:style-name="Source_20_Text"><text:span text:style-name="T17">email</text:span></text:span><text:span text:style-name="T5">, </text:span><text:span text:style-name="Source_20_Text"><text:span text:style-name="T17">json</text:span></text:span><text:span text:style-name="T5">, </text:span><text:span text:style-name="Source_20_Text"><text:span text:style-name="T17">doctest</text:span></text:span><text:span text:style-name="T5">, </text:span><text:span text:style-name="Source_20_Text"><text:span text:style-name="T17">unittest</text:span></text:span><text:span text:style-name="T5">, </text:span><text:span text:style-name="Source_20_Text"><text:span text:style-name="T17">pdb</text:span></text:span><text:span text:style-name="T5">, </text:span><text:span text:style-name="Source_20_Text"><text:span text:style-name="T17">argparse</text:span></text:span><text:span text:style-name="T5"> и </text:span><text:span text:style-name="Source_20_Text"><text:span text:style-name="T17">sys</text:span></text:span><text:span text:style-name="T5">.</text:span></text:p>
          <text:p text:style-name="P5">Стандартная библиотека может выполнять множество задач, включая синтаксический анализ строк, сериализацию данных, тестирование, отладку и манипуляции с датами, аргументами командной строки и многое другое!</text:p>
        </text:section>
      </text:section>
      <text:h text:style-name="Heading_20_1" text:outline-level="1"><text:span text:style-name="Strong_20_Emphasis"><text:span text:style-name="T8">2. ВИРТУАЛЬНОЕ ОКРУЖЕНИЕ В PYTHON</text:span></text:span></text:h>
      <text:p text:style-name="P13"><text:span text:style-name="Strong_20_Emphasis"><text:span text:style-name="T8">Виртуальное окружение</text:span></text:span><text:span text:style-name="T10"> - это изолированное пространство, предназначенное для управления зависимостями и пакетами Python для конкретного проекта. Оно позволяет избежать конфликтов между разными проектами, так как каждый проект может иметь свои собственные версии пакетов, независимые от системных или других проектов.</text:span></text:p>
      <text:p text:style-name="P14">Зачем нужно виртуальное окружение?</text:p>
      <text:list xml:id="list107684044397615737" text:style-name="L3">
        <text:list-item>
          <text:p text:style-name="P57"><text:span text:style-name="Strong_20_Emphasis"><text:span text:style-name="T2">Изоляция проектов:</text:span></text:span><text:span text:style-name="T4"> Виртуальное окружение позволяет вам изолировать зависимости и библиотеки для каждого конкретного проекта. Это важно, потому что различные проекты могут требовать разных версий библиотек, и использование общего глобального окружения может привести к конфликтам.</text:span></text:p>
        </text:list-item>
        <text:list-item>
          <text:p text:style-name="P57"><text:span text:style-name="Strong_20_Emphasis"><text:span text:style-name="T2">Легкость управления зависимостями:</text:span></text:span><text:span text:style-name="T4"> В виртуальном окружении вы можете легко устанавливать, обновлять и удалять пакеты, специфичные для вашего проекта, без воздействия на другие проекты или системные библиотеки.</text:span></text:p>
        </text:list-item>
        <text:list-item>
          <text:p text:style-name="P57"><text:span text:style-name="Strong_20_Emphasis"><text:span text:style-name="T2">Управление версиями Python:</text:span></text:span><text:span text:style-name="T4"> Виртуальные окружения позволяют вам использовать разные версии интерпретатора Python для разных проектов. Это особенно полезно, когда вы работаете над старыми проектами, которые требуют устаревших версий Python.</text:span></text:p>
        </text:list-item>
      </text:list>
      <text:p text:style-name="P13"><text:span text:style-name="T10">Если вы работаете в </text:span><text:span text:style-name="Strong_20_Emphasis"><text:span text:style-name="T8">Google Colab</text:span></text:span><text:span text:style-name="T10">, понятие виртуального окружения не так важно, поскольку для каждого сеанса работы создается индивидуальное виртуальное окружение. Однако, значение виртуального окружения становится более значимым при работе на собственном компьютере. В этом случае рекомендуется создавать свое собственное виртуальное окружение для каждого проекта внутри каталога.</text:span></text:p>
      <text:p text:style-name="P15"> </text:p>
      <text:p text:style-name="P13"><text:soft-page-break/><text:span text:style-name="T10">Для начала работы с Python на вашем компьютере необходимо установить сам язык Python, поскольку он не входит в стандартный набор программ Windows. Инструкции по установке Python легко найти на YouTube, например, вот </text:span><text:a xlink:type="simple" xlink:href="https://www.youtube.com/watch?v=82qj_kXQpuo" office:target-frame-name="_blank" xlink:show="new" text:style-name="Internet_20_link" text:visited-style-name="Visited_20_Internet_20_Link"><text:span text:style-name="T23">одно из видеоуроков об этом</text:span></text:a></text:p>
      <text:p text:style-name="P14">Как создать виртуальное окружение?</text:p>
      <text:p text:style-name="P13"><text:span text:style-name="T10">Если вы работаете в Windows, нажмите комбинацию клавиш </text:span><text:span text:style-name="Source_20_Text"><text:span text:style-name="T17">Win+R</text:span></text:span><text:span text:style-name="T10">, и в левом нижнем углу экрана откроется окно:</text:span></text:p>
      <text:p text:style-name="P15"><draw:frame draw:style-name="fr1" draw:name="image.png" text:anchor-type="as-char" svg:width="11.827cm" svg:height="6.959cm" draw:z-index="0"><draw:image xlink:href="https://ucarecdn.com/b1d30534-921d-44b3-942b-0fc2b1a044e5/" xlink:type="simple" xlink:show="embed" xlink:actuate="onLoad"/></draw:frame></text:p>
      <text:p text:style-name="P13"><text:span text:style-name="T10">Введите команду </text:span><text:span text:style-name="Source_20_Text"><text:span text:style-name="T17">cmd</text:span></text:span><text:span text:style-name="T10"> и нажмите </text:span><text:span text:style-name="Strong_20_Emphasis"><text:span text:style-name="T8">ОК</text:span></text:span><text:span text:style-name="T10">. Перед вами откроется терминал:</text:span></text:p>
      <text:p text:style-name="P15"><draw:frame draw:style-name="fr1" draw:name="image.png1" text:anchor-type="as-char" svg:width="17.621cm" svg:height="10.134cm" draw:z-index="1"><draw:image xlink:href="https://ucarecdn.com/12c56095-cc98-45fd-84a9-26f41b91d02e/" xlink:type="simple" xlink:show="embed" xlink:actuate="onLoad"/></draw:frame></text:p>
      <text:p text:style-name="P13"><text:span text:style-name="T10">Затем прейдите в директорию своего проекта с помощью команды </text:span><text:span text:style-name="Source_20_Text"><text:span text:style-name="T17">cd C:/Католог/вашего/проекта/</text:span></text:span></text:p>
      <text:p text:style-name="P14"><text:soft-page-break/>После того как вы перейдете в каталог проекта вам необходимо выполнить следующую команду в командной строке терминала для создания виртуального окружения:</text:p>
      <text:p text:style-name="P19"><text:span text:style-name="Source_20_Text"><text:span text:style-name="T17">python3 -m venv имя_окружения</text:span></text:span></text:p>
      <text:p text:style-name="P13"><text:span text:style-name="T10">где </text:span><text:span text:style-name="Source_20_Text"><text:span text:style-name="T17">имя_окружения</text:span></text:span><text:span text:style-name="T10"> - это имя, которое вы выбираете для вашего виртуального окружения. Рекомендуется использовать </text:span><text:span text:style-name="Source_20_Text"><text:span text:style-name="T17">venv</text:span></text:span><text:span text:style-name="T10"> в качестве имени.</text:span></text:p>
      <text:p text:style-name="P14">После создания виртуального окружения, его можно активировать с использованием команды, соответствующей вашей операционной системе:</text:p>
      <text:p text:style-name="P13"><text:span text:style-name="Strong_20_Emphasis"><text:span text:style-name="T8">Windows:</text:span></text:span></text:p>
      <text:p text:style-name="P19"><text:span text:style-name="Source_20_Text"><text:span text:style-name="T17">.\venv\Scripts\</text:span></text:span><text:span text:style-name="Source_20_Text"><text:span text:style-name="T21">activate</text:span></text:span><text:span text:style-name="Source_20_Text"><text:span text:style-name="T17">.bat</text:span></text:span></text:p>
      <text:p text:style-name="P13"><text:span text:style-name="Strong_20_Emphasis"><text:span text:style-name="T8">Linux/Mac:</text:span></text:span></text:p>
      <text:p text:style-name="P19"><text:span text:style-name="Source_20_Text"><text:span text:style-name="T21">source</text:span></text:span><text:span text:style-name="Source_20_Text"><text:span text:style-name="T17"> venv/bin/activate</text:span></text:span></text:p>
      <text:p text:style-name="P13"><text:span text:style-name="Source_20_Text"><text:span text:style-name="Strong_20_Emphasis"><text:span text:style-name="T18">pydoc modules</text:span></text:span></text:span><text:span text:style-name="T10"> - список встроенных библиотек</text:span></text:p>
      <text:p text:style-name="P13"><text:span text:style-name="Strong_20_Emphasis"><text:span text:style-name="Source_20_Text"><text:span text:style-name="T18">pip list</text:span></text:span></text:span><text:span text:style-name="Strong_20_Emphasis"><text:span text:style-name="T8">  - </text:span></text:span><text:span text:style-name="T10">посмотреть список установленных пакетов</text:span></text:p>
      <text:h text:style-name="Heading_20_1" text:outline-level="1">3 Пространства имен и уровни доступа</text:h>
      <text:p text:style-name="P13"><text:span text:style-name="Strong_20_Emphasis"><text:span text:style-name="T8">Пространство имен (Namespace)</text:span></text:span><text:span text:style-name="T10"> в Python - это концепция, которая определяет область видимости имен переменных в программе. Простыми словами, пространство имен - это место, где находятся имена переменных, функций, классов и других объектов в Python. Пространства имен позволяют организовывать код, управлять его областями видимости и избегать конфликтов имен.</text:span></text:p>
      <text:p text:style-name="P13"><text:span text:style-name="Strong_20_Emphasis"><text:span text:style-name="T8">Назначение пространства имен:</text:span></text:span></text:p>
      <text:list xml:id="list628233271127488544" text:style-name="L4">
        <text:list-item>
          <text:p text:style-name="P58"><text:span text:style-name="Strong_20_Emphasis"><text:span text:style-name="T8">Изоляция имен</text:span></text:span><text:span text:style-name="T10">: Пространства имен позволяют изолировать имена переменных, функций и классов от других частей программы. Это означает, что вы можете использовать одно имя для разных объектов в разных частях программы, и эти имена не будут конфликтовать друг с другом.</text:span></text:p>
        </text:list-item>
        <text:list-item>
          <text:p text:style-name="P58"><text:span text:style-name="Strong_20_Emphasis"><text:span text:style-name="T8">Организация кода</text:span></text:span><text:span text:style-name="T10">: Пространства имен помогают организовывать код и делают его более читаемым и управляемым.</text:span></text:p>
        </text:list-item>
        <text:list-item>
          <text:p text:style-name="P76"><text:span text:style-name="Strong_20_Emphasis"><text:span text:style-name="T8">Управление областью видимости</text:span></text:span><text:span text:style-name="T10">: Пространства имен определяют область видимости и доступности переменных и объектов в программе.</text:span></text:p>
        </text:list-item>
      </text:list>
      <text:p text:style-name="P13"><text:span text:style-name="Strong_20_Emphasis"><text:span text:style-name="T8">Примеры пространства имен в Python:</text:span></text:span></text:p>
      <text:list xml:id="list5684495601516151094" text:style-name="L5">
        <text:list-item>
          <text:p text:style-name="P59"><text:span text:style-name="Strong_20_Emphasis"><text:span text:style-name="T2">Глобальное пространство имен</text:span></text:span><text:span text:style-name="T4">: Это пространство имен, которое доступно во всей программе. В нем находятся глобальные переменные, функции.</text:span></text:p>
        </text:list-item>
      </text:list>
      <text:p text:style-name="P16"><text:span text:style-name="Source_20_Text"><text:span text:style-name="T17">global_var = </text:span></text:span><text:span text:style-name="Source_20_Text"><text:span text:style-name="T22">10</text:span></text:span></text:p>
      <text:p text:style-name="P22"><text:soft-page-break/></text:p>
      <text:p text:style-name="P22"><text:span text:style-name="Source_20_Text"><text:span text:style-name="T16">def</text:span></text:span><text:span text:style-name="Source_20_Text"><text:span text:style-name="T17"> </text:span></text:span><text:span text:style-name="Source_20_Text"><text:span text:style-name="T21">my_function</text:span></text:span><text:span text:style-name="Source_20_Text"><text:span text:style-name="T17">():</text:span></text:span></text:p>
      <text:p text:style-name="P22"><text:span text:style-name="Source_20_Text"><text:span text:style-name="T20"><text:s text:c="4"/></text:span></text:span><text:span text:style-name="Source_20_Text"><text:span text:style-name="T21">print</text:span></text:span><text:span text:style-name="Source_20_Text"><text:span text:style-name="T17">(global_var)</text:span></text:span></text:p>
      <text:p text:style-name="P20"/>
      <text:p text:style-name="P13"><text:span text:style-name="T13"> </text:span><text:span text:style-name="Strong_20_Emphasis"><text:span text:style-name="T8">Локальное пространство имен</text:span></text:span><text:span text:style-name="T10">: Это пространство имен, ограниченное областью действия определенной функции или метода.</text:span></text:p>
      <text:p text:style-name="P16"><text:span text:style-name="Source_20_Text"><text:span text:style-name="T17">def </text:span></text:span><text:span text:style-name="Source_20_Text"><text:span text:style-name="T21">my_function</text:span></text:span><text:span text:style-name="Source_20_Text"><text:span text:style-name="T17">():</text:span></text:span></text:p>
      <text:p text:style-name="P22"><text:span text:style-name="Source_20_Text"><text:span text:style-name="T20"><text:s text:c="4"/></text:span></text:span><text:span text:style-name="Source_20_Text"><text:span text:style-name="T17">local_var = </text:span></text:span><text:span text:style-name="Source_20_Text"><text:span text:style-name="T22">20</text:span></text:span></text:p>
      <text:p text:style-name="P20"><text:span text:style-name="Source_20_Text"><text:span text:style-name="T20"><text:s text:c="4"/></text:span></text:span><text:span text:style-name="Source_20_Text"><text:span text:style-name="T21">print</text:span></text:span><text:span text:style-name="Source_20_Text"><text:span text:style-name="T17">(local_var)</text:span></text:span></text:p>
      <text:p text:style-name="P13"><text:span text:style-name="Strong_20_Emphasis"><text:span text:style-name="T8">Пространство имен модуля</text:span></text:span><text:span text:style-name="T10">: Это пространство имен, определенное внутри модуля. Все имена верхнего уровня в модуле являются частью пространства имен модуля.</text:span></text:p>
      <text:p text:style-name="P16"><text:span text:style-name="Source_20_Text"><text:span text:style-name="T26"># module.py</text:span></text:span></text:p>
      <text:p text:style-name="P22"><text:span text:style-name="Source_20_Text"><text:span text:style-name="T17">module_var = </text:span></text:span><text:span text:style-name="Source_20_Text"><text:span text:style-name="T22">30</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module_function</text:span></text:span><text:span text:style-name="Source_20_Text"><text:span text:style-name="T17">():</text:span></text:span></text:p>
      <text:p text:style-name="P20"><text:span text:style-name="Source_20_Text"><text:span text:style-name="T20"><text:s text:c="4"/></text:span></text:span><text:span text:style-name="Source_20_Text"><text:span text:style-name="T21">print</text:span></text:span><text:span text:style-name="Source_20_Text"><text:span text:style-name="T17">(module_var)</text:span></text:span></text:p>
      <text:p text:style-name="P13"><text:span text:style-name="Strong_20_Emphasis"><text:span text:style-name="T8">Способы избегания перенасыщения пространства имен:</text:span></text:span></text:p>
      <text:list xml:id="list4280884643515311936" text:style-name="L6">
        <text:list-item>
          <text:p text:style-name="P60"><text:span text:style-name="Strong_20_Emphasis"><text:span text:style-name="T8">Использование модулей</text:span></text:span><text:span text:style-name="T10">: Организуйте ваш код в модули. Модули позволяют разделить код на логические блоки и обеспечивают изоляцию пространства имен.</text:span></text:p>
        </text:list-item>
        <text:list-item>
          <text:p text:style-name="P60"><text:span text:style-name="Strong_20_Emphasis"><text:span text:style-name="T8">Избегайте глобальных переменных</text:span></text:span><text:span text:style-name="T10">: Используйте локальные переменные в предпочтении глобальных, когда это возможно. Это помогает избежать загромождения глобального пространства имен.</text:span></text:p>
        </text:list-item>
        <text:list-item>
          <text:p text:style-name="P77"><text:span text:style-name="Strong_20_Emphasis"><text:span text:style-name="T8">Использование пространства имен классов</text:span></text:span><text:span text:style-name="T10">: Определение методов и атрибутов в классах помогает избежать конфликтов имен в глобальном пространстве имен.</text:span></text:p>
        </text:list-item>
      </text:list>
      <text:p text:style-name="P13"><text:span text:style-name="Strong_20_Emphasis"><text:span text:style-name="T8">Уровни доступа:</text:span></text:span></text:p>
      <text:list xml:id="list6089235372530550193" text:style-name="L7">
        <text:list-item>
          <text:p text:style-name="P61"><text:span text:style-name="Strong_20_Emphasis"><text:span text:style-name="T8">Public (Открытый)</text:span></text:span><text:span text:style-name="T10">: Переменные или функции, к которым можно получить доступ из любого места в программе.</text:span></text:p>
        </text:list-item>
        <text:list-item>
          <text:p text:style-name="P61"><text:span text:style-name="Strong_20_Emphasis"><text:span text:style-name="T8">Protected (Защищенный)</text:span></text:span><text:span text:style-name="T10">: Переменные или функции, к которым можно получить доступ только из класса, где они определены, или из подклассов этого класса.</text:span></text:p>
        </text:list-item>
        <text:list-item>
          <text:p text:style-name="P78"><text:span text:style-name="Strong_20_Emphasis"><text:span text:style-name="T8">Private (Приватный)</text:span></text:span><text:span text:style-name="T10">: Переменные или функции, к которым можно получить доступ только внутри класса, где они определены.</text:span></text:p>
        </text:list-item>
      </text:list>
      <text:p text:style-name="P13"><text:span text:style-name="T10">В Python уровни доступа обычно контролируются соглашениями между разработчиками, так как интерпретатор Python не имеет строгой поддержки модификаторов доступа, как в некоторых других языках программирования. Именно соглашения о том, какие имена следует считать "публичными", "защищенными" или "приватными", играют важную роль в организации кода и предотвращении </text:span><text:soft-page-break/><text:span text:style-name="T10">нежелательного доступа к данным и функциям. Эту тему мы изучим более подробно в следующем </text:span><text:a xlink:type="simple" xlink:href="https://stepik.org/course/168486/syllabus" text:style-name="Internet_20_link" text:visited-style-name="Visited_20_Internet_20_Link"><text:span text:style-name="T23">модуле</text:span></text:a><text:span text:style-name="T10">, когда будем учится создавать классы.</text:span></text:p>
      <text:p text:style-name="P3"/>
      <text:section text:style-name="Sect2" text:name="ember4782">
        <text:section text:style-name="Sect2" text:name="ember4783">
          <text:h text:style-name="Heading_20_1" text:outline-level="1">Импорт стандартных модулей</text:h>
          <text:p text:style-name="P5">Импорт стандартных модулей в Python является важной частью разработки приложений, так как стандартная библиотека Python предоставляет множество полезных инструментов для решения различных задач. Вот некоторые подробности о том, как происходит импорт стандартных модулей:</text:p>
          <text:h text:style-name="P9" text:outline-level="3">Импорт модулей</text:h>
          <text:p text:style-name="P4"><text:span text:style-name="T5">Импорт модулей в Python осуществляется с использованием ключевого слова </text:span><text:span text:style-name="Source_20_Text"><text:span text:style-name="T17">import</text:span></text:span><text:span text:style-name="T5">. Синтаксис следующий:</text:span></text:p>
          <text:p text:style-name="P8"><text:span text:style-name="Source_20_Text"><text:span text:style-name="T16">import</text:span></text:span><text:span text:style-name="Source_20_Text"><text:span text:style-name="T17"> имя_модуля</text:span></text:span></text:p>
          <text:p text:style-name="P4"><text:span text:style-name="T5">Например, для импорта модуля </text:span><text:span text:style-name="Source_20_Text"><text:span text:style-name="T17">math</text:span></text:span><text:span text:style-name="T5"> (который предоставляет математические функции), используется следующий код:</text:span></text:p>
          <text:p text:style-name="P8"><text:span text:style-name="Source_20_Text"><text:span text:style-name="T16">import</text:span></text:span><text:span text:style-name="Source_20_Text"><text:span text:style-name="T17"> math</text:span></text:span></text:p>
          <text:p text:style-name="P4"><text:span text:style-name="T5">Чтобы посмотреть все функции содержащиеся в модуле </text:span><text:span text:style-name="Source_20_Text"><text:span text:style-name="T17">math </text:span></text:span><text:span text:style-name="T5">можно использовать функцию </text:span><text:span text:style-name="Source_20_Text"><text:span text:style-name="T17">dir, которая содержит в себе все функции в виде списка имен</text:span></text:span></text:p>
          <text:p text:style-name="P8"><text:span text:style-name="Source_20_Text"><text:span text:style-name="T16">for</text:span></text:span><text:span text:style-name="Source_20_Text"><text:span text:style-name="T17"> </text:span></text:span><text:span text:style-name="Source_20_Text"><text:span text:style-name="T16">fun</text:span></text:span><text:span text:style-name="Source_20_Text"><text:span text:style-name="T17"> </text:span></text:span><text:span text:style-name="Source_20_Text"><text:span text:style-name="T16">in</text:span></text:span><text:span text:style-name="Source_20_Text"><text:span text:style-name="T17"> </text:span></text:span><text:span text:style-name="Source_20_Text"><text:span text:style-name="T21">dir(math)</text:span></text:span><text:span text:style-name="Source_20_Text"><text:span text:style-name="T17">:</text:span></text:span></text:p>
          <text:p text:style-name="P21"><text:span text:style-name="Source_20_Text"><text:span text:style-name="T20"><text:s text:c="3"/></text:span></text:span><text:span text:style-name="Source_20_Text"><text:span text:style-name="T17">print(</text:span></text:span><text:span text:style-name="Source_20_Text"><text:span text:style-name="T16">fun</text:span></text:span><text:span text:style-name="Source_20_Text"><text:span text:style-name="T17">)</text:span></text:span></text:p>
          <text:h text:style-name="P9" text:outline-level="3">Использование функций и переменных из модуля</text:h>
          <text:p text:style-name="P5">После импорта модуля вы можете использовать его функции и переменные, обращаясь к ним через имя модуля, точку и имя функции или переменной. Пример:</text:p>
          <text:p text:style-name="P8"><text:span text:style-name="Source_20_Text"><text:span text:style-name="T17">import </text:span></text:span><text:span text:style-name="Source_20_Text"><text:span text:style-name="T21">math</text:span></text:span></text:p>
          <text:p text:style-name="P21"/>
          <text:p text:style-name="P21"><text:span text:style-name="Source_20_Text"><text:span text:style-name="T17">result = </text:span></text:span><text:span text:style-name="Source_20_Text"><text:span text:style-name="T21">math</text:span></text:span><text:span text:style-name="Source_20_Text"><text:span text:style-name="T17">.</text:span></text:span><text:span text:style-name="Source_20_Text"><text:span text:style-name="T21">sqrt</text:span></text:span><text:span text:style-name="Source_20_Text"><text:span text:style-name="T17">(</text:span></text:span><text:span text:style-name="Source_20_Text"><text:span text:style-name="T22">25</text:span></text:span><text:span text:style-name="Source_20_Text"><text:span text:style-name="T17">) <text:s/># используем функцию </text:span></text:span><text:span text:style-name="Source_20_Text"><text:span text:style-name="T21">sqrt</text:span></text:span><text:span text:style-name="Source_20_Text"><text:span text:style-name="T17"> из модуля </text:span></text:span><text:span text:style-name="Source_20_Text"><text:span text:style-name="T21">math</text:span></text:span></text:p>
          <text:p text:style-name="P21"><text:span text:style-name="Source_20_Text"><text:span text:style-name="T21">print</text:span></text:span><text:span text:style-name="Source_20_Text"><text:span text:style-name="T17">(result)</text:span></text:span></text:p>
          <text:h text:style-name="P9" text:outline-level="3">Импорт определенных функций или переменных</text:h>
          <text:p text:style-name="P5">Иногда бывает удобно импортировать только определенные функции или переменные из модуля, чтобы не загружать весь модуль. Это делается с <text:soft-page-break/>помощью следующего синтаксиса:</text:p>
          <text:p text:style-name="P8"><text:span text:style-name="Source_20_Text"><text:span text:style-name="T16">from</text:span></text:span><text:span text:style-name="Source_20_Text"><text:span text:style-name="T17"> имя_модуля </text:span></text:span><text:span text:style-name="Source_20_Text"><text:span text:style-name="T16">import</text:span></text:span><text:span text:style-name="Source_20_Text"><text:span text:style-name="T17"> имя_функции, имя_переменной</text:span></text:span></text:p>
          <text:p text:style-name="P4"><text:span text:style-name="Strong_20_Emphasis"><text:span text:style-name="T3">Пример:</text:span></text:span></text:p>
          <text:p text:style-name="P8"><text:span text:style-name="Source_20_Text"><text:span text:style-name="T17">from </text:span></text:span><text:span text:style-name="Source_20_Text"><text:span text:style-name="T21">math</text:span></text:span><text:span text:style-name="Source_20_Text"><text:span text:style-name="T17"> import </text:span></text:span><text:span text:style-name="Source_20_Text"><text:span text:style-name="T21">sqrt</text:span></text:span><text:span text:style-name="Source_20_Text"><text:span text:style-name="T17">, </text:span></text:span><text:span text:style-name="Source_20_Text"><text:span text:style-name="T21">pi</text:span></text:span></text:p>
          <text:p text:style-name="P21"/>
          <text:p text:style-name="P21"><text:span text:style-name="Source_20_Text"><text:span text:style-name="T17">result = </text:span></text:span><text:span text:style-name="Source_20_Text"><text:span text:style-name="T21">sqrt</text:span></text:span><text:span text:style-name="Source_20_Text"><text:span text:style-name="T17">(</text:span></text:span><text:span text:style-name="Source_20_Text"><text:span text:style-name="T22">25</text:span></text:span><text:span text:style-name="Source_20_Text"><text:span text:style-name="T17">) <text:s/># теперь мы можем использовать </text:span></text:span><text:span text:style-name="Source_20_Text"><text:span text:style-name="T21">sqrt</text:span></text:span><text:span text:style-name="Source_20_Text"><text:span text:style-name="T17"> без префикса </text:span></text:span><text:span text:style-name="Source_20_Text"><text:span text:style-name="T21">math</text:span></text:span></text:p>
          <text:p text:style-name="P21"><text:span text:style-name="Source_20_Text"><text:span text:style-name="T21">print</text:span></text:span><text:span text:style-name="Source_20_Text"><text:span text:style-name="T17">(result)</text:span></text:span></text:p>
          <text:p text:style-name="P21"/>
          <text:p text:style-name="P21"><text:span text:style-name="Source_20_Text"><text:span text:style-name="T21">print</text:span></text:span><text:span text:style-name="Source_20_Text"><text:span text:style-name="T17">(</text:span></text:span><text:span text:style-name="Source_20_Text"><text:span text:style-name="T21">pi</text:span></text:span><text:span text:style-name="Source_20_Text"><text:span text:style-name="T17">) <text:s/># прямой доступ к переменной </text:span></text:span><text:span text:style-name="Source_20_Text"><text:span text:style-name="T21">pi</text:span></text:span><text:span text:style-name="Source_20_Text"><text:span text:style-name="T17"> из модуля </text:span></text:span><text:span text:style-name="Source_20_Text"><text:span text:style-name="T21">math</text:span></text:span></text:p>
          <text:p text:style-name="P6"> </text:p>
          <text:h text:style-name="P9" text:outline-level="3">Импорт всего модуля с псевдонимом</text:h>
          <text:p text:style-name="P4"><text:span text:style-name="T5">Иногда модули имеют длинные имена, и их часто импортируют с использованием псевдонима (алиаса). Это делается с помощью ключевого слова </text:span><text:span text:style-name="Source_20_Text"><text:span text:style-name="T17">as</text:span></text:span><text:span text:style-name="T5">. Пример:</text:span></text:p>
          <text:p text:style-name="P8"><text:span text:style-name="Source_20_Text"><text:span text:style-name="T16">import</text:span></text:span><text:span text:style-name="Source_20_Text"><text:span text:style-name="T17"> very_long_module_name </text:span></text:span><text:span text:style-name="Source_20_Text"><text:span text:style-name="T16">as</text:span></text:span><text:span text:style-name="Source_20_Text"><text:span text:style-name="T17"> vlmn</text:span></text:span></text:p>
          <text:p text:style-name="P21"/>
          <text:p text:style-name="P21"><text:span text:style-name="Source_20_Text"><text:span text:style-name="T21">vlmn</text:span></text:span><text:span text:style-name="Source_20_Text"><text:span text:style-name="T17">.some_function()</text:span></text:span></text:p>
          <text:h text:style-name="P9" text:outline-level="3">Импорт всего содержимого модуля (не рекомендуется)</text:h>
          <text:p text:style-name="P4"><text:span text:style-name="T5">Также возможен импорт всего содержимого модуля с использованием звездочки </text:span><text:span text:style-name="Source_20_Text"><text:span text:style-name="T17">*</text:span></text:span><text:span text:style-name="T5">. Однако такой способ не рекомендуется, так как он может внести в ваш код много неясности и конфликтов. Пример:</text:span></text:p>
          <text:p text:style-name="P8"><text:span text:style-name="Source_20_Text"><text:span text:style-name="T16">from</text:span></text:span><text:span text:style-name="Source_20_Text"><text:span text:style-name="T17"> math </text:span></text:span><text:span text:style-name="Source_20_Text"><text:span text:style-name="T16">import</text:span></text:span><text:span text:style-name="Source_20_Text"><text:span text:style-name="T17"> *</text:span></text:span></text:p>
          <text:h text:style-name="P9" text:outline-level="3">Импорт модулей из подпакетов</text:h>
          <text:p text:style-name="P5">Если у вас есть подпакет в стандартной библиотеке, вы можете импортировать модули из этого подпакета аналогичным образом, как вы импортируете модули. Например:</text:p>
          <text:p text:style-name="P8"><text:span text:style-name="Source_20_Text"><text:span text:style-name="T17">import </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 <text:s/># импорт модуля </text:span></text:span><text:span text:style-name="Source_20_Text"><text:span text:style-name="T21">path</text:span></text:span><text:span text:style-name="Source_20_Text"><text:span text:style-name="T17"> из подпакета </text:span></text:span><text:span text:style-name="Source_20_Text"><text:span text:style-name="T21">os</text:span></text:span></text:p>
          <text:p text:style-name="P5">Импорт стандартных модулей в Python предоставляет множество возможностей для эффективной и чистой разработки. Хорошая практика - явно указывать, какие функции и переменные вы используете из каждого модуля, чтобы улучшить читаемость кода и избежать конфликтов имен.</text:p>
        </text:section>
      </text:section>
      <text:h text:style-name="P23" text:outline-level="3"><text:soft-page-break/>Стандартные модули Python</text:h>
      <text:p text:style-name="P14">Python предоставляет множество стандартных модулей, которые расширяют функциональность языка для различных задач. Вот некоторые из основных стандартных модулей Python:</text:p>
      <text:list xml:id="list5755555066074295952" text:style-name="L8">
        <text:list-item>
          <text:p text:style-name="P62"><text:span text:style-name="Strong_20_Emphasis"><text:span text:style-name="T8">math</text:span></text:span><text:span text:style-name="T10">: Математические функции.</text:span></text:p>
        </text:list-item>
        <text:list-item>
          <text:p text:style-name="P62"><text:span text:style-name="Strong_20_Emphasis"><text:span text:style-name="T8">random</text:span></text:span><text:span text:style-name="T10">: Генерация случайных чисел.</text:span></text:p>
        </text:list-item>
        <text:list-item>
          <text:p text:style-name="P62"><text:span text:style-name="Strong_20_Emphasis"><text:span text:style-name="T8">datetime</text:span></text:span><text:span text:style-name="T10">: Работа с датой и временем.</text:span></text:p>
        </text:list-item>
        <text:list-item>
          <text:p text:style-name="P62"><text:span text:style-name="Strong_20_Emphasis"><text:span text:style-name="T8">os</text:span></text:span><text:span text:style-name="T10">: Взаимодействие с операционной системой (например, работа с файлами и директориями).</text:span></text:p>
        </text:list-item>
        <text:list-item>
          <text:p text:style-name="P62"><text:span text:style-name="Strong_20_Emphasis"><text:span text:style-name="T8">sys</text:span></text:span><text:span text:style-name="T10">: Взаимодействие с интерпретатором Python и системными настройками.</text:span></text:p>
        </text:list-item>
        <text:list-item>
          <text:p text:style-name="P62"><text:span text:style-name="Strong_20_Emphasis"><text:span text:style-name="T8">json</text:span></text:span><text:span text:style-name="T10">: Работа с форматом данных JSON.</text:span></text:p>
        </text:list-item>
        <text:list-item>
          <text:p text:style-name="P62"><text:span text:style-name="Strong_20_Emphasis"><text:span text:style-name="T8">urllib</text:span></text:span><text:span text:style-name="T10">: Работа с URL-адресами и выполнение HTTP-запросов.</text:span></text:p>
        </text:list-item>
        <text:list-item>
          <text:p text:style-name="P62"><text:span text:style-name="Strong_20_Emphasis"><text:span text:style-name="T8">re</text:span></text:span><text:span text:style-name="T10">: Регулярные выражения.</text:span></text:p>
        </text:list-item>
        <text:list-item>
          <text:p text:style-name="P62"><text:span text:style-name="Strong_20_Emphasis"><text:span text:style-name="T8">collections</text:span></text:span><text:span text:style-name="T10">: Дополнительные структуры данных (например, OrderedDict, Counter).</text:span></text:p>
        </text:list-item>
        <text:list-item>
          <text:p text:style-name="P62"><text:span text:style-name="Strong_20_Emphasis"><text:span text:style-name="T8">itertools</text:span></text:span><text:span text:style-name="T10">: Инструменты для создания итераторов и операций с ними.</text:span></text:p>
        </text:list-item>
        <text:list-item>
          <text:p text:style-name="P62"><text:span text:style-name="Strong_20_Emphasis"><text:span text:style-name="T8">sqlite3</text:span></text:span><text:span text:style-name="T10">: Взаимодействие с базой данных SQLite.</text:span></text:p>
        </text:list-item>
        <text:list-item>
          <text:p text:style-name="P62"><text:span text:style-name="Strong_20_Emphasis"><text:span text:style-name="T8">pickle</text:span></text:span><text:span text:style-name="T10">: Сериализация и десериализация объектов Python.</text:span></text:p>
        </text:list-item>
        <text:list-item>
          <text:p text:style-name="P62"><text:span text:style-name="Strong_20_Emphasis"><text:span text:style-name="T8">csv</text:span></text:span><text:span text:style-name="T10">: Работа с файлами формата CSV.</text:span></text:p>
        </text:list-item>
        <text:list-item>
          <text:p text:style-name="P62"><text:span text:style-name="Strong_20_Emphasis"><text:span text:style-name="T8">email</text:span></text:span><text:span text:style-name="T10">: Работа с электронной почтой.</text:span></text:p>
        </text:list-item>
        <text:list-item>
          <text:p text:style-name="P62"><text:span text:style-name="Strong_20_Emphasis"><text:span text:style-name="T8">socket</text:span></text:span><text:span text:style-name="T10">: Низкоуровневая работа с сетевыми сокетами.</text:span></text:p>
        </text:list-item>
        <text:list-item>
          <text:p text:style-name="P62"><text:span text:style-name="Strong_20_Emphasis"><text:span text:style-name="T8">argparse</text:span></text:span><text:span text:style-name="T10">: Обработка аргументов командной строки.</text:span></text:p>
        </text:list-item>
        <text:list-item>
          <text:p text:style-name="P62"><text:span text:style-name="Strong_20_Emphasis"><text:span text:style-name="T8">logging</text:span></text:span><text:span text:style-name="T10">: Система логирования.</text:span></text:p>
        </text:list-item>
        <text:list-item>
          <text:p text:style-name="P79"><text:span text:style-name="Strong_20_Emphasis"><text:span text:style-name="T8">subprocess</text:span></text:span><text:span text:style-name="T10">: Запуск и управление внешними процессами.</text:span></text:p>
        </text:list-item>
      </text:list>
      <text:p text:style-name="P14">Это лишь небольшой список. Существует множество других модулей, предоставляющих различные возможности для разработки в различных областях.</text:p>
      <text:h text:style-name="Heading_20_3" text:outline-level="3"><text:span text:style-name="T12">Cписок некоторых математических функций, предоставляемых модулем </text:span><text:span text:style-name="Source_20_Text"><text:span text:style-name="T19">math</text:span></text:span><text:span text:style-name="T12"> в Python:</text:span></text:h>
      <text:list xml:id="list5059833097073945746" text:style-name="L9">
        <text:list-item>
          <text:p text:style-name="P63"><text:span text:style-name="Strong_20_Emphasis"><text:span text:style-name="T2">Арифметические функции:</text:span></text:span></text:p>
          <text:list>
            <text:list-item>
              <text:p text:style-name="P63"><text:span text:style-name="Source_20_Text"><text:span text:style-name="T17">math.ceil(x)</text:span></text:span><text:span text:style-name="T4">: Возвращает наименьшее целое число, не меньшее x.</text:span></text:p>
            </text:list-item>
            <text:list-item>
              <text:p text:style-name="P63"><text:span text:style-name="Source_20_Text"><text:span text:style-name="T17">math.floor(x)</text:span></text:span><text:span text:style-name="T4">: Возвращает наибольшее целое число, не большее x.</text:span></text:p>
            </text:list-item>
            <text:list-item>
              <text:p text:style-name="P63"><text:span text:style-name="Source_20_Text"><text:span text:style-name="T17">math.trunc(x)</text:span></text:span><text:span text:style-name="T4">: Возвращает целую часть числа x.</text:span></text:p>
            </text:list-item>
          </text:list>
        </text:list-item>
        <text:list-item>
          <text:p text:style-name="P63"><text:span text:style-name="Strong_20_Emphasis"><text:span text:style-name="T2">Экспоненциальные и логарифмические функции:</text:span></text:span></text:p>
          <text:list>
            <text:list-item>
              <text:p text:style-name="P63"><text:soft-page-break/><text:span text:style-name="Source_20_Text"><text:span text:style-name="T17">math.exp(x)</text:span></text:span><text:span text:style-name="T4">: Возвращает e в степени x.</text:span></text:p>
            </text:list-item>
            <text:list-item>
              <text:p text:style-name="P63"><text:span text:style-name="Source_20_Text"><text:span text:style-name="T17">math.log(x[, base])</text:span></text:span><text:span text:style-name="T4">: Возвращает натуральный логарифм x. Если указан параметр base, возвращает логарифм x по указанному основанию.</text:span></text:p>
            </text:list-item>
            <text:list-item>
              <text:p text:style-name="P63"><text:span text:style-name="Source_20_Text"><text:span text:style-name="T17">math.log10(x)</text:span></text:span><text:span text:style-name="T4">: Возвращает десятичный логарифм x.</text:span></text:p>
            </text:list-item>
          </text:list>
        </text:list-item>
        <text:list-item>
          <text:p text:style-name="P63"><text:span text:style-name="Strong_20_Emphasis"><text:span text:style-name="T2">Тригонометрические функции:</text:span></text:span></text:p>
          <text:list>
            <text:list-item>
              <text:p text:style-name="P63"><text:span text:style-name="Source_20_Text"><text:span text:style-name="T17">math.sin(x)</text:span></text:span><text:span text:style-name="T4">, </text:span><text:span text:style-name="Source_20_Text"><text:span text:style-name="T17">math.cos(x)</text:span></text:span><text:span text:style-name="T4">, </text:span><text:span text:style-name="Source_20_Text"><text:span text:style-name="T17">math.tan(x)</text:span></text:span><text:span text:style-name="T4">: Синус, косинус и тангенс угла x (в радианах).</text:span></text:p>
            </text:list-item>
            <text:list-item>
              <text:p text:style-name="P63"><text:span text:style-name="Source_20_Text"><text:span text:style-name="T17">math.asin(x)</text:span></text:span><text:span text:style-name="T4">, </text:span><text:span text:style-name="Source_20_Text"><text:span text:style-name="T17">math.acos(x)</text:span></text:span><text:span text:style-name="T4">, </text:span><text:span text:style-name="Source_20_Text"><text:span text:style-name="T17">math.atan(x)</text:span></text:span><text:span text:style-name="T4">: Обратные тригонометрические функции.</text:span></text:p>
            </text:list-item>
          </text:list>
        </text:list-item>
        <text:list-item>
          <text:p text:style-name="P63"><text:span text:style-name="Strong_20_Emphasis"><text:span text:style-name="T2">Гиперболические функции:</text:span></text:span></text:p>
          <text:list>
            <text:list-item>
              <text:p text:style-name="P63"><text:span text:style-name="Source_20_Text"><text:span text:style-name="T17">math.sinh(x)</text:span></text:span><text:span text:style-name="T4">, </text:span><text:span text:style-name="Source_20_Text"><text:span text:style-name="T17">math.cosh(x)</text:span></text:span><text:span text:style-name="T4">, </text:span><text:span text:style-name="Source_20_Text"><text:span text:style-name="T17">math.tanh(x)</text:span></text:span><text:span text:style-name="T4">: Гиперболический синус, косинус и тангенс.</text:span></text:p>
            </text:list-item>
          </text:list>
        </text:list-item>
        <text:list-item>
          <text:p text:style-name="P63"><text:span text:style-name="Strong_20_Emphasis"><text:span text:style-name="T2">Степенные и корневые функции:</text:span></text:span></text:p>
          <text:list>
            <text:list-item>
              <text:p text:style-name="P63"><text:span text:style-name="Source_20_Text"><text:span text:style-name="T17">math.sqrt(x)</text:span></text:span><text:span text:style-name="T4">: Квадратный корень из x.</text:span></text:p>
            </text:list-item>
            <text:list-item>
              <text:p text:style-name="P63"><text:span text:style-name="Source_20_Text"><text:span text:style-name="T17">math.pow(x, y)</text:span></text:span><text:span text:style-name="T4">: x в степени y.</text:span></text:p>
            </text:list-item>
          </text:list>
        </text:list-item>
        <text:list-item>
          <text:p text:style-name="P63"><text:span text:style-name="Strong_20_Emphasis"><text:span text:style-name="T2">Угловые преобразования:</text:span></text:span></text:p>
          <text:list>
            <text:list-item>
              <text:p text:style-name="P63"><text:span text:style-name="Source_20_Text"><text:span text:style-name="T17">math.degrees(x)</text:span></text:span><text:span text:style-name="T4">: Преобразует угол x из радиан в градусы.</text:span></text:p>
            </text:list-item>
            <text:list-item>
              <text:p text:style-name="P63"><text:span text:style-name="Source_20_Text"><text:span text:style-name="T17">math.radians(x)</text:span></text:span><text:span text:style-name="T4">: Преобразует угол x из градусов в радианы.</text:span></text:p>
            </text:list-item>
          </text:list>
        </text:list-item>
        <text:list-item>
          <text:p text:style-name="P63"><text:span text:style-name="Strong_20_Emphasis"><text:span text:style-name="T2">Константы:</text:span></text:span></text:p>
          <text:list>
            <text:list-item>
              <text:p text:style-name="P63"><text:span text:style-name="Source_20_Text"><text:span text:style-name="T17">math.pi</text:span></text:span><text:span text:style-name="T4">: Число π (пи).</text:span></text:p>
            </text:list-item>
            <text:list-item>
              <text:p text:style-name="P80"><text:span text:style-name="Source_20_Text"><text:span text:style-name="T17">math.e</text:span></text:span><text:span text:style-name="T4">: Число e (экспонента).</text:span></text:p>
            </text:list-item>
          </text:list>
        </text:list-item>
      </text:list>
      <text:p text:style-name="P13"><text:span text:style-name="T10">Это лишь часть функций, доступных в модуле </text:span><text:span text:style-name="Source_20_Text"><text:span text:style-name="T17">math</text:span></text:span><text:span text:style-name="T10">. Более подробную информацию о функциях и константах вы можете найти в документации по модулю math.</text:span></text:p>
      <text:h text:style-name="P23" text:outline-level="3">Некоторые методы библиотеки datetime</text:h>
      <text:p text:style-name="P13"><text:span text:style-name="T10">Библиотека </text:span><text:span text:style-name="Source_20_Text"><text:span text:style-name="T17">datetime</text:span></text:span><text:span text:style-name="T10"> в Python предоставляет множество методов для работы с датами и временем. Вот некоторые из наиболее часто используемых методов:</text:span></text:p>
      <text:p text:style-name="P13"><text:span text:style-name="T10">1. </text:span><text:span text:style-name="Strong_20_Emphasis"><text:span text:style-name="Source_20_Text"><text:span text:style-name="T18">datetime.now()</text:span></text:span></text:span><text:span text:style-name="T10">: Возвращает объект </text:span><text:span text:style-name="Source_20_Text"><text:span text:style-name="T17">datetime</text:span></text:span><text:span text:style-name="T10">, представляющий текущую дату и время.</text:span></text:p>
      <text:p text:style-name="P16"><text:span text:style-name="Source_20_Text"><text:span text:style-name="T16">from</text:span></text:span><text:span text:style-name="Source_20_Text"><text:span text:style-name="T17"> datetime </text:span></text:span><text:span text:style-name="Source_20_Text"><text:span text:style-name="T16">import</text:span></text:span><text:span text:style-name="Source_20_Text"><text:span text:style-name="T17"> datetime</text:span></text:span></text:p>
      <text:p text:style-name="P22"/>
      <text:p text:style-name="P22"><text:soft-page-break/><text:span text:style-name="Source_20_Text"><text:span text:style-name="T17">current_datetime = datetime.now()</text:span></text:span></text:p>
      <text:p text:style-name="P20"><text:span text:style-name="Source_20_Text"><text:span text:style-name="T21">print</text:span></text:span><text:span text:style-name="Source_20_Text"><text:span text:style-name="T17">(current_datetime)</text:span></text:span></text:p>
      <text:p text:style-name="P13"><text:span text:style-name="T13"> </text:span><text:span text:style-name="T10">2. </text:span><text:span text:style-name="Strong_20_Emphasis"><text:span text:style-name="Source_20_Text"><text:span text:style-name="T18">datetime(year, month, day, hour, minute, second)</text:span></text:span></text:span><text:span text:style-name="T10">: Создает объект </text:span><text:span text:style-name="Source_20_Text"><text:span text:style-name="T17">datetime</text:span></text:span><text:span text:style-name="T10"> с указанными атрибутами.</text:span></text:p>
      <text:p text:style-name="P16"><text:span text:style-name="Source_20_Text"><text:span text:style-name="T17">custom_datetime = datetime(</text:span></text:span><text:span text:style-name="Source_20_Text"><text:span text:style-name="T22">2023</text:span></text:span><text:span text:style-name="Source_20_Text"><text:span text:style-name="T17">, </text:span></text:span><text:span text:style-name="Source_20_Text"><text:span text:style-name="T22">7</text:span></text:span><text:span text:style-name="Source_20_Text"><text:span text:style-name="T17">, </text:span></text:span><text:span text:style-name="Source_20_Text"><text:span text:style-name="T22">15</text:span></text:span><text:span text:style-name="Source_20_Text"><text:span text:style-name="T17">, </text:span></text:span><text:span text:style-name="Source_20_Text"><text:span text:style-name="T22">12</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2">0</text:span></text:span><text:span text:style-name="Source_20_Text"><text:span text:style-name="T17">)</text:span></text:span></text:p>
      <text:p text:style-name="P20"><text:span text:style-name="Source_20_Text"><text:span text:style-name="T17">print(</text:span></text:span><text:span text:style-name="Source_20_Text"><text:span text:style-name="T16">custom_datetime</text:span></text:span><text:span text:style-name="Source_20_Text"><text:span text:style-name="T17">)</text:span></text:span></text:p>
      <text:p text:style-name="P13"><text:span text:style-name="T10">3. </text:span><text:span text:style-name="Strong_20_Emphasis"><text:span text:style-name="Source_20_Text"><text:span text:style-name="T18">datetime.strptime(date_string, format)</text:span></text:span></text:span><text:span text:style-name="T10">: Преобразует строку в объект </text:span><text:span text:style-name="Source_20_Text"><text:span text:style-name="T17">datetime</text:span></text:span><text:span text:style-name="T10"> в соответствии с указанным форматом.</text:span></text:p>
      <text:p text:style-name="P16"><text:span text:style-name="Source_20_Text"><text:span text:style-name="T17">date_string = </text:span></text:span><text:span text:style-name="Source_20_Text"><text:span text:style-name="T27">'2023-07-15'</text:span></text:span></text:p>
      <text:p text:style-name="P22"><text:span text:style-name="Source_20_Text"><text:span text:style-name="T17">custom_datetime = datetime.strptime(date_string, </text:span></text:span><text:span text:style-name="Source_20_Text"><text:span text:style-name="T27">'%Y-%m-%d'</text:span></text:span><text:span text:style-name="Source_20_Text"><text:span text:style-name="T17">)</text:span></text:span></text:p>
      <text:p text:style-name="P20"><text:span text:style-name="Source_20_Text"><text:span text:style-name="T21">print</text:span></text:span><text:span text:style-name="Source_20_Text"><text:span text:style-name="T17">(custom_datetime)</text:span></text:span></text:p>
      <text:p text:style-name="P13"><text:span text:style-name="T10">4. </text:span><text:span text:style-name="Strong_20_Emphasis"><text:span text:style-name="Source_20_Text"><text:span text:style-name="T18">datetime.strftime(format)</text:span></text:span></text:span><text:span text:style-name="T10">: Преобразует объект </text:span><text:span text:style-name="Source_20_Text"><text:span text:style-name="T17">datetime</text:span></text:span><text:span text:style-name="T10"> в строку в соответствии с указанным форматом.</text:span></text:p>
      <text:p text:style-name="P16"><text:span text:style-name="Source_20_Text"><text:span text:style-name="T17">custom_datetime = date</text:span></text:span><text:span text:style-name="Source_20_Text"><text:span text:style-name="T21">time</text:span></text:span><text:span text:style-name="Source_20_Text"><text:span text:style-name="T17">(</text:span></text:span><text:span text:style-name="Source_20_Text"><text:span text:style-name="T22">2023</text:span></text:span><text:span text:style-name="Source_20_Text"><text:span text:style-name="T17">, </text:span></text:span><text:span text:style-name="Source_20_Text"><text:span text:style-name="T22">7</text:span></text:span><text:span text:style-name="Source_20_Text"><text:span text:style-name="T17">, </text:span></text:span><text:span text:style-name="Source_20_Text"><text:span text:style-name="T22">15</text:span></text:span><text:span text:style-name="Source_20_Text"><text:span text:style-name="T17">)</text:span></text:span></text:p>
      <text:p text:style-name="P22"><text:span text:style-name="Source_20_Text"><text:span text:style-name="T17">formatted_date = custom_datetime.strf</text:span></text:span><text:span text:style-name="Source_20_Text"><text:span text:style-name="T21">time</text:span></text:span><text:span text:style-name="Source_20_Text"><text:span text:style-name="T17">(</text:span></text:span><text:span text:style-name="Source_20_Text"><text:span text:style-name="T26">'%Y-%m-%d')</text:span></text:span></text:p>
      <text:p text:style-name="P20"><text:span text:style-name="Source_20_Text"><text:span text:style-name="T17">pr</text:span></text:span><text:span text:style-name="Source_20_Text"><text:span text:style-name="T21">int</text:span></text:span><text:span text:style-name="Source_20_Text"><text:span text:style-name="T17">(formatted_date)</text:span></text:span></text:p>
      <text:p text:style-name="P13"><text:span text:style-name="T13"> </text:span><text:span text:style-name="T10">5. </text:span><text:span text:style-name="Strong_20_Emphasis"><text:span text:style-name="Source_20_Text"><text:span text:style-name="T18">datetime.timedelta(days, seconds, microseconds, milliseconds, minutes, hours, weeks)</text:span></text:span></text:span><text:span text:style-name="T10">: Представляет разницу или интервал между двумя датами или временем.</text:span></text:p>
      <text:p text:style-name="P16"><text:span text:style-name="Source_20_Text"><text:span text:style-name="T16">from</text:span></text:span><text:span text:style-name="Source_20_Text"><text:span text:style-name="T17"> datetime </text:span></text:span><text:span text:style-name="Source_20_Text"><text:span text:style-name="T16">import</text:span></text:span><text:span text:style-name="Source_20_Text"><text:span text:style-name="T17"> timedelta</text:span></text:span></text:p>
      <text:p text:style-name="P22"/>
      <text:p text:style-name="P22"><text:span text:style-name="Source_20_Text"><text:span text:style-name="T26"># Создаем интервал в один день</text:span></text:span></text:p>
      <text:p text:style-name="P22"><text:span text:style-name="Source_20_Text"><text:span text:style-name="T17">one_day = timedelta(days=</text:span></text:span><text:span text:style-name="Source_20_Text"><text:span text:style-name="T22">1</text:span></text:span><text:span text:style-name="Source_20_Text"><text:span text:style-name="T17">)</text:span></text:span></text:p>
      <text:p text:style-name="P22"/>
      <text:p text:style-name="P22"><text:span text:style-name="Source_20_Text"><text:span text:style-name="T26"># Добавляем интервал к текущей дате</text:span></text:span></text:p>
      <text:p text:style-name="P22"><text:span text:style-name="Source_20_Text"><text:span text:style-name="T17">tomorrow = datetime.now() + one_day</text:span></text:span></text:p>
      <text:p text:style-name="P20"><text:span text:style-name="Source_20_Text"><text:span text:style-name="T21">print</text:span></text:span><text:span text:style-name="Source_20_Text"><text:span text:style-name="T17">(tomorrow)</text:span></text:span></text:p>
      <text:p text:style-name="P13"><text:span text:style-name="T10">6. Вы можете использовать объекты </text:span><text:span text:style-name="Source_20_Text"><text:span text:style-name="T17">datetime</text:span></text:span><text:span text:style-name="T10"> для расчета разницы между двумя датами и получения количества дней, лет и т. д. между ними. Вот пример:</text:span></text:p>
      <text:p text:style-name="P16"><text:span text:style-name="Source_20_Text"><text:span text:style-name="T17">from datetime import datetime</text:span></text:span></text:p>
      <text:p text:style-name="P22"/>
      <text:p text:style-name="P22"><text:span text:style-name="Source_20_Text"><text:span text:style-name="T26"># Задаем две даты</text:span></text:span></text:p>
      <text:p text:style-name="P22"><text:span text:style-name="Source_20_Text"><text:span text:style-name="T17">date1 = datetime(1990, 5, 15)</text:span></text:span></text:p>
      <text:p text:style-name="P22"><text:span text:style-name="Source_20_Text"><text:span text:style-name="T17">date2 = datetime(2022, 2, 12)</text:span></text:span></text:p>
      <text:p text:style-name="P22"/>
      <text:p text:style-name="P22"><text:span text:style-name="Source_20_Text"><text:span text:style-name="T26"># Рассчитываем разницу между датами</text:span></text:span></text:p>
      <text:p text:style-name="P22"><text:span text:style-name="Source_20_Text"><text:span text:style-name="T17">delta = date2 - date1</text:span></text:span></text:p>
      <text:p text:style-name="P22"/>
      <text:p text:style-name="P22"><text:span text:style-name="Source_20_Text"><text:span text:style-name="T26"># Получаем количество дней между датами</text:span></text:span></text:p>
      <text:p text:style-name="P22"><text:span text:style-name="Source_20_Text"><text:span text:style-name="T17">days_difference = delta.days</text:span></text:span></text:p>
      <text:p text:style-name="P22"><text:span text:style-name="Source_20_Text"><text:span text:style-name="T17">print(</text:span></text:span><text:span text:style-name="Source_20_Text"><text:span text:style-name="T27">"Количество дней между датами:"</text:span></text:span><text:span text:style-name="Source_20_Text"><text:span text:style-name="T17">, days_difference)</text:span></text:span></text:p>
      <text:p text:style-name="P22"/>
      <text:p text:style-name="P22"><text:span text:style-name="Source_20_Text"><text:span text:style-name="T26"># Получаем количество лет между датами</text:span></text:span></text:p>
      <text:p text:style-name="P22"><text:span text:style-name="Source_20_Text"><text:span text:style-name="T17">years_difference = delta.days / 365</text:span></text:span></text:p>
      <text:p text:style-name="P20"><text:soft-page-break/><text:span text:style-name="Source_20_Text"><text:span text:style-name="T17">print(</text:span></text:span><text:span text:style-name="Source_20_Text"><text:span text:style-name="T27">"Количество лет между датами:"</text:span></text:span><text:span text:style-name="Source_20_Text"><text:span text:style-name="T17">, years_difference)</text:span></text:span></text:p>
      <text:p text:style-name="P13"><text:span text:style-name="T10">Это только небольшой обзор методов библиотеки </text:span><text:span text:style-name="Source_20_Text"><text:span text:style-name="T17">datetime</text:span></text:span><text:span text:style-name="T10">. Она также предоставляет множество других методов для работы с датами, временем, форматами и таймзонами.</text:span></text:p>
      <text:h text:style-name="P35" text:outline-level="1">1.3 Установка сторонних модулей</text:h>
      <text:section text:style-name="Sect3" text:name="ember3289">
        <text:p text:style-name="P3"/>
      </text:section>
      <text:section text:style-name="Sect2" text:name="ember4856">
        <text:section text:style-name="Sect2" text:name="ember4857">
          <text:h text:style-name="P11" text:outline-level="2">1. Подготовительные мероприятия</text:h>
          <text:p text:style-name="P5">Перед начало установки библиотек в новом проекте обязательно создавайте новое виртуальное окружения.</text:p>
          <text:p text:style-name="P5">Можно создать новое виртуальное окружение:</text:p>
          <text:list xml:id="list7449055656611977166" text:style-name="L10">
            <text:list-item>
              <text:p text:style-name="P46">среде pycharm при создании проекта</text:p>
            </text:list-item>
            <text:list-item>
              <text:p text:style-name="P46">в терминале через командную строку</text:p>
            </text:list-item>
          </text:list>
          <text:p text:style-name="P4"><text:span text:style-name="Source_20_Text"><text:span text:style-name="Strong_20_Emphasis"><text:span text:style-name="T18">python3 -m venv имя_окружения</text:span></text:span></text:span><text:span text:style-name="T5"> (рекомендуется называть виртуальное окружение просто </text:span><text:span text:style-name="Strong_20_Emphasis"><text:span text:style-name="T3">venv</text:span></text:span><text:span text:style-name="T5">)</text:span></text:p>
          <text:p text:style-name="P4"><text:span text:style-name="T5">Теперь нужно активировать виртуальное окружение. </text:span><text:span text:style-name="Strong_20_Emphasis"><text:span text:style-name="T3">Виртуальное окружение</text:span></text:span><text:span text:style-name="T5"> (virtual environment) - это изолированная среда Python, которая позволяет вам управлять зависимостями и библиотеками для каждого проекта отдельно. Когда вы активируете виртуальное окружение, ваша команда Python </text:span><text:span text:style-name="Source_20_Text"><text:span text:style-name="T17">python</text:span></text:span><text:span text:style-name="T5"> и </text:span><text:span text:style-name="Source_20_Text"><text:span text:style-name="T17">pip</text:span></text:span><text:span text:style-name="T5"> будут использовать версии и пакеты, установленные в этом окружении, а не в глобальной установке Python.</text:span></text:p>
          <text:p text:style-name="P4"><text:span text:style-name="Strong_20_Emphasis"><text:span text:style-name="T18">venv\Scripts\activate</text:span></text:span></text:p>
          <text:p text:style-name="P7">активацию также можно сделать либо в терминале Windows либо в терминале Pycharm</text:p>
          <text:h text:style-name="P10" text:outline-level="3"><text:span text:style-name="Strong_20_Emphasis"><text:span text:style-name="T9">Менеджер пакетов pip</text:span></text:span></text:h>
          <text:p text:style-name="P4"><text:span text:style-name="Strong_20_Emphasis"><text:span text:style-name="T3">pip (Python Package Installer)</text:span></text:span><text:span text:style-name="T5"> — это менеджер пакетов для языка программирования Python. Он предназначен для управления установкой, обновлением и удалением пакетов, а также для управления их зависимостями.</text:span></text:p>
          <text:p text:style-name="P4"><text:span text:style-name="T5">Проверить, что в вашем проекте или на ПК доступен </text:span><text:span text:style-name="Strong_20_Emphasis"><text:span text:style-name="T3">pip</text:span></text:span><text:span text:style-name="T5">, можно применяя следующую команду </text:span><text:span text:style-name="Strong_20_Emphasis"><text:span text:style-name="T3">--version </text:span></text:span><text:span text:style-name="T5">или </text:span><text:span text:style-name="Strong_20_Emphasis"><text:span text:style-name="T3">-V</text:span></text:span><text:span text:style-name="T5">:</text:span></text:p>
          <text:p text:style-name="P4"><text:span text:style-name="Source_20_Text"><text:span text:style-name="T18">pip --version<text:line-break/> pip –V</text:span></text:span></text:p>
          <text:p text:style-name="P5">Однако, если по какой-то причине его нет, вы можете установить его следующей командой:</text:p>
          <text:p text:style-name="P4"><text:soft-page-break/><text:span text:style-name="Source_20_Text"><text:span text:style-name="T18">python -m ensurepip --default-pip</text:span></text:span></text:p>
        </text:section>
      </text:section>
      <text:p text:style-name="P14"/>
      <text:h text:style-name="P24" text:outline-level="2">2. Где найти и как установить сторонние модули</text:h>
      <text:p text:style-name="P14">Установка сторонних модулей в Python чрезвычайно важна для расширения функциональности вашего проекта.</text:p>
      <text:h text:style-name="P18" text:outline-level="3"><text:span text:style-name="Strong_20_Emphasis"><text:span text:style-name="T12">1 Python Package Index (PyPI)</text:span></text:span></text:h>
      <text:p text:style-name="P13"><text:span text:style-name="T10">Большинство сторонних модулей </text:span><text:span text:style-name="Strong_20_Emphasis"><text:span text:style-name="T8">Python </text:span></text:span><text:span text:style-name="T10">хранятся в </text:span><text:span text:style-name="Strong_20_Emphasis"><text:span text:style-name="T8">Python Package Index (PyPI)</text:span></text:span><text:span text:style-name="T10">, общем репозитории для Python-пакетов. PyPI содержит тысячи библиотек, которые могут быть установлены с использованием инструмента </text:span><text:span text:style-name="Source_20_Text"><text:span text:style-name="T17">pip</text:span></text:span><text:span text:style-name="T10">:</text:span></text:p>
      <text:p text:style-name="P13"><text:span text:style-name="Source_20_Text"><text:span text:style-name="T18">pip install package_name</text:span></text:span></text:p>
      <text:p text:style-name="P14">Например:</text:p>
      <text:p text:style-name="P13"><text:span text:style-name="Strong_20_Emphasis"><text:span text:style-name="Source_20_Text"><text:span text:style-name="T18">pip install requests</text:span></text:span></text:span><text:span text:style-name="T10"><text:line-break/>Это установит библиотеку </text:span><text:span text:style-name="Source_20_Text"><text:span text:style-name="T17">requests</text:span></text:span><text:span text:style-name="T10">, которая широко используется для выполнения </text:span><text:span text:style-name="Strong_20_Emphasis"><text:span text:style-name="T8">HTTP</text:span></text:span><text:span text:style-name="T10">-запросов.</text:span></text:p>
      <text:p text:style-name="P14">Если вам нужна конкретная версия модуля, вы можете указать версию вместе с именем модуля:</text:p>
      <text:p text:style-name="P13"><text:span text:style-name="Source_20_Text"><text:span text:style-name="T18">pip install requests==2.26.0</text:span></text:span></text:p>
      <text:p text:style-name="P13"><text:span text:style-name="T10">можно использовать операторы </text:span><text:span text:style-name="Source_20_Text"><text:span text:style-name="T17">&lt;=</text:span></text:span><text:span text:style-name="T10"> (меньше или равно) и </text:span><text:span text:style-name="Source_20_Text"><text:span text:style-name="T17">&gt;=</text:span></text:span><text:span text:style-name="T10"> (больше или равно), чтобы установить модуль в определенном диапазоне версий:</text:span></text:p>
      <text:p text:style-name="P13"><text:span text:style-name="Source_20_Text"><text:span text:style-name="Strong_20_Emphasis"><text:span text:style-name="T18">pip install requests&gt;=2.26.0</text:span></text:span></text:span><text:span text:style-name="T10"><text:line-break/>Это установит </text:span><text:span text:style-name="Source_20_Text"><text:span text:style-name="T17">requests</text:span></text:span><text:span text:style-name="T10"> версии 2.26.0 или более новую.</text:span></text:p>
      <text:p text:style-name="P13"><text:span text:style-name="Strong_20_Emphasis"><text:span text:style-name="T18">pip install requests&lt;=2.26.0</text:span></text:span></text:p>
      <text:p text:style-name="P13"><text:span text:style-name="T10">Это установит </text:span><text:span text:style-name="Source_20_Text"><text:span text:style-name="T17">requests</text:span></text:span><text:span text:style-name="T10"> версии 2.26.0 или более старую.</text:span></text:p>
      <text:p text:style-name="P13"><text:span text:style-name="Strong_20_Emphasis"><text:span text:style-name="T18">pip install requests&gt;=2.25.0,&lt;=2.26.0</text:span></text:span></text:p>
      <text:p text:style-name="P13"><text:span text:style-name="T10">Это установит </text:span><text:span text:style-name="Source_20_Text"><text:span text:style-name="T17">requests</text:span></text:span><text:span text:style-name="T10"> в диапазоне от 2.25.0 до 2.26.0 включительно.</text:span></text:p>
      <text:p text:style-name="P14">Для обновления уже установленного модуля до последней версии используйте команду:</text:p>
      <text:p text:style-name="P13"><text:span text:style-name="Source_20_Text"><text:span text:style-name="T18">pip install --upgrade requests</text:span></text:span></text:p>
      <text:p text:style-name="P14">Если пакет уже установлен и работает некорректно можно принудительно его переустановить:</text:p>
      <text:p text:style-name="P13"><text:span text:style-name="Strong_20_Emphasis"><text:span text:style-name="T18">pip install --force-reinstall requests</text:span></text:span></text:p>
      <text:h text:style-name="P18" text:outline-level="3"><text:span text:style-name="Strong_20_Emphasis"><text:span text:style-name="T12">2 Установка из исходных кодов</text:span></text:span></text:h>
      <text:p text:style-name="P14">Некоторые пакеты могут поставляться с исходными кодами. Для установки из исходных кодов используйте:</text:p>
      <text:p text:style-name="P13"><text:span text:style-name="Source_20_Text"><text:span text:style-name="T18">pip install git+https://github.com/username/repo.git</text:span></text:span></text:p>
      <text:p text:style-name="P13"><text:span text:style-name="T10">Здесь </text:span><text:span text:style-name="Source_20_Text"><text:span text:style-name="T17">https://github.com/username/repo.git</text:span></text:span><text:span text:style-name="T10"> - URL репозитория на GitHub.</text:span></text:p>
      <text:p text:style-name="P14"><text:soft-page-break/>Установка сторонних модулей является обычной практикой в разработке на Python, и это делает ваш процесс разработки более гибким и расширяемым.</text:p>
      <text:h text:style-name="P17" text:outline-level="3">3 Архивация пакетов</text:h>
      <text:p text:style-name="P13"><text:span text:style-name="T10">При разработке сложных проектов может понадобиться установка большого количества модулей. Постоянно их скачивать из </text:span><text:a xlink:type="simple" xlink:href="https://smartiqa.ru/courses/python/lesson-5#site-packages" office:target-frame-name="_blank" xlink:show="new" text:style-name="Internet_20_link" text:visited-style-name="Visited_20_Internet_20_Link"><text:span text:style-name="T23">репозитория </text:span></text:a><text:a xlink:type="simple" xlink:href="https://smartiqa.ru/courses/python/lesson-5#site-packages" office:target-frame-name="_blank" xlink:show="new" text:style-name="Internet_20_link" text:visited-style-name="Visited_20_Internet_20_Link"><text:span text:style-name="Strong_20_Emphasis"><text:span text:style-name="T24">PyPi</text:span></text:span></text:a><text:span text:style-name="Strong_20_Emphasis"><text:span text:style-name="T8"> </text:span></text:span><text:span text:style-name="T10">трудоемко. Для этого разработан способ загрузки пакетов локально. Они могут находиться в архивах (</text:span><text:span text:style-name="Strong_20_Emphasis"><text:span text:style-name="T8">*.tar.gz</text:span></text:span><text:span text:style-name="T10">) или специальных файлах с расширением </text:span><text:span text:style-name="Strong_20_Emphasis"><text:span text:style-name="T8">.whl</text:span></text:span><text:span text:style-name="T10">. Это удобно и в том случае, если нет доступа в интернет у выбранной машины, и вы заранее создали пакет со всеми необходимыми библиотеками.<text:line-break/><text:line-break/>Для примера запакуем модуль </text:span><text:span text:style-name="Strong_20_Emphasis"><text:span text:style-name="T8">numpy </text:span></text:span><text:span text:style-name="T10">в «колесо» (</text:span><text:span text:style-name="Strong_20_Emphasis"><text:span text:style-name="T8">wheel</text:span></text:span><text:span text:style-name="T10">) и установим его оттуда. </text:span></text:p>
      <text:p text:style-name="P16"><text:span text:style-name="Source_20_Text"><text:span text:style-name="T17">pip wheel </text:span></text:span><text:span text:style-name="Source_20_Text"><text:span text:style-name="T26">--wheel-dir=. numpy</text:span></text:span></text:p>
      <text:p text:style-name="P20"><text:span text:style-name="Source_20_Text"><text:span text:style-name="T17">pip install </text:span></text:span><text:span text:style-name="Source_20_Text"><text:span text:style-name="T26">--no-index --find-links=. numpy</text:span></text:span></text:p>
      <text:p text:style-name="P13"><text:span text:style-name="T10">Вначале мы создали специальный локальный пакет </text:span><text:span text:style-name="Strong_20_Emphasis"><text:span text:style-name="T8">NumPy </text:span></text:span><text:span text:style-name="T10">и поместили его в текущую папку (о чем свидетельствует точка). В директории создался файл </text:span><text:span text:style-name="Strong_20_Emphasis"><text:span text:style-name="T8">numpy-1.19.2-cp38-cp38-win32.whl</text:span></text:span><text:span text:style-name="T10">. На его основании даже без интернета мы легко сможем установить данную библиотеку. Команда </text:span><text:span text:style-name="Strong_20_Emphasis"><text:span text:style-name="T8">«--no-index»</text:span></text:span><text:span text:style-name="T10"> говорит о том, чтобы мы не искали модуль в репозитории </text:span><text:span text:style-name="Strong_20_Emphasis"><text:span text:style-name="T8">PyPi</text:span></text:span><text:span text:style-name="T10">, а </text:span><text:span text:style-name="Strong_20_Emphasis"><text:span text:style-name="T8">--find-links </text:span></text:span><text:span text:style-name="T10">принудительно указывает место расположения пакета. Когда речь идет о сотне пакетов, это очень удобно. Правда для этого необходимо освоить еще один инструмент: набор зависимостей (о нем – следующий раздел).</text:span></text:p>
      <text:h text:style-name="P18" text:outline-level="3"><text:span text:style-name="Strong_20_Emphasis"><text:span text:style-name="T12">4 Установка из архивов (</text:span></text:span><text:span text:style-name="Strong_20_Emphasis"><text:span text:style-name="Source_20_Text"><text:span text:style-name="T19">.whl</text:span></text:span></text:span><text:span text:style-name="Strong_20_Emphasis"><text:span text:style-name="T12"> файлов)</text:span></text:span></text:h>
      <text:p text:style-name="P13"><text:span text:style-name="T10">Некоторые пакеты могут предоставлять архивы с расширением </text:span><text:span text:style-name="Source_20_Text"><text:span text:style-name="T17">.whl</text:span></text:span><text:span text:style-name="T10"> (wheel), которые можно использовать для быстрой установки. Пример использования:</text:span></text:p>
      <text:p text:style-name="P13"><text:span text:style-name="Source_20_Text"><text:span text:style-name="T18">pip install путь_к_файлу.whl</text:span></text:span></text:p>
      <text:h text:style-name="P18" text:outline-level="3"><text:span text:style-name="Strong_20_Emphasis"><text:span text:style-name="T12">5 Установка из файла зависимостей</text:span></text:span></text:h>
      <text:p text:style-name="P13"><text:span text:style-name="T10">Разработчики обычно создают файл </text:span><text:span text:style-name="Strong_20_Emphasis"><text:span text:style-name="Source_20_Text"><text:span text:style-name="T18">requirements.txt</text:span></text:span></text:span><text:span text:style-name="T10">, который содержит список необходимых модулей и их версий.</text:span></text:p>
      <text:p text:style-name="P13"><text:span text:style-name="T10">Файл </text:span><text:span text:style-name="Strong_20_Emphasis"><text:span text:style-name="Source_20_Text"><text:span text:style-name="T18">requirements.txt</text:span></text:span></text:span><text:span text:style-name="T10"> может выглядеть примерно так:</text:span></text:p>
      <text:p text:style-name="P16"><text:span text:style-name="Source_20_Text"><text:span text:style-name="T21">flask</text:span></text:span><text:span text:style-name="Source_20_Text"><text:span text:style-name="T17">==</text:span></text:span><text:span text:style-name="Source_20_Text"><text:span text:style-name="T22">2.1</text:span></text:span><text:span text:style-name="Source_20_Text"><text:span text:style-name="T17">.</text:span></text:span><text:span text:style-name="Source_20_Text"><text:span text:style-name="T22">0</text:span></text:span></text:p>
      <text:p text:style-name="P20"><text:span text:style-name="Source_20_Text"><text:span text:style-name="T21">requests</text:span></text:span><text:span text:style-name="Source_20_Text"><text:span text:style-name="T17">==</text:span></text:span><text:span text:style-name="Source_20_Text"><text:span text:style-name="T22">2.26</text:span></text:span><text:span text:style-name="Source_20_Text"><text:span text:style-name="T17">.</text:span></text:span><text:span text:style-name="Source_20_Text"><text:span text:style-name="T22">0</text:span></text:span></text:p>
      <text:p text:style-name="P14">Этот файл позволяет другим разработчикам легко установить все необходимые пакеты и библиотеки для работы с проектом. Для установки этих зависимостей разработчик может воспользоваться командой:</text:p>
      <text:p text:style-name="P13"><text:span text:style-name="Source_20_Text"><text:span text:style-name="Strong_20_Emphasis"><text:span text:style-name="T18">pip install -r requirements.txt</text:span></text:span></text:span><text:span text:style-name="T10"><text:line-break/>Для обновления или создания файла </text:span><text:span text:style-name="Strong_20_Emphasis"><text:span text:style-name="Source_20_Text"><text:span text:style-name="T18">requirements.txt</text:span></text:span></text:span><text:span text:style-name="T10"> с актуальными зависимостями проекта используется команда: </text:span></text:p>
      <text:p text:style-name="P13"><text:span text:style-name="Source_20_Text"><text:span text:style-name="Strong_20_Emphasis"><text:span text:style-name="T18">pip freeze &gt; requirements.txt</text:span></text:span></text:span><text:span text:style-name="T10"><text:line-break/>Такой подход  упрощает процесс установки всех необходимых компонентов перед началом работы над проектом.</text:span></text:p>
      <text:p text:style-name="P13"><text:soft-page-break/><text:span text:style-name="T10">Также рассмотрим более сложный пример. Предположим, что наше приложение может функционировать в питоне версий </text:span><text:span text:style-name="Strong_20_Emphasis"><text:span text:style-name="T8">2</text:span></text:span><text:span text:style-name="T10"> и </text:span><text:span text:style-name="Strong_20_Emphasis"><text:span text:style-name="T8">3</text:span></text:span><text:span text:style-name="T10">. Разумеется, каждая из этих версий требует своего набора модулей. В </text:span><text:span text:style-name="Strong_20_Emphasis"><text:span text:style-name="T8">requirements.txt</text:span></text:span><text:span text:style-name="T10"> все это можно прописать:</text:span></text:p>
      <text:p text:style-name="P16"><text:span text:style-name="Source_20_Text"><text:span text:style-name="T21">cached-property</text:span></text:span><text:span text:style-name="Source_20_Text"><text:span text:style-name="T17">==</text:span></text:span><text:span text:style-name="Source_20_Text"><text:span text:style-name="T22">1.5</text:span></text:span><text:span text:style-name="Source_20_Text"><text:span text:style-name="T17">.</text:span></text:span><text:span text:style-name="Source_20_Text"><text:span text:style-name="T22">2</text:span></text:span></text:p>
      <text:p text:style-name="P22"><text:span text:style-name="Source_20_Text"><text:span text:style-name="T21">certifi</text:span></text:span><text:span text:style-name="Source_20_Text"><text:span text:style-name="T17">==</text:span></text:span><text:span text:style-name="Source_20_Text"><text:span text:style-name="T22">2020.6</text:span></text:span><text:span text:style-name="Source_20_Text"><text:span text:style-name="T17">.</text:span></text:span><text:span text:style-name="Source_20_Text"><text:span text:style-name="T22">20</text:span></text:span><text:span text:style-name="Source_20_Text"><text:span text:style-name="T17"> </text:span></text:span><text:span text:style-name="Source_20_Text"><text:span text:style-name="T26">; python_version &lt; ‘3.6’</text:span></text:span></text:p>
      <text:p text:style-name="P22"><text:span text:style-name="Source_20_Text"><text:span text:style-name="T21">cffi</text:span></text:span><text:span text:style-name="Source_20_Text"><text:span text:style-name="T17">==</text:span></text:span><text:span text:style-name="Source_20_Text"><text:span text:style-name="T22">1.14</text:span></text:span><text:span text:style-name="Source_20_Text"><text:span text:style-name="T17">.</text:span></text:span><text:span text:style-name="Source_20_Text"><text:span text:style-name="T22">3</text:span></text:span><text:span text:style-name="Source_20_Text"><text:span text:style-name="T17"> </text:span></text:span><text:span text:style-name="Source_20_Text"><text:span text:style-name="T26">; python_version &gt;= '3.6'</text:span></text:span></text:p>
      <text:p text:style-name="P20"><text:span text:style-name="Source_20_Text"><text:span text:style-name="T21">chardet</text:span></text:span><text:span text:style-name="Source_20_Text"><text:span text:style-name="T17">==</text:span></text:span><text:span text:style-name="Source_20_Text"><text:span text:style-name="T22">3.0</text:span></text:span><text:span text:style-name="Source_20_Text"><text:span text:style-name="T17">.</text:span></text:span><text:span text:style-name="Source_20_Text"><text:span text:style-name="T22">4</text:span></text:span></text:p>
      <text:p text:style-name="P13"><text:span text:style-name="T13"> </text:span><text:span text:style-name="T10">Так, если у пользователя на компьютере установлен </text:span><text:span text:style-name="Strong_20_Emphasis"><text:span text:style-name="T8">Python 3.5</text:span></text:span><text:span text:style-name="T10">, то </text:span><text:a xlink:type="simple" xlink:href="https://smartiqa.ru/courses/python/lesson-5#module" office:target-frame-name="_blank" xlink:show="new" text:style-name="Internet_20_link" text:visited-style-name="Visited_20_Internet_20_Link"><text:span text:style-name="T23">модуль</text:span></text:a><text:span text:style-name="T10"> </text:span><text:span text:style-name="Strong_20_Emphasis"><text:span text:style-name="T8">cffi </text:span></text:span><text:span text:style-name="T10">устанавливаться не будет. Подобный подход несколько портит красоту зависимостей, что ведет в ряде случаев к созданию дополнительного файла </text:span><text:span text:style-name="Strong_20_Emphasis"><text:span text:style-name="T8">constraints.txt</text:span></text:span><text:span text:style-name="T10"> со списком ограничений. Он нужен для того, чтобы избегать установок лишних модулей в многоуровневых приложениях.<text:line-break/><text:line-break/>Приведем пример. Для работы нашего приложения требуются некоторые<text:line-break/>модули определенных версий. Перечислим их в файле </text:span><text:span text:style-name="Strong_20_Emphasis"><text:span text:style-name="T8">requirements.txt</text:span></text:span><text:span text:style-name="T10">.</text:span></text:p>
      <text:p text:style-name="P16"><text:span text:style-name="Source_20_Text"><text:span text:style-name="T21">Django</text:span></text:span><text:span text:style-name="Source_20_Text"><text:span text:style-name="T17">==</text:span></text:span><text:span text:style-name="Source_20_Text"><text:span text:style-name="T22">3.1</text:span></text:span><text:span text:style-name="Source_20_Text"><text:span text:style-name="T17">.</text:span></text:span><text:span text:style-name="Source_20_Text"><text:span text:style-name="T22">2</text:span></text:span></text:p>
      <text:p text:style-name="P20"><text:span text:style-name="Source_20_Text"><text:span text:style-name="T21">django-allauth</text:span></text:span><text:span text:style-name="Source_20_Text"><text:span text:style-name="T17">==</text:span></text:span><text:span text:style-name="Source_20_Text"><text:span text:style-name="T22">0.32</text:span></text:span><text:span text:style-name="Source_20_Text"><text:span text:style-name="T17">.</text:span></text:span><text:span text:style-name="Source_20_Text"><text:span text:style-name="T22">0</text:span></text:span></text:p>
      <text:p text:style-name="P13"><text:span text:style-name="T10">Для данных библиотек имеются некоторые зависимости. В зависимости от того, на какой версии питона будет работать приложение, могут потребоваться разные модули. Так,</text:span><text:span text:style-name="Strong_20_Emphasis"><text:span text:style-name="T10"> </text:span></text:span><text:span text:style-name="Strong_20_Emphasis"><text:span text:style-name="T8">python-openid</text:span></text:span><text:span text:style-name="T10"> работает только на питоне </text:span><text:span text:style-name="Strong_20_Emphasis"><text:span text:style-name="T8">2</text:span></text:span><text:span text:style-name="T10"> версии, а </text:span><text:span text:style-name="Strong_20_Emphasis"><text:span text:style-name="T8">python3-openid </text:span></text:span><text:span text:style-name="T10">нужен для </text:span><text:span text:style-name="Strong_20_Emphasis"><text:span text:style-name="T8">3</text:span></text:span><text:span text:style-name="T10">-ей версии. Все эти требования мы прописывает в </text:span><text:span text:style-name="Strong_20_Emphasis"><text:span text:style-name="T8">requirements.txt</text:span></text:span><text:span text:style-name="T10">, делая его нечитабельным и неудобным.</text:span></text:p>
      <text:p text:style-name="P16"><text:span text:style-name="Source_20_Text"><text:span text:style-name="T21">Django</text:span></text:span><text:span text:style-name="Source_20_Text"><text:span text:style-name="T17">==</text:span></text:span><text:span text:style-name="Source_20_Text"><text:span text:style-name="T22">3.1</text:span></text:span><text:span text:style-name="Source_20_Text"><text:span text:style-name="T17">.</text:span></text:span><text:span text:style-name="Source_20_Text"><text:span text:style-name="T22">2</text:span></text:span></text:p>
      <text:p text:style-name="P22"><text:span text:style-name="Source_20_Text"><text:span text:style-name="T21">django-allauth</text:span></text:span><text:span text:style-name="Source_20_Text"><text:span text:style-name="T17">==</text:span></text:span><text:span text:style-name="Source_20_Text"><text:span text:style-name="T22">0.32</text:span></text:span><text:span text:style-name="Source_20_Text"><text:span text:style-name="T17">.</text:span></text:span><text:span text:style-name="Source_20_Text"><text:span text:style-name="T22">0</text:span></text:span></text:p>
      <text:p text:style-name="P22"><text:span text:style-name="Source_20_Text"><text:span text:style-name="T21">oauthlib</text:span></text:span><text:span text:style-name="Source_20_Text"><text:span text:style-name="T17">==</text:span></text:span><text:span text:style-name="Source_20_Text"><text:span text:style-name="T22">3.1</text:span></text:span><text:span text:style-name="Source_20_Text"><text:span text:style-name="T17">.</text:span></text:span><text:span text:style-name="Source_20_Text"><text:span text:style-name="T22">0</text:span></text:span></text:p>
      <text:p text:style-name="P22"><text:span text:style-name="Source_20_Text"><text:span text:style-name="T21">python-openid</text:span></text:span><text:span text:style-name="Source_20_Text"><text:span text:style-name="T17">==</text:span></text:span><text:span text:style-name="Source_20_Text"><text:span text:style-name="T22">2.2</text:span></text:span><text:span text:style-name="Source_20_Text"><text:span text:style-name="T17">.</text:span></text:span><text:span text:style-name="Source_20_Text"><text:span text:style-name="T22">5</text:span></text:span><text:span text:style-name="Source_20_Text"><text:span text:style-name="T17"> </text:span></text:span><text:span text:style-name="Source_20_Text"><text:span text:style-name="T26">; python_version &lt; '3.0'</text:span></text:span></text:p>
      <text:p text:style-name="P20"><text:span text:style-name="Source_20_Text"><text:span text:style-name="T21">python3-openid</text:span></text:span><text:span text:style-name="Source_20_Text"><text:span text:style-name="T17">==</text:span></text:span><text:span text:style-name="Source_20_Text"><text:span text:style-name="T22">3.2</text:span></text:span><text:span text:style-name="Source_20_Text"><text:span text:style-name="T17">.</text:span></text:span><text:span text:style-name="Source_20_Text"><text:span text:style-name="T22">0</text:span></text:span><text:span text:style-name="Source_20_Text"><text:span text:style-name="T26">; python_version &gt;= '3.0'</text:span></text:span></text:p>
      <text:p text:style-name="P13"><text:span text:style-name="T10">Намного разумнее - создать </text:span><text:span text:style-name="Strong_20_Emphasis"><text:span text:style-name="T8">constraints.txt</text:span></text:span><text:span text:style-name="T10">, в котором прописываются дополнительные зависимости, а в файле </text:span><text:span text:style-name="Strong_20_Emphasis"><text:span text:style-name="T8">requirements.txt </text:span></text:span><text:span text:style-name="T10">перечислить основные библиотеки. Когда основные модули начнут подтягивать дополнительные, то они смогут понять, какие же версии им потребуются. Файлы примут такой вид:</text:span></text:p>
      <text:p text:style-name="P16"><text:span text:style-name="Source_20_Text"><text:span text:style-name="T21">Django</text:span></text:span><text:span text:style-name="Source_20_Text"><text:span text:style-name="T17">==</text:span></text:span><text:span text:style-name="Source_20_Text"><text:span text:style-name="T22">3.1</text:span></text:span><text:span text:style-name="Source_20_Text"><text:span text:style-name="T17">.</text:span></text:span><text:span text:style-name="Source_20_Text"><text:span text:style-name="T22">2</text:span></text:span></text:p>
      <text:p text:style-name="P20"><text:span text:style-name="Source_20_Text"><text:span text:style-name="T21">django-allauth</text:span></text:span><text:span text:style-name="Source_20_Text"><text:span text:style-name="T17">==</text:span></text:span><text:span text:style-name="Source_20_Text"><text:span text:style-name="T22">0.32</text:span></text:span><text:span text:style-name="Source_20_Text"><text:span text:style-name="T17">.</text:span></text:span><text:span text:style-name="Source_20_Text"><text:span text:style-name="T22">0</text:span></text:span></text:p>
      <text:p text:style-name="P16"><text:span text:style-name="Source_20_Text"><text:span text:style-name="T21">oauthlib</text:span></text:span><text:span text:style-name="Source_20_Text"><text:span text:style-name="T17">==</text:span></text:span><text:span text:style-name="Source_20_Text"><text:span text:style-name="T22">3.1</text:span></text:span><text:span text:style-name="Source_20_Text"><text:span text:style-name="T17">.</text:span></text:span><text:span text:style-name="Source_20_Text"><text:span text:style-name="T22">0</text:span></text:span></text:p>
      <text:p text:style-name="P22"><text:span text:style-name="Source_20_Text"><text:span text:style-name="T21">python-openid</text:span></text:span><text:span text:style-name="Source_20_Text"><text:span text:style-name="T17">==</text:span></text:span><text:span text:style-name="Source_20_Text"><text:span text:style-name="T22">2.2</text:span></text:span><text:span text:style-name="Source_20_Text"><text:span text:style-name="T17">.</text:span></text:span><text:span text:style-name="Source_20_Text"><text:span text:style-name="T22">5</text:span></text:span></text:p>
      <text:p text:style-name="P20"><text:span text:style-name="Source_20_Text"><text:span text:style-name="T21">python3-openid</text:span></text:span><text:span text:style-name="Source_20_Text"><text:span text:style-name="T17">==</text:span></text:span><text:span text:style-name="Source_20_Text"><text:span text:style-name="T22">3.2</text:span></text:span><text:span text:style-name="Source_20_Text"><text:span text:style-name="T17">.</text:span></text:span><text:span text:style-name="Source_20_Text"><text:span text:style-name="T22">0</text:span></text:span></text:p>
      <text:p text:style-name="P14">Для установки всех требуемых модулей и их зависимостей применяется команда:</text:p>
      <text:p text:style-name="P19"><text:span text:style-name="Source_20_Text"><text:span text:style-name="T17">pip install -</text:span></text:span><text:span text:style-name="Source_20_Text"><text:span text:style-name="T21">c</text:span></text:span><text:span text:style-name="Source_20_Text"><text:span text:style-name="T17"> constraints.txt</text:span></text:span></text:p>
      <text:p text:style-name="P13"><text:span text:style-name="T10">На практике </text:span><text:span text:style-name="Strong_20_Emphasis"><text:span text:style-name="T8">constraints.txt </text:span></text:span><text:span text:style-name="T10">используется лишь в крупных проектах, а для небольших разработок можно обойтись простым перечислением зависимостей.</text:span></text:p>
      <text:h text:style-name="P24" text:outline-level="2"><text:soft-page-break/>3. Удаление пакетов</text:h>
      <text:p text:style-name="P13"><text:span text:style-name="T10">Удаление модулей в Python осуществляется с использованием команды </text:span><text:span text:style-name="Source_20_Text"><text:span text:style-name="T17">pip uninstall</text:span></text:span><text:span text:style-name="T10">. Для удаления одного пакета, например, </text:span><text:span text:style-name="Source_20_Text"><text:span text:style-name="T17">requests</text:span></text:span><text:span text:style-name="T10">, используйте следующую команду:</text:span></text:p>
      <text:p text:style-name="P13"><text:span text:style-name="Source_20_Text"><text:span text:style-name="T18">pip uninstall requests</text:span></text:span></text:p>
      <text:p text:style-name="P14">Если необходимо удалить несколько пакетов, их можно перечислить через пробел:</text:p>
      <text:p text:style-name="P13"><text:span text:style-name="Strong_20_Emphasis"><text:span text:style-name="Source_20_Text"><text:span text:style-name="T18">pip uninstall пакет1 пакет2 пакет3</text:span></text:span></text:span><text:span text:style-name="T10"><text:line-break/>Чтобы избежать постоянного запроса подтверждения от пользователя при удалении библиотек, используется ключ </text:span><text:span text:style-name="Source_20_Text"><text:span text:style-name="T17">-y</text:span></text:span><text:span text:style-name="T10"> или </text:span><text:span text:style-name="Source_20_Text"><text:span text:style-name="T17">--yes</text:span></text:span><text:span text:style-name="T10">:</text:span></text:p>
      <text:p text:style-name="P13"><text:span text:style-name="Source_20_Text"><text:span text:style-name="Strong_20_Emphasis"><text:span text:style-name="T18">pip uninstall -y пакет1 пакет2</text:span></text:span></text:span><text:span text:style-name="T10"><text:line-break/>Также можно удалить несколько модулей, перечислив их через пробел, или воспользоваться файлом </text:span><text:span text:style-name="Source_20_Text"><text:span text:style-name="T17">requirements.txt</text:span></text:span><text:span text:style-name="T10">:</text:span></text:p>
      <text:p text:style-name="P13"><text:span text:style-name="Source_20_Text"><text:span text:style-name="Strong_20_Emphasis"><text:span text:style-name="T18">pip uninstall -r requirements.txt -y</text:span></text:span></text:span><text:span text:style-name="T10"><text:line-break/>При установке нового пакета или его обновлении старая версия автоматически удаляется из библиотеки конкретного окружения. В этом процессе ключ </text:span><text:span text:style-name="Source_20_Text"><text:span text:style-name="T17">-y</text:span></text:span><text:span text:style-name="T10"> позволяет избежать ручного подтверждения действия удаления.</text:span></text:p>
      <text:h text:style-name="P24" text:outline-level="2">5. Дополнительные команды pip</text:h>
      <text:p text:style-name="P14">Наберем в командной строке</text:p>
      <text:p text:style-name="P13"><text:span text:style-name="Source_20_Text"><text:span text:style-name="T18">pip help</text:span></text:span></text:p>
      <text:p text:style-name="P14">Перед нами предстанет перечень доступных команд в менеджере пакетов. По каждой команде также можно получить справочную информацию:</text:p>
      <text:p text:style-name="P13"><text:span text:style-name="Strong_20_Emphasis"><text:span text:style-name="T18">pip install --help</text:span></text:span></text:p>
      <text:p text:style-name="P13"><text:span text:style-name="T10">Команд и дополнительных ключей в </text:span><text:span text:style-name="Strong_20_Emphasis"><text:span text:style-name="T8">pip </text:span></text:span><text:span text:style-name="T10">имеется предостаточное количество. Ознакомиться с ними можно на сайте документации. Мы же рассмотрим основные команды и покажем их применение.</text:span></text:p>
      <text:h text:style-name="P17" text:outline-level="3">5.1. Команда download</text:h>
      <text:p text:style-name="P14">Позволяет скачивать модули в указанную директорию для дальнейшего их использования локально (без повторного скачивания с репозитория).</text:p>
      <text:p text:style-name="P16"><text:span text:style-name="Source_20_Text"><text:span text:style-name="T22"># Устанавливаем модуль в текущую папку (получим файл с расширением «.whl»)</text:span></text:span></text:p>
      <text:p text:style-name="P22"><text:span text:style-name="Source_20_Text"><text:span text:style-name="T17">pip download numpy</text:span></text:span></text:p>
      <text:p text:style-name="P22"><text:span text:style-name="Source_20_Text"><text:span text:style-name="T22"># Загружаем NumPy в поддиректорию /mods/ (</text:span></text:span><text:span text:style-name="Source_20_Text"><text:span text:style-name="T16">если</text:span></text:span><text:span text:style-name="Source_20_Text"><text:span text:style-name="T22"> ее нет, то она создастся)</text:span></text:span></text:p>
      <text:p text:style-name="P22"><text:span text:style-name="Source_20_Text"><text:span text:style-name="T17">pip download --destination-directory ./mods/ numpy</text:span></text:span></text:p>
      <text:p text:style-name="P22"><text:span text:style-name="Source_20_Text"><text:span text:style-name="T22"># В текущую папку скачаются все пакеты, указанные в файле зависимостей</text:span></text:span></text:p>
      <text:p text:style-name="P22"><text:span text:style-name="Source_20_Text"><text:span text:style-name="T17">pip download --destination-directory . –r requirements.txt</text:span></text:span></text:p>
      <text:p text:style-name="P22"><text:span text:style-name="Source_20_Text"><text:span text:style-name="T22"># Пример использования дополнительных команд (скачиваем библиотеку только </text:span></text:span><text:span text:style-name="Source_20_Text"><text:span text:style-name="T16">для</text:span></text:span><text:span text:style-name="Source_20_Text"><text:span text:style-name="T22"> Линукс-систем и питона </text:span></text:span><text:span text:style-name="Source_20_Text"><text:span text:style-name="T16">не</text:span></text:span><text:span text:style-name="Source_20_Text"><text:span text:style-name="T22"> ниже 3 версии)</text:span></text:span></text:p>
      <text:p text:style-name="P20"><text:span text:style-name="Source_20_Text"><text:span text:style-name="T17">pip download --platform linux_x86_64 --python-version </text:span></text:span><text:span text:style-name="Source_20_Text"><text:span text:style-name="T22">3</text:span></text:span><text:span text:style-name="Source_20_Text"><text:span text:style-name="T17"> numpy</text:span></text:span></text:p>
      <text:h text:style-name="P17" text:outline-level="3"><text:soft-page-break/>5.2. Команда list</text:h>
      <text:p text:style-name="P13"><text:span text:style-name="T10">Команда </text:span><text:span text:style-name="Strong_20_Emphasis"><text:span text:style-name="T8">list </text:span></text:span><text:span text:style-name="T10">позволяет просматривать все имеющиеся в виртуальном окружении или глобально модули с указанием их версий.</text:span></text:p>
      <text:p text:style-name="P16"><text:span text:style-name="Source_20_Text"><text:span text:style-name="T26"># Отображаем список всех установленных модулей</text:span></text:span></text:p>
      <text:p text:style-name="P22"><text:span text:style-name="Source_20_Text"><text:span text:style-name="T17">&gt; pip </text:span></text:span><text:span text:style-name="Source_20_Text"><text:span text:style-name="T21">list</text:span></text:span></text:p>
      <text:p text:style-name="P22"><text:span text:style-name="Source_20_Text"><text:span text:style-name="T17">Package <text:s text:c="3"/>Version</text:span></text:span></text:p>
      <text:p text:style-name="P22"><text:span text:style-name="Source_20_Text"><text:span text:style-name="T26">---------- -------</text:span></text:span></text:p>
      <text:p text:style-name="P22"><text:span text:style-name="Source_20_Text"><text:span text:style-name="T17">numpy <text:s text:c="5"/></text:span></text:span><text:span text:style-name="Source_20_Text"><text:span text:style-name="T22">1.19.0</text:span></text:span></text:p>
      <text:p text:style-name="P22"><text:span text:style-name="Source_20_Text"><text:span text:style-name="T17">pip <text:s text:c="7"/></text:span></text:span><text:span text:style-name="Source_20_Text"><text:span text:style-name="T22">20.2.4</text:span></text:span></text:p>
      <text:p text:style-name="P22"><text:span text:style-name="Source_20_Text"><text:span text:style-name="T17">setuptools </text:span></text:span><text:span text:style-name="Source_20_Text"><text:span text:style-name="T22">50.3.2</text:span></text:span></text:p>
      <text:p text:style-name="P22"><text:span text:style-name="Source_20_Text"><text:span text:style-name="T26"># Отображаем список всех установленных модулей в формате json</text:span></text:span></text:p>
      <text:p text:style-name="P22"><text:span text:style-name="Source_20_Text"><text:span text:style-name="T17">&gt; pip </text:span></text:span><text:span text:style-name="Source_20_Text"><text:span text:style-name="T21">list</text:span></text:span><text:span text:style-name="Source_20_Text"><text:span text:style-name="T17"> </text:span></text:span><text:span text:style-name="Source_20_Text"><text:span text:style-name="T26">--format json</text:span></text:span></text:p>
      <text:p text:style-name="P22"><text:span text:style-name="Source_20_Text"><text:span text:style-name="T17">[{</text:span></text:span><text:span text:style-name="Source_20_Text"><text:span text:style-name="T27">"name"</text:span></text:span><text:span text:style-name="Source_20_Text"><text:span text:style-name="T17">: </text:span></text:span><text:span text:style-name="Source_20_Text"><text:span text:style-name="T27">"numpy"</text:span></text:span><text:span text:style-name="Source_20_Text"><text:span text:style-name="T17">, </text:span></text:span><text:span text:style-name="Source_20_Text"><text:span text:style-name="T27">"version"</text:span></text:span><text:span text:style-name="Source_20_Text"><text:span text:style-name="T17">: </text:span></text:span><text:span text:style-name="Source_20_Text"><text:span text:style-name="T27">"1.19.0"</text:span></text:span><text:span text:style-name="Source_20_Text"><text:span text:style-name="T17">}, {</text:span></text:span><text:span text:style-name="Source_20_Text"><text:span text:style-name="T27">"name"</text:span></text:span><text:span text:style-name="Source_20_Text"><text:span text:style-name="T17">: </text:span></text:span><text:span text:style-name="Source_20_Text"><text:span text:style-name="T27">"pip"</text:span></text:span><text:span text:style-name="Source_20_Text"><text:span text:style-name="T17">, </text:span></text:span><text:span text:style-name="Source_20_Text"><text:span text:style-name="T27">"version"</text:span></text:span><text:span text:style-name="Source_20_Text"><text:span text:style-name="T17">: </text:span></text:span><text:span text:style-name="Source_20_Text"><text:span text:style-name="T27">"20.2.4"</text:span></text:span><text:span text:style-name="Source_20_Text"><text:span text:style-name="T17">}, {</text:span></text:span><text:span text:style-name="Source_20_Text"><text:span text:style-name="T27">"name"</text:span></text:span><text:span text:style-name="Source_20_Text"><text:span text:style-name="T17">: </text:span></text:span><text:span text:style-name="Source_20_Text"><text:span text:style-name="T27">"setuptools"</text:span></text:span><text:span text:style-name="Source_20_Text"><text:span text:style-name="T17">, </text:span></text:span><text:span text:style-name="Source_20_Text"><text:span text:style-name="T27">"version"</text:span></text:span><text:span text:style-name="Source_20_Text"><text:span text:style-name="T17">: </text:span></text:span><text:span text:style-name="Source_20_Text"><text:span text:style-name="T27">"50.3.2"</text:span></text:span><text:span text:style-name="Source_20_Text"><text:span text:style-name="T17">}]</text:span></text:span></text:p>
      <text:p text:style-name="P22"><text:span text:style-name="Source_20_Text"><text:span text:style-name="T26"># Перечисляем модули, которые имеются в системе, но не связаны с другими (в ряде случаев таким способом можно выяснить модули, которые вам не нужны либо еще не используемые в проекте)</text:span></text:span></text:p>
      <text:p text:style-name="P22"><text:span text:style-name="Source_20_Text"><text:span text:style-name="T17">&gt; pip </text:span></text:span><text:span text:style-name="Source_20_Text"><text:span text:style-name="T21">list</text:span></text:span><text:span text:style-name="Source_20_Text"><text:span text:style-name="T17"> </text:span></text:span><text:span text:style-name="Source_20_Text"><text:span text:style-name="T26">--not-required</text:span></text:span></text:p>
      <text:p text:style-name="P22"><text:span text:style-name="Source_20_Text"><text:span text:style-name="T17">Package <text:s text:c="3"/>Version</text:span></text:span></text:p>
      <text:p text:style-name="P22"><text:span text:style-name="Source_20_Text"><text:span text:style-name="T26">---------- -------</text:span></text:span></text:p>
      <text:p text:style-name="P22"><text:span text:style-name="Source_20_Text"><text:span text:style-name="T17">numpy <text:s text:c="5"/></text:span></text:span><text:span text:style-name="Source_20_Text"><text:span text:style-name="T22">1.19.0</text:span></text:span></text:p>
      <text:p text:style-name="P22"><text:span text:style-name="Source_20_Text"><text:span text:style-name="T26"># Выводим перечень библиотек, которые требуют обновления (для них вышла более новая версия)</text:span></text:span></text:p>
      <text:p text:style-name="P22"><text:span text:style-name="Source_20_Text"><text:span text:style-name="T17">&gt; pip </text:span></text:span><text:span text:style-name="Source_20_Text"><text:span text:style-name="T21">list</text:span></text:span><text:span text:style-name="Source_20_Text"><text:span text:style-name="T17"> –o</text:span></text:span></text:p>
      <text:p text:style-name="P22"><text:span text:style-name="Source_20_Text"><text:span text:style-name="T17">Package Version Latest Type</text:span></text:span></text:p>
      <text:p text:style-name="P22"><text:span text:style-name="Source_20_Text"><text:span text:style-name="T26">------- ------- ------ -----</text:span></text:span></text:p>
      <text:p text:style-name="P20"><text:span text:style-name="Source_20_Text"><text:span text:style-name="T17">numpy <text:s text:c="2"/></text:span></text:span><text:span text:style-name="Source_20_Text"><text:span text:style-name="T22">1.19.0</text:span></text:span><text:span text:style-name="Source_20_Text"><text:span text:style-name="T17"> <text:s/></text:span></text:span><text:span text:style-name="Source_20_Text"><text:span text:style-name="T22">1.19.2</text:span></text:span><text:span text:style-name="Source_20_Text"><text:span text:style-name="T17"> wheel</text:span></text:span></text:p>
      <text:h text:style-name="P17" text:outline-level="3">5.3. Команда show</text:h>
      <text:p text:style-name="P14">Показывает информацию о конкретном модуле или их группе.</text:p>
      <text:p text:style-name="P16"><text:span text:style-name="Source_20_Text"><text:span text:style-name="T26"># Вывод информации о библиотеке: версия, автор, описание, расположение, зависимости и т.д.</text:span></text:span></text:p>
      <text:p text:style-name="P22"><text:span text:style-name="Source_20_Text"><text:span text:style-name="T27">&gt;</text:span></text:span><text:span text:style-name="Source_20_Text"><text:span text:style-name="T17"> </text:span></text:span><text:span text:style-name="Source_20_Text"><text:span text:style-name="T27">pip</text:span></text:span><text:span text:style-name="Source_20_Text"><text:span text:style-name="T17"> </text:span></text:span><text:span text:style-name="Source_20_Text"><text:span text:style-name="T27">show</text:span></text:span><text:span text:style-name="Source_20_Text"><text:span text:style-name="T17"> </text:span></text:span><text:span text:style-name="Source_20_Text"><text:span text:style-name="T27">numpy</text:span></text:span></text:p>
      <text:p text:style-name="P22"><text:span text:style-name="Source_20_Text"><text:span text:style-name="T21">Name:</text:span></text:span><text:span text:style-name="Source_20_Text"><text:span text:style-name="T17"> </text:span></text:span><text:span text:style-name="Source_20_Text"><text:span text:style-name="T27">numpy</text:span></text:span></text:p>
      <text:p text:style-name="P22"><text:span text:style-name="Source_20_Text"><text:span text:style-name="T21">Version:</text:span></text:span><text:span text:style-name="Source_20_Text"><text:span text:style-name="T17"> </text:span></text:span><text:span text:style-name="Source_20_Text"><text:span text:style-name="T22">1.19.0</text:span></text:span></text:p>
      <text:p text:style-name="P22"><text:span text:style-name="Source_20_Text"><text:span text:style-name="T21">Summary:</text:span></text:span><text:span text:style-name="Source_20_Text"><text:span text:style-name="T17"> </text:span></text:span><text:span text:style-name="Source_20_Text"><text:span text:style-name="T27">NumPy</text:span></text:span><text:span text:style-name="Source_20_Text"><text:span text:style-name="T17"> </text:span></text:span><text:span text:style-name="Source_20_Text"><text:span text:style-name="T27">is</text:span></text:span><text:span text:style-name="Source_20_Text"><text:span text:style-name="T17"> </text:span></text:span><text:span text:style-name="Source_20_Text"><text:span text:style-name="T27">the</text:span></text:span><text:span text:style-name="Source_20_Text"><text:span text:style-name="T17"> </text:span></text:span><text:span text:style-name="Source_20_Text"><text:span text:style-name="T27">fundamental</text:span></text:span><text:span text:style-name="Source_20_Text"><text:span text:style-name="T17"> </text:span></text:span><text:span text:style-name="Source_20_Text"><text:span text:style-name="T27">package</text:span></text:span><text:span text:style-name="Source_20_Text"><text:span text:style-name="T17"> </text:span></text:span><text:span text:style-name="Source_20_Text"><text:span text:style-name="T27">for</text:span></text:span><text:span text:style-name="Source_20_Text"><text:span text:style-name="T17"> </text:span></text:span><text:span text:style-name="Source_20_Text"><text:span text:style-name="T27">array</text:span></text:span><text:span text:style-name="Source_20_Text"><text:span text:style-name="T17"> </text:span></text:span><text:span text:style-name="Source_20_Text"><text:span text:style-name="T27">computing</text:span></text:span><text:span text:style-name="Source_20_Text"><text:span text:style-name="T17"> </text:span></text:span><text:span text:style-name="Source_20_Text"><text:span text:style-name="T27">with</text:span></text:span><text:span text:style-name="Source_20_Text"><text:span text:style-name="T17"> </text:span></text:span><text:span text:style-name="Source_20_Text"><text:span text:style-name="T27">Python.</text:span></text:span></text:p>
      <text:p text:style-name="P22"><text:span text:style-name="Source_20_Text"><text:span text:style-name="T21">Home-page:</text:span></text:span><text:span text:style-name="Source_20_Text"><text:span text:style-name="T17"> </text:span></text:span><text:span text:style-name="Source_20_Text"><text:span text:style-name="T27">https://www.numpy.org</text:span></text:span></text:p>
      <text:p text:style-name="P22"><text:span text:style-name="Source_20_Text"><text:span text:style-name="T21">Author:</text:span></text:span><text:span text:style-name="Source_20_Text"><text:span text:style-name="T17"> </text:span></text:span><text:span text:style-name="Source_20_Text"><text:span text:style-name="T27">Travis</text:span></text:span><text:span text:style-name="Source_20_Text"><text:span text:style-name="T17"> </text:span></text:span><text:span text:style-name="Source_20_Text"><text:span text:style-name="T27">E.</text:span></text:span><text:span text:style-name="Source_20_Text"><text:span text:style-name="T17"> </text:span></text:span><text:span text:style-name="Source_20_Text"><text:span text:style-name="T27">Oliphant</text:span></text:span><text:span text:style-name="Source_20_Text"><text:span text:style-name="T17"> </text:span></text:span><text:span text:style-name="Source_20_Text"><text:span text:style-name="T27">et</text:span></text:span><text:span text:style-name="Source_20_Text"><text:span text:style-name="T17"> </text:span></text:span><text:span text:style-name="Source_20_Text"><text:span text:style-name="T27">al.</text:span></text:span></text:p>
      <text:p text:style-name="P22"><text:span text:style-name="Source_20_Text"><text:span text:style-name="T21">Author-email:</text:span></text:span><text:span text:style-name="Source_20_Text"><text:span text:style-name="T17"> </text:span></text:span><text:span text:style-name="Source_20_Text"><text:span text:style-name="T27">None</text:span></text:span></text:p>
      <text:p text:style-name="P22"><text:span text:style-name="Source_20_Text"><text:span text:style-name="T21">License:</text:span></text:span><text:span text:style-name="Source_20_Text"><text:span text:style-name="T17"> </text:span></text:span><text:span text:style-name="Source_20_Text"><text:span text:style-name="T27">BSD</text:span></text:span></text:p>
      <text:p text:style-name="P22"><text:span text:style-name="Source_20_Text"><text:span text:style-name="T27">...</text:span></text:span></text:p>
      <text:p text:style-name="P22"><text:span text:style-name="Source_20_Text"><text:span text:style-name="T26"># Самые полные сведения о модуле</text:span></text:span></text:p>
      <text:p text:style-name="P22"><text:span text:style-name="Source_20_Text"><text:span text:style-name="T27">&gt;</text:span></text:span><text:span text:style-name="Source_20_Text"><text:span text:style-name="T17"> </text:span></text:span><text:span text:style-name="Source_20_Text"><text:span text:style-name="T27">pip</text:span></text:span><text:span text:style-name="Source_20_Text"><text:span text:style-name="T17"> </text:span></text:span><text:span text:style-name="Source_20_Text"><text:span text:style-name="T27">show</text:span></text:span><text:span text:style-name="Source_20_Text"><text:span text:style-name="T17"> </text:span></text:span><text:span text:style-name="Source_20_Text"><text:span text:style-name="T27">--verbose</text:span></text:span><text:span text:style-name="Source_20_Text"><text:span text:style-name="T17"> </text:span></text:span><text:span text:style-name="Source_20_Text"><text:span text:style-name="T27">numpy</text:span></text:span></text:p>
      <text:p text:style-name="P22"><text:span text:style-name="Source_20_Text"><text:span text:style-name="T28">…</text:span></text:span></text:p>
      <text:p text:style-name="P22"><text:span text:style-name="Source_20_Text"><text:span text:style-name="T21">Metadata-Version:</text:span></text:span><text:span text:style-name="Source_20_Text"><text:span text:style-name="T17"> </text:span></text:span><text:span text:style-name="Source_20_Text"><text:span text:style-name="T22">2.1</text:span></text:span></text:p>
      <text:p text:style-name="P22"><text:span text:style-name="Source_20_Text"><text:span text:style-name="T21">Installer:</text:span></text:span><text:span text:style-name="Source_20_Text"><text:span text:style-name="T17"> </text:span></text:span><text:span text:style-name="Source_20_Text"><text:span text:style-name="T27">pip</text:span></text:span></text:p>
      <text:p text:style-name="P22"><text:span text:style-name="Source_20_Text"><text:span text:style-name="T21">Classifiers:</text:span></text:span></text:p>
      <text:p text:style-name="P22"><text:soft-page-break/><text:span text:style-name="Source_20_Text"><text:span text:style-name="T20"><text:s text:c="2"/></text:span></text:span><text:span text:style-name="Source_20_Text"><text:span text:style-name="T21">Development Status ::</text:span></text:span><text:span text:style-name="Source_20_Text"><text:span text:style-name="T17"> </text:span></text:span><text:span text:style-name="Source_20_Text"><text:span text:style-name="T22">5</text:span></text:span><text:span text:style-name="Source_20_Text"><text:span text:style-name="T17"> </text:span></text:span><text:span text:style-name="Source_20_Text"><text:span text:style-name="T22">-</text:span></text:span><text:span text:style-name="Source_20_Text"><text:span text:style-name="T17"> </text:span></text:span><text:span text:style-name="Source_20_Text"><text:span text:style-name="T27">Production/Stable</text:span></text:span></text:p>
      <text:p text:style-name="P22"><text:span text:style-name="Source_20_Text"><text:span text:style-name="T20"><text:s text:c="2"/></text:span></text:span><text:span text:style-name="Source_20_Text"><text:span text:style-name="T21">Intended Audience ::</text:span></text:span><text:span text:style-name="Source_20_Text"><text:span text:style-name="T17"> </text:span></text:span><text:span text:style-name="Source_20_Text"><text:span text:style-name="T27">Science/Research</text:span></text:span></text:p>
      <text:p text:style-name="P20"><text:span text:style-name="Source_20_Text"><text:span text:style-name="T27">...</text:span></text:span></text:p>
      <text:h text:style-name="P17" text:outline-level="3">5.4. Команда check</text:h>
      <text:p text:style-name="P14">Нужна для проверки зависимостей, нехватки модулей или их неверной версии.</text:p>
      <text:p text:style-name="P16"><text:span text:style-name="Source_20_Text"><text:span text:style-name="T26">&gt; pip check</text:span></text:span></text:p>
      <text:p text:style-name="P20"><text:span text:style-name="Source_20_Text"><text:span text:style-name="T17">No broken requirements found.</text:span></text:span></text:p>
      <text:p text:style-name="P14">Если будут найдены ошибки, то выведется соответствующая информация.</text:p>
      <text:h text:style-name="P17" text:outline-level="3">5.6. Команда hash</text:h>
      <text:p text:style-name="P14">Вычисляет хеш локального модуля на основании определенного алгоритма (можно выбирать).</text:p>
      <text:p text:style-name="P16"><text:span text:style-name="Source_20_Text"><text:span text:style-name="T17">&gt; pip </text:span></text:span><text:span text:style-name="Source_20_Text"><text:span text:style-name="T21">hash</text:span></text:span><text:span text:style-name="Source_20_Text"><text:span text:style-name="T17"> numpy-1.19.2-cp38-cp38-win32.whl</text:span></text:span></text:p>
      <text:p text:style-name="P20"><text:span text:style-name="Source_20_Text"><text:span text:style-name="T17">numpy-1.19.2-cp38-cp38-win32.whl:--</text:span></text:span><text:span text:style-name="Source_20_Text"><text:span text:style-name="T21">hash</text:span></text:span><text:span text:style-name="Source_20_Text"><text:span text:style-name="T17">=sha256:51ee93e1fac3fe08ef54ff1c7f329db64d8a9c5557e6c8e908be9497ac76374b</text:span></text:span></text:p>
      <text:p text:style-name="P14">Может понадобиться для проверки полноты скачивания модуля.</text:p>
      <text:h text:style-name="P17" text:outline-level="3">5.7. Команда cache</text:h>
      <text:p text:style-name="P14">Предоставляет сведения о кеше менеджера пакетов и позволяет оперировать им.</text:p>
      <text:p text:style-name="P16"><text:span text:style-name="Source_20_Text"><text:span text:style-name="T26"># Очистка кеша и удаление всех whl-файлов</text:span></text:span></text:p>
      <text:p text:style-name="P22"><text:span text:style-name="Source_20_Text"><text:span text:style-name="T17">&gt; pip cache purge</text:span></text:span></text:p>
      <text:p text:style-name="P22"><text:span text:style-name="Source_20_Text"><text:span text:style-name="T26"># Показать папку с кеш-файлами менеджера пакетов</text:span></text:span></text:p>
      <text:p text:style-name="P22"><text:span text:style-name="Source_20_Text"><text:span text:style-name="T17">&gt; pip cache </text:span></text:span><text:span text:style-name="Source_20_Text"><text:span text:style-name="T21">dir</text:span></text:span></text:p>
      <text:p text:style-name="P22"><text:span text:style-name="Source_20_Text"><text:span text:style-name="T17">c:\</text:span></text:span><text:span text:style-name="Source_20_Text"><text:span text:style-name="T21">users</text:span></text:span><text:span text:style-name="Source_20_Text"><text:span text:style-name="T17">\mmm\appdata\</text:span></text:span><text:span text:style-name="Source_20_Text"><text:span text:style-name="T21">local</text:span></text:span><text:span text:style-name="Source_20_Text"><text:span text:style-name="T17">\pip\cache</text:span></text:span></text:p>
      <text:p text:style-name="P22"><text:span text:style-name="Source_20_Text"><text:span text:style-name="T26"># Узнать размер, место расположения и количество файлов в директории кеша</text:span></text:span></text:p>
      <text:p text:style-name="P22"><text:span text:style-name="Source_20_Text"><text:span text:style-name="T17">&gt; pip cache info</text:span></text:span></text:p>
      <text:p text:style-name="P22"><text:span text:style-name="Source_20_Text"><text:span text:style-name="T17">Location: c:\</text:span></text:span><text:span text:style-name="Source_20_Text"><text:span text:style-name="T21">users</text:span></text:span><text:span text:style-name="Source_20_Text"><text:span text:style-name="T17">\mmm\appdata\</text:span></text:span><text:span text:style-name="Source_20_Text"><text:span text:style-name="T21">local</text:span></text:span><text:span text:style-name="Source_20_Text"><text:span text:style-name="T17">\pip\cache\wheels</text:span></text:span></text:p>
      <text:p text:style-name="P22"><text:span text:style-name="Source_20_Text"><text:span text:style-name="T17">Size: 0 bytes</text:span></text:span></text:p>
      <text:p text:style-name="P20"><text:span text:style-name="Source_20_Text"><text:span text:style-name="T17">Number of wheels: 0</text:span></text:span></text:p>
      <text:h text:style-name="P17" text:outline-level="3">5.8. Команда debug</text:h>
      <text:p text:style-name="P14">Отражает отладочную информацию: о версии пайтона, менеджера пакетов, модулях, операционной системе и т.п.</text:p>
      <text:p text:style-name="P16"><text:span text:style-name="Source_20_Text"><text:span text:style-name="T27">&gt;</text:span></text:span><text:span text:style-name="Source_20_Text"><text:span text:style-name="T17"> </text:span></text:span><text:span text:style-name="Source_20_Text"><text:span text:style-name="T27">pip</text:span></text:span><text:span text:style-name="Source_20_Text"><text:span text:style-name="T17"> </text:span></text:span><text:span text:style-name="Source_20_Text"><text:span text:style-name="T27">debug</text:span></text:span></text:p>
      <text:p text:style-name="P22"><text:span text:style-name="Source_20_Text"><text:span text:style-name="T21">pip version:</text:span></text:span><text:span text:style-name="Source_20_Text"><text:span text:style-name="T17"> </text:span></text:span><text:span text:style-name="Source_20_Text"><text:span text:style-name="T27">pip</text:span></text:span><text:span text:style-name="Source_20_Text"><text:span text:style-name="T17"> </text:span></text:span><text:span text:style-name="Source_20_Text"><text:span text:style-name="T22">20.2.4</text:span></text:span><text:span text:style-name="Source_20_Text"><text:span text:style-name="T17"> </text:span></text:span><text:span text:style-name="Source_20_Text"><text:span text:style-name="T27">from</text:span></text:span><text:span text:style-name="Source_20_Text"><text:span text:style-name="T17"> </text:span></text:span><text:span text:style-name="Source_20_Text"><text:span text:style-name="T27">d:\1\tmp\venv\lib\site-packages\pip</text:span></text:span><text:span text:style-name="Source_20_Text"><text:span text:style-name="T17"> </text:span></text:span><text:span text:style-name="Source_20_Text"><text:span text:style-name="T27">(python</text:span></text:span><text:span text:style-name="Source_20_Text"><text:span text:style-name="T17"> </text:span></text:span><text:span text:style-name="Source_20_Text"><text:span text:style-name="T22">3.8</text:span></text:span><text:span text:style-name="Source_20_Text"><text:span text:style-name="T27">)</text:span></text:span></text:p>
      <text:p text:style-name="P22"><text:span text:style-name="Source_20_Text"><text:span text:style-name="T21">sys.version:</text:span></text:span><text:span text:style-name="Source_20_Text"><text:span text:style-name="T17"> </text:span></text:span><text:span text:style-name="Source_20_Text"><text:span text:style-name="T22">3.8.5</text:span></text:span><text:span text:style-name="Source_20_Text"><text:span text:style-name="T17"> </text:span></text:span><text:span text:style-name="Source_20_Text"><text:span text:style-name="T27">(tags/v3.8.5:580fbb0,</text:span></text:span><text:span text:style-name="Source_20_Text"><text:span text:style-name="T17"> </text:span></text:span><text:span text:style-name="Source_20_Text"><text:span text:style-name="T27">Jul</text:span></text:span><text:span text:style-name="Source_20_Text"><text:span text:style-name="T17"> </text:span></text:span><text:span text:style-name="Source_20_Text"><text:span text:style-name="T22">20</text:span></text:span><text:span text:style-name="Source_20_Text"><text:span text:style-name="T17"> </text:span></text:span><text:span text:style-name="Source_20_Text"><text:span text:style-name="T22">2020</text:span></text:span><text:span text:style-name="Source_20_Text"><text:span text:style-name="T27">,</text:span></text:span><text:span text:style-name="Source_20_Text"><text:span text:style-name="T17"> </text:span></text:span><text:span text:style-name="Source_20_Text"><text:span text:style-name="T22">15</text:span></text:span><text:span text:style-name="Source_20_Text"><text:span text:style-name="T27">:43:08)</text:span></text:span><text:span text:style-name="Source_20_Text"><text:span text:style-name="T17"> [</text:span></text:span><text:span text:style-name="Source_20_Text"><text:span text:style-name="T27">MSC</text:span></text:span><text:span text:style-name="Source_20_Text"><text:span text:style-name="T17"> </text:span></text:span><text:span text:style-name="Source_20_Text"><text:span text:style-name="T27">v.1926</text:span></text:span><text:span text:style-name="Source_20_Text"><text:span text:style-name="T17"> </text:span></text:span><text:span text:style-name="Source_20_Text"><text:span text:style-name="T22">32</text:span></text:span><text:span text:style-name="Source_20_Text"><text:span text:style-name="T17"> </text:span></text:span><text:span text:style-name="Source_20_Text"><text:span text:style-name="T27">bit</text:span></text:span><text:span text:style-name="Source_20_Text"><text:span text:style-name="T17"> </text:span></text:span><text:span text:style-name="Source_20_Text"><text:span text:style-name="T27">(Intel)</text:span></text:span><text:span text:style-name="Source_20_Text"><text:span text:style-name="T17">]</text:span></text:span></text:p>
      <text:p text:style-name="P22"><text:span text:style-name="Source_20_Text"><text:span text:style-name="T21">sys.executable:</text:span></text:span><text:span text:style-name="Source_20_Text"><text:span text:style-name="T17"> </text:span></text:span><text:span text:style-name="Source_20_Text"><text:span text:style-name="T27">d:\1\tmp\venv\scripts\python.exe</text:span></text:span></text:p>
      <text:p text:style-name="P22"><text:soft-page-break/><text:span text:style-name="Source_20_Text"><text:span text:style-name="T21">sys.getdefaultencoding:</text:span></text:span><text:span text:style-name="Source_20_Text"><text:span text:style-name="T17"> </text:span></text:span><text:span text:style-name="Source_20_Text"><text:span text:style-name="T27">utf-8</text:span></text:span></text:p>
      <text:p text:style-name="P20"><text:span text:style-name="Source_20_Text"><text:span text:style-name="T27">...</text:span></text:span></text:p>
      <text:p text:style-name="P14">Сведения могут понадобиться при ошибках и сбоях в работе модулей или установщика.<text:line-break/> </text:p>
      <text:h text:style-name="P18" text:outline-level="3"><text:span text:style-name="Strong_20_Emphasis"><text:span text:style-name="T12">5.9. Команда completion</text:span></text:span></text:h>
      <text:p text:style-name="P14"><text:line-break/>Команда актуальная для пользователей *nix систем, чтобы в оболочке bash получить возможность автодополнения команд. Другими словами, при нажатии TAB вы сможете набрать первые 1-2 буквы команды, а остальное определится системой. </text:p>
      <text:p text:style-name="P19"><text:span text:style-name="Source_20_Text"><text:span text:style-name="T22">$ </text:span></text:span><text:span text:style-name="Source_20_Text"><text:span text:style-name="T17">pip completion --bash &gt;&gt; ~/.profile</text:span></text:span></text:p>
      <text:p text:style-name="P14">Фактически, вы дополняете профиль командной оболочки командами менеджера пакетов.</text:p>
      <text:h text:style-name="P17" text:outline-level="3">5.10. Команда config</text:h>
      <text:p text:style-name="P13"><text:span text:style-name="T10">Управление файлом настроек пакета модулей (</text:span><text:span text:style-name="Strong_20_Emphasis"><text:span text:style-name="T8">pip.ini</text:span></text:span><text:span text:style-name="T10">). Нужно быть аккуратнее, чтобы ничего не сломать в работе питона. Вмешиваться в настройки может понадобиться в случаях наличия нескольких пользователей в вашей операционной системе и при потребности их разграничить в средах программирования.</text:span></text:p>
      <text:p text:style-name="P16"><text:span text:style-name="Source_20_Text"><text:span text:style-name="T17">&gt; pip config </text:span></text:span><text:span text:style-name="Source_20_Text"><text:span text:style-name="T16">list</text:span></text:span></text:p>
      <text:p text:style-name="P22"><text:span text:style-name="Source_20_Text"><text:span text:style-name="T26"># При вызове команды получаем содержимое файла pip.ini, который расположен либо в домашней директории, либо в папке виртуального окружения. </text:span></text:span></text:p>
      <text:p text:style-name="P22"><text:span text:style-name="Source_20_Text"><text:span text:style-name="T16">global</text:span></text:span><text:span text:style-name="Source_20_Text"><text:span text:style-name="T17">.</text:span></text:span><text:span text:style-name="Source_20_Text"><text:span text:style-name="T16">require</text:span></text:span><text:span text:style-name="Source_20_Text"><text:span text:style-name="T17">-virtualenv=</text:span></text:span><text:span text:style-name="Source_20_Text"><text:span text:style-name="T27">'true'</text:span></text:span></text:p>
      <text:p text:style-name="P20"><text:span text:style-name="Source_20_Text"><text:span text:style-name="T16">global</text:span></text:span><text:span text:style-name="Source_20_Text"><text:span text:style-name="T17">.user=</text:span></text:span><text:span text:style-name="Source_20_Text"><text:span text:style-name="T27">'false'</text:span></text:span></text:p>
      <text:p text:style-name="P14">Зачастую при установке новых пакетов могут возникать ошибки доступа или ограниченных прав того или иного пользователя. Правильное конфигурирование pip позволяет избежать многих проблем.</text:p>
      <text:h text:style-name="Heading_20_3" text:outline-level="3"><text:span text:style-name="Strong_20_Emphasis"><text:span text:style-name="T12">Задание №1</text:span></text:span></text:h>
      <text:list xml:id="list8377752807098540269" text:style-name="L11">
        <text:list-item>
          <text:p text:style-name="P50">Создать новый проект с использованием нового виртуального окружения.</text:p>
        </text:list-item>
        <text:list-item>
          <text:p text:style-name="P50">Активировать виртуальное окружение для текущего проекта.</text:p>
        </text:list-item>
        <text:list-item>
          <text:p text:style-name="P64"><text:span text:style-name="T10">Проверить список предустановленных пакетов в виртуальном окружении с помощью команды </text:span><text:span text:style-name="Source_20_Text"><text:span text:style-name="T17">pip list</text:span></text:span><text:span text:style-name="T10">.</text:span></text:p>
        </text:list-item>
        <text:list-item>
          <text:p text:style-name="P64"><text:span text:style-name="T10">Установить пакеты </text:span><text:span text:style-name="Source_20_Text"><text:span text:style-name="T17">requests</text:span></text:span><text:span text:style-name="T10">, </text:span><text:span text:style-name="Source_20_Text"><text:span text:style-name="T17">bs4</text:span></text:span><text:span text:style-name="T10">, </text:span><text:span text:style-name="Source_20_Text"><text:span text:style-name="T17">selenium</text:span></text:span><text:span text:style-name="T10">, </text:span><text:span text:style-name="Source_20_Text"><text:span text:style-name="T17">pandas</text:span></text:span><text:span text:style-name="T10">, </text:span><text:span text:style-name="Source_20_Text"><text:span text:style-name="T17">numpy</text:span></text:span><text:span text:style-name="T10"> с помощью команды </text:span><text:span text:style-name="Source_20_Text"><text:span text:style-name="T17">pip install beautifulsoup4</text:span></text:span><text:span text:style-name="T10">.</text:span></text:p>
        </text:list-item>
        <text:list-item>
          <text:p text:style-name="P50">Проверить, что указанные пакеты успешно установлены.</text:p>
        </text:list-item>
        <text:list-item>
          <text:p text:style-name="P64"><text:soft-page-break/><text:span text:style-name="T10">Создать файл </text:span><text:span text:style-name="Source_20_Text"><text:span text:style-name="T17">requirements.txt</text:span></text:span><text:span text:style-name="T10">, содержащий список всех установленных пакетов в виртуальном окружении.</text:span></text:p>
        </text:list-item>
        <text:list-item>
          <text:p text:style-name="P47">Решение этой задачи поможет создать и настроить новый проект с необходимыми зависимостями, что является хорошей практикой при работе с Python. Это также обеспечивает портабельность и легкость воспроизведения окружения на других системах или устройствах.</text:p>
        </text:list-item>
      </text:list>
      <text:p text:style-name="Standard"/>
      <text:h text:style-name="P35" text:outline-level="1">1 Создание и импорт собственных модулей</text:h>
      <text:p text:style-name="P14">Python предоставляет возможность создавать собственные модули, что позволяет организовать код в более читаемую и управляемую структуру. Модули - это просто файлы Python, содержащие определения и операторы. Давайте рассмотрим этот процесс на примере создания модуля для работы с геометрическими фигурами.</text:p>
      <text:h text:style-name="Heading_20_3" text:outline-level="3">Пример: Модуль для работы с геометрическими фигурами</text:h>
      <text:p text:style-name="P13"><text:span text:style-name="Strong_20_Emphasis"><text:span text:style-name="T8">1 Создание модуля:</text:span></text:span></text:p>
      <text:p text:style-name="P13"><text:span text:style-name="T10">Создадим файл </text:span><text:span text:style-name="Source_20_Text"><text:span text:style-name="T17">geometry.py</text:span></text:span><text:span text:style-name="T10">, который будет содержать определения для различных геометрических фигур, таких как круг и прямоугольник.</text:span></text:p>
      <text:p text:style-name="P16"><text:span text:style-name="Source_20_Text"><text:span text:style-name="T26"># geometry.py</text:span></text:span></text:p>
      <text:p text:style-name="P22"/>
      <text:p text:style-name="P22"><text:span text:style-name="Source_20_Text"><text:span text:style-name="T16">import</text:span></text:span><text:span text:style-name="Source_20_Text"><text:span text:style-name="T17"> math</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calculate_circle_area</text:span></text:span><text:span text:style-name="Source_20_Text"><text:span text:style-name="T17">(</text:span></text:span><text:span text:style-name="Source_20_Text"><text:span text:style-name="T21">radius</text:span></text:span><text:span text:style-name="Source_20_Text"><text:span text:style-name="T17">):</text:span></text:span></text:p>
      <text:p text:style-name="P22"><text:span text:style-name="Source_20_Text"><text:span text:style-name="T20"><text:s text:c="4"/></text:span></text:span><text:span text:style-name="Source_20_Text"><text:span text:style-name="T16">return</text:span></text:span><text:span text:style-name="Source_20_Text"><text:span text:style-name="T17"> math.pi * radius**</text:span></text:span><text:span text:style-name="Source_20_Text"><text:span text:style-name="T22">2</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calculate_rectangle_area</text:span></text:span><text:span text:style-name="Source_20_Text"><text:span text:style-name="T17">(</text:span></text:span><text:span text:style-name="Source_20_Text"><text:span text:style-name="T21">length, width</text:span></text:span><text:span text:style-name="Source_20_Text"><text:span text:style-name="T17">):</text:span></text:span></text:p>
      <text:p text:style-name="P20"><text:span text:style-name="Source_20_Text"><text:span text:style-name="T20"><text:s text:c="4"/></text:span></text:span><text:span text:style-name="Source_20_Text"><text:span text:style-name="T16">return</text:span></text:span><text:span text:style-name="Source_20_Text"><text:span text:style-name="T17"> length * width</text:span></text:span></text:p>
      <text:p text:style-name="P13"><text:span text:style-name="Strong_20_Emphasis"><text:span text:style-name="T8">2 Импорт модуля:</text:span></text:span></text:p>
      <text:p text:style-name="P13"><text:span text:style-name="T10">Теперь мы можем создать другой файл, например, </text:span><text:span text:style-name="Source_20_Text"><text:span text:style-name="T17">main.py</text:span></text:span><text:span text:style-name="T10">, и использовать функции из модуля </text:span><text:span text:style-name="Source_20_Text"><text:span text:style-name="T17">geometry.py</text:span></text:span><text:span text:style-name="T10">.</text:span></text:p>
      <text:p text:style-name="P16"><text:span text:style-name="Source_20_Text"><text:span text:style-name="T26"># main.py</text:span></text:span></text:p>
      <text:p text:style-name="P22"><text:span text:style-name="Source_20_Text"><text:span text:style-name="T16">import</text:span></text:span><text:span text:style-name="Source_20_Text"><text:span text:style-name="T17"> geometry</text:span></text:span></text:p>
      <text:p text:style-name="P22"/>
      <text:p text:style-name="P22"><text:span text:style-name="Source_20_Text"><text:span text:style-name="T17">radius = </text:span></text:span><text:span text:style-name="Source_20_Text"><text:span text:style-name="T22">5</text:span></text:span></text:p>
      <text:p text:style-name="P22"><text:span text:style-name="Source_20_Text"><text:span text:style-name="T17">circle_area = geometry.calculate_circle_area(radius)</text:span></text:span></text:p>
      <text:p text:style-name="P22"><text:span text:style-name="Source_20_Text"><text:span text:style-name="T21">print</text:span></text:span><text:span text:style-name="Source_20_Text"><text:span text:style-name="T17">(</text:span></text:span><text:span text:style-name="Source_20_Text"><text:span text:style-name="T27">f"Площадь круга с радиусом </text:span></text:span><text:span text:style-name="Source_20_Text"><text:span text:style-name="T17">{radius}</text:span></text:span><text:span text:style-name="Source_20_Text"><text:span text:style-name="T27">: </text:span></text:span><text:span text:style-name="Source_20_Text"><text:span text:style-name="T17">{circle_area}</text:span></text:span><text:span text:style-name="Source_20_Text"><text:span text:style-name="T27">"</text:span></text:span><text:span text:style-name="Source_20_Text"><text:span text:style-name="T17">)</text:span></text:span></text:p>
      <text:p text:style-name="P22"/>
      <text:p text:style-name="P22"><text:span text:style-name="Source_20_Text"><text:span text:style-name="T17">length = </text:span></text:span><text:span text:style-name="Source_20_Text"><text:span text:style-name="T22">4</text:span></text:span></text:p>
      <text:p text:style-name="P22"><text:span text:style-name="Source_20_Text"><text:span text:style-name="T17">width = </text:span></text:span><text:span text:style-name="Source_20_Text"><text:span text:style-name="T22">6</text:span></text:span></text:p>
      <text:p text:style-name="P22"><text:span text:style-name="Source_20_Text"><text:span text:style-name="T17">rectangle_area = geometry.calculate_rectangle_area(length, width)</text:span></text:span></text:p>
      <text:p text:style-name="P20"><text:span text:style-name="Source_20_Text"><text:span text:style-name="T21">print</text:span></text:span><text:span text:style-name="Source_20_Text"><text:span text:style-name="T17">(</text:span></text:span><text:span text:style-name="Source_20_Text"><text:span text:style-name="T27">f"Площадь прямоугольника с длиной </text:span></text:span><text:span text:style-name="Source_20_Text"><text:span text:style-name="T17">{length}</text:span></text:span><text:span text:style-name="Source_20_Text"><text:span text:style-name="T27"> и шириной </text:span></text:span><text:span text:style-name="Source_20_Text"><text:span text:style-name="T17">{width}</text:span></text:span><text:span text:style-name="Source_20_Text"><text:span text:style-name="T27">: </text:span></text:span><text:span text:style-name="Source_20_Text"><text:span text:style-name="T17">{rectangle_area}</text:span></text:span><text:span text:style-name="Source_20_Text"><text:span text:style-name="T27">"</text:span></text:span><text:span text:style-name="Source_20_Text"><text:span text:style-name="T17">)</text:span></text:span></text:p>
      <text:p text:style-name="P14">Таким образом, создание и импорт собственных модулей в Python позволяет легко организовывать код, делая его более читаемым, поддерживаемым и многократно используемым </text:p>
      <text:h text:style-name="P24" text:outline-level="2">2 Расположение собственных модулей</text:h>
      <text:p text:style-name="P14">В Python существует стандартная структура каталогов. Размещение файлов собственных модулей в правильных местах помогает Python легко их находить. Вот общие рекомендации по расположению файлов:</text:p>
      <text:p text:style-name="P13"><text:span text:style-name="Strong_20_Emphasis"><text:span text:style-name="T8">Каталог вашего проекта:</text:span></text:span></text:p>
      <text:list xml:id="list7417976193279744790" text:style-name="L12">
        <text:list-item>
          <text:p text:style-name="P51"><text:soft-page-break/>Создайте основной каталог для вашего проекта.</text:p>
        </text:list-item>
        <text:list-item>
          <text:p text:style-name="P81"><text:span text:style-name="T10">Разместите файлы вашего модуля, например, </text:span><text:span text:style-name="Source_20_Text"><text:span text:style-name="T17">geometry.py</text:span></text:span><text:span text:style-name="T10">, в этом каталоге.</text:span></text:p>
        </text:list-item>
      </text:list>
      <text:p text:style-name="P16"><text:span text:style-name="Source_20_Text"><text:span text:style-name="T17">/your_project</text:span></text:span></text:p>
      <text:p text:style-name="P20"><text:span text:style-name="Source_20_Text"><text:span text:style-name="T20">└── </text:span></text:span><text:span text:style-name="Source_20_Text"><text:span text:style-name="T17">geometry.py</text:span></text:span></text:p>
      <text:p text:style-name="P13"><text:span text:style-name="T13"> </text:span><text:span text:style-name="Strong_20_Emphasis"><text:span text:style-name="T8">Добавление пути в переменную окружения </text:span></text:span><text:span text:style-name="Strong_20_Emphasis"><text:span text:style-name="Source_20_Text"><text:span text:style-name="T18">PYTHONPATH</text:span></text:span></text:span><text:span text:style-name="Strong_20_Emphasis"><text:span text:style-name="T8">:</text:span></text:span></text:p>
      <text:list xml:id="list463331704117655937" text:style-name="L13">
        <text:list-item>
          <text:p text:style-name="P82"><text:span text:style-name="T10">Если вы разместили ваш модуль в отдельном месте, не являющемся каталогом проекта, добавьте путь к этому месту в переменную окружения </text:span><text:span text:style-name="Source_20_Text"><text:span text:style-name="T17">PYTHONPATH</text:span></text:span><text:span text:style-name="T10">.</text:span></text:p>
        </text:list-item>
      </text:list>
      <text:p text:style-name="P13"><text:span text:style-name="Strong_20_Emphasis"><text:span text:style-name="Source_20_Text"><text:span text:style-name="T18">export PYTHONPATH=/путь/к/вашему/модулю:$PYTHONPATH</text:span></text:span></text:span><text:span text:style-name="T10"> </text:span></text:p>
      <text:list xml:id="list3535774374358417478" text:style-name="L14">
        <text:list-item>
          <text:list>
            <text:list-item>
              <text:p text:style-name="P48">Выполнив эту команду, Python будет искать модули также и в указанном каталоге.</text:p>
            </text:list-item>
          </text:list>
        </text:list-item>
        <text:list-item>
          <text:p text:style-name="P65"><text:span text:style-name="Strong_20_Emphasis"><text:span text:style-name="T2">Использование относительного импорта:</text:span></text:span></text:p>
          <text:list>
            <text:list-item>
              <text:p text:style-name="P94">Если ваш проект имеет несколько подкаталогов, вы можете использовать относительный импорт.</text:p>
            </text:list-item>
          </text:list>
        </text:list-item>
      </text:list>
      <text:p text:style-name="P16"><text:span text:style-name="Source_20_Text"><text:span text:style-name="T17">/your_project</text:span></text:span></text:p>
      <text:p text:style-name="P22"><text:span text:style-name="Source_20_Text"><text:span text:style-name="T20">├── </text:span></text:span><text:span text:style-name="Source_20_Text"><text:span text:style-name="T17">main.py</text:span></text:span></text:p>
      <text:p text:style-name="P22"><text:span text:style-name="Source_20_Text"><text:span text:style-name="T20">└── </text:span></text:span><text:span text:style-name="Source_20_Text"><text:span text:style-name="T17">subdirectory</text:span></text:span></text:p>
      <text:p text:style-name="P20"><text:span text:style-name="Source_20_Text"><text:span text:style-name="T20"><text:s text:c="4"/>└── </text:span></text:span><text:span text:style-name="Source_20_Text"><text:span text:style-name="T17">geometry.py</text:span></text:span></text:p>
      <text:p text:style-name="P13"><text:span text:style-name="T13"> </text:span><text:span text:style-name="T10">В </text:span><text:span text:style-name="Source_20_Text"><text:span text:style-name="T17">main.py</text:span></text:span><text:span text:style-name="T10"> вы можете использовать относительный импорт следующим образом:</text:span></text:p>
      <text:p text:style-name="P16"><text:span text:style-name="Source_20_Text"><text:span text:style-name="T26"># main.py</text:span></text:span></text:p>
      <text:p text:style-name="P20"><text:span text:style-name="Source_20_Text"><text:span text:style-name="T16">from</text:span></text:span><text:span text:style-name="Source_20_Text"><text:span text:style-name="T17"> subdirectory </text:span></text:span><text:span text:style-name="Source_20_Text"><text:span text:style-name="T16">import</text:span></text:span><text:span text:style-name="Source_20_Text"><text:span text:style-name="T17"> geometry</text:span></text:span></text:p>
      <text:list xml:id="list833166030371591395" text:style-name="L15">
        <text:list-item>
          <text:list>
            <text:list-item>
              <text:p text:style-name="P66"><text:span text:style-name="T4">Важно, чтобы в подкаталоге был файл </text:span><text:span text:style-name="Source_20_Text"><text:span text:style-name="T17">__init__.py</text:span></text:span><text:span text:style-name="T4"> (даже если он пустой), чтобы Python рассматривал каталог как пакет.</text:span></text:p>
            </text:list-item>
          </text:list>
        </text:list-item>
        <text:list-item>
          <text:p text:style-name="P66"><text:span text:style-name="Strong_20_Emphasis"><text:span text:style-name="T2">Использование </text:span></text:span><text:span text:style-name="Strong_20_Emphasis"><text:span text:style-name="Source_20_Text"><text:span text:style-name="T18">sys.path</text:span></text:span></text:span><text:span text:style-name="Strong_20_Emphasis"><text:span text:style-name="T2">:</text:span></text:span></text:p>
          <text:list>
            <text:list-item>
              <text:p text:style-name="P83"><text:span text:style-name="T4">Добавьте путь к вашему модулю в </text:span><text:span text:style-name="Source_20_Text"><text:span text:style-name="T17">sys.path</text:span></text:span><text:span text:style-name="T4"> в начале вашего скрипта:</text:span></text:p>
            </text:list-item>
          </text:list>
        </text:list-item>
      </text:list>
      <text:p text:style-name="P16"><text:span text:style-name="Source_20_Text"><text:span text:style-name="T26"># main.py</text:span></text:span></text:p>
      <text:p text:style-name="P22"><text:span text:style-name="Source_20_Text"><text:span text:style-name="T16">import</text:span></text:span><text:span text:style-name="Source_20_Text"><text:span text:style-name="T17"> sys</text:span></text:span></text:p>
      <text:p text:style-name="P22"><text:span text:style-name="Source_20_Text"><text:span text:style-name="T17">sys.path.insert(</text:span></text:span><text:span text:style-name="Source_20_Text"><text:span text:style-name="T22">0</text:span></text:span><text:span text:style-name="Source_20_Text"><text:span text:style-name="T17">, </text:span></text:span><text:span text:style-name="Source_20_Text"><text:span text:style-name="T27">'/путь/к/вашему/модулю'</text:span></text:span><text:span text:style-name="Source_20_Text"><text:span text:style-name="T17">)</text:span></text:span></text:p>
      <text:p text:style-name="P22"/>
      <text:p text:style-name="P20"><text:span text:style-name="Source_20_Text"><text:span text:style-name="T16">from</text:span></text:span><text:span text:style-name="Source_20_Text"><text:span text:style-name="T17"> geometry </text:span></text:span><text:span text:style-name="Source_20_Text"><text:span text:style-name="T16">import</text:span></text:span><text:span text:style-name="Source_20_Text"><text:span text:style-name="T17"> calculate_circle_area</text:span></text:span></text:p>
      <text:p text:style-name="P15"> <text:span text:style-name="T32">Это временное решение и не рекомендуется для постоянного использования.</text:span></text:p>
      <text:p text:style-name="P14">Выбор между этими методами зависит от конкретных требований вашего проекта. В большинстве случаев рекомендуется использовать структуру каталогов и <text:soft-page-break/>правильные пути, чтобы упростить организацию кода и обеспечить легкость его поддержки.</text:p>
      <text:h text:style-name="P24" text:outline-level="2">3 Пакеты</text:h>
      <text:p text:style-name="P14">Пакеты в Python - это способ организации модулей в иерархическую структуру. Пакеты представляют собой способ организации модулей по единой тематике, позволяя группировать связанные функции, классы и другие объекты в единый компонент. Каждый пакет обычно содержит модули, направленные на выполнение определенной задачи или решение определенной проблемы, что способствует более структурированной и удобной организации кода проекта.</text:p>
      <text:h text:style-name="P17" text:outline-level="3">Создадим пакет</text:h>
      <text:p text:style-name="P13"><text:span text:style-name="Strong_20_Emphasis"><text:span text:style-name="T8">Пакет </text:span></text:span><text:span text:style-name="T10">в Python представляет собой каталог, который содержит модули и/или другие подпакеты. Он также содержит специальный модуль с именем </text:span><text:span text:style-name="Source_20_Text"><text:span text:style-name="T17">__init__.py</text:span></text:span><text:span text:style-name="T10">, который выполняет инициализацию пакета и может содержать общие для всех модулей в пакете объекты, код или настройки. Этот файл также необходим для того, чтобы Python интерпретировал каталог как пакет.</text:span></text:p>
      <text:p text:style-name="P13"><text:span text:style-name="T10">Рассмотрим демонстрационный пример пакета. Создадим пакет из каталога </text:span><text:span text:style-name="Source_20_Text"><text:span text:style-name="T17">mypackage</text:span></text:span><text:span text:style-name="T10">  внутри проекта </text:span><text:span text:style-name="Source_20_Text"><text:span text:style-name="T17">project</text:span></text:span><text:span text:style-name="T10">:</text:span></text:p>
      <text:p text:style-name="P16"><text:span text:style-name="Source_20_Text"><text:span text:style-name="T17">project/</text:span></text:span></text:p>
      <text:p text:style-name="P22"><text:span text:style-name="Source_20_Text"><text:span text:style-name="T20">│</text:span></text:span></text:p>
      <text:p text:style-name="P22"><text:span text:style-name="Source_20_Text"><text:span text:style-name="T20">├── </text:span></text:span><text:span text:style-name="Source_20_Text"><text:span text:style-name="T17">mypackage/</text:span></text:span></text:p>
      <text:p text:style-name="P22"><text:span text:style-name="Source_20_Text"><text:span text:style-name="T20">│ <text:s text:c="2"/>├── </text:span></text:span><text:span text:style-name="Source_20_Text"><text:span text:style-name="T17">__init__.py</text:span></text:span></text:p>
      <text:p text:style-name="P22"><text:span text:style-name="Source_20_Text"><text:span text:style-name="T20">│ <text:s text:c="2"/>├── </text:span></text:span><text:span text:style-name="Source_20_Text"><text:span text:style-name="T17">constants.py</text:span></text:span></text:p>
      <text:p text:style-name="P22"><text:span text:style-name="Source_20_Text"><text:span text:style-name="T20">│ <text:s text:c="2"/>├── </text:span></text:span><text:span text:style-name="Source_20_Text"><text:span text:style-name="T16">module</text:span></text:span><text:span text:style-name="Source_20_Text"><text:span text:style-name="T22">1.</text:span></text:span><text:span text:style-name="Source_20_Text"><text:span text:style-name="T17">py</text:span></text:span></text:p>
      <text:p text:style-name="P22"><text:span text:style-name="Source_20_Text"><text:span text:style-name="T20">│ <text:s text:c="2"/>├── </text:span></text:span><text:span text:style-name="Source_20_Text"><text:span text:style-name="T16">module</text:span></text:span><text:span text:style-name="Source_20_Text"><text:span text:style-name="T22">2.</text:span></text:span><text:span text:style-name="Source_20_Text"><text:span text:style-name="T17">py</text:span></text:span></text:p>
      <text:p text:style-name="P20"><text:span text:style-name="Source_20_Text"><text:span text:style-name="T20">└── </text:span></text:span><text:span text:style-name="Source_20_Text"><text:span text:style-name="T17">main.py</text:span></text:span></text:p>
      <text:p text:style-name="P13"><text:span text:style-name="T10">В файл </text:span><text:span text:style-name="Source_20_Text"><text:span text:style-name="T17">__init__.py</text:span></text:span><text:span text:style-name="T10"> добавим следующий код:</text:span></text:p>
      <text:p text:style-name="P16"><text:span text:style-name="Source_20_Text"><text:span text:style-name="T26"># Этот файл может быть пустым, но он говорит Python, что каталог `mypackage` - это пакет</text:span></text:span></text:p>
      <text:p text:style-name="P22"/>
      <text:p text:style-name="P22"><text:span text:style-name="Source_20_Text"><text:span text:style-name="T16">from</text:span></text:span><text:span text:style-name="Source_20_Text"><text:span text:style-name="T17"> .constants </text:span></text:span><text:span text:style-name="Source_20_Text"><text:span text:style-name="T16">import</text:span></text:span><text:span text:style-name="Source_20_Text"><text:span text:style-name="T17"> *</text:span></text:span></text:p>
      <text:p text:style-name="P22"/>
      <text:p text:style-name="P20"><text:span text:style-name="Source_20_Text"><text:span text:style-name="T26"># Можно также объявить переменные здесь напрямую, но в данном примере они импортируются из файла constants.py</text:span></text:span></text:p>
      <text:p text:style-name="P13"><text:span text:style-name="T10">Обратите внимание, что отдельно импортировать файл </text:span><text:span text:style-name="Source_20_Text"><text:span text:style-name="T17">__init__.py</text:span></text:span><text:span text:style-name="T10"> не нужно. При первом обращении к пакету Python самостоятельно импортирует модуль </text:span><text:span text:style-name="Source_20_Text"><text:span text:style-name="T17">__init__.py</text:span></text:span><text:span text:style-name="T10">.</text:span></text:p>
      <text:p text:style-name="P13"><text:span text:style-name="T10">Файл </text:span><text:span text:style-name="Source_20_Text"><text:span text:style-name="T17">constants.py</text:span></text:span><text:span text:style-name="T10">:</text:span></text:p>
      <text:p text:style-name="P16"><text:span text:style-name="Source_20_Text"><text:span text:style-name="T26"># Файл с объявлением констант, которые будут использоваться в модулях пакета</text:span></text:span></text:p>
      <text:p text:style-name="P22"/>
      <text:p text:style-name="P22"><text:span text:style-name="Source_20_Text"><text:span text:style-name="T21">CONSTANT_1</text:span></text:span><text:span text:style-name="Source_20_Text"><text:span text:style-name="T17"> = </text:span></text:span><text:span text:style-name="Source_20_Text"><text:span text:style-name="T22">100</text:span></text:span></text:p>
      <text:p text:style-name="P20"><text:span text:style-name="Source_20_Text"><text:span text:style-name="T21">CONSTANT_2</text:span></text:span><text:span text:style-name="Source_20_Text"><text:span text:style-name="T17"> = </text:span></text:span><text:span text:style-name="Source_20_Text"><text:span text:style-name="T27">"Hello, world!"</text:span></text:span></text:p>
      <text:p text:style-name="P13"><text:soft-page-break/><text:span text:style-name="T10">Файл </text:span><text:span text:style-name="Source_20_Text"><text:span text:style-name="T17">module1.py</text:span></text:span><text:span text:style-name="T10">:</text:span></text:p>
      <text:p text:style-name="P16"><text:span text:style-name="Source_20_Text"><text:span text:style-name="T26"># Пример модуля в пакете mypackage</text:span></text:span></text:p>
      <text:p text:style-name="P22"/>
      <text:p text:style-name="P22"><text:span text:style-name="Source_20_Text"><text:span text:style-name="T16">from</text:span></text:span><text:span text:style-name="Source_20_Text"><text:span text:style-name="T17"> .constants </text:span></text:span><text:span text:style-name="Source_20_Text"><text:span text:style-name="T16">import</text:span></text:span><text:span text:style-name="Source_20_Text"><text:span text:style-name="T17"> CONSTANT_1</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func1</text:span></text:span><text:span text:style-name="Source_20_Text"><text:span text:style-name="T17">():</text:span></text:span></text:p>
      <text:p text:style-name="P22"><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unction 1 in module1.py"</text:span></text:span><text:span text:style-name="Source_20_Text"><text:span text:style-name="T17">)</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func2</text:span></text:span><text:span text:style-name="Source_20_Text"><text:span text:style-name="T17">():</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Constant from constants.py: </text:span></text:span><text:span text:style-name="Source_20_Text"><text:span text:style-name="T17">{CONSTANT_1}</text:span></text:span><text:span text:style-name="Source_20_Text"><text:span text:style-name="T27">"</text:span></text:span><text:span text:style-name="Source_20_Text"><text:span text:style-name="T17">)</text:span></text:span></text:p>
      <text:p text:style-name="P13"><text:span text:style-name="T10">Файл </text:span><text:span text:style-name="Source_20_Text"><text:span text:style-name="T17">module2.py</text:span></text:span><text:span text:style-name="T10">:</text:span></text:p>
      <text:p text:style-name="P16"><text:span text:style-name="Source_20_Text"><text:span text:style-name="T26"># Еще один пример модуля в пакете mypackage</text:span></text:span></text:p>
      <text:p text:style-name="P22"/>
      <text:p text:style-name="P22"><text:span text:style-name="Source_20_Text"><text:span text:style-name="T16">from</text:span></text:span><text:span text:style-name="Source_20_Text"><text:span text:style-name="T17"> .constants </text:span></text:span><text:span text:style-name="Source_20_Text"><text:span text:style-name="T16">import</text:span></text:span><text:span text:style-name="Source_20_Text"><text:span text:style-name="T17"> CONSTANT_2</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func3</text:span></text:span><text:span text:style-name="Source_20_Text"><text:span text:style-name="T17">():</text:span></text:span></text:p>
      <text:p text:style-name="P22"><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unction 3 in module2.py"</text:span></text:span><text:span text:style-name="Source_20_Text"><text:span text:style-name="T17">)</text:span></text:span></text:p>
      <text:p text:style-name="P22"/>
      <text:p text:style-name="P22"><text:span text:style-name="Source_20_Text"><text:span text:style-name="T16">def</text:span></text:span><text:span text:style-name="Source_20_Text"><text:span text:style-name="T17"> </text:span></text:span><text:span text:style-name="Source_20_Text"><text:span text:style-name="T21">func4</text:span></text:span><text:span text:style-name="Source_20_Text"><text:span text:style-name="T17">():</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Constant from constants.py: </text:span></text:span><text:span text:style-name="Source_20_Text"><text:span text:style-name="T17">{CONSTANT_2}</text:span></text:span><text:span text:style-name="Source_20_Text"><text:span text:style-name="T27">"</text:span></text:span><text:span text:style-name="Source_20_Text"><text:span text:style-name="T17">)</text:span></text:span></text:p>
      <text:p text:style-name="P14">Теперь давайте создадим программу для демонстрации использования модулей из нашего пакета:</text:p>
      <text:p text:style-name="P16"><text:span text:style-name="Source_20_Text"><text:span text:style-name="T17"># Пример использования модулей из пакета mypackage</text:span></text:span></text:p>
      <text:p text:style-name="P22"/>
      <text:p text:style-name="P22"><text:span text:style-name="Source_20_Text"><text:span text:style-name="T17">from mypackage </text:span></text:span><text:span text:style-name="Source_20_Text"><text:span text:style-name="T16">import</text:span></text:span><text:span text:style-name="Source_20_Text"><text:span text:style-name="T17"> module1, module2</text:span></text:span></text:p>
      <text:p text:style-name="P22"/>
      <text:p text:style-name="P22"><text:span text:style-name="Source_20_Text"><text:span text:style-name="T16">module</text:span></text:span><text:span text:style-name="Source_20_Text"><text:span text:style-name="T22">1.f</text:span></text:span><text:span text:style-name="Source_20_Text"><text:span text:style-name="T17">unc1()</text:span></text:span></text:p>
      <text:p text:style-name="P22"><text:span text:style-name="Source_20_Text"><text:span text:style-name="T16">module</text:span></text:span><text:span text:style-name="Source_20_Text"><text:span text:style-name="T22">1.f</text:span></text:span><text:span text:style-name="Source_20_Text"><text:span text:style-name="T17">unc2()</text:span></text:span></text:p>
      <text:p text:style-name="P22"><text:span text:style-name="Source_20_Text"><text:span text:style-name="T16">module</text:span></text:span><text:span text:style-name="Source_20_Text"><text:span text:style-name="T22">2.f</text:span></text:span><text:span text:style-name="Source_20_Text"><text:span text:style-name="T17">unc3()</text:span></text:span></text:p>
      <text:p text:style-name="P20"><text:span text:style-name="Source_20_Text"><text:span text:style-name="T16">module</text:span></text:span><text:span text:style-name="Source_20_Text"><text:span text:style-name="T22">2.f</text:span></text:span><text:span text:style-name="Source_20_Text"><text:span text:style-name="T17">unc4()</text:span></text:span></text:p>
      <text:h text:style-name="P24" text:outline-level="2">4 Варианты импорта пакетов</text:h>
      <text:p text:style-name="P14">Пакеты как и модули можно импортировать:</text:p>
      <text:list xml:id="list2197676569028542097" text:style-name="L16">
        <text:list-item>
          <text:p text:style-name="P52">Квалифицированный импорт -  «импорт модуля целиком»</text:p>
        </text:list-item>
        <text:list-item>
          <text:p text:style-name="P92">Импорт отдельных определений</text:p>
        </text:list-item>
      </text:list>
      <text:p text:style-name="P13"><text:span text:style-name="Strong_20_Emphasis"><text:span text:style-name="T8">Квалифицированный импорт</text:span></text:span><text:span text:style-name="T10">:</text:span></text:p>
      <text:p text:style-name="P16"><text:span text:style-name="Source_20_Text"><text:span text:style-name="T16">import</text:span></text:span><text:span text:style-name="Source_20_Text"><text:span text:style-name="T17"> mypackage.module1</text:span></text:span></text:p>
      <text:p text:style-name="P22"><text:span text:style-name="Source_20_Text"><text:span text:style-name="T16">import</text:span></text:span><text:span text:style-name="Source_20_Text"><text:span text:style-name="T17"> mypackage.module2</text:span></text:span></text:p>
      <text:p text:style-name="P22"/>
      <text:p text:style-name="P22"><text:span text:style-name="Source_20_Text"><text:span text:style-name="T17">mypackage.</text:span></text:span><text:span text:style-name="Source_20_Text"><text:span text:style-name="T16">module</text:span></text:span><text:span text:style-name="Source_20_Text"><text:span text:style-name="T22">1.f</text:span></text:span><text:span text:style-name="Source_20_Text"><text:span text:style-name="T17">unc1()</text:span></text:span></text:p>
      <text:p text:style-name="P22"><text:span text:style-name="Source_20_Text"><text:span text:style-name="T17">mypackage.</text:span></text:span><text:span text:style-name="Source_20_Text"><text:span text:style-name="T16">module</text:span></text:span><text:span text:style-name="Source_20_Text"><text:span text:style-name="T22">1.f</text:span></text:span><text:span text:style-name="Source_20_Text"><text:span text:style-name="T17">unc2()</text:span></text:span></text:p>
      <text:p text:style-name="P22"><text:span text:style-name="Source_20_Text"><text:span text:style-name="T17">mypackage.</text:span></text:span><text:span text:style-name="Source_20_Text"><text:span text:style-name="T16">module</text:span></text:span><text:span text:style-name="Source_20_Text"><text:span text:style-name="T22">2.f</text:span></text:span><text:span text:style-name="Source_20_Text"><text:span text:style-name="T17">unc3()</text:span></text:span></text:p>
      <text:p text:style-name="P20"><text:span text:style-name="Source_20_Text"><text:span text:style-name="T17">mypackage.</text:span></text:span><text:span text:style-name="Source_20_Text"><text:span text:style-name="T16">module</text:span></text:span><text:span text:style-name="Source_20_Text"><text:span text:style-name="T22">2.f</text:span></text:span><text:span text:style-name="Source_20_Text"><text:span text:style-name="T17">unc4()</text:span></text:span></text:p>
      <text:p text:style-name="P13"><text:soft-page-break/><text:span text:style-name="Strong_20_Emphasis"><text:span text:style-name="T8">Импорт отдельных определений</text:span></text:span><text:span text:style-name="T10"> удобнее, потому что не нужно каждый раз прописывать имя пакета и модуля.</text:span></text:p>
      <text:p text:style-name="P16"><text:span text:style-name="Source_20_Text"><text:span text:style-name="T17"># Пример использования модулей из пакета mypackage</text:span></text:span></text:p>
      <text:p text:style-name="P22"/>
      <text:p text:style-name="P22"><text:span text:style-name="Source_20_Text"><text:span text:style-name="T17">from mypackage</text:span></text:span><text:span text:style-name="Source_20_Text"><text:span text:style-name="T29">.module1</text:span></text:span><text:span text:style-name="Source_20_Text"><text:span text:style-name="T17"> import func1, func2</text:span></text:span></text:p>
      <text:p text:style-name="P22"><text:span text:style-name="Source_20_Text"><text:span text:style-name="T17">from mypackage</text:span></text:span><text:span text:style-name="Source_20_Text"><text:span text:style-name="T29">.module2</text:span></text:span><text:span text:style-name="Source_20_Text"><text:span text:style-name="T17"> import func3, func4</text:span></text:span></text:p>
      <text:p text:style-name="P22"/>
      <text:p text:style-name="P22"><text:span text:style-name="Source_20_Text"><text:span text:style-name="T21">func1</text:span></text:span><text:span text:style-name="Source_20_Text"><text:span text:style-name="T17">()</text:span></text:span></text:p>
      <text:p text:style-name="P22"><text:span text:style-name="Source_20_Text"><text:span text:style-name="T21">func2</text:span></text:span><text:span text:style-name="Source_20_Text"><text:span text:style-name="T17">()</text:span></text:span></text:p>
      <text:p text:style-name="P22"><text:span text:style-name="Source_20_Text"><text:span text:style-name="T21">func3</text:span></text:span><text:span text:style-name="Source_20_Text"><text:span text:style-name="T17">()</text:span></text:span></text:p>
      <text:p text:style-name="P20"><text:span text:style-name="Source_20_Text"><text:span text:style-name="T21">func4</text:span></text:span><text:span text:style-name="Source_20_Text"><text:span text:style-name="T17">()</text:span></text:span></text:p>
      <text:p text:style-name="P14">Кроме того, импорты в Python бывают двух видов:</text:p>
      <text:list xml:id="list6640313748797186960" text:style-name="L17">
        <text:list-item>
          <text:p text:style-name="P53">Абсолютные</text:p>
        </text:list-item>
        <text:list-item>
          <text:p text:style-name="P93">Относительные</text:p>
        </text:list-item>
      </text:list>
      <text:p text:style-name="P14">В следующем шаге посмотрим как это работает</text:p>
      <text:h text:style-name="P24" text:outline-level="2">5 Варианты импортов</text:h>
      <text:p text:style-name="P14">Рассмотрим на предыдущем пример ну уже с подпакетом:</text:p>
      <text:p text:style-name="P16"><text:span text:style-name="Source_20_Text"><text:span text:style-name="T17">project/</text:span></text:span></text:p>
      <text:p text:style-name="P22"><text:span text:style-name="Source_20_Text"><text:span text:style-name="T20">│</text:span></text:span></text:p>
      <text:p text:style-name="P22"><text:span text:style-name="Source_20_Text"><text:span text:style-name="T20">├── </text:span></text:span><text:span text:style-name="Source_20_Text"><text:span text:style-name="T17">mypackage/</text:span></text:span></text:p>
      <text:p text:style-name="P22"><text:span text:style-name="Source_20_Text"><text:span text:style-name="T20">│ <text:s text:c="2"/>├── </text:span></text:span><text:span text:style-name="Source_20_Text"><text:span text:style-name="T17">__init__.py</text:span></text:span></text:p>
      <text:p text:style-name="P22"><text:span text:style-name="Source_20_Text"><text:span text:style-name="T20">│ <text:s text:c="2"/>├── </text:span></text:span><text:span text:style-name="Source_20_Text"><text:span text:style-name="T17">constants.py</text:span></text:span></text:p>
      <text:p text:style-name="P22"><text:span text:style-name="Source_20_Text"><text:span text:style-name="T20">│ <text:s text:c="2"/>├── </text:span></text:span><text:span text:style-name="Source_20_Text"><text:span text:style-name="T16">module</text:span></text:span><text:span text:style-name="Source_20_Text"><text:span text:style-name="T22">1.</text:span></text:span><text:span text:style-name="Source_20_Text"><text:span text:style-name="T17">py</text:span></text:span></text:p>
      <text:p text:style-name="P22"><text:span text:style-name="Source_20_Text"><text:span text:style-name="T20">│ <text:s text:c="2"/>├── </text:span></text:span><text:span text:style-name="Source_20_Text"><text:span text:style-name="T16">module</text:span></text:span><text:span text:style-name="Source_20_Text"><text:span text:style-name="T22">2.</text:span></text:span><text:span text:style-name="Source_20_Text"><text:span text:style-name="T17">py</text:span></text:span></text:p>
      <text:p text:style-name="P22"><text:span text:style-name="Source_20_Text"><text:span text:style-name="T20">│ <text:s text:c="2"/>└── </text:span></text:span><text:span text:style-name="Source_20_Text"><text:span text:style-name="T17">subpackage/</text:span></text:span></text:p>
      <text:p text:style-name="P22"><text:span text:style-name="Source_20_Text"><text:span text:style-name="T20">│ <text:s text:c="6"/>├── </text:span></text:span><text:span text:style-name="Source_20_Text"><text:span text:style-name="T17">__init__.py</text:span></text:span></text:p>
      <text:p text:style-name="P22"><text:span text:style-name="Source_20_Text"><text:span text:style-name="T20">│ <text:s text:c="6"/>├── </text:span></text:span><text:span text:style-name="Source_20_Text"><text:span text:style-name="T17">sub_module</text:span></text:span><text:span text:style-name="Source_20_Text"><text:span text:style-name="T22">1.</text:span></text:span><text:span text:style-name="Source_20_Text"><text:span text:style-name="T17">py</text:span></text:span></text:p>
      <text:p text:style-name="P22"><text:span text:style-name="Source_20_Text"><text:span text:style-name="T20">│ <text:s text:c="6"/>└── </text:span></text:span><text:span text:style-name="Source_20_Text"><text:span text:style-name="T17">sub_module</text:span></text:span><text:span text:style-name="Source_20_Text"><text:span text:style-name="T22">2.</text:span></text:span><text:span text:style-name="Source_20_Text"><text:span text:style-name="T17">py</text:span></text:span></text:p>
      <text:p text:style-name="P20"><text:span text:style-name="Source_20_Text"><text:span text:style-name="T20">└── </text:span></text:span><text:span text:style-name="Source_20_Text"><text:span text:style-name="T17">main.py</text:span></text:span></text:p>
      <text:h text:style-name="P18" text:outline-level="3"><text:span text:style-name="Source_20_Text"><text:span text:style-name="T19">subpackage/sub_module1.py</text:span></text:span><text:span text:style-name="T12">:</text:span></text:h>
      <text:p text:style-name="P16"><text:span text:style-name="Source_20_Text"><text:span text:style-name="T17">def </text:span></text:span><text:span text:style-name="Source_20_Text"><text:span text:style-name="T21">sub_func1</text:span></text:span><text:span text:style-name="Source_20_Text"><text:span text:style-name="T17">():</text:span></text:span></text:p>
      <text:p text:style-name="P22"><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Sub Function 1 from sub_module1.py"</text:span></text:span><text:span text:style-name="Source_20_Text"><text:span text:style-name="T17">)</text:span></text:span></text:p>
      <text:p text:style-name="P22"/>
      <text:p text:style-name="P22"><text:span text:style-name="Source_20_Text"><text:span text:style-name="T17">def </text:span></text:span><text:span text:style-name="Source_20_Text"><text:span text:style-name="T21">sub_func2</text:span></text:span><text:span text:style-name="Source_20_Text"><text:span text:style-name="T17">():</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Sub Function 2 from sub_module1.py"</text:span></text:span><text:span text:style-name="Source_20_Text"><text:span text:style-name="T17">)</text:span></text:span></text:p>
      <text:p text:style-name="P13"><text:span text:style-name="Source_20_Text"><text:span text:style-name="T17">subpackage/sub_module2.py</text:span></text:span><text:span text:style-name="T10">: </text:span></text:p>
      <text:p text:style-name="P16"><text:span text:style-name="Source_20_Text"><text:span text:style-name="T17">def </text:span></text:span><text:span text:style-name="Source_20_Text"><text:span text:style-name="T21">sub_func3</text:span></text:span><text:span text:style-name="Source_20_Text"><text:span text:style-name="T17">():</text:span></text:span></text:p>
      <text:p text:style-name="P22"><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Sub Function 3 from sub_module2.py"</text:span></text:span><text:span text:style-name="Source_20_Text"><text:span text:style-name="T17">)</text:span></text:span></text:p>
      <text:p text:style-name="P22"/>
      <text:p text:style-name="P22"><text:span text:style-name="Source_20_Text"><text:span text:style-name="T17">def </text:span></text:span><text:span text:style-name="Source_20_Text"><text:span text:style-name="T21">sub_func4</text:span></text:span><text:span text:style-name="Source_20_Text"><text:span text:style-name="T17">():</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Sub Function 4 from sub_module2.py"</text:span></text:span><text:span text:style-name="Source_20_Text"><text:span text:style-name="T17">)</text:span></text:span></text:p>
      <text:h text:style-name="P17" text:outline-level="3"><text:soft-page-break/>Абсолютный импорт</text:h>
      <text:p text:style-name="P13"><text:span text:style-name="T10">В абсолютном импорте нужно прописывать </text:span><text:span text:style-name="Strong_20_Emphasis"><text:span text:style-name="T8">полный путь до модуля</text:span></text:span><text:span text:style-name="T10">, включающего все пакеты и подпакеты. Полные пути гарантируют простоту чтения и однозначность — так всем будет понятно, что и откуда импортируется. Чтобы вам было удобнее читать код, во всех примерах выше мы использовали абсолютный импорт.</text:span></text:p>
      <text:h text:style-name="P17" text:outline-level="3">Относительный импорт</text:h>
      <text:p text:style-name="P14">Относительные импорты выглядят так:</text:p>
      <text:p text:style-name="P16"><text:span text:style-name="Source_20_Text"><text:span text:style-name="T16">from</text:span></text:span><text:span text:style-name="Source_20_Text"><text:span text:style-name="T17"> . </text:span></text:span><text:span text:style-name="Source_20_Text"><text:span text:style-name="T16">import</text:span></text:span><text:span text:style-name="Source_20_Text"><text:span text:style-name="T17"> </text:span></text:span><text:span text:style-name="Source_20_Text"><text:span text:style-name="T30">module</text:span></text:span></text:p>
      <text:p text:style-name="P22"><text:span text:style-name="Source_20_Text"><text:span text:style-name="T16">from</text:span></text:span><text:span text:style-name="Source_20_Text"><text:span text:style-name="T17"> .module </text:span></text:span><text:span text:style-name="Source_20_Text"><text:span text:style-name="T16">import</text:span></text:span><text:span text:style-name="Source_20_Text"><text:span text:style-name="T17"> </text:span></text:span><text:span text:style-name="Source_20_Text"><text:span text:style-name="T16">function</text:span></text:span></text:p>
      <text:p text:style-name="P20"><text:span text:style-name="Source_20_Text"><text:span text:style-name="T16">from</text:span></text:span><text:span text:style-name="Source_20_Text"><text:span text:style-name="T17"> .subpackage.module </text:span></text:span><text:span text:style-name="Source_20_Text"><text:span text:style-name="T16">import</text:span></text:span><text:span text:style-name="Source_20_Text"><text:span text:style-name="T17"> </text:span></text:span><text:span text:style-name="Source_20_Text"><text:span text:style-name="T30">CONSTANT</text:span></text:span></text:p>
      <text:p text:style-name="P13"><text:span text:style-name="T10">В относительном импорте используется точка, которая означает </text:span><text:span text:style-name="Strong_20_Emphasis"><text:span text:style-name="T8">импорт модуля из текущей директории</text:span></text:span><text:span text:style-name="T10">.</text:span></text:p>
      <text:p text:style-name="P13"><text:span text:style-name="T10">Например, мы работаем в файле </text:span><text:span text:style-name="Source_20_Text"><text:span text:style-name="T17">main.py</text:span></text:span><text:span text:style-name="T10"> и хотим импортировать </text:span><text:span text:style-name="Source_20_Text"><text:span text:style-name="T17">.module</text:span></text:span><text:span text:style-name="T10">. При этом мы знаем, что </text:span><text:span text:style-name="Source_20_Text"><text:span text:style-name="T17">main.py</text:span></text:span><text:span text:style-name="T10"> и </text:span><text:span text:style-name="Source_20_Text"><text:span text:style-name="T17">.module</text:span></text:span><text:span text:style-name="T10"> хранятся в одной и той же директории. Тогда можно не прописывать абсолютный путь к </text:span><text:span text:style-name="Source_20_Text"><text:span text:style-name="T17">.module</text:span></text:span><text:span text:style-name="T10">, а воспользоваться </text:span><text:span text:style-name="Source_20_Text"><text:span text:style-name="T17">. import</text:span></text:span><text:span text:style-name="T10">. По этой точке Python автоматически определит, что и откуда мы хотим импортировать.</text:span></text:p>
      <text:p text:style-name="P14">Относительный импорт помогает писать быстрее, но слишком сильно запутывает код и негативно сказывается на читаемости. Именно поэтому в сообществе Python-разработчиков есть распространенный совет для новичков: старайтесь пользоваться абсолютным импортом, даже в самых простых и очевидных случаях.</text:p>
      <text:h text:style-name="Heading_20_2" text:outline-level="2"><text:span text:style-name="Strong_20_Emphasis"><text:span text:style-name="T12">6 Учебное задание: Создание пакета с подпакетами в Python</text:span></text:span></text:h>
      <text:p text:style-name="P13"><text:span text:style-name="Strong_20_Emphasis"><text:span text:style-name="T8">Цель: </text:span></text:span><text:span text:style-name="T10">Научиться создавать собственный пакет с подпакетами в Python</text:span></text:p>
      <text:list xml:id="list8551976103660643367" text:style-name="L18">
        <text:list-item>
          <text:p text:style-name="P49">Создание основного пакета и подпакетов:</text:p>
          <text:list>
            <text:list-item>
              <text:p text:style-name="P67"><text:span text:style-name="T4">Создайте директорию с именем </text:span><text:span text:style-name="Strong_20_Emphasis"><text:span text:style-name="Source_20_Text"><text:span text:style-name="T18">figure</text:span></text:span></text:span><text:span text:style-name="T4">.</text:span></text:p>
            </text:list-item>
            <text:list-item>
              <text:p text:style-name="P67"><text:span text:style-name="T4">Внутри директории </text:span><text:span text:style-name="Strong_20_Emphasis"><text:span text:style-name="Source_20_Text"><text:span text:style-name="T18">figure</text:span></text:span></text:span><text:span text:style-name="T4"> создайте следующие директории: </text:span><text:span text:style-name="Strong_20_Emphasis"><text:span text:style-name="Source_20_Text"><text:span text:style-name="T18">circle</text:span></text:span></text:span><text:span text:style-name="T4">, "triangle", "rectangle".</text:span></text:p>
            </text:list-item>
            <text:list-item>
              <text:p text:style-name="P67"><text:span text:style-name="T4">В каждой из директорий "</text:span><text:span text:style-name="Strong_20_Emphasis"><text:span text:style-name="Source_20_Text"><text:span text:style-name="T18">circle</text:span></text:span></text:span><text:span text:style-name="T4">", "</text:span><text:span text:style-name="Strong_20_Emphasis"><text:span text:style-name="Source_20_Text"><text:span text:style-name="T18">triangle</text:span></text:span></text:span><text:span text:style-name="T4">", "</text:span><text:span text:style-name="Source_20_Text"><text:span text:style-name="Strong_20_Emphasis"><text:span text:style-name="T18">rectangle</text:span></text:span></text:span><text:span text:style-name="T4">" создайте файл </text:span><text:span text:style-name="Source_20_Text"><text:span text:style-name="T17">__</text:span></text:span><text:span text:style-name="Source_20_Text"><text:span text:style-name="Strong_20_Emphasis"><text:span text:style-name="T18">init__</text:span></text:span></text:span><text:span text:style-name="Source_20_Text"><text:span text:style-name="T17">.py</text:span></text:span><text:span text:style-name="T4"> , чтобы Python рассматривал эти директории как пакеты.</text:span></text:p>
            </text:list-item>
          </text:list>
        </text:list-item>
        <text:list-item>
          <text:p text:style-name="P49">Создание функций:</text:p>
          <text:list>
            <text:list-item>
              <text:p text:style-name="P67"><text:span text:style-name="T4">Внутри каждой из директорий "</text:span><text:span text:style-name="Strong_20_Emphasis"><text:span text:style-name="Source_20_Text"><text:span text:style-name="T18">circle</text:span></text:span></text:span><text:span text:style-name="T4">", "</text:span><text:span text:style-name="Strong_20_Emphasis"><text:span text:style-name="Source_20_Text"><text:span text:style-name="T18">triangle</text:span></text:span></text:span><text:span text:style-name="T4">", "</text:span><text:span text:style-name="Strong_20_Emphasis"><text:span text:style-name="Source_20_Text"><text:span text:style-name="T18">rectangle</text:span></text:span></text:span><text:span text:style-name="T4">" создайте файлы с названиями "area.py" и "perimeter.py".</text:span></text:p>
            </text:list-item>
            <text:list-item>
              <text:p text:style-name="P67"><text:soft-page-break/><text:span text:style-name="T4">В каждом из файлов "</text:span><text:span text:style-name="Source_20_Text"><text:span text:style-name="Strong_20_Emphasis"><text:span text:style-name="T18">area.py</text:span></text:span></text:span><text:span text:style-name="T4">" и "</text:span><text:span text:style-name="Strong_20_Emphasis"><text:span text:style-name="Source_20_Text"><text:span text:style-name="T18">perimeter.py</text:span></text:span></text:span><text:span text:style-name="T4">" напишите функции для вычисления площади и периметра фигуры соответственно. Ниже приведены названия функций и их аргументы:</text:span></text:p>
              <text:list>
                <text:list-item>
                  <text:p text:style-name="P49">Для "circle":</text:p>
                  <text:list>
                    <text:list-item>
                      <text:p text:style-name="P67"><text:span text:style-name="T4">Функция для вычисления площади: </text:span><text:span text:style-name="Source_20_Text"><text:span text:style-name="T17">calculate_area(radius)</text:span></text:span></text:p>
                    </text:list-item>
                    <text:list-item>
                      <text:p text:style-name="P67"><text:span text:style-name="T4">Функция для вычисления периметра: </text:span><text:span text:style-name="Source_20_Text"><text:span text:style-name="T17">calculate_perimeter(radius)</text:span></text:span></text:p>
                    </text:list-item>
                  </text:list>
                </text:list-item>
                <text:list-item>
                  <text:p text:style-name="P49">Для "triangle":</text:p>
                  <text:list>
                    <text:list-item>
                      <text:p text:style-name="P67"><text:span text:style-name="T4">Функция для вычисления площади: </text:span><text:span text:style-name="Source_20_Text"><text:span text:style-name="T17">calculate_area(side1, side2, side3)</text:span></text:span></text:p>
                    </text:list-item>
                    <text:list-item>
                      <text:p text:style-name="P67"><text:span text:style-name="T4">Функция для вычисления периметра: </text:span><text:span text:style-name="Source_20_Text"><text:span text:style-name="T17">calculate_perimeter(side1, side2, side3)</text:span></text:span></text:p>
                    </text:list-item>
                  </text:list>
                </text:list-item>
                <text:list-item>
                  <text:p text:style-name="P49">Для "rectangle":</text:p>
                  <text:list>
                    <text:list-item>
                      <text:p text:style-name="P67"><text:span text:style-name="T4">Функция для вычисления площади: </text:span><text:span text:style-name="Source_20_Text"><text:span text:style-name="T17">calculate_area(length, width)</text:span></text:span></text:p>
                    </text:list-item>
                    <text:list-item>
                      <text:p text:style-name="P67"><text:span text:style-name="T4">Функция для вычисления периметра: </text:span><text:span text:style-name="Source_20_Text"><text:span text:style-name="T17">calculate_perimeter(length, width)</text:span></text:span></text:p>
                    </text:list-item>
                  </text:list>
                </text:list-item>
              </text:list>
            </text:list-item>
          </text:list>
        </text:list-item>
        <text:list-item>
          <text:p text:style-name="P49">Использование пакета:</text:p>
          <text:list>
            <text:list-item>
              <text:p text:style-name="P49">Создайте основной скрипт, например, "main.py", в котором импортируйте функции из созданных пакетов.</text:p>
            </text:list-item>
            <text:list-item>
              <text:p text:style-name="P95">Продемонстрируйте использование функций для вычисления площади и периметра различных фигур (круга, треугольника, прямоугольника).</text:p>
            </text:list-item>
          </text:list>
        </text:list-item>
      </text:list>
      <text:h text:style-name="P18" text:outline-level="3"><text:span text:style-name="Strong_20_Emphasis"><text:span text:style-name="T12">Реализация</text:span></text:span></text:h>
      <text:p text:style-name="P14">Структура пакета будет выглядеть так:</text:p>
      <text:p text:style-name="P16"><text:span text:style-name="Source_20_Text"><text:span text:style-name="T16">figure</text:span></text:span><text:span text:style-name="Source_20_Text"><text:span text:style-name="T17">/</text:span></text:span></text:p>
      <text:p text:style-name="P22"><text:span text:style-name="Source_20_Text"><text:span text:style-name="T20"><text:s text:c="4"/></text:span></text:span><text:span text:style-name="Source_20_Text"><text:span text:style-name="T17">__init__</text:span></text:span><text:span text:style-name="Source_20_Text"><text:span text:style-name="T29">.py</text:span></text:span></text:p>
      <text:p text:style-name="P22"><text:span text:style-name="Source_20_Text"><text:span text:style-name="T20"><text:s text:c="4"/></text:span></text:span><text:span text:style-name="Source_20_Text"><text:span text:style-name="T16">circle</text:span></text:span><text:span text:style-name="Source_20_Text"><text:span text:style-name="T17">/</text:span></text:span></text:p>
      <text:p text:style-name="P22"><text:span text:style-name="Source_20_Text"><text:span text:style-name="T20"><text:s text:c="8"/></text:span></text:span><text:span text:style-name="Source_20_Text"><text:span text:style-name="T17">__init__</text:span></text:span><text:span text:style-name="Source_20_Text"><text:span text:style-name="T29">.py</text:span></text:span></text:p>
      <text:p text:style-name="P22"><text:span text:style-name="Source_20_Text"><text:span text:style-name="T20"><text:s text:c="8"/></text:span></text:span><text:span text:style-name="Source_20_Text"><text:span text:style-name="T17">area</text:span></text:span><text:span text:style-name="Source_20_Text"><text:span text:style-name="T29">.py</text:span></text:span></text:p>
      <text:p text:style-name="P22"><text:span text:style-name="Source_20_Text"><text:span text:style-name="T20"><text:s text:c="8"/></text:span></text:span><text:span text:style-name="Source_20_Text"><text:span text:style-name="T17">perimeter</text:span></text:span><text:span text:style-name="Source_20_Text"><text:span text:style-name="T29">.py</text:span></text:span></text:p>
      <text:p text:style-name="P22"><text:span text:style-name="Source_20_Text"><text:span text:style-name="T20"><text:s text:c="4"/></text:span></text:span><text:span text:style-name="Source_20_Text"><text:span text:style-name="T17">triangle/</text:span></text:span></text:p>
      <text:p text:style-name="P22"><text:span text:style-name="Source_20_Text"><text:span text:style-name="T20"><text:s text:c="8"/></text:span></text:span><text:span text:style-name="Source_20_Text"><text:span text:style-name="T17">__init__</text:span></text:span><text:span text:style-name="Source_20_Text"><text:span text:style-name="T29">.py</text:span></text:span></text:p>
      <text:p text:style-name="P22"><text:span text:style-name="Source_20_Text"><text:span text:style-name="T20"><text:s text:c="8"/></text:span></text:span><text:span text:style-name="Source_20_Text"><text:span text:style-name="T17">area</text:span></text:span><text:span text:style-name="Source_20_Text"><text:span text:style-name="T29">.py</text:span></text:span></text:p>
      <text:p text:style-name="P22"><text:span text:style-name="Source_20_Text"><text:span text:style-name="T20"><text:s text:c="8"/></text:span></text:span><text:span text:style-name="Source_20_Text"><text:span text:style-name="T17">perimeter</text:span></text:span><text:span text:style-name="Source_20_Text"><text:span text:style-name="T29">.py</text:span></text:span></text:p>
      <text:p text:style-name="P22"><text:span text:style-name="Source_20_Text"><text:span text:style-name="T20"><text:s text:c="4"/></text:span></text:span><text:span text:style-name="Source_20_Text"><text:span text:style-name="T17">rectangle/</text:span></text:span></text:p>
      <text:p text:style-name="P22"><text:span text:style-name="Source_20_Text"><text:span text:style-name="T20"><text:s text:c="8"/></text:span></text:span><text:span text:style-name="Source_20_Text"><text:span text:style-name="T17">__init__</text:span></text:span><text:span text:style-name="Source_20_Text"><text:span text:style-name="T29">.py</text:span></text:span></text:p>
      <text:p text:style-name="P22"><text:soft-page-break/><text:span text:style-name="Source_20_Text"><text:span text:style-name="T20"><text:s text:c="8"/></text:span></text:span><text:span text:style-name="Source_20_Text"><text:span text:style-name="T17">area</text:span></text:span><text:span text:style-name="Source_20_Text"><text:span text:style-name="T29">.py</text:span></text:span></text:p>
      <text:p text:style-name="P20"><text:span text:style-name="Source_20_Text"><text:span text:style-name="T20"><text:s text:c="8"/></text:span></text:span><text:span text:style-name="Source_20_Text"><text:span text:style-name="T17">perimeter</text:span></text:span><text:span text:style-name="Source_20_Text"><text:span text:style-name="T29">.py</text:span></text:span></text:p>
      <text:p text:style-name="P15"> </text:p>
      <text:p text:style-name="P13"><text:span text:style-name="T10">Каждый из подпакетов (</text:span><text:span text:style-name="Source_20_Text"><text:span text:style-name="T17">circle</text:span></text:span><text:span text:style-name="T10">, </text:span><text:span text:style-name="Source_20_Text"><text:span text:style-name="T17">triangle</text:span></text:span><text:span text:style-name="T10">, </text:span><text:span text:style-name="Source_20_Text"><text:span text:style-name="T17">rectangle</text:span></text:span><text:span text:style-name="T10">) содержит файлы </text:span><text:span text:style-name="Source_20_Text"><text:span text:style-name="T17">area.py</text:span></text:span><text:span text:style-name="T10"> и </text:span><text:span text:style-name="Source_20_Text"><text:span text:style-name="T17">perimeter.py</text:span></text:span><text:span text:style-name="T10">, которые определяют функции для вычисления площади и периметра соответствующей фигуры.</text:span></text:p>
      <text:p text:style-name="P13"><text:span text:style-name="T10">В файле </text:span><text:span text:style-name="Source_20_Text"><text:span text:style-name="T17">figure/__init__.py</text:span></text:span><text:span text:style-name="T10"> вы можете импортировать функции из подпакетов и предоставить их пользователю через основной пакет </text:span><text:span text:style-name="Source_20_Text"><text:span text:style-name="T17">figure</text:span></text:span><text:span text:style-name="T10">. Вот как это можно сделать:</text:span></text:p>
      <text:p text:style-name="P16"><text:span text:style-name="Source_20_Text"><text:span text:style-name="T26"># В файле figure/__init__.py</text:span></text:span></text:p>
      <text:p text:style-name="P22"/>
      <text:p text:style-name="P22"><text:span text:style-name="Source_20_Text"><text:span text:style-name="T16">from</text:span></text:span><text:span text:style-name="Source_20_Text"><text:span text:style-name="T17"> .circ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circle_area</text:span></text:span></text:p>
      <text:p text:style-name="P22"><text:span text:style-name="Source_20_Text"><text:span text:style-name="T16">from</text:span></text:span><text:span text:style-name="Source_20_Text"><text:span text:style-name="T17"> .circ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circle_perimeter</text:span></text:span></text:p>
      <text:p text:style-name="P22"/>
      <text:p text:style-name="P22"><text:span text:style-name="Source_20_Text"><text:span text:style-name="T16">from</text:span></text:span><text:span text:style-name="Source_20_Text"><text:span text:style-name="T17"> .triang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triangle_area</text:span></text:span></text:p>
      <text:p text:style-name="P22"><text:span text:style-name="Source_20_Text"><text:span text:style-name="T16">from</text:span></text:span><text:span text:style-name="Source_20_Text"><text:span text:style-name="T17"> .triang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triangle_perimeter</text:span></text:span></text:p>
      <text:p text:style-name="P22"/>
      <text:p text:style-name="P22"><text:span text:style-name="Source_20_Text"><text:span text:style-name="T16">from</text:span></text:span><text:span text:style-name="Source_20_Text"><text:span text:style-name="T17"> .rectang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rectangle_area</text:span></text:span></text:p>
      <text:p text:style-name="P20"><text:span text:style-name="Source_20_Text"><text:span text:style-name="T16">from</text:span></text:span><text:span text:style-name="Source_20_Text"><text:span text:style-name="T17"> .rectang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rectangle_perimeter</text:span></text:span></text:p>
      <text:p text:style-name="P13"><text:span text:style-name="T10">Теперь, если пользователь импортирует пакет </text:span><text:span text:style-name="Source_20_Text"><text:span text:style-name="T17">figure</text:span></text:span><text:span text:style-name="T10">, он может использовать функции для вычисления площади и периметра круга, треугольника и прямоугольника напрямую из пакета </text:span><text:span text:style-name="Source_20_Text"><text:span text:style-name="T17">figure</text:span></text:span><text:span text:style-name="T10">.</text:span></text:p>
      <text:p text:style-name="P14">Пример использования:</text:p>
      <text:p text:style-name="P16"><text:span text:style-name="Source_20_Text"><text:span text:style-name="T17">import figure</text:span></text:span></text:p>
      <text:p text:style-name="P22"/>
      <text:p text:style-name="P22"><text:span text:style-name="Source_20_Text"><text:span text:style-name="T26"># Вычисление площади и периметра круга</text:span></text:span></text:p>
      <text:p text:style-name="P22"><text:span text:style-name="Source_20_Text"><text:span text:style-name="T17">circle_radius = 5</text:span></text:span></text:p>
      <text:p text:style-name="P22"><text:span text:style-name="Source_20_Text"><text:span text:style-name="T17">circle_area = figure.circle_area(circle_radius)</text:span></text:span></text:p>
      <text:p text:style-name="P22"><text:span text:style-name="Source_20_Text"><text:span text:style-name="T17">circle_perimeter = figure.circle_perimeter(circle_radius)</text:span></text:span></text:p>
      <text:p text:style-name="P22"><text:span text:style-name="Source_20_Text"><text:span text:style-name="T17">print(circle_area)</text:span></text:span></text:p>
      <text:p text:style-name="P22"><text:span text:style-name="Source_20_Text"><text:span text:style-name="T17">print(circle_perimeter)</text:span></text:span></text:p>
      <text:p text:style-name="P22"/>
      <text:p text:style-name="P22"><text:span text:style-name="Source_20_Text"><text:span text:style-name="T26"># Вычисление площади и периметра треугольника</text:span></text:span></text:p>
      <text:p text:style-name="P22"><text:span text:style-name="Source_20_Text"><text:span text:style-name="T17">triangle_side1 = 4</text:span></text:span></text:p>
      <text:p text:style-name="P22"><text:span text:style-name="Source_20_Text"><text:span text:style-name="T17">triangle_side2 = 3</text:span></text:span></text:p>
      <text:p text:style-name="P22"><text:span text:style-name="Source_20_Text"><text:span text:style-name="T17">triangle_side3 = 5</text:span></text:span></text:p>
      <text:p text:style-name="P22"><text:span text:style-name="Source_20_Text"><text:span text:style-name="T17">triangle_area = figure.triangle_area(triangle_side1, triangle_side2, triangle_side3)</text:span></text:span></text:p>
      <text:p text:style-name="P22"><text:span text:style-name="Source_20_Text"><text:span text:style-name="T17">triangle_perimeter = figure.triangle_perimeter(3, 4, 5)</text:span></text:span></text:p>
      <text:p text:style-name="P22"><text:span text:style-name="Source_20_Text"><text:span text:style-name="T17">print(triangle_area)</text:span></text:span></text:p>
      <text:p text:style-name="P22"><text:span text:style-name="Source_20_Text"><text:span text:style-name="T17">print(triangle_perimeter)</text:span></text:span></text:p>
      <text:p text:style-name="P22"/>
      <text:p text:style-name="P22"><text:span text:style-name="Source_20_Text"><text:span text:style-name="T26"># Вычисление площади и периметра прямоугольника</text:span></text:span></text:p>
      <text:p text:style-name="P22"><text:span text:style-name="Source_20_Text"><text:span text:style-name="T17">rectangle_length = 6</text:span></text:span></text:p>
      <text:p text:style-name="P22"><text:soft-page-break/><text:span text:style-name="Source_20_Text"><text:span text:style-name="T17">rectangle_width = 8</text:span></text:span></text:p>
      <text:p text:style-name="P22"><text:span text:style-name="Source_20_Text"><text:span text:style-name="T17">rectangle_area = figure.rectangle_area(rectangle_length, rectangle_width)</text:span></text:span></text:p>
      <text:p text:style-name="P22"><text:span text:style-name="Source_20_Text"><text:span text:style-name="T17">rectangle_perimeter = figure.rectangle_perimeter(rectangle_length, rectangle_width)</text:span></text:span></text:p>
      <text:p text:style-name="P22"><text:span text:style-name="Source_20_Text"><text:span text:style-name="T17">print(rectangle_area)</text:span></text:span></text:p>
      <text:p text:style-name="P20"><text:span text:style-name="Source_20_Text"><text:span text:style-name="T17">print(rectangle_perimeter)</text:span></text:span></text:p>
      <text:p text:style-name="P13"><text:span text:style-name="T10">Таким образом, пакет </text:span><text:span text:style-name="Source_20_Text"><text:span text:style-name="T17">figure</text:span></text:span><text:span text:style-name="T10"> использует функции из подпакетов </text:span><text:span text:style-name="Source_20_Text"><text:span text:style-name="T17">circle</text:span></text:span><text:span text:style-name="T10">, </text:span><text:span text:style-name="Source_20_Text"><text:span text:style-name="T17">triangle</text:span></text:span><text:span text:style-name="T10"> и </text:span><text:span text:style-name="Source_20_Text"><text:span text:style-name="T17">rectangle</text:span></text:span><text:span text:style-name="T10">, предоставляя им доступ через основной пакет. </text:span></text:p>
      <text:h text:style-name="Heading_20_2" text:outline-level="2"><text:span text:style-name="Strong_20_Emphasis"><text:span text:style-name="T12">7 Публикация своей Python библиотеки на PyPI</text:span></text:span></text:h>
      <text:p text:style-name="P14">Вы разработали собственную библиотеку Python и считаете, что она может быть полезна другим разработчикам. Публикация вашей библиотеки является отличным способом внести свой вклад в сообщество Python. Любой разработчик сможет легко установить ваш пакет и начать использовать его, импортировав необходимые модули или функции. Поделитесь своим кодом и дайте другим возможность воспользоваться вашими решениями и улучшить их для общего блага.</text:p>
      <text:h text:style-name="P17" text:outline-level="3">1. Создаём элементы библиотеки</text:h>
      <text:p text:style-name="P13"><text:span text:style-name="T10">Давайте изучим публикацию собственных библиотек, на примере разработанного на предыдущем шаге пакета </text:span><text:span text:style-name="Source_20_Text"><text:span text:style-name="T17">figure</text:span></text:span></text:p>
      <text:p text:style-name="P13"><text:span text:style-name="T10">Для публикации на PyPi корневой каталог (в нашем случае </text:span><text:span text:style-name="Source_20_Text"><text:span text:style-name="T17">figure</text:span></text:span><text:span text:style-name="T10"> ) должен содержать следующие файлы и директории:</text:span></text:p>
      <text:list xml:id="list6252065204634829424" text:style-name="L19">
        <text:list-item>
          <text:p text:style-name="P84"><text:span text:style-name="Source_20_Text"><text:span text:style-name="T17">setup.py</text:span></text:span><text:span text:style-name="T10"> – содержит метаданные пакета,</text:span></text:p>
        </text:list-item>
      </text:list>
      <text:list xml:id="list6439423636560743618" text:style-name="L20">
        <text:list-item>
          <text:p text:style-name="P85"><text:span text:style-name="Source_20_Text"><text:span text:style-name="T17">setup.cfg</text:span></text:span><text:span text:style-name="T10"> – конфигурационный файл, используемый для хранения настроек,</text:span></text:p>
        </text:list-item>
      </text:list>
      <text:list xml:id="list2762447123905603279" text:style-name="L21">
        <text:list-item>
          <text:p text:style-name="P86"><text:span text:style-name="T10">подпапку с тем же именем, что и родительская папка (в данном примере </text:span><text:span text:style-name="Source_20_Text"><text:span text:style-name="T17">figure</text:span></text:span><text:span text:style-name="T10">), где хранится фактический код вашего пакета на Python.</text:span></text:p>
        </text:list-item>
      </text:list>
      <text:p text:style-name="P14">Примеры содержания файлов в нашем случае:</text:p>
      <text:p text:style-name="P13"><text:span text:style-name="Strong_20_Emphasis"><text:span text:style-name="T8">setup.py</text:span></text:span></text:p>
      <text:p text:style-name="P16"><text:span text:style-name="Source_20_Text"><text:span text:style-name="T16">from</text:span></text:span><text:span text:style-name="Source_20_Text"><text:span text:style-name="T17"> setuptools </text:span></text:span><text:span text:style-name="Source_20_Text"><text:span text:style-name="T16">import</text:span></text:span><text:span text:style-name="Source_20_Text"><text:span text:style-name="T17"> setup</text:span></text:span></text:p>
      <text:p text:style-name="P22"/>
      <text:p text:style-name="P22"><text:span text:style-name="Source_20_Text"><text:span text:style-name="T17">setup(name=</text:span></text:span><text:span text:style-name="Source_20_Text"><text:span text:style-name="T27">'figure'</text:span></text:span><text:span text:style-name="Source_20_Text"><text:span text:style-name="T17">,</text:span></text:span></text:p>
      <text:p text:style-name="P22"><text:span text:style-name="Source_20_Text"><text:span text:style-name="T20"><text:s text:c="6"/></text:span></text:span><text:span text:style-name="Source_20_Text"><text:span text:style-name="T17">version=</text:span></text:span><text:span text:style-name="Source_20_Text"><text:span text:style-name="T27">'1.0'</text:span></text:span><text:span text:style-name="Source_20_Text"><text:span text:style-name="T17">,</text:span></text:span></text:p>
      <text:p text:style-name="P22"><text:span text:style-name="Source_20_Text"><text:span text:style-name="T20"><text:s text:c="6"/></text:span></text:span><text:span text:style-name="Source_20_Text"><text:span text:style-name="T17">description=</text:span></text:span><text:span text:style-name="Source_20_Text"><text:span text:style-name="T27">'circle, tiangle, rectangle'</text:span></text:span><text:span text:style-name="Source_20_Text"><text:span text:style-name="T17">,</text:span></text:span></text:p>
      <text:p text:style-name="P22"><text:span text:style-name="Source_20_Text"><text:span text:style-name="T20"><text:s text:c="6"/></text:span></text:span><text:span text:style-name="Source_20_Text"><text:span text:style-name="T17">packages=[</text:span></text:span><text:span text:style-name="Source_20_Text"><text:span text:style-name="T27">'figure.circle'</text:span></text:span><text:span text:style-name="Source_20_Text"><text:span text:style-name="T17">, </text:span></text:span><text:span text:style-name="Source_20_Text"><text:span text:style-name="T27">'figure.triangle'</text:span></text:span><text:span text:style-name="Source_20_Text"><text:span text:style-name="T17">, </text:span></text:span><text:span text:style-name="Source_20_Text"><text:span text:style-name="T27">'figure.rectangle'</text:span></text:span><text:span text:style-name="Source_20_Text"><text:span text:style-name="T17">],</text:span></text:span></text:p>
      <text:p text:style-name="P22"><text:span text:style-name="Source_20_Text"><text:span text:style-name="T20"><text:s text:c="6"/></text:span></text:span><text:span text:style-name="Source_20_Text"><text:span text:style-name="T17">author_email=</text:span></text:span><text:span text:style-name="Source_20_Text"><text:span text:style-name="T27">'abc@def.ru'</text:span></text:span><text:span text:style-name="Source_20_Text"><text:span text:style-name="T17">,</text:span></text:span></text:p>
      <text:p text:style-name="P20"><text:span text:style-name="Source_20_Text"><text:span text:style-name="T20"><text:s text:c="6"/></text:span></text:span><text:span text:style-name="Source_20_Text"><text:span text:style-name="T17">zip_safe=</text:span></text:span><text:span text:style-name="Source_20_Text"><text:span text:style-name="T22">False</text:span></text:span><text:span text:style-name="Source_20_Text"><text:span text:style-name="T17">)</text:span></text:span></text:p>
      <text:p text:style-name="P13"><text:span text:style-name="Strong_20_Emphasis"><text:span text:style-name="T8">setup.cfg</text:span></text:span></text:p>
      <text:p text:style-name="P16"><text:soft-page-break/><text:span text:style-name="Source_20_Text"><text:span text:style-name="T16">[egg_info]</text:span></text:span></text:p>
      <text:p text:style-name="P22"><text:span text:style-name="Source_20_Text"><text:span text:style-name="T21">tag_build</text:span></text:span><text:span text:style-name="Source_20_Text"><text:span text:style-name="T17"> = </text:span></text:span></text:p>
      <text:p text:style-name="P20"><text:span text:style-name="Source_20_Text"><text:span text:style-name="T21">tag_date</text:span></text:span><text:span text:style-name="Source_20_Text"><text:span text:style-name="T17"> = </text:span></text:span><text:span text:style-name="Source_20_Text"><text:span text:style-name="T22">0</text:span></text:span></text:p>
      <text:p text:style-name="P13"><text:span text:style-name="T10">Любая публикуемая на </text:span><text:span text:style-name="Strong_20_Emphasis"><text:span text:style-name="T8">PyPI</text:span></text:span><text:span text:style-name="T10"> библиотека обязана иметь три вышеуказанных элемента. Помимо этого, пакет должен выполнять следующие условия:</text:span></text:p>
      <text:list xml:id="list8102747935758772681" text:style-name="L22">
        <text:list-item>
          <text:p text:style-name="P54">Уникальное имя библиотеки. Никакие два существующих пакета Python не могут одинаково называться.</text:p>
        </text:list-item>
        <text:list-item>
          <text:p text:style-name="P68"><text:span text:style-name="T10">Файл </text:span><text:span text:style-name="Source_20_Text"><text:span text:style-name="T17">setup.py</text:span></text:span><text:span text:style-name="T10"> должен содержать параметры </text:span><text:span text:style-name="Source_20_Text"><text:span text:style-name="T17">name</text:span></text:span><text:span text:style-name="T10"> и </text:span><text:span text:style-name="Source_20_Text"><text:span text:style-name="T17">packages</text:span></text:span><text:span text:style-name="T10">. Они также должны иметь то же имя, что и пакет (см. пример выше).</text:span></text:p>
        </text:list-item>
        <text:list-item>
          <text:p text:style-name="P68"><text:span text:style-name="T10">Параметр </text:span><text:span text:style-name="Source_20_Text"><text:span text:style-name="T17">version</text:span></text:span><text:span text:style-name="T10">: в случае если что-то в пакете изменилось, нужно изменить и значение </text:span><text:span text:style-name="Source_20_Text"><text:span text:style-name="T17">version</text:span></text:span><text:span text:style-name="T10">.</text:span></text:p>
        </text:list-item>
        <text:list-item>
          <text:p text:style-name="P68"><text:span text:style-name="T10">Файла </text:span><text:span text:style-name="Source_20_Text"><text:span text:style-name="T17">setup.py</text:span></text:span><text:span text:style-name="T10"> должен иметь параметр </text:span><text:span text:style-name="Source_20_Text"><text:span text:style-name="T17">author_email</text:span></text:span><text:span text:style-name="T10"> с адресом электронной почты для связи. Используйте действующий e-mail, это важно для дальнейшей регистрации программы в репозитории </text:span><text:span text:style-name="Strong_20_Emphasis"><text:span text:style-name="T8">PyPI</text:span></text:span><text:span text:style-name="T10">.</text:span></text:p>
        </text:list-item>
        <text:list-item>
          <text:p text:style-name="P87"><text:span text:style-name="T10">В нашем случае есть подкаталоги, чтобы они тоже вошли в сборку, нужно их указать в списке всех пакетов packages=</text:span><text:span text:style-name="Source_20_Text"><text:span text:style-name="T17">['figure.circle', 'figure.triangle', 'figure.rectangle']</text:span></text:span></text:p>
        </text:list-item>
      </text:list>
      <text:h text:style-name="P17" text:outline-level="3">2. Подготавливаем код</text:h>
      <text:p text:style-name="P13"><text:span text:style-name="T10">Как указано выше, внутри вложенной папки должен находиться фактический код библиотеки. Если вы откроете подпапку </text:span><text:span text:style-name="Source_20_Text"><text:span text:style-name="T17">figure</text:span></text:span><text:span text:style-name="T10">, вы увидите, что она содержит файл </text:span><text:span text:style-name="Source_20_Text"><text:span text:style-name="T17">_init_.py</text:span></text:span><text:span text:style-name="T10">. По умолчанию ядро ​​Python ищет файл </text:span><text:span text:style-name="Source_20_Text"><text:span text:style-name="T17">_init_.py</text:span></text:span><text:span text:style-name="T10"> в качестве отправной точки при чтении кода. Файл </text:span><text:span text:style-name="Source_20_Text"><text:span text:style-name="T17">_init_.py</text:span></text:span><text:span text:style-name="T10"> связан со всеми другими сценариями Python в подпапке. Например, в нашем файле </text:span><text:span text:style-name="Source_20_Text"><text:span text:style-name="T17">_init_.py</text:span></text:span><text:span text:style-name="T10">: </text:span></text:p>
      <text:p text:style-name="P16"><text:span text:style-name="Source_20_Text"><text:span text:style-name="T26"># В файле figure/__init__.py</text:span></text:span></text:p>
      <text:p text:style-name="P22"/>
      <text:p text:style-name="P22"><text:span text:style-name="Source_20_Text"><text:span text:style-name="T16">from</text:span></text:span><text:span text:style-name="Source_20_Text"><text:span text:style-name="T17"> .circ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circle_area</text:span></text:span></text:p>
      <text:p text:style-name="P22"><text:span text:style-name="Source_20_Text"><text:span text:style-name="T16">from</text:span></text:span><text:span text:style-name="Source_20_Text"><text:span text:style-name="T17"> .circ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circle_perimeter</text:span></text:span></text:p>
      <text:p text:style-name="P22"/>
      <text:p text:style-name="P22"><text:span text:style-name="Source_20_Text"><text:span text:style-name="T16">from</text:span></text:span><text:span text:style-name="Source_20_Text"><text:span text:style-name="T17"> .triang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triangle_area</text:span></text:span></text:p>
      <text:p text:style-name="P22"><text:span text:style-name="Source_20_Text"><text:span text:style-name="T16">from</text:span></text:span><text:span text:style-name="Source_20_Text"><text:span text:style-name="T17"> .triang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triangle_perimeter</text:span></text:span></text:p>
      <text:p text:style-name="P22"/>
      <text:p text:style-name="P22"><text:span text:style-name="Source_20_Text"><text:span text:style-name="T16">from</text:span></text:span><text:span text:style-name="Source_20_Text"><text:span text:style-name="T17"> .rectangle.area </text:span></text:span><text:span text:style-name="Source_20_Text"><text:span text:style-name="T16">import</text:span></text:span><text:span text:style-name="Source_20_Text"><text:span text:style-name="T17"> calculate_area </text:span></text:span><text:span text:style-name="Source_20_Text"><text:span text:style-name="T16">as</text:span></text:span><text:span text:style-name="Source_20_Text"><text:span text:style-name="T17"> rectangle_area</text:span></text:span></text:p>
      <text:p text:style-name="P20"><text:span text:style-name="Source_20_Text"><text:span text:style-name="T16">from</text:span></text:span><text:span text:style-name="Source_20_Text"><text:span text:style-name="T17"> .rectangle.perimeter </text:span></text:span><text:span text:style-name="Source_20_Text"><text:span text:style-name="T16">import</text:span></text:span><text:span text:style-name="Source_20_Text"><text:span text:style-name="T17"> calculate_perimeter </text:span></text:span><text:span text:style-name="Source_20_Text"><text:span text:style-name="T16">as</text:span></text:span><text:span text:style-name="Source_20_Text"><text:span text:style-name="T17"> rectangle_perimeter</text:span></text:span></text:p>
      <text:p text:style-name="P15"> </text:p>
      <text:h text:style-name="P17" text:outline-level="3"><text:soft-page-break/>3. Создаём аккаунт PyPI</text:h>
      <text:p text:style-name="P14">Пакеты Python, доступные для общего использования, хранятся в репозитории PyPI. При установке пакета на ваш компьютер с помощью инструмента pip, вы скачиваете его из репозитория PyPI. Для публикации нового пакета вам, наоборот, необходимо загрузить его на сервер PyPI. Для этого требуется создать учетную запись на сайте PyPI (это бесплатно). При создании учетной записи убедитесь, что адрес электронной почты совпадает с тем, что указан в файле setup.py в параметре author_email.</text:p>
      <text:p text:style-name="P15"> </text:p>
      <text:h text:style-name="P17" text:outline-level="3">4. Публикуем библиотеку</text:h>
      <text:p text:style-name="P14">Публикация осуществляется из командной строки или терминала. Команды идентичны в Windows и Linux.</text:p>
      <text:p text:style-name="P13"><text:span text:style-name="T10">Для публикации должны быть две библиотеки – </text:span><text:span text:style-name="Source_20_Text"><text:span text:style-name="T17">setuptools</text:span></text:span><text:span text:style-name="T10"> и </text:span><text:span text:style-name="Source_20_Text"><text:span text:style-name="T17">twine</text:span></text:span><text:span text:style-name="T10">. </text:span><text:span text:style-name="Source_20_Text"><text:span text:style-name="T17">setuptools</text:span></text:span><text:span text:style-name="T10"> - обычно уже установлена</text:span></text:p>
      <text:p text:style-name="P13"><text:span text:style-name="Source_20_Text"><text:span text:style-name="T17">pip install setuptools </text:span></text:span></text:p>
      <text:p text:style-name="P13"><text:span text:style-name="Source_20_Text"><text:span text:style-name="T17">pip install twine</text:span></text:span></text:p>
      <text:p text:style-name="P13"><text:span text:style-name="T10">Переходим к родительскому каталогу </text:span><text:span text:style-name="Source_20_Text"><text:span text:style-name="Strong_20_Emphasis"><text:span text:style-name="T18">\figure</text:span></text:span></text:span></text:p>
      <text:p text:style-name="P13"><text:span text:style-name="T10">Развёртываем пакет запустив </text:span><text:span text:style-name="Source_20_Text"><text:span text:style-name="T17">setup.py</text:span></text:span></text:p>
      <text:p text:style-name="P13"><text:span text:style-name="Source_20_Text"><text:span text:style-name="T18">python setup.py sdist</text:span></text:span></text:p>
      <text:p text:style-name="P13"><text:span text:style-name="T10">Обратите внимание, что теперь в родительской папке будут созданы две новых директории (</text:span><text:span text:style-name="Source_20_Text"><text:span text:style-name="T17">egg-info</text:span></text:span><text:span text:style-name="T10"> и </text:span><text:span text:style-name="Source_20_Text"><text:span text:style-name="T17">dist</text:span></text:span><text:span text:style-name="T10">). </text:span></text:p>
      <text:p text:style-name="P13"><text:span text:style-name="T10">Теперь с помощью </text:span><text:span text:style-name="Source_20_Text"><text:span text:style-name="T17">twine</text:span></text:span><text:span text:style-name="T10"> развёртываем пакет на PyPI:</text:span></text:p>
      <text:p text:style-name="P13"><text:span text:style-name="Source_20_Text"><text:span text:style-name="T18">twine upload dist/*</text:span></text:span></text:p>
      <text:p text:style-name="P14">Для размещения пакета на сервере PyPI необходимо ввести token, его можно сгенерировать в личном кабинет PyPI .</text:p>
      <text:p text:style-name="P14">После успешного размещения, пакет становится доступным для использования. Чтобы убедиться, что пакет успешно загружен на сервер, зайдите в вашу учетную запись на PyPI и перейдите в раздел "Your projects". Здесь вы сможете увидеть вашу библиотеку, готовую к использованию.</text:p>
      <text:h text:style-name="P17" text:outline-level="3">5. Используем</text:h>
      <text:p text:style-name="P13"><text:span text:style-name="T10">Давайте перейдем к выбранному клиенту Python, такому как </text:span><text:span text:style-name="Strong_20_Emphasis"><text:span text:style-name="Source_20_Text"><text:span text:style-name="T18">Colab</text:span></text:span></text:span><text:span text:style-name="T10">, </text:span><text:span text:style-name="Strong_20_Emphasis"><text:span text:style-name="Source_20_Text"><text:span text:style-name="T18">Pycharm</text:span></text:span></text:span><text:span text:style-name="T10">или просто в терминале на ваше компьютере и установим пакет с помощью </text:span><text:span text:style-name="Strong_20_Emphasis"><text:span text:style-name="Source_20_Text"><text:span text:style-name="T18">pip install figure</text:span></text:span></text:span><text:span text:style-name="T10">.</text:span></text:p>
      <text:p text:style-name="P14">После установки, мы можем импортировать его и использовать по своему усмотрению.</text:p>
      <text:p text:style-name="Standard"/>
      <text:h text:style-name="P35" text:outline-level="1">2.1 Работа с библиотекой OS</text:h>
      <text:section text:style-name="Sect3" text:name="ember603">
        <text:p text:style-name="P3"/>
      </text:section>
      <text:section text:style-name="Sect2" text:name="ember1774">
        <text:section text:style-name="Sect2" text:name="ember1775">
          <text:h text:style-name="Heading_20_2" text:outline-level="2"><text:span text:style-name="Strong_20_Emphasis"><text:span text:style-name="T34">Модуль OS</text:span></text:span></text:h>
          <text:p text:style-name="P4"><text:span text:style-name="Strong_20_Emphasis"><text:span text:style-name="T3">Модуль </text:span></text:span><text:span text:style-name="Strong_20_Emphasis"><text:span text:style-name="Source_20_Text"><text:span text:style-name="T18">os</text:span></text:span></text:span><text:span text:style-name="T5"> - это стандартная библиотека </text:span><text:span text:style-name="Strong_20_Emphasis"><text:span text:style-name="T3">Python</text:span></text:span><text:span text:style-name="T5">, предназначенная для работы с операционной системой и её файловой системой. Он содержит полезные методы для взаимодействия с файлами и папками, и является кроссплатформенным, что означает, что он работает на различных операционных системах, включая </text:span><text:span text:style-name="Emphasis"><text:span text:style-name="T6">Windows, Mac, Linux</text:span></text:span><text:span text:style-name="T5"> и т.п. Однако, следует учитывать, что некоторые специфические методы могут работать только на определенной платформе.</text:span><text:span text:style-name="Emphasis"><text:span text:style-name="T6">.</text:span></text:span></text:p>
          <text:h text:style-name="Heading_20_3" text:outline-level="3"><text:span text:style-name="Strong_20_Emphasis"><text:span text:style-name="T3">Самые популярные методы и функции</text:span></text:span></text:h>
          <text:p text:style-name="P4"><text:span text:style-name="Strong_20_Emphasis"><text:span text:style-name="T3">Тип системы:</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name)</text:span></text:span></text:p>
          <text:p text:style-name="P4"><text:span text:style-name="Strong_20_Emphasis"><text:span text:style-name="T3">Текущая директория:</text:span></text:span><text:span text:style-name="T5"> </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getcwd())</text:span></text:span></text:p>
          <text:p text:style-name="P4"><text:span text:style-name="Strong_20_Emphasis"><text:span text:style-name="T3">Изменение рабочей директории:</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chdir(</text:span></text:span><text:span text:style-name="Source_20_Text"><text:span text:style-name="T27">r"D:\folder"</text:span></text:span><text:span text:style-name="Source_20_Text"><text:span text:style-name="T17">)</text:span></text:span></text:p>
          <text:p text:style-name="P21"/>
          <text:p text:style-name="P21"><text:span text:style-name="Source_20_Text"><text:span text:style-name="T17">D:\folder</text:span></text:span></text:p>
          <text:p text:style-name="P4"><text:span text:style-name="Strong_20_Emphasis"><text:span text:style-name="T3">Проверка существования пути:</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exists(</text:span></text:span><text:span text:style-name="Source_20_Text"><text:span text:style-name="T27">"D:/test.txt"</text:span></text:span><text:span text:style-name="Source_20_Text"><text:span text:style-name="T17">))</text:span></text:span></text:p>
          <text:p text:style-name="P4"><text:span text:style-name="Strong_20_Emphasis"><text:span text:style-name="T3">Полный путь к файлу:</text:span></text:span></text:p>
          <text:p text:style-name="P8"><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abspath(</text:span></text:span><text:span text:style-name="Source_20_Text"><text:span text:style-name="T27">"test2.txt"</text:span></text:span><text:span text:style-name="Source_20_Text"><text:span text:style-name="T17">)</text:span></text:span></text:p>
          <text:p text:style-name="P4"><text:span text:style-name="Strong_20_Emphasis"><text:span text:style-name="T3">Проверка файла:</text:span></text:span></text:p>
          <text:p text:style-name="P8"><text:span text:style-name="Source_20_Text"><text:span text:style-name="T17">import </text:span></text:span><text:span text:style-name="Source_20_Text"><text:span text:style-name="T21">os</text:span></text:span></text:p>
          <text:p text:style-name="P21"><text:soft-page-break/><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isfile(</text:span></text:span><text:span text:style-name="Source_20_Text"><text:span text:style-name="T27">"D:/test.txt"</text:span></text:span><text:span text:style-name="Source_20_Text"><text:span text:style-name="T17">))</text:span></text:span></text:p>
          <text:p text:style-name="P4"><text:span text:style-name="T14"> </text:span><text:span text:style-name="Strong_20_Emphasis"><text:span text:style-name="T3">Проверка директории:</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isdir(</text:span></text:span><text:span text:style-name="Source_20_Text"><text:span text:style-name="T27">"D:/test.txt"</text:span></text:span><text:span text:style-name="Source_20_Text"><text:span text:style-name="T17">))</text:span></text:span></text:p>
          <text:p text:style-name="P8"><text:span text:style-name="Strong_20_Emphasis"><text:span text:style-name="T15">Создание директории:</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mkdir(</text:span></text:span><text:span text:style-name="Source_20_Text"><text:span text:style-name="T27">r"D:\folder"</text:span></text:span><text:span text:style-name="Source_20_Text"><text:span text:style-name="T17">)</text:span></text:span></text:p>
          <text:p text:style-name="P4"><text:span text:style-name="Strong_20_Emphasis"><text:span text:style-name="T3">Удаление файлов:</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remove(</text:span></text:span><text:span text:style-name="Source_20_Text"><text:span text:style-name="T27">r"D:\test.txt"</text:span></text:span><text:span text:style-name="Source_20_Text"><text:span text:style-name="T17">)</text:span></text:span></text:p>
          <text:p text:style-name="P4"><text:span text:style-name="Strong_20_Emphasis"><text:span text:style-name="T3">Удаление каталога:</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rmdir(</text:span></text:span><text:span text:style-name="Source_20_Text"><text:span text:style-name="T27">r"D:\folder"</text:span></text:span><text:span text:style-name="Source_20_Text"><text:span text:style-name="T17">)</text:span></text:span></text:p>
          <text:p text:style-name="P8"><text:span text:style-name="Strong_20_Emphasis"><text:span text:style-name="T15">Запуск файла:</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startfile(</text:span></text:span><text:span text:style-name="Source_20_Text"><text:span text:style-name="T27">r"D:\test.txt"</text:span></text:span><text:span text:style-name="Source_20_Text"><text:span text:style-name="T17">)</text:span></text:span></text:p>
          <text:p text:style-name="P4"><text:span text:style-name="T14"> </text:span><text:span text:style-name="Strong_20_Emphasis"><text:span text:style-name="T3">Получение имени файла из полного пути:</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basename(</text:span></text:span><text:span text:style-name="Source_20_Text"><text:span text:style-name="T27">"D:/test.txt"</text:span></text:span><text:span text:style-name="Source_20_Text"><text:span text:style-name="T17">))</text:span></text:span></text:p>
          <text:p text:style-name="P4"><text:span text:style-name="Strong_20_Emphasis"><text:span text:style-name="T3">Получить путь к файлу без названия:</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dirname(</text:span></text:span><text:span text:style-name="Source_20_Text"><text:span text:style-name="T27">"D:/folder/test.txt"</text:span></text:span><text:span text:style-name="Source_20_Text"><text:span text:style-name="T17">))</text:span></text:span></text:p>
          <text:p text:style-name="P8"><text:span text:style-name="Strong_20_Emphasis"><text:span text:style-name="T15">Разделить имя файла и путь:</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21">print</text:span></text:span><text:span text:style-name="Source_20_Text"><text:span text:style-name="T17">(os.path.split(</text:span></text:span><text:span text:style-name="Source_20_Text"><text:span text:style-name="T27">r"D:\folder\test.txt"</text:span></text:span><text:span text:style-name="Source_20_Text"><text:span text:style-name="T17">))</text:span></text:span></text:p>
          <text:p text:style-name="P8"><text:span text:style-name="Strong_20_Emphasis"><text:span text:style-name="T15">Объединить каталог и имя файла:</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21">print</text:span></text:span><text:span text:style-name="Source_20_Text"><text:span text:style-name="T17">(os.path.join(</text:span></text:span><text:span text:style-name="Source_20_Text"><text:span text:style-name="T27">r"D:\folder"</text:span></text:span><text:span text:style-name="Source_20_Text"><text:span text:style-name="T17">, </text:span></text:span><text:span text:style-name="Source_20_Text"><text:span text:style-name="T27">"test.txt"</text:span></text:span><text:span text:style-name="Source_20_Text"><text:span text:style-name="T17">))</text:span></text:span></text:p>
          <text:p text:style-name="P4"><text:span text:style-name="Strong_20_Emphasis"><text:span text:style-name="T3">Вычисление размера файла в байтах:</text:span></text:span></text:p>
          <text:p text:style-name="P8"><text:span text:style-name="Source_20_Text"><text:span text:style-name="T17">import </text:span></text:span><text:span text:style-name="Source_20_Text"><text:span text:style-name="T21">os</text:span></text:span></text:p>
          <text:p text:style-name="P21"><text:span text:style-name="Source_20_Text"><text:span text:style-name="T21">print</text:span></text:span><text:span text:style-name="Source_20_Text"><text:span text:style-name="T17">(</text:span></text:span><text:span text:style-name="Source_20_Text"><text:span text:style-name="T21">os</text:span></text:span><text:span text:style-name="Source_20_Text"><text:span text:style-name="T17">.</text:span></text:span><text:span text:style-name="Source_20_Text"><text:span text:style-name="T21">path</text:span></text:span><text:span text:style-name="Source_20_Text"><text:span text:style-name="T17">.getsize(</text:span></text:span><text:span text:style-name="Source_20_Text"><text:span text:style-name="T27">"D:\\test.txt"</text:span></text:span><text:span text:style-name="Source_20_Text"><text:span text:style-name="T17">))</text:span></text:span></text:p>
          <text:p text:style-name="P8"><text:soft-page-break/><text:span text:style-name="Strong_20_Emphasis"><text:span text:style-name="T15">Переименование файла:</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7">os.rename(</text:span></text:span><text:span text:style-name="Source_20_Text"><text:span text:style-name="T27">r"D:\folder"</text:span></text:span><text:span text:style-name="Source_20_Text"><text:span text:style-name="T17">, </text:span></text:span><text:span text:style-name="Source_20_Text"><text:span text:style-name="T27">r"D:\catalog"</text:span></text:span><text:span text:style-name="Source_20_Text"><text:span text:style-name="T17">)</text:span></text:span></text:p>
          <text:p text:style-name="P4"><text:span text:style-name="Strong_20_Emphasis"><text:span text:style-name="T3">Посмотреть содержание директорий:</text:span></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21">print</text:span></text:span><text:span text:style-name="Source_20_Text"><text:span text:style-name="T17">(os.listdir(</text:span></text:span><text:span text:style-name="Source_20_Text"><text:span text:style-name="T27">r"D:\folder"</text:span></text:span><text:span text:style-name="Source_20_Text"><text:span text:style-name="T17">))</text:span></text:span></text:p>
          <text:p text:style-name="P4"><text:span text:style-name="T5">Воспользовавшись функцией </text:span><text:span text:style-name="Strong_20_Emphasis"><text:span text:style-name="Source_20_Text"><text:span text:style-name="T18">walk</text:span></text:span></text:span><text:span text:style-name="T5">, можно получить доступ к названиям и путям всех подпапок и файлов, относящихся к заданному каталогу. Применив один внешний цикл </text:span><text:span text:style-name="Strong_20_Emphasis"><text:span text:style-name="Source_20_Text"><text:span text:style-name="T18">for</text:span></text:span></text:span><text:span text:style-name="T5">, а также два вложенных, несложно получить информацию об объектах в каталоге </text:span><text:span text:style-name="Strong_20_Emphasis"><text:span text:style-name="Source_20_Text"><text:span text:style-name="T18">folder </text:span></text:span></text:span><text:span text:style-name="T5">через специальные списки </text:span><text:span text:style-name="Source_20_Text"><text:span text:style-name="Strong_20_Emphasis"><text:span text:style-name="T18">directories </text:span></text:span></text:span><text:span text:style-name="T5">и </text:span><text:span text:style-name="Strong_20_Emphasis"><text:span text:style-name="Source_20_Text"><text:span text:style-name="T18">files</text:span></text:span></text:span><text:span text:style-name="T5">. Сведения выдаются с помощью многократного обращения к </text:span><text:span text:style-name="Strong_20_Emphasis"><text:span text:style-name="Source_20_Text"><text:span text:style-name="T18">print</text:span></text:span></text:span><text:span text:style-name="T5">.</text:span></text:p>
          <text:p text:style-name="P8"><text:span text:style-name="Source_20_Text"><text:span text:style-name="T16">import</text:span></text:span><text:span text:style-name="Source_20_Text"><text:span text:style-name="T17"> os</text:span></text:span></text:p>
          <text:p text:style-name="P21"><text:span text:style-name="Source_20_Text"><text:span text:style-name="T16">for</text:span></text:span><text:span text:style-name="Source_20_Text"><text:span text:style-name="T17"> root, directories, files </text:span></text:span><text:span text:style-name="Source_20_Text"><text:span text:style-name="T16">in</text:span></text:span><text:span text:style-name="Source_20_Text"><text:span text:style-name="T17"> os.walk(</text:span></text:span><text:span text:style-name="Source_20_Text"><text:span text:style-name="T27">r"./"</text:span></text:span><text:span text:style-name="Source_20_Text"><text:span text:style-name="T17">):</text:span></text:span></text:p>
          <text:p text:style-name="P21"><text:span text:style-name="Source_20_Text"><text:span text:style-name="T20"><text:s text:c="4"/></text:span></text:span><text:span text:style-name="Source_20_Text"><text:span text:style-name="T21">print</text:span></text:span><text:span text:style-name="Source_20_Text"><text:span text:style-name="T17">(root)</text:span></text:span></text:p>
          <text:p text:style-name="P21"><text:span text:style-name="Source_20_Text"><text:span text:style-name="T20"><text:s text:c="4"/></text:span></text:span><text:span text:style-name="Source_20_Text"><text:span text:style-name="T16">for</text:span></text:span><text:span text:style-name="Source_20_Text"><text:span text:style-name="T17"> directory </text:span></text:span><text:span text:style-name="Source_20_Text"><text:span text:style-name="T16">in</text:span></text:span><text:span text:style-name="Source_20_Text"><text:span text:style-name="T17"> directories:</text:span></text:span></text:p>
          <text:p text:style-name="P21"><text:span text:style-name="Source_20_Text"><text:span text:style-name="T20"><text:s text:c="8"/></text:span></text:span><text:span text:style-name="Source_20_Text"><text:span text:style-name="T21">print</text:span></text:span><text:span text:style-name="Source_20_Text"><text:span text:style-name="T17">(directory)</text:span></text:span></text:p>
          <text:p text:style-name="P21"><text:span text:style-name="Source_20_Text"><text:span text:style-name="T20"><text:s text:c="4"/></text:span></text:span><text:span text:style-name="Source_20_Text"><text:span text:style-name="T16">for</text:span></text:span><text:span text:style-name="Source_20_Text"><text:span text:style-name="T17"> file </text:span></text:span><text:span text:style-name="Source_20_Text"><text:span text:style-name="T16">in</text:span></text:span><text:span text:style-name="Source_20_Text"><text:span text:style-name="T17"> files:</text:span></text:span></text:p>
          <text:p text:style-name="P21"><text:span text:style-name="Source_20_Text"><text:span text:style-name="T20"><text:s text:c="8"/></text:span></text:span><text:span text:style-name="Source_20_Text"><text:span text:style-name="T21">print</text:span></text:span><text:span text:style-name="Source_20_Text"><text:span text:style-name="T17">(file)</text:span></text:span></text:p>
          <text:p text:style-name="P4"><text:span text:style-name="Strong_20_Emphasis"><text:span text:style-name="T3">Пример программы для получения списка текстовых файлов в каталоге:</text:span></text:span></text:p>
          <text:p text:style-name="P8"><text:span text:style-name="Source_20_Text"><text:span text:style-name="T16">import</text:span></text:span><text:span text:style-name="Source_20_Text"><text:span text:style-name="T17"> os</text:span></text:span></text:p>
          <text:p text:style-name="P21"/>
          <text:p text:style-name="P21"><text:span text:style-name="Source_20_Text"><text:span text:style-name="T26"># Указываем путь к директории</text:span></text:span></text:p>
          <text:p text:style-name="P21"><text:span text:style-name="Source_20_Text"><text:span text:style-name="T17">directory = </text:span></text:span><text:span text:style-name="Source_20_Text"><text:span text:style-name="T27">'/путь/к/директории'</text:span></text:span></text:p>
          <text:p text:style-name="P21"/>
          <text:p text:style-name="P21"><text:span text:style-name="Source_20_Text"><text:span text:style-name="T26"># Получаем список всех файлов в директории</text:span></text:span></text:p>
          <text:p text:style-name="P21"><text:span text:style-name="Source_20_Text"><text:span text:style-name="T17">files = os.listdir(directory)</text:span></text:span></text:p>
          <text:p text:style-name="P21"/>
          <text:p text:style-name="P21"><text:span text:style-name="Source_20_Text"><text:span text:style-name="T26"># Фильтруем только текстовые файлы</text:span></text:span></text:p>
          <text:p text:style-name="P21"><text:span text:style-name="Source_20_Text"><text:span text:style-name="T17">text_files = [file </text:span></text:span><text:span text:style-name="Source_20_Text"><text:span text:style-name="T16">for</text:span></text:span><text:span text:style-name="Source_20_Text"><text:span text:style-name="T17"> file </text:span></text:span><text:span text:style-name="Source_20_Text"><text:span text:style-name="T16">in</text:span></text:span><text:span text:style-name="Source_20_Text"><text:span text:style-name="T17"> files </text:span></text:span><text:span text:style-name="Source_20_Text"><text:span text:style-name="T16">if</text:span></text:span><text:span text:style-name="Source_20_Text"><text:span text:style-name="T17"> file.endswith(</text:span></text:span><text:span text:style-name="Source_20_Text"><text:span text:style-name="T27">'.txt'</text:span></text:span><text:span text:style-name="Source_20_Text"><text:span text:style-name="T17">)]</text:span></text:span></text:p>
          <text:p text:style-name="P21"/>
          <text:p text:style-name="P21"><text:span text:style-name="Source_20_Text"><text:span text:style-name="T26"># Выводим список текстовых файлов</text:span></text:span></text:p>
          <text:p text:style-name="P21"><text:soft-page-break/><text:span text:style-name="Source_20_Text"><text:span text:style-name="T21">print</text:span></text:span><text:span text:style-name="Source_20_Text"><text:span text:style-name="T17">(</text:span></text:span><text:span text:style-name="Source_20_Text"><text:span text:style-name="T27">"Список текстовых файлов в директории"</text:span></text:span><text:span text:style-name="Source_20_Text"><text:span text:style-name="T17">, directory, </text:span></text:span><text:span text:style-name="Source_20_Text"><text:span text:style-name="T27">":"</text:span></text:span><text:span text:style-name="Source_20_Text"><text:span text:style-name="T17">)</text:span></text:span></text:p>
          <text:p text:style-name="P21"><text:span text:style-name="Source_20_Text"><text:span text:style-name="T16">for</text:span></text:span><text:span text:style-name="Source_20_Text"><text:span text:style-name="T17"> file </text:span></text:span><text:span text:style-name="Source_20_Text"><text:span text:style-name="T16">in</text:span></text:span><text:span text:style-name="Source_20_Text"><text:span text:style-name="T17"> text_files:</text:span></text:span></text:p>
          <text:p text:style-name="P21"><text:span text:style-name="Source_20_Text"><text:span text:style-name="T20"><text:s text:c="4"/></text:span></text:span><text:span text:style-name="Source_20_Text"><text:span text:style-name="T21">print</text:span></text:span><text:span text:style-name="Source_20_Text"><text:span text:style-name="T17">(file)</text:span></text:span></text:p>
        </text:section>
      </text:section>
      <text:p text:style-name="Standard"/>
      <text:h text:style-name="P35" text:outline-level="1"><text:bookmark text:name="ember603"/>2.2 Работа с текстовыми и бинарными файлами</text:h>
      <text:section text:style-name="Sect3" text:name="Раздел1">
        <text:p text:style-name="P3"/>
      </text:section>
      <text:section text:style-name="Sect2" text:name="ember1911">
        <text:section text:style-name="Sect2" text:name="ember1912">
          <text:h text:style-name="P11" text:outline-level="2">Отличие текстовых и бинарных файлов</text:h>
          <text:p text:style-name="P5">Принципиальное отличие бинарных файлов от текстовых заключается в способе хранения данных.</text:p>
          <text:h text:style-name="P9" text:outline-level="3">1. Текстовые файлы:</text:h>
          <text:p text:style-name="P5">Текстовые файлы хранят данные в виде последовательности символов, которые могут быть прочитаны и интерпретированы человеком. В текстовых файлах символы представлены в кодировке, такой как ASCII, UTF-8 и другие. Каждый символ занимает обычно один байт, хотя это может варьироваться в зависимости от используемой кодировки.</text:p>
          <text:p text:style-name="P5">Пример текстового файла:</text:p>
          <text:p text:style-name="P8"><text:span text:style-name="Source_20_Text"><text:span text:style-name="T17">Hello, world!</text:span></text:span></text:p>
          <text:p text:style-name="P21"><text:span text:style-name="Source_20_Text"><text:span text:style-name="T17">This </text:span></text:span><text:span text:style-name="Source_20_Text"><text:span text:style-name="T16">is</text:span></text:span><text:span text:style-name="Source_20_Text"><text:span text:style-name="T17"> a </text:span></text:span><text:span text:style-name="Source_20_Text"><text:span text:style-name="T21">text</text:span></text:span><text:span text:style-name="Source_20_Text"><text:span text:style-name="T17"> </text:span></text:span><text:span text:style-name="Source_20_Text"><text:span text:style-name="T21">file</text:span></text:span><text:span text:style-name="Source_20_Text"><text:span text:style-name="T17">.</text:span></text:span></text:p>
          <text:h text:style-name="P9" text:outline-level="3">2. Бинарные файлы:</text:h>
          <text:p text:style-name="P5">Бинарные файлы хранят данные в их естественном двоичном формате, что означает, что они не предназначены для прямого чтения или интерпретации человеком. Вместо этого они представляют собой последовательность байтов, которые могут содержать информацию в любом формате, включая числа, изображения, аудио и другие типы данных.</text:p>
          <text:p text:style-name="P5">Пример бинарных данных (например, изображение):</text:p>
          <text:p text:style-name="P8"><text:span text:style-name="Source_20_Text"><text:span text:style-name="T17">\xff\xd8\xff\xe0\x00\x10JFIF\x00\x01\x01\x00\x00\x01\x00\x01\x00\x00\xff\xdb\x00C\x00...</text:span></text:span></text:p>
          <text:h text:style-name="P9" text:outline-level="3">Основные отличия:</text:h>
          <text:list xml:id="list3444895653449606810" text:style-name="L23">
            <text:list-item>
              <text:p text:style-name="P73"><text:span text:style-name="Strong_20_Emphasis"><text:span text:style-name="T3">Интерпретация данных</text:span></text:span><text:span text:style-name="T5">: Текстовые файлы интерпретируются как последовательность символов, в то время как бинарные файлы содержат данные в их бинарном формате, которые могут быть любыми.</text:span></text:p>
            </text:list-item>
            <text:list-item>
              <text:p text:style-name="P73"><text:span text:style-name="Strong_20_Emphasis"><text:span text:style-name="T3">Обработка данных</text:span></text:span><text:span text:style-name="T5">: Текстовые файлы удобны для хранения и обработки текстовой информации, такой как строки, документы, программный код и </text:span><text:soft-page-break/><text:span text:style-name="T5">т. д. Бинарные файлы используются для хранения более сложных данных, таких как изображения, звук, видео, а также структурированных данных, созданных программами.</text:span></text:p>
            </text:list-item>
            <text:list-item>
              <text:p text:style-name="P73"><text:span text:style-name="Strong_20_Emphasis"><text:span text:style-name="T3">Размер данных</text:span></text:span><text:span text:style-name="T5">: Бинарные файлы могут быть более компактными, так как они не требуют дополнительных символов для кодирования. В текстовых файлах каждый символ может занимать разное количество байтов в зависимости от используемой кодировки.</text:span></text:p>
            </text:list-item>
            <text:list-item>
              <text:p text:style-name="P73"><text:span text:style-name="Strong_20_Emphasis"><text:span text:style-name="T3">Обработка ошибок</text:span></text:span><text:span text:style-name="T5">: При работе с бинарными файлами необходимо быть более внимательным к обработке ошибок, так как неправильное чтение или запись данных может привести к некорректной интерпретации или потере информации.</text:span></text:p>
            </text:list-item>
            <text:list-item>
              <text:p text:style-name="P73"><text:span text:style-name="Strong_20_Emphasis"><text:span text:style-name="T3">Поддержка форматов</text:span></text:span><text:span text:style-name="T5">: Для работы с бинарными файлами часто требуются специальные библиотеки или методы для интерпретации данных в нужном формате, в то время как текстовые файлы могут быть прочитаны и обработаны с использованием стандартных средств языка программирования.</text:span></text:p>
            </text:list-item>
          </text:list>
          <text:p text:style-name="P5">Это основные принципиальные отличия между текстовыми и бинарными файлами, которые важно учитывать при работе с различными типами данных</text:p>
        </text:section>
      </text:section>
      <text:h text:style-name="P24" text:outline-level="2">Работа с текстовыми файлами</text:h>
      <text:h text:style-name="P17" text:outline-level="3">1. Чтение данных из текстового файла</text:h>
      <text:p text:style-name="P13"><text:span text:style-name="T10">Допустим, у нас есть текстовый файл </text:span><text:span text:style-name="Source_20_Text"><text:span text:style-name="T17">example.txt</text:span></text:span><text:span text:style-name="T10"> со следующим содержимым:</text:span></text:p>
      <text:p text:style-name="P16"><text:span text:style-name="Source_20_Text"><text:span text:style-name="T17">Это пример текста в файле.</text:span></text:span></text:p>
      <text:p text:style-name="P20"><text:span text:style-name="Source_20_Text"><text:span text:style-name="T17">Мы будем его читать с помощью Python.</text:span></text:span></text:p>
      <text:p text:style-name="P14">Мы можем прочитать содержимое этого файла в Python с помощью следующего кода:</text:p>
      <text:p text:style-name="P16"><text:span text:style-name="Source_20_Text"><text:span text:style-name="T26"># Открываем файл для чтения</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example.txt'</text:span></text:span><text:span text:style-name="Source_20_Text"><text:span text:style-name="T17">, </text:span></text:span><text:span text:style-name="Source_20_Text"><text:span text:style-name="T27">'r'</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    </text:span></text:span><text:span text:style-name="Source_20_Text"><text:span text:style-name="T26"># Читаем содержимое файла и выводим его на экран</text:span></text:span></text:p>
      <text:p text:style-name="P22"><text:span text:style-name="Source_20_Text"><text:span text:style-name="T20">    </text:span></text:span><text:span text:style-name="Source_20_Text"><text:span text:style-name="T17">content = file.read()</text:span></text:span></text:p>
      <text:p text:style-name="P20"><text:span text:style-name="Source_20_Text"><text:span text:style-name="T20">    </text:span></text:span><text:span text:style-name="Source_20_Text"><text:span text:style-name="T21">print</text:span></text:span><text:span text:style-name="Source_20_Text"><text:span text:style-name="T17">(content)</text:span></text:span></text:p>
      <text:p text:style-name="P13"><text:soft-page-break/><text:span text:style-name="T10">Этот код открывает файл </text:span><text:span text:style-name="Source_20_Text"><text:span text:style-name="T17">example.txt</text:span></text:span><text:span text:style-name="T10"> в режиме чтения (</text:span><text:span text:style-name="Source_20_Text"><text:span text:style-name="T17">'r'</text:span></text:span><text:span text:style-name="T10">), считывает его содержимое с помощью метода </text:span><text:span text:style-name="Source_20_Text"><text:span text:style-name="T17">read()</text:span></text:span><text:span text:style-name="T10">, сохраняет его в переменную </text:span><text:span text:style-name="Source_20_Text"><text:span text:style-name="T17">content</text:span></text:span><text:span text:style-name="T10"> и выводит на экран.</text:span></text:p>
      <text:h text:style-name="P17" text:outline-level="3">2. Чтение файла построчно:</text:h>
      <text:p text:style-name="P13"><text:span text:style-name="T10">Иногда удобно читать файл построчно. Для этого мы можем использовать метод </text:span><text:span text:style-name="Source_20_Text"><text:span text:style-name="T17">readline()</text:span></text:span><text:span text:style-name="T10"> или просто итерироваться по файлу:</text:span></text:p>
      <text:p text:style-name="P16"><text:span text:style-name="Source_20_Text"><text:span text:style-name="T26"># Открываем файл для чтения</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example.txt'</text:span></text:span><text:span text:style-name="Source_20_Text"><text:span text:style-name="T17">, </text:span></text:span><text:span text:style-name="Source_20_Text"><text:span text:style-name="T27">'r'</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26"># Читаем файл построчно</text:span></text:span></text:p>
      <text:p text:style-name="P22"><text:span text:style-name="Source_20_Text"><text:span text:style-name="T20"><text:s text:c="4"/></text:span></text:span><text:span text:style-name="Source_20_Text"><text:span text:style-name="T16">for</text:span></text:span><text:span text:style-name="Source_20_Text"><text:span text:style-name="T17"> line </text:span></text:span><text:span text:style-name="Source_20_Text"><text:span text:style-name="T16">in</text:span></text:span><text:span text:style-name="Source_20_Text"><text:span text:style-name="T17"> file:</text:span></text:span></text:p>
      <text:p text:style-name="P20"><text:span text:style-name="Source_20_Text"><text:span text:style-name="T20"><text:s text:c="8"/></text:span></text:span><text:span text:style-name="Source_20_Text"><text:span text:style-name="T21">print</text:span></text:span><text:span text:style-name="Source_20_Text"><text:span text:style-name="T17">(line.strip()) <text:s/></text:span></text:span><text:span text:style-name="Source_20_Text"><text:span text:style-name="T26"># .strip() удаляет лишние символы, такие как перенос строки</text:span></text:span></text:p>
      <text:p text:style-name="P13"><text:span text:style-name="T10">Этот код читает файл </text:span><text:span text:style-name="Source_20_Text"><text:span text:style-name="T17">example.txt</text:span></text:span><text:span text:style-name="T10"> построчно, удаляет лишние пробелы и выводит каждую строку на экран.</text:span></text:p>
      <text:h text:style-name="P17" text:outline-level="3">3. Запись данных в текстовый файл:</text:h>
      <text:p text:style-name="P13"><text:span text:style-name="T10">Давайте создадим новый текстовый файл </text:span><text:span text:style-name="Source_20_Text"><text:span text:style-name="T17">output.txt</text:span></text:span><text:span text:style-name="T10"> и запишем в него некоторый текст:</text:span></text:p>
      <text:p text:style-name="P16"><text:span text:style-name="Source_20_Text"><text:span text:style-name="T26"># Открываем файл для записи</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output.txt'</text:span></text:span><text:span text:style-name="Source_20_Text"><text:span text:style-name="T17">, </text:span></text:span><text:span text:style-name="Source_20_Text"><text:span text:style-name="T27">'w'</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26"># Записываем строку в файл</text:span></text:span></text:p>
      <text:p text:style-name="P20"><text:span text:style-name="Source_20_Text"><text:span text:style-name="T20"><text:s text:c="4"/></text:span></text:span><text:span text:style-name="Source_20_Text"><text:span text:style-name="T17">file.write(</text:span></text:span><text:span text:style-name="Source_20_Text"><text:span text:style-name="T27">'Это строка, которую мы записали в файл.'</text:span></text:span><text:span text:style-name="Source_20_Text"><text:span text:style-name="T17">)</text:span></text:span></text:p>
      <text:p text:style-name="P13"><text:span text:style-name="T10">Этот код открывает файл </text:span><text:span text:style-name="Source_20_Text"><text:span text:style-name="T17">output.txt</text:span></text:span><text:span text:style-name="T10"> в режиме записи (</text:span><text:span text:style-name="Source_20_Text"><text:span text:style-name="T17">'w'</text:span></text:span><text:span text:style-name="T10">), записывает строку в файл с помощью метода </text:span><text:span text:style-name="Source_20_Text"><text:span text:style-name="T17">write()</text:span></text:span><text:span text:style-name="T10"> и автоматически закрывает файл после завершения операции.</text:span></text:p>
      <text:h text:style-name="P17" text:outline-level="3">4. Добавление данных в текстовый файл:</text:h>
      <text:p text:style-name="P14">В Python для открытия файла на добавление (то есть для записи данных в конец файла, не удаляя существующего содержимого) вы можете использовать режим открытия "a" (append):</text:p>
      <text:p text:style-name="P16"><text:span text:style-name="Source_20_Text"><text:span text:style-name="T16">with</text:span></text:span><text:span text:style-name="Source_20_Text"><text:span text:style-name="T17"> open(</text:span></text:span><text:span text:style-name="Source_20_Text"><text:span text:style-name="T27">"file.txt"</text:span></text:span><text:span text:style-name="Source_20_Text"><text:span text:style-name="T17">, </text:span></text:span><text:span text:style-name="Source_20_Text"><text:span text:style-name="T27">"a"</text:span></text:span><text:span text:style-name="Source_20_Text"><text:span text:style-name="T17">) </text:span></text:span><text:span text:style-name="Source_20_Text"><text:span text:style-name="T16">as</text:span></text:span><text:span text:style-name="Source_20_Text"><text:span text:style-name="T17"> </text:span></text:span><text:span text:style-name="Source_20_Text"><text:span text:style-name="T21">file</text:span></text:span><text:span text:style-name="Source_20_Text"><text:span text:style-name="T17">:</text:span></text:span></text:p>
      <text:p text:style-name="P20"><text:span text:style-name="Source_20_Text"><text:span text:style-name="T20"><text:s text:c="4"/></text:span></text:span><text:span text:style-name="Source_20_Text"><text:span text:style-name="T21">file</text:span></text:span><text:span text:style-name="Source_20_Text"><text:span text:style-name="T17">.</text:span></text:span><text:span text:style-name="Source_20_Text"><text:span text:style-name="T21">write</text:span></text:span><text:span text:style-name="Source_20_Text"><text:span text:style-name="T17">(</text:span></text:span><text:span text:style-name="Source_20_Text"><text:span text:style-name="T27">"Новая строка для добавления в конец файла\n"</text:span></text:span><text:span text:style-name="Source_20_Text"><text:span text:style-name="T17">)</text:span></text:span></text:p>
      <text:p text:style-name="P13"><text:span text:style-name="T10">Этот код открывает файл с именем "file.txt" в режиме добавления (</text:span><text:span text:style-name="Source_20_Text"><text:span text:style-name="T17">"a"</text:span></text:span><text:span text:style-name="T10">). Если файл не существует, он будет создан. Затем он добавляет строку в конец файла. Важно помнить, что при использовании режима "a" данные всегда будут добавляться в конец файла, даже если вы используете метод </text:span><text:span text:style-name="Source_20_Text"><text:span text:style-name="T17">.seek()</text:span></text:span><text:span text:style-name="T10"> для перемещения указателя файла (рассмотрим в следующем шаге).</text:span></text:p>
      <text:h text:style-name="P17" text:outline-level="3">5. Обработка ошибок при работе с файлами:</text:h>
      <text:p text:style-name="P13"><text:span text:style-name="T10">При работе с файлами важно учитывать возможные ошибки, например, если файл не существует. Для этого мы можем использовать блоки </text:span><text:span text:style-name="Source_20_Text"><text:span text:style-name="T17">try-except</text:span></text:span><text:span text:style-name="T10">:</text:span></text:p>
      <text:p text:style-name="P16"><text:soft-page-break/><text:span text:style-name="Source_20_Text"><text:span text:style-name="T16">try</text:span></text:span><text:span text:style-name="Source_20_Text"><text:span text:style-name="T17">:</text:span></text:span></text:p>
      <text:p text:style-name="P22"><text:span text:style-name="Source_20_Text"><text:span text:style-name="T20"><text:s text:c="4"/></text:span></text:span><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nonexistent_file.txt'</text:span></text:span><text:span text:style-name="Source_20_Text"><text:span text:style-name="T17">, </text:span></text:span><text:span text:style-name="Source_20_Text"><text:span text:style-name="T27">'r'</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8"/></text:span></text:span><text:span text:style-name="Source_20_Text"><text:span text:style-name="T17">content = file.read()</text:span></text:span></text:p>
      <text:p text:style-name="P22"><text:span text:style-name="Source_20_Text"><text:span text:style-name="T20"><text:s text:c="8"/></text:span></text:span><text:span text:style-name="Source_20_Text"><text:span text:style-name="T21">print</text:span></text:span><text:span text:style-name="Source_20_Text"><text:span text:style-name="T17">(content)</text:span></text:span></text:p>
      <text:p text:style-name="P22"><text:span text:style-name="Source_20_Text"><text:span text:style-name="T16">except</text:span></text:span><text:span text:style-name="Source_20_Text"><text:span text:style-name="T17"> FileNotFoundError:</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Файл не найден."</text:span></text:span><text:span text:style-name="Source_20_Text"><text:span text:style-name="T17">)</text:span></text:span></text:p>
      <text:p text:style-name="P13"><text:span text:style-name="T10">В этом примере мы пытаемся открыть несуществующий файл </text:span><text:span text:style-name="Source_20_Text"><text:span text:style-name="T17">nonexistent_file.txt</text:span></text:span><text:span text:style-name="T10"> для чтения. Если файл не найден, возникает исключение </text:span><text:span text:style-name="Source_20_Text"><text:span text:style-name="T17">FileNotFoundError</text:span></text:span><text:span text:style-name="T10">, которое мы обрабатываем и выводим сообщение об ошибке.</text:span></text:p>
      <text:p text:style-name="P14">Эти примеры демонстрируют основные аспекты работы с текстовыми файлами в Python. Этот функционал очень полезен для обработки данных из внешних источников, включая чтение и запись конфигурационных файлов, журналов, обмена данными и т. д.</text:p>
      <text:h text:style-name="Heading_20_3" text:outline-level="3"><text:span text:style-name="T12">Метод </text:span><text:span text:style-name="Source_20_Text"><text:span text:style-name="T19">seek()</text:span></text:span></text:h>
      <text:p text:style-name="P13"><text:span text:style-name="T10">Метод </text:span><text:span text:style-name="Source_20_Text"><text:span text:style-name="T17">seek()</text:span></text:span><text:span text:style-name="T10"> в Python используется для перемещения указателя текущей позиции в файле. Он имеет следующий формат:</text:span></text:p>
      <text:p text:style-name="P19"><text:span text:style-name="Source_20_Text"><text:span text:style-name="T17">file_object.seek(offset, </text:span></text:span><text:span text:style-name="Source_20_Text"><text:span text:style-name="T21">whence</text:span></text:span><text:span text:style-name="Source_20_Text"><text:span text:style-name="T17">)</text:span></text:span></text:p>
      <text:list xml:id="list2852530060783879694" text:style-name="L24">
        <text:list-item>
          <text:p text:style-name="P69"><text:span text:style-name="Source_20_Text"><text:span text:style-name="T17">offset</text:span></text:span><text:span text:style-name="T10">: Это число, указывающее смещение относительно позиции, определенной параметром </text:span><text:span text:style-name="Source_20_Text"><text:span text:style-name="T17">whence</text:span></text:span><text:span text:style-name="T10">. Отрицательные значения перемещают указатель назад, положительные - вперед.</text:span></text:p>
        </text:list-item>
        <text:list-item>
          <text:p text:style-name="P69"><text:span text:style-name="Source_20_Text"><text:span text:style-name="T17">whence</text:span></text:span><text:span text:style-name="T10">: Это параметр, который определяет, откуда начинается отсчет смещения:</text:span></text:p>
          <text:list>
            <text:list-item>
              <text:p text:style-name="P69"><text:span text:style-name="Source_20_Text"><text:span text:style-name="T17">0</text:span></text:span><text:span text:style-name="T4"> - от начала файла (по умолчанию).</text:span></text:p>
            </text:list-item>
            <text:list-item>
              <text:p text:style-name="P69"><text:span text:style-name="Source_20_Text"><text:span text:style-name="T17">1</text:span></text:span><text:span text:style-name="T4"> - от текущей позиции указателя.</text:span></text:p>
            </text:list-item>
            <text:list-item>
              <text:p text:style-name="P88"><text:span text:style-name="Source_20_Text"><text:span text:style-name="T17">2</text:span></text:span><text:span text:style-name="T4"> - от конца файла.</text:span></text:p>
            </text:list-item>
          </text:list>
        </text:list-item>
      </text:list>
      <text:p text:style-name="P13"><text:span text:style-name="T10">Пример использования метода </text:span><text:span text:style-name="Source_20_Text"><text:span text:style-name="T17">seek()</text:span></text:span><text:span text:style-name="T10">:</text:span></text:p>
      <text:p text:style-name="P16"><text:span text:style-name="Source_20_Text"><text:span text:style-name="T26"># Открываем файл для чтения</text:span></text:span></text:p>
      <text:p text:style-name="P22"><text:span text:style-name="Source_20_Text"><text:span text:style-name="T21">file</text:span></text:span><text:span text:style-name="Source_20_Text"><text:span text:style-name="T17"> = open(</text:span></text:span><text:span text:style-name="Source_20_Text"><text:span text:style-name="T27">"exampl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
      <text:p text:style-name="P22"><text:span text:style-name="Source_20_Text"><text:span text:style-name="T26"># Перемещаем указатель файла на 5 байт от начала файла</text:span></text:span></text:p>
      <text:p text:style-name="P22"><text:span text:style-name="Source_20_Text"><text:span text:style-name="T21">file</text:span></text:span><text:span text:style-name="Source_20_Text"><text:span text:style-name="T17">.seek(</text:span></text:span><text:span text:style-name="Source_20_Text"><text:span text:style-name="T22">5</text:span></text:span><text:span text:style-name="Source_20_Text"><text:span text:style-name="T17">)</text:span></text:span></text:p>
      <text:p text:style-name="P22"/>
      <text:p text:style-name="P22"><text:span text:style-name="Source_20_Text"><text:span text:style-name="T26"># Читаем следующие 10 символов</text:span></text:span></text:p>
      <text:p text:style-name="P22"><text:span text:style-name="Source_20_Text"><text:span text:style-name="T17">data = </text:span></text:span><text:span text:style-name="Source_20_Text"><text:span text:style-name="T21">file</text:span></text:span><text:span text:style-name="Source_20_Text"><text:span text:style-name="T17">.</text:span></text:span><text:span text:style-name="Source_20_Text"><text:span text:style-name="T21">read</text:span></text:span><text:span text:style-name="Source_20_Text"><text:span text:style-name="T17">(</text:span></text:span><text:span text:style-name="Source_20_Text"><text:span text:style-name="T22">10</text:span></text:span><text:span text:style-name="Source_20_Text"><text:span text:style-name="T17">)</text:span></text:span></text:p>
      <text:p text:style-name="P22"><text:span text:style-name="Source_20_Text"><text:span text:style-name="T17">print(data)</text:span></text:span></text:p>
      <text:p text:style-name="P22"/>
      <text:p text:style-name="P22"><text:span text:style-name="Source_20_Text"><text:span text:style-name="T26"># Закрываем файл</text:span></text:span></text:p>
      <text:p text:style-name="P20"><text:span text:style-name="Source_20_Text"><text:span text:style-name="T21">file</text:span></text:span><text:span text:style-name="Source_20_Text"><text:span text:style-name="T17">.close()</text:span></text:span></text:p>
      <text:p text:style-name="P13"><text:soft-page-break/><text:span text:style-name="T10">В этом примере </text:span><text:span text:style-name="Source_20_Text"><text:span text:style-name="T17">seek(5)</text:span></text:span><text:span text:style-name="T10"> перемещает указатель файла на 5 байт от начала файла, и затем </text:span><text:span text:style-name="Source_20_Text"><text:span text:style-name="T17">read(10)</text:span></text:span><text:span text:style-name="T10"> читает следующие 10 символов из файла начиная с этой позиции.</text:span></text:p>
      <text:h text:style-name="P24" text:outline-level="2">Работа с бинарными файлами</text:h>
      <text:p text:style-name="P14">Работа с бинарными файлами в Python во многом аналогична работе с текстовыми файлами, однако бинарные файлы содержат данные в двоичном формате, что позволяет хранить и обрабатывать более сложные типы данных, такие как изображения, аудиофайлы, видеофайлы и другие.</text:p>
      <text:h text:style-name="P17" text:outline-level="3">1. Открытие бинарных файлов:</text:h>
      <text:p text:style-name="P13"><text:span text:style-name="T10">Для открытия бинарных файлов используется функция </text:span><text:span text:style-name="Source_20_Text"><text:span text:style-name="T17">open()</text:span></text:span><text:span text:style-name="T10">, но в данном случае указывается режим открытия </text:span><text:span text:style-name="Source_20_Text"><text:span text:style-name="T17">'rb'</text:span></text:span><text:span text:style-name="T10"> для чтения бинарного файла и </text:span><text:span text:style-name="Source_20_Text"><text:span text:style-name="T17">'wb'</text:span></text:span><text:span text:style-name="T10"> для записи в бинарный файл.</text:span></text:p>
      <text:p text:style-name="P16"><text:span text:style-name="Source_20_Text"><text:span text:style-name="T22"># Открытие бинарного файла для чтения</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binary_file.bin'</text:span></text:span><text:span text:style-name="Source_20_Text"><text:span text:style-name="T21">, </text:span></text:span><text:span text:style-name="Source_20_Text"><text:span text:style-name="T27">'rb'</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17">data = file.read()</text:span></text:span></text:p>
      <text:p text:style-name="P20"><text:span text:style-name="Source_20_Text"><text:span text:style-name="T20"><text:s text:c="4"/></text:span></text:span><text:span text:style-name="Source_20_Text"><text:span text:style-name="T22"># Обработка данных</text:span></text:span></text:p>
      <text:h text:style-name="P17" text:outline-level="3">2. Запись в бинарные файлы:</text:h>
      <text:p text:style-name="P13"><text:span text:style-name="T10">Запись в бинарные файлы также осуществляется с помощью метода </text:span><text:span text:style-name="Source_20_Text"><text:span text:style-name="T17">write()</text:span></text:span><text:span text:style-name="T10">, но данные должны быть представлены в бинарном виде, например, в виде байтовой строки.</text:span></text:p>
      <text:p text:style-name="P16"><text:span text:style-name="Source_20_Text"><text:span text:style-name="T22"># Открытие бинарного файла для записи</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binary_file.bin'</text:span></text:span><text:span text:style-name="Source_20_Text"><text:span text:style-name="T21">, </text:span></text:span><text:span text:style-name="Source_20_Text"><text:span text:style-name="T27">'wb'</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17">data = b</text:span></text:span><text:span text:style-name="Source_20_Text"><text:span text:style-name="T27">'\x48\x65\x6C\x6C\x6F'</text:span></text:span><text:span text:style-name="Source_20_Text"><text:span text:style-name="T17"> <text:s/></text:span></text:span><text:span text:style-name="Source_20_Text"><text:span text:style-name="T22"># Пример байтовой строки</text:span></text:span></text:p>
      <text:p text:style-name="P20"><text:span text:style-name="Source_20_Text"><text:span text:style-name="T20"><text:s text:c="4"/></text:span></text:span><text:span text:style-name="Source_20_Text"><text:span text:style-name="T17">file.write(data)</text:span></text:span></text:p>
      <text:h text:style-name="P17" text:outline-level="3">3. Чтение и запись бинарных данных:</text:h>
      <text:p text:style-name="P13"><text:span text:style-name="T10">При чтении и записи бинарных данных важно учитывать их структуру и форматирование. Для более сложных данных, таких как многомерные массивы, можно использовать библиотеки, например, </text:span><text:span text:style-name="Source_20_Text"><text:span text:style-name="T17">struct</text:span></text:span><text:span text:style-name="T10"> для управления структурированными данными в бинарном формате.</text:span></text:p>
      <text:p text:style-name="P16"><text:span text:style-name="Source_20_Text"><text:span text:style-name="T16">import</text:span></text:span><text:span text:style-name="Source_20_Text"><text:span text:style-name="T17"> struct</text:span></text:span></text:p>
      <text:p text:style-name="P22"/>
      <text:p text:style-name="P22"><text:span text:style-name="Source_20_Text"><text:span text:style-name="T26"># Запись структурированных данных в бинарный файл</text:span></text:span></text:p>
      <text:p text:style-name="P22"><text:span text:style-name="Source_20_Text"><text:span text:style-name="T17">data = struct.pack(</text:span></text:span><text:span text:style-name="Source_20_Text"><text:span text:style-name="T27">'iif'</text:span></text:span><text:span text:style-name="Source_20_Text"><text:span text:style-name="T17">, </text:span></text:span><text:span text:style-name="Source_20_Text"><text:span text:style-name="T22">1</text:span></text:span><text:span text:style-name="Source_20_Text"><text:span text:style-name="T17">, </text:span></text:span><text:span text:style-name="Source_20_Text"><text:span text:style-name="T22">2</text:span></text:span><text:span text:style-name="Source_20_Text"><text:span text:style-name="T17">, </text:span></text:span><text:span text:style-name="Source_20_Text"><text:span text:style-name="T22">3.14</text:span></text:span><text:span text:style-name="Source_20_Text"><text:span text:style-name="T17">)</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binary_data.bin'</text:span></text:span><text:span text:style-name="Source_20_Text"><text:span text:style-name="T17">, </text:span></text:span><text:span text:style-name="Source_20_Text"><text:span text:style-name="T27">'wb'</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17">file.write(data)</text:span></text:span></text:p>
      <text:p text:style-name="P22"/>
      <text:p text:style-name="P22"><text:span text:style-name="Source_20_Text"><text:span text:style-name="T26"># Чтение структурированных данных из бинарного файла</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binary_data.bin'</text:span></text:span><text:span text:style-name="Source_20_Text"><text:span text:style-name="T17">, </text:span></text:span><text:span text:style-name="Source_20_Text"><text:span text:style-name="T27">'rb'</text:span></text:span><text:span text:style-name="Source_20_Text"><text:span text:style-name="T17">) </text:span></text:span><text:span text:style-name="Source_20_Text"><text:span text:style-name="T16">as</text:span></text:span><text:span text:style-name="Source_20_Text"><text:span text:style-name="T17"> file:</text:span></text:span></text:p>
      <text:p text:style-name="P22"><text:span text:style-name="Source_20_Text"><text:span text:style-name="T20"><text:s text:c="4"/></text:span></text:span><text:span text:style-name="Source_20_Text"><text:span text:style-name="T17">data_read = file.read()</text:span></text:span></text:p>
      <text:p text:style-name="P22"><text:span text:style-name="Source_20_Text"><text:span text:style-name="T20"><text:s text:c="4"/></text:span></text:span><text:span text:style-name="Source_20_Text"><text:span text:style-name="T17">unpacked_data = struct.unpack(</text:span></text:span><text:span text:style-name="Source_20_Text"><text:span text:style-name="T27">'iif'</text:span></text:span><text:span text:style-name="Source_20_Text"><text:span text:style-name="T17">, data_read)</text:span></text:span></text:p>
      <text:p text:style-name="P20"><text:span text:style-name="Source_20_Text"><text:span text:style-name="T20"><text:s text:c="4"/></text:span></text:span><text:span text:style-name="Source_20_Text"><text:span text:style-name="T21">print</text:span></text:span><text:span text:style-name="Source_20_Text"><text:span text:style-name="T17">(unpacked_data) <text:s/></text:span></text:span><text:span text:style-name="Source_20_Text"><text:span text:style-name="T26"># Вывод: (1, 2, 3.140000104904175)</text:span></text:span></text:p>
      <text:h text:style-name="P17" text:outline-level="3"><text:soft-page-break/>4. Обработка ошибок и безопасность:</text:h>
      <text:p text:style-name="P13"><text:span text:style-name="T10">При работе с бинарными файлами важно учитывать безопасность и обрабатывать возможные ошибки, такие как неправильный доступ к файлам или некорректные операции ввода-вывода. Использование блоков </text:span><text:span text:style-name="Source_20_Text"><text:span text:style-name="T17">try-except</text:span></text:span><text:span text:style-name="T10"> помогает управлять ошибками при работе с бинарными данными.</text:span></text:p>
      <text:h text:style-name="P17" text:outline-level="3">5. Контекстный менеджер:</text:h>
      <text:p text:style-name="P13"><text:span text:style-name="T10">Подход с использованием контекстных менеджеров (</text:span><text:span text:style-name="Source_20_Text"><text:span text:style-name="T17">with</text:span></text:span><text:span text:style-name="T10">) также рекомендуется для работы с бинарными файлами, так как он автоматически закрывает файл после завершения операций, что важно для корректного управления ресурсами.</text:span></text:p>
      <text:p text:style-name="P14">Работа с бинарными файлами в Python открывает возможности для обработки и хранения различных типов данных в их естественной форме, что позволяет эффективно работать с файловой системой и обмениваться данными с внешними устройствами и приложениями.</text:p>
      <text:h text:style-name="Heading_20_2" text:outline-level="2"><text:span text:style-name="Strong_20_Emphasis"><text:span text:style-name="T12">Открытие файлов способ II</text:span></text:span></text:h>
      <text:p text:style-name="P13"><text:span text:style-name="T10">Текстовый файл можно открыть по другому, но данный способ не рекомендуется, поскольку открытие файлов с использованием контекстного менеджера </text:span><text:span text:style-name="Source_20_Text"><text:span text:style-name="Strong_20_Emphasis"><text:span text:style-name="T18">with</text:span></text:span></text:span><text:span text:style-name="T10"> (было рассмотрено в предыдущих шагах) обеспечивает корректное открытие и закрытие файла, даже если происходит исключение внутри блока кода, что делает его безопасным и удобным способом работы с файлами.</text:span></text:p>
      <text:p text:style-name="P14">Поэтому способ II приводится только для ознакомления и не рекомендуется для использования в практике :</text:p>
      <text:p text:style-name="P19"><text:span text:style-name="Source_20_Text"><text:span text:style-name="T21">myfile</text:span></text:span><text:span text:style-name="Source_20_Text"><text:span text:style-name="T17"> = open(</text:span></text:span><text:span text:style-name="Source_20_Text"><text:span text:style-name="T27">"filename.txt"</text:span></text:span><text:span text:style-name="Source_20_Text"><text:span text:style-name="T17">)</text:span></text:span></text:p>
      <text:p text:style-name="P38">кодировки можно указывать вторым аргументом</text:p>
      <text:p text:style-name="P16"><text:span text:style-name="Source_20_Text"><text:span text:style-name="T16">import</text:span></text:span><text:span text:style-name="Source_20_Text"><text:span text:style-name="T17"> codecs</text:span></text:span></text:p>
      <text:p text:style-name="P22"/>
      <text:p text:style-name="P22"><text:span text:style-name="Source_20_Text"><text:span text:style-name="T17">encoding=</text:span></text:span><text:span text:style-name="Source_20_Text"><text:span text:style-name="T27">'utf-8'</text:span></text:span></text:p>
      <text:p text:style-name="P20"><text:span text:style-name="Source_20_Text"><text:span text:style-name="T17">encoding=</text:span></text:span><text:span text:style-name="Source_20_Text"><text:span text:style-name="T27">'cp1251'</text:span></text:span></text:p>
      <text:p text:style-name="P13"><text:span text:style-name="T10">Можно выбрать </text:span><text:span text:style-name="Strong_20_Emphasis"><text:span text:style-name="T8">режим </text:span></text:span><text:span text:style-name="T10">открытия файла при помощи указания второго аргумента в функции </text:span><text:span text:style-name="Strong_20_Emphasis"><text:span text:style-name="T8">open</text:span></text:span><text:span text:style-name="T10"> : </text:span></text:p>
      <text:list xml:id="list5497359521950951766" text:style-name="L25">
        <text:list-item>
          <text:p text:style-name="P70"><text:span text:style-name="Strong_20_Emphasis"><text:span text:style-name="T8">'r'</text:span></text:span><text:span text:style-name="T10"> - открыть файл в режиме чтения, что является режимом по умолчанию</text:span></text:p>
        </text:list-item>
        <text:list-item>
          <text:p text:style-name="P70"><text:span text:style-name="Strong_20_Emphasis"><text:span text:style-name="T8">'w'</text:span></text:span><text:span text:style-name="T10"> - открыть в режиме </text:span><text:span text:style-name="Strong_20_Emphasis"><text:span text:style-name="T8">записи</text:span></text:span><text:span text:style-name="T10">, для </text:span><text:span text:style-name="Strong_20_Emphasis"><text:span text:style-name="T31">перезаписи</text:span></text:span><text:span text:style-name="T10"> содержания (</text:span><text:span text:style-name="Strong_20_Emphasis"><text:span text:style-name="T8">будьте осторожны открывая файл в этом режиме, если вам нужна информация содержащиеся в этом файле, то она автоматически удалиться!</text:span></text:span><text:span text:style-name="T10">)</text:span></text:p>
        </text:list-item>
        <text:list-item>
          <text:p text:style-name="P89"><text:span text:style-name="Strong_20_Emphasis"><text:span text:style-name="T8">'a'</text:span></text:span><text:span text:style-name="T10"> - режим добавления в файл, для добавления новой информации в конец файла.</text:span></text:p>
        </text:list-item>
      </text:list>
      <text:p text:style-name="P13"><text:span text:style-name="T10">добавление </text:span><text:span text:style-name="Strong_20_Emphasis"><text:span text:style-name="T8">'b'</text:span></text:span><text:span text:style-name="T10"> к режиму открытия (например </text:span><text:span text:style-name="Strong_20_Emphasis"><text:span text:style-name="T8">'rb'</text:span></text:span><text:span text:style-name="T10">) - означает работу </text:span><text:a xlink:type="simple" xlink:href="https://ru.wikipedia.org/wiki/Двоичный_файл" office:target-frame-name="_blank" xlink:show="new" text:style-name="Internet_20_link" text:visited-style-name="Visited_20_Internet_20_Link"><text:span text:style-name="Strong_20_Emphasis"><text:span text:style-name="T24">бинарного</text:span></text:span></text:a><text:span text:style-name="T10"> режима. Используется часто для файлов хранения изображений и звука.</text:span></text:p>
      <text:p text:style-name="P16"><text:soft-page-break/><text:span text:style-name="Source_20_Text"><text:span text:style-name="T17"># </text:span></text:span><text:span text:style-name="Source_20_Text"><text:span text:style-name="T21">write</text:span></text:span><text:span text:style-name="Source_20_Text"><text:span text:style-name="T17"> mode</text:span></text:span></text:p>
      <text:p text:style-name="P22"><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w"</text:span></text:span><text:span text:style-name="Source_20_Text"><text:span text:style-name="T17">)</text:span></text:span></text:p>
      <text:p text:style-name="P22"/>
      <text:p text:style-name="P22"><text:span text:style-name="Source_20_Text"><text:span text:style-name="T17"># </text:span></text:span><text:span text:style-name="Source_20_Text"><text:span text:style-name="T21">read</text:span></text:span><text:span text:style-name="Source_20_Text"><text:span text:style-name="T17"> mode</text:span></text:span></text:p>
      <text:p text:style-name="P22"><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text:span></text:span></text:p>
      <text:p text:style-name="P22"/>
      <text:p text:style-name="P22"><text:span text:style-name="Source_20_Text"><text:span text:style-name="T17"># binary </text:span></text:span><text:span text:style-name="Source_20_Text"><text:span text:style-name="T21">write</text:span></text:span><text:span text:style-name="Source_20_Text"><text:span text:style-name="T17"> mode</text:span></text:span></text:p>
      <text:p text:style-name="P20"><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wb"</text:span></text:span><text:span text:style-name="Source_20_Text"><text:span text:style-name="T17">)</text:span></text:span></text:p>
      <text:p text:style-name="P13"><text:span text:style-name="T10">Как только файл открыт и вы провели все действия которые вам нужны перед завершением программы вам нужно его закрыть. Закрытие производится с помощью метода </text:span><text:span text:style-name="Strong_20_Emphasis"><text:span text:style-name="T8">close</text:span></text:span><text:span text:style-name="T10"> для объекта файл.</text:span></text:p>
      <text:p text:style-name="P16"><text:span text:style-name="Source_20_Text"><text:span text:style-name="T21">file</text:span></text:span><text:span text:style-name="Source_20_Text"><text:span text:style-name="T17"> = open(</text:span></text:span><text:span text:style-name="Source_20_Text"><text:span text:style-name="T27">"filename.txt"</text:span></text:span><text:span text:style-name="Source_20_Text"><text:span text:style-name="T17">, </text:span></text:span><text:span text:style-name="Source_20_Text"><text:span text:style-name="T27">"w"</text:span></text:span><text:span text:style-name="Source_20_Text"><text:span text:style-name="T17">)</text:span></text:span></text:p>
      <text:p text:style-name="P22"><text:span text:style-name="Source_20_Text"><text:span text:style-name="T26"># do stuff to the file</text:span></text:span></text:p>
      <text:p text:style-name="P20"><text:span text:style-name="Source_20_Text"><text:span text:style-name="T21">file</text:span></text:span><text:span text:style-name="Source_20_Text"><text:span text:style-name="T17">.close()</text:span></text:span></text:p>
      <text:h text:style-name="P18" text:outline-level="3"><text:span text:style-name="Strong_20_Emphasis"><text:span text:style-name="T12">2 Чтение</text:span></text:span></text:h>
      <text:p text:style-name="P13"><text:span text:style-name="T10">Содержание файла, который был открыт в текстовом режиме может быть прочитан, используя метод </text:span><text:span text:style-name="Strong_20_Emphasis"><text:span text:style-name="T8">read</text:span></text:span></text:p>
      <text:p text:style-name="P16"><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text:span text:style-name="Source_20_Text"><text:span text:style-name="T17">cont = file.</text:span></text:span><text:span text:style-name="Source_20_Text"><text:span text:style-name="T21">read</text:span></text:span><text:span text:style-name="Source_20_Text"><text:span text:style-name="T17">()</text:span></text:span></text:p>
      <text:p text:style-name="P22"><text:span text:style-name="Source_20_Text"><text:span text:style-name="T21">print</text:span></text:span><text:span text:style-name="Source_20_Text"><text:span text:style-name="T17">(cont)</text:span></text:span></text:p>
      <text:p text:style-name="P20"><text:span text:style-name="Source_20_Text"><text:span text:style-name="T17">file.</text:span></text:span><text:span text:style-name="Source_20_Text"><text:span text:style-name="T21">close</text:span></text:span><text:span text:style-name="Source_20_Text"><text:span text:style-name="T17">()</text:span></text:span></text:p>
      <text:p text:style-name="P14">Код выше напечатает все содержание файла "filename.txt" </text:p>
      <text:p text:style-name="P14">Чтобы прочитать определенное число символов, можно использовать аргумент в методе read. Можно читать по байтам файл</text:p>
      <text:p text:style-name="P16"><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text:span text:style-name="Source_20_Text"><text:span text:style-name="T21">print</text:span></text:span><text:span text:style-name="Source_20_Text"><text:span text:style-name="T17">(file.</text:span></text:span><text:span text:style-name="Source_20_Text"><text:span text:style-name="T21">read</text:span></text:span><text:span text:style-name="Source_20_Text"><text:span text:style-name="T17">(</text:span></text:span><text:span text:style-name="Source_20_Text"><text:span text:style-name="T22">16</text:span></text:span><text:span text:style-name="Source_20_Text"><text:span text:style-name="T17">))</text:span></text:span></text:p>
      <text:p text:style-name="P22"><text:span text:style-name="Source_20_Text"><text:span text:style-name="T21">print</text:span></text:span><text:span text:style-name="Source_20_Text"><text:span text:style-name="T17">(file.</text:span></text:span><text:span text:style-name="Source_20_Text"><text:span text:style-name="T21">read</text:span></text:span><text:span text:style-name="Source_20_Text"><text:span text:style-name="T17">(</text:span></text:span><text:span text:style-name="Source_20_Text"><text:span text:style-name="T22">4</text:span></text:span><text:span text:style-name="Source_20_Text"><text:span text:style-name="T17">))</text:span></text:span></text:p>
      <text:p text:style-name="P22"><text:span text:style-name="Source_20_Text"><text:span text:style-name="T21">print</text:span></text:span><text:span text:style-name="Source_20_Text"><text:span text:style-name="T17">(file.</text:span></text:span><text:span text:style-name="Source_20_Text"><text:span text:style-name="T21">read</text:span></text:span><text:span text:style-name="Source_20_Text"><text:span text:style-name="T17">(</text:span></text:span><text:span text:style-name="Source_20_Text"><text:span text:style-name="T22">4</text:span></text:span><text:span text:style-name="Source_20_Text"><text:span text:style-name="T17">))</text:span></text:span></text:p>
      <text:p text:style-name="P22"><text:span text:style-name="Source_20_Text"><text:span text:style-name="T21">print</text:span></text:span><text:span text:style-name="Source_20_Text"><text:span text:style-name="T17">(file.</text:span></text:span><text:span text:style-name="Source_20_Text"><text:span text:style-name="T21">read</text:span></text:span><text:span text:style-name="Source_20_Text"><text:span text:style-name="T17">())</text:span></text:span></text:p>
      <text:p text:style-name="P20"><text:span text:style-name="Source_20_Text"><text:span text:style-name="T17">file.</text:span></text:span><text:span text:style-name="Source_20_Text"><text:span text:style-name="T21">close</text:span></text:span><text:span text:style-name="Source_20_Text"><text:span text:style-name="T17">()</text:span></text:span></text:p>
      <text:p text:style-name="P14">Если вы прочитали весь файл и пытаетесь прочитать его еще раз, то будет пустая строка в результате</text:p>
      <text:p text:style-name="P16"><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text:span text:style-name="Source_20_Text"><text:span text:style-name="T17">file.</text:span></text:span><text:span text:style-name="Source_20_Text"><text:span text:style-name="T21">read</text:span></text:span><text:span text:style-name="Source_20_Text"><text:span text:style-name="T17">()</text:span></text:span></text:p>
      <text:p text:style-name="P22"><text:span text:style-name="Source_20_Text"><text:span text:style-name="T21">print</text:span></text:span><text:span text:style-name="Source_20_Text"><text:span text:style-name="T17">(</text:span></text:span><text:span text:style-name="Source_20_Text"><text:span text:style-name="T27">"Re-reading"</text:span></text:span><text:span text:style-name="Source_20_Text"><text:span text:style-name="T17">)</text:span></text:span></text:p>
      <text:p text:style-name="P22"><text:span text:style-name="Source_20_Text"><text:span text:style-name="T21">print</text:span></text:span><text:span text:style-name="Source_20_Text"><text:span text:style-name="T17">(file.</text:span></text:span><text:span text:style-name="Source_20_Text"><text:span text:style-name="T21">read</text:span></text:span><text:span text:style-name="Source_20_Text"><text:span text:style-name="T17">())</text:span></text:span></text:p>
      <text:p text:style-name="P22"><text:span text:style-name="Source_20_Text"><text:span text:style-name="T21">print</text:span></text:span><text:span text:style-name="Source_20_Text"><text:span text:style-name="T17">(</text:span></text:span><text:span text:style-name="Source_20_Text"><text:span text:style-name="T27">"Finished"</text:span></text:span><text:span text:style-name="Source_20_Text"><text:span text:style-name="T17">)</text:span></text:span></text:p>
      <text:p text:style-name="P20"><text:span text:style-name="Source_20_Text"><text:span text:style-name="T17">file.</text:span></text:span><text:span text:style-name="Source_20_Text"><text:span text:style-name="T21">close</text:span></text:span><text:span text:style-name="Source_20_Text"><text:span text:style-name="T17">()</text:span></text:span></text:p>
      <text:p text:style-name="P13"><text:span text:style-name="T10">Чтобы считать построчно, можно использовать метод </text:span><text:span text:style-name="Strong_20_Emphasis"><text:span text:style-name="T8">readlines</text:span></text:span><text:span text:style-name="T10">, который возвращает список всех строк текстового файла</text:span></text:p>
      <text:p text:style-name="P16"><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text:soft-page-break/><text:span text:style-name="Source_20_Text"><text:span text:style-name="T21">print</text:span></text:span><text:span text:style-name="Source_20_Text"><text:span text:style-name="T17">(file.readlines())</text:span></text:span></text:p>
      <text:p text:style-name="P20"><text:span text:style-name="Source_20_Text"><text:span text:style-name="T17">file.</text:span></text:span><text:span text:style-name="Source_20_Text"><text:span text:style-name="T21">close</text:span></text:span><text:span text:style-name="Source_20_Text"><text:span text:style-name="T17">()</text:span></text:span></text:p>
      <text:p text:style-name="P13"><text:span text:style-name="T10">Другой способ пройтись по всем строкам файла это использовать цикл </text:span><text:span text:style-name="Strong_20_Emphasis"><text:span text:style-name="T8">for</text:span></text:span></text:p>
      <text:p text:style-name="P16"><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filenam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
      <text:p text:style-name="P22"><text:span text:style-name="Source_20_Text"><text:span text:style-name="T16">for</text:span></text:span><text:span text:style-name="Source_20_Text"><text:span text:style-name="T17"> line </text:span></text:span><text:span text:style-name="Source_20_Text"><text:span text:style-name="T16">in</text:span></text:span><text:span text:style-name="Source_20_Text"><text:span text:style-name="T17"> file:</text:span></text:span></text:p>
      <text:p text:style-name="P22"><text:span text:style-name="Source_20_Text"><text:span text:style-name="T21">print</text:span></text:span><text:span text:style-name="Source_20_Text"><text:span text:style-name="T17">(line)</text:span></text:span></text:p>
      <text:p text:style-name="P22"/>
      <text:p text:style-name="P20"><text:span text:style-name="Source_20_Text"><text:span text:style-name="T17">file.</text:span></text:span><text:span text:style-name="Source_20_Text"><text:span text:style-name="T21">close</text:span></text:span><text:span text:style-name="Source_20_Text"><text:span text:style-name="T17">()</text:span></text:span></text:p>
      <text:h text:style-name="P18" text:outline-level="3"><text:span text:style-name="Strong_20_Emphasis"><text:span text:style-name="T12">3 Запись </text:span></text:span></text:h>
      <text:p text:style-name="P13"><text:span text:style-name="T10">Метод </text:span><text:span text:style-name="Strong_20_Emphasis"><text:span text:style-name="T8">write </text:span></text:span><text:span text:style-name="T10">перезаписывает файл и записывая строку в файл. Также, если файл не было, то он создается </text:span></text:p>
      <text:p text:style-name="P16"><text:span text:style-name="Source_20_Text"><text:span text:style-name="T21">file</text:span></text:span><text:span text:style-name="Source_20_Text"><text:span text:style-name="T17"> = open(</text:span></text:span><text:span text:style-name="Source_20_Text"><text:span text:style-name="T27">"newfile.txt"</text:span></text:span><text:span text:style-name="Source_20_Text"><text:span text:style-name="T17">, </text:span></text:span><text:span text:style-name="Source_20_Text"><text:span text:style-name="T27">"w"</text:span></text:span><text:span text:style-name="Source_20_Text"><text:span text:style-name="T17">)</text:span></text:span></text:p>
      <text:p text:style-name="P22"/>
      <text:p text:style-name="P22"><text:span text:style-name="Source_20_Text"><text:span text:style-name="T21">file</text:span></text:span><text:span text:style-name="Source_20_Text"><text:span text:style-name="T17">.</text:span></text:span><text:span text:style-name="Source_20_Text"><text:span text:style-name="T21">write</text:span></text:span><text:span text:style-name="Source_20_Text"><text:span text:style-name="T17">(</text:span></text:span><text:span text:style-name="Source_20_Text"><text:span text:style-name="T27">"This has been written to a file"</text:span></text:span><text:span text:style-name="Source_20_Text"><text:span text:style-name="T17">)</text:span></text:span></text:p>
      <text:p text:style-name="P22"/>
      <text:p text:style-name="P22"><text:span text:style-name="Source_20_Text"><text:span text:style-name="T21">file</text:span></text:span><text:span text:style-name="Source_20_Text"><text:span text:style-name="T17">.close()</text:span></text:span></text:p>
      <text:p text:style-name="P22"/>
      <text:p text:style-name="P22"/>
      <text:p text:style-name="P22"/>
      <text:p text:style-name="P22"><text:span text:style-name="Source_20_Text"><text:span text:style-name="T21">file</text:span></text:span><text:span text:style-name="Source_20_Text"><text:span text:style-name="T17"> = open(</text:span></text:span><text:span text:style-name="Source_20_Text"><text:span text:style-name="T27">"newfile.txt"</text:span></text:span><text:span text:style-name="Source_20_Text"><text:span text:style-name="T17">, </text:span></text:span><text:span text:style-name="Source_20_Text"><text:span text:style-name="T27">"r"</text:span></text:span><text:span text:style-name="Source_20_Text"><text:span text:style-name="T17">)</text:span></text:span></text:p>
      <text:p text:style-name="P22"/>
      <text:p text:style-name="P22"><text:span text:style-name="Source_20_Text"><text:span text:style-name="T17">print(</text:span></text:span><text:span text:style-name="Source_20_Text"><text:span text:style-name="T21">file</text:span></text:span><text:span text:style-name="Source_20_Text"><text:span text:style-name="T17">.</text:span></text:span><text:span text:style-name="Source_20_Text"><text:span text:style-name="T21">read</text:span></text:span><text:span text:style-name="Source_20_Text"><text:span text:style-name="T17">())</text:span></text:span></text:p>
      <text:p text:style-name="P22"/>
      <text:p text:style-name="P20"><text:span text:style-name="Source_20_Text"><text:span text:style-name="T21">file</text:span></text:span><text:span text:style-name="Source_20_Text"><text:span text:style-name="T17">.close()</text:span></text:span></text:p>
      <text:p text:style-name="P13"><text:span text:style-name="T10">Метод </text:span><text:span text:style-name="Strong_20_Emphasis"><text:span text:style-name="T8">write</text:span></text:span><text:span text:style-name="T10"> возвращает количество байт записанных в файл, если запись прошла успешна </text:span></text:p>
      <text:p text:style-name="P16"><text:span text:style-name="Source_20_Text"><text:span text:style-name="T17">msg = </text:span></text:span><text:span text:style-name="Source_20_Text"><text:span text:style-name="T27">"Hello world!"</text:span></text:span></text:p>
      <text:p text:style-name="P22"/>
      <text:p text:style-name="P22"><text:span text:style-name="Source_20_Text"><text:span text:style-name="T17">file = </text:span></text:span><text:span text:style-name="Source_20_Text"><text:span text:style-name="T21">open</text:span></text:span><text:span text:style-name="Source_20_Text"><text:span text:style-name="T17">(</text:span></text:span><text:span text:style-name="Source_20_Text"><text:span text:style-name="T27">"newfile.txt"</text:span></text:span><text:span text:style-name="Source_20_Text"><text:span text:style-name="T17">, </text:span></text:span><text:span text:style-name="Source_20_Text"><text:span text:style-name="T27">"w"</text:span></text:span><text:span text:style-name="Source_20_Text"><text:span text:style-name="T17">)</text:span></text:span></text:p>
      <text:p text:style-name="P22"/>
      <text:p text:style-name="P22"><text:span text:style-name="Source_20_Text"><text:span text:style-name="T17">amount_written = file.</text:span></text:span><text:span text:style-name="Source_20_Text"><text:span text:style-name="T21">write</text:span></text:span><text:span text:style-name="Source_20_Text"><text:span text:style-name="T17">(msg)</text:span></text:span></text:p>
      <text:p text:style-name="P22"/>
      <text:p text:style-name="P22"><text:span text:style-name="Source_20_Text"><text:span text:style-name="T21">print</text:span></text:span><text:span text:style-name="Source_20_Text"><text:span text:style-name="T17">(amount_written)</text:span></text:span></text:p>
      <text:p text:style-name="P22"/>
      <text:p text:style-name="P20"><text:span text:style-name="Source_20_Text"><text:span text:style-name="T17">file.</text:span></text:span><text:span text:style-name="Source_20_Text"><text:span text:style-name="T21">close</text:span></text:span><text:span text:style-name="Source_20_Text"><text:span text:style-name="T17">()</text:span></text:span></text:p>
      <text:p text:style-name="P14">Если вы хотите записать в файл что-то что не является типом строка, то не забудьте перевести данные в строковый тип.</text:p>
      <text:p text:style-name="P14">метод write также используется для добавление информации в файл. Не забывайте добавлять символ новой строки, если хотите добавить информацию в новой строке</text:p>
      <text:p text:style-name="P16"><text:span text:style-name="Source_20_Text"><text:span text:style-name="T16">file</text:span></text:span><text:span text:style-name="Source_20_Text"><text:span text:style-name="T17"> = open(</text:span></text:span><text:span text:style-name="Source_20_Text"><text:span text:style-name="T27">'books.txt'</text:span></text:span><text:span text:style-name="Source_20_Text"><text:span text:style-name="T17">,</text:span></text:span><text:span text:style-name="Source_20_Text"><text:span text:style-name="T27">'a'</text:span></text:span><text:span text:style-name="Source_20_Text"><text:span text:style-name="T17">)</text:span></text:span></text:p>
      <text:p text:style-name="P22"/>
      <text:p text:style-name="P22"><text:span text:style-name="Source_20_Text"><text:span text:style-name="T16">file</text:span></text:span><text:span text:style-name="Source_20_Text"><text:span text:style-name="T17">.</text:span></text:span><text:span text:style-name="Source_20_Text"><text:span text:style-name="T16">write</text:span></text:span><text:span text:style-name="Source_20_Text"><text:span text:style-name="T17">(</text:span></text:span><text:span text:style-name="Source_20_Text"><text:span text:style-name="T27">'\nThe Da Vinci Code'</text:span></text:span><text:span text:style-name="Source_20_Text"><text:span text:style-name="T17">)</text:span></text:span></text:p>
      <text:p text:style-name="P22"/>
      <text:p text:style-name="P20"><text:span text:style-name="Source_20_Text"><text:span text:style-name="T16">file</text:span></text:span><text:span text:style-name="Source_20_Text"><text:span text:style-name="T17">.close()</text:span></text:span></text:p>
      <text:h text:style-name="Heading_20_1" text:outline-level="1"><text:bookmark text:name="ember6031"/><text:soft-page-break/>2.3 Работа с файлами <text:s/><text:span text:style-name="Strong_20_Emphasis"><text:span text:style-name="T12">CSV</text:span></text:span></text:h>
      <text:section text:style-name="Sect3" text:name="Раздел2">
        <text:p text:style-name="P3"/>
      </text:section>
      <text:section text:style-name="Sect2" text:name="ember2197">
        <text:section text:style-name="Sect2" text:name="ember2198">
          <text:h text:style-name="P11" text:outline-level="2">CSV в Python</text:h>
          <text:p text:style-name="P5">CSV (Comma-Separated Values) - это текстовый формат, используемый для представления табличных данных, где значения разделены запятыми.</text:p>
          <text:p text:style-name="P5">Этот формат широко используется для обработки больших объемов структурированных данных.</text:p>
          <text:p text:style-name="P4"><text:span text:style-name="T5">Мы рассмотрим два способа работы с </text:span><text:span text:style-name="Strong_20_Emphasis"><text:span text:style-name="T3">CSV-файлами</text:span></text:span><text:span text:style-name="T5">:</text:span></text:p>
          <text:list xml:id="list5681916333712993162" text:style-name="L26">
            <text:list-item>
              <text:p text:style-name="P74"><text:span text:style-name="T5">С использованием встроенной библиотеки </text:span><text:span text:style-name="Source_20_Text"><text:span text:style-name="T17">csv</text:span></text:span><text:span text:style-name="T5">.</text:span></text:p>
            </text:list-item>
            <text:list-item>
              <text:p text:style-name="P74"><text:span text:style-name="T5">С использованием сторонней библиотеки </text:span><text:span text:style-name="Source_20_Text"><text:span text:style-name="T17">pandas</text:span></text:span><text:span text:style-name="T5">.</text:span></text:p>
            </text:list-item>
          </text:list>
          <text:p text:style-name="P5">CSV-файл является обычным текстовым файлом, в котором каждый элемент отделен от предыдущего запятой (хотя можно использовать и другие разделители). Каждая запись начинается с новой строки.</text:p>
          <text:p text:style-name="P4"><text:span text:style-name="T5">Вот пример </text:span><text:span text:style-name="Strong_20_Emphasis"><text:span text:style-name="T3">CSV-файла</text:span></text:span><text:span text:style-name="T5">, где в качестве разделителя используется запятая:</text:span></text:p>
          <text:p text:style-name="P8"><text:span text:style-name="Source_20_Text"><text:span text:style-name="T27">Имя,Профессия,Год</text:span></text:span><text:span text:style-name="Source_20_Text"><text:span text:style-name="T17"> </text:span></text:span><text:span text:style-name="Source_20_Text"><text:span text:style-name="T27">рождения</text:span></text:span></text:p>
          <text:p text:style-name="P21"><text:span text:style-name="Source_20_Text"><text:span text:style-name="T27">Виктор,Токарь,</text:span></text:span><text:span text:style-name="Source_20_Text"><text:span text:style-name="T17"> </text:span></text:span><text:span text:style-name="Source_20_Text"><text:span text:style-name="T22">1995</text:span></text:span></text:p>
          <text:p text:style-name="P21"><text:span text:style-name="Source_20_Text"><text:span text:style-name="T27">Сергей,Сварщик,1983</text:span></text:span></text:p>
          <text:p text:style-name="P5">Первая строка содержит названия столбцов данных.</text:p>
          <text:p text:style-name="P5">После последнего элемента строки не ставится запятая; интерпретатор определяет конец строки по символу \n.</text:p>
          <text:p text:style-name="P5">Встроенная библиотека CSV csv является встроенной библиотекой, поэтому ее не нужно скачивать, достаточно использовать обычный import:</text:p>
          <text:p text:style-name="P8"><text:span text:style-name="Source_20_Text"><text:span text:style-name="T16">import</text:span></text:span><text:span text:style-name="Source_20_Text"><text:span text:style-name="T17"> csv</text:span></text:span></text:p>
          <text:p text:style-name="P4"><text:span text:style-name="T5">Для чтения данных из файла программист должен создать объект </text:span><text:span text:style-name="Source_20_Text"><text:span text:style-name="T17">reader</text:span></text:span><text:span text:style-name="T5">:</text:span></text:p>
          <text:p text:style-name="P8"><text:span text:style-name="Source_20_Text"><text:span text:style-name="T21">reader_object</text:span></text:span><text:span text:style-name="Source_20_Text"><text:span text:style-name="T17"> = csv.reader(file, delimiter = </text:span></text:span><text:span text:style-name="Source_20_Text"><text:span text:style-name="T27">","</text:span></text:span><text:span text:style-name="Source_20_Text"><text:span text:style-name="T17">)</text:span></text:span></text:p>
          <text:p text:style-name="P5">Чтение из файла происходит следующим образом:</text:p>
          <text:p text:style-name="P8"><text:span text:style-name="Source_20_Text"><text:span text:style-name="T16">import</text:span></text:span><text:span text:style-name="Source_20_Text"><text:span text:style-name="T17"> csv</text:span></text:span></text:p>
          <text:p text:style-name="P21"><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classmates.csv"</text:span></text:span><text:span text:style-name="Source_20_Text"><text:span text:style-name="T17">, encoding=</text:span></text:span><text:span text:style-name="Source_20_Text"><text:span text:style-name="T27">'utf-8'</text:span></text:span><text:span text:style-name="Source_20_Text"><text:span text:style-name="T17">) </text:span></text:span><text:span text:style-name="Source_20_Text"><text:span text:style-name="T16">as</text:span></text:span><text:span text:style-name="Source_20_Text"><text:span text:style-name="T17"> r_file:</text:span></text:span></text:p>
          <text:p text:style-name="P21"><text:span text:style-name="Source_20_Text"><text:span text:style-name="T20"><text:s text:c="4"/></text:span></text:span><text:span text:style-name="Source_20_Text"><text:span text:style-name="T26"># Создаем объект reader, указываем символ-разделитель ","</text:span></text:span></text:p>
          <text:p text:style-name="P21"><text:span text:style-name="Source_20_Text"><text:span text:style-name="T20"><text:s text:c="4"/></text:span></text:span><text:span text:style-name="Source_20_Text"><text:span text:style-name="T17">file_reader = csv.reader(r_file, delimiter = </text:span></text:span><text:span text:style-name="Source_20_Text"><text:span text:style-name="T27">","</text:span></text:span><text:span text:style-name="Source_20_Text"><text:span text:style-name="T17">)</text:span></text:span></text:p>
          <text:p text:style-name="P21"><text:soft-page-break/><text:span text:style-name="Source_20_Text"><text:span text:style-name="T20"><text:s text:c="4"/></text:span></text:span><text:span text:style-name="Source_20_Text"><text:span text:style-name="T26"># Счетчик для подсчета количества строк и вывода заголовков столбцов</text:span></text:span></text:p>
          <text:p text:style-name="P21"><text:span text:style-name="Source_20_Text"><text:span text:style-name="T20"><text:s text:c="4"/></text:span></text:span><text:span text:style-name="Source_20_Text"><text:span text:style-name="T17">count = </text:span></text:span><text:span text:style-name="Source_20_Text"><text:span text:style-name="T22">0</text:span></text:span></text:p>
          <text:p text:style-name="P21"><text:span text:style-name="Source_20_Text"><text:span text:style-name="T20"><text:s text:c="4"/></text:span></text:span><text:span text:style-name="Source_20_Text"><text:span text:style-name="T26"># Считывание данных из CSV файла</text:span></text:span></text:p>
          <text:p text:style-name="P21"><text:span text:style-name="Source_20_Text"><text:span text:style-name="T20"><text:s text:c="4"/></text:span></text:span><text:span text:style-name="Source_20_Text"><text:span text:style-name="T16">for</text:span></text:span><text:span text:style-name="Source_20_Text"><text:span text:style-name="T17"> row </text:span></text:span><text:span text:style-name="Source_20_Text"><text:span text:style-name="T16">in</text:span></text:span><text:span text:style-name="Source_20_Text"><text:span text:style-name="T17"> file_reader:</text:span></text:span></text:p>
          <text:p text:style-name="P21"><text:span text:style-name="Source_20_Text"><text:span text:style-name="T20"><text:s text:c="8"/></text:span></text:span><text:span text:style-name="Source_20_Text"><text:span text:style-name="T16">if</text:span></text:span><text:span text:style-name="Source_20_Text"><text:span text:style-name="T17"> count == </text:span></text:span><text:span text:style-name="Source_20_Text"><text:span text:style-name="T22">0</text:span></text:span><text:span text:style-name="Source_20_Text"><text:span text:style-name="T17">:</text:span></text:span></text:p>
          <text:p text:style-name="P21"><text:span text:style-name="Source_20_Text"><text:span text:style-name="T20"><text:s text:c="12"/></text:span></text:span><text:span text:style-name="Source_20_Text"><text:span text:style-name="T26"># Вывод строки, содержащей заголовки для столбцов</text:span></text:span></text:p>
          <text:p text:style-name="P21"><text:span text:style-name="Source_20_Text"><text:span text:style-name="T20"><text:s text:c="12"/></text:span></text:span><text:span text:style-name="Source_20_Text"><text:span text:style-name="T21">print</text:span></text:span><text:span text:style-name="Source_20_Text"><text:span text:style-name="T17">(</text:span></text:span><text:span text:style-name="Source_20_Text"><text:span text:style-name="T27">f'Файл содержит столбцы: </text:span></text:span><text:span text:style-name="Source_20_Text"><text:span text:style-name="T17">{</text:span></text:span><text:span text:style-name="Source_20_Text"><text:span text:style-name="T27">", "</text:span></text:span><text:span text:style-name="Source_20_Text"><text:span text:style-name="T17">.join(row)}</text:span></text:span><text:span text:style-name="Source_20_Text"><text:span text:style-name="T27">'</text:span></text:span><text:span text:style-name="Source_20_Text"><text:span text:style-name="T17">)</text:span></text:span></text:p>
          <text:p text:style-name="P21"><text:span text:style-name="Source_20_Text"><text:span text:style-name="T20"><text:s text:c="8"/></text:span></text:span><text:span text:style-name="Source_20_Text"><text:span text:style-name="T16">else</text:span></text:span><text:span text:style-name="Source_20_Text"><text:span text:style-name="T17">:</text:span></text:span></text:p>
          <text:p text:style-name="P21"><text:span text:style-name="Source_20_Text"><text:span text:style-name="T20"><text:s text:c="12"/></text:span></text:span><text:span text:style-name="Source_20_Text"><text:span text:style-name="T26"># Вывод строк</text:span></text:span></text:p>
          <text:p text:style-name="P21"><text:span text:style-name="Source_20_Text"><text:span text:style-name="T20"><text:s text:c="12"/></text:span></text:span><text:span text:style-name="Source_20_Text"><text:span text:style-name="T21">print</text:span></text:span><text:span text:style-name="Source_20_Text"><text:span text:style-name="T17">(</text:span></text:span><text:span text:style-name="Source_20_Text"><text:span text:style-name="T27">f'    </text:span></text:span><text:span text:style-name="Source_20_Text"><text:span text:style-name="T17">{row[</text:span></text:span><text:span text:style-name="Source_20_Text"><text:span text:style-name="T22">0</text:span></text:span><text:span text:style-name="Source_20_Text"><text:span text:style-name="T17">]}</text:span></text:span><text:span text:style-name="Source_20_Text"><text:span text:style-name="T27"> - </text:span></text:span><text:span text:style-name="Source_20_Text"><text:span text:style-name="T17">{row[</text:span></text:span><text:span text:style-name="Source_20_Text"><text:span text:style-name="T22">1</text:span></text:span><text:span text:style-name="Source_20_Text"><text:span text:style-name="T17">]}</text:span></text:span><text:span text:style-name="Source_20_Text"><text:span text:style-name="T27"> и он родился в </text:span></text:span><text:span text:style-name="Source_20_Text"><text:span text:style-name="T17">{row[</text:span></text:span><text:span text:style-name="Source_20_Text"><text:span text:style-name="T22">2</text:span></text:span><text:span text:style-name="Source_20_Text"><text:span text:style-name="T17">]}</text:span></text:span><text:span text:style-name="Source_20_Text"><text:span text:style-name="T27"> году.'</text:span></text:span><text:span text:style-name="Source_20_Text"><text:span text:style-name="T17">)</text:span></text:span></text:p>
          <text:p text:style-name="P21"><text:span text:style-name="Source_20_Text"><text:span text:style-name="T20"><text:s text:c="8"/></text:span></text:span><text:span text:style-name="Source_20_Text"><text:span text:style-name="T17">count += </text:span></text:span><text:span text:style-name="Source_20_Text"><text:span text:style-name="T22">1</text:span></text:span></text:p>
          <text:p text:style-name="P21"><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Всего в файле </text:span></text:span><text:span text:style-name="Source_20_Text"><text:span text:style-name="T17">{count}</text:span></text:span><text:span text:style-name="Source_20_Text"><text:span text:style-name="T27"> строк.'</text:span></text:span><text:span text:style-name="Source_20_Text"><text:span text:style-name="T17">)</text:span></text:span></text:p>
          <text:p text:style-name="P5">Предположим, у нас имеется CSV-файл, содержащий следующую информацию:</text:p>
          <text:p text:style-name="P5">Для получения файла можно воспользоваться готовой ссылкой:</text:p>
          <text:p text:style-name="P4"><text:a xlink:type="simple" xlink:href="https://stepik.org/media/attachments/lesson/934799/classmates.csv" office:target-frame-name="_new" xlink:show="replace" text:style-name="Internet_20_link" text:visited-style-name="Visited_20_Internet_20_Link"><text:span text:style-name="T25">Ссылка для скачивания файла classmates.csv</text:span></text:a></text:p>
          <text:p text:style-name="P8"><text:span text:style-name="Source_20_Text"><text:span text:style-name="T17">Имя,Успеваемость,</text:span></text:span><text:span text:style-name="Source_20_Text"><text:span text:style-name="T21">Год</text:span></text:span><text:span text:style-name="Source_20_Text"><text:span text:style-name="T17"> рождения</text:span></text:span></text:p>
          <text:p text:style-name="P21"><text:span text:style-name="Source_20_Text"><text:span text:style-name="T17">Саша,отличник,</text:span></text:span><text:span text:style-name="Source_20_Text"><text:span text:style-name="T22">200</text:span></text:span></text:p>
          <text:p text:style-name="P21"><text:span text:style-name="Source_20_Text"><text:span text:style-name="T17">Маша,хорошистка,</text:span></text:span><text:span text:style-name="Source_20_Text"><text:span text:style-name="T22">1999</text:span></text:span></text:p>
          <text:p text:style-name="P21"><text:span text:style-name="Source_20_Text"><text:span text:style-name="T17">Петя,троечник,</text:span></text:span><text:span text:style-name="Source_20_Text"><text:span text:style-name="T22">2000</text:span></text:span></text:p>
          <text:p text:style-name="P5">Результат работы программы:</text:p>
          <text:p text:style-name="P8"><text:span text:style-name="Source_20_Text"><text:span text:style-name="T17">Файл содержит столбцы: Имя, Успеваемость, Год рождения</text:span></text:span></text:p>
          <text:p text:style-name="P21"><text:span text:style-name="Source_20_Text"><text:span text:style-name="T20"><text:s text:c="4"/></text:span></text:span><text:span text:style-name="Source_20_Text"><text:span text:style-name="T17">Саша - отличник и он родился в </text:span></text:span><text:span text:style-name="Source_20_Text"><text:span text:style-name="T22">200</text:span></text:span><text:span text:style-name="Source_20_Text"><text:span text:style-name="T17"> году.</text:span></text:span></text:p>
          <text:p text:style-name="P21"><text:span text:style-name="Source_20_Text"><text:span text:style-name="T20"><text:s text:c="4"/></text:span></text:span><text:span text:style-name="Source_20_Text"><text:span text:style-name="T17">Маша - хорошистка и он родился в </text:span></text:span><text:span text:style-name="Source_20_Text"><text:span text:style-name="T22">1999</text:span></text:span><text:span text:style-name="Source_20_Text"><text:span text:style-name="T17"> году.</text:span></text:span></text:p>
          <text:p text:style-name="P21"><text:span text:style-name="Source_20_Text"><text:span text:style-name="T20"><text:s text:c="4"/></text:span></text:span><text:span text:style-name="Source_20_Text"><text:span text:style-name="T17">Петя - троечник и он родился в </text:span></text:span><text:span text:style-name="Source_20_Text"><text:span text:style-name="T22">2000</text:span></text:span><text:span text:style-name="Source_20_Text"><text:span text:style-name="T17"> году.</text:span></text:span></text:p>
          <text:p text:style-name="P21"><text:span text:style-name="Source_20_Text"><text:span text:style-name="T17">Всего в файле </text:span></text:span><text:span text:style-name="Source_20_Text"><text:span text:style-name="T22">4</text:span></text:span><text:span text:style-name="Source_20_Text"><text:span text:style-name="T17"> строк.</text:span></text:span></text:p>
          <text:p text:style-name="P4"><text:span text:style-name="T14"> </text:span><text:span text:style-name="T5">Использование конструкции </text:span><text:span text:style-name="Strong_20_Emphasis"><text:span text:style-name="T3">with…as</text:span></text:span><text:span text:style-name="T5"> позволяет программисту быть уверенным, что файл будет закрыт, даже если при выполнении кода произойдет какая-то ошибка.</text:span></text:p>
          <text:p text:style-name="P4"><text:span text:style-name="Emphasis"><text:span text:style-name="Strong_20_Emphasis"><text:span text:style-name="T7">Обратите внимание, что при открытии нужно указать правильную </text:span></text:span></text:span><text:soft-page-break/><text:span text:style-name="Emphasis"><text:span text:style-name="Strong_20_Emphasis"><text:span text:style-name="T7">кодировку, в которой сохранены данные. В данном случае </text:span></text:span></text:span><text:span text:style-name="Strong_20_Emphasis"><text:span text:style-name="Source_20_Text"><text:span text:style-name="T18">encoding=’utf-8′</text:span></text:span></text:span><text:span text:style-name="Emphasis"><text:span text:style-name="Strong_20_Emphasis"><text:span text:style-name="T7">. Если не указывать, то будет использоваться кодировка по умолчанию. Для Windows это cp1251.</text:span></text:span></text:span></text:p>
        </text:section>
      </text:section>
      <text:h text:style-name="Heading_20_2" text:outline-level="2"><text:span text:style-name="T12">Работа с данными файлов </text:span><text:span text:style-name="Strong_20_Emphasis"><text:span text:style-name="T12">CSV</text:span></text:span><text:span text:style-name="T12">  как со словарем</text:span></text:h>
      <text:p text:style-name="P13"><text:span text:style-name="T10">Для этого нужно создать объект </text:span><text:span text:style-name="Strong_20_Emphasis"><text:span text:style-name="T8">DictReader</text:span></text:span><text:span text:style-name="T10">. Теперь можно обращаться к элементам по имени столбцов, а не с помощью индексов. Для того, чтобы в программе был аналогичный вывод как в предыдущей, её следует изменить следующим образом:</text:span></text:p>
      <text:p text:style-name="P16"><text:span text:style-name="Source_20_Text"><text:span text:style-name="T16">import</text:span></text:span><text:span text:style-name="Source_20_Text"><text:span text:style-name="T17"> csv</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classmates.csv"</text:span></text:span><text:span text:style-name="Source_20_Text"><text:span text:style-name="T17">, encoding=</text:span></text:span><text:span text:style-name="Source_20_Text"><text:span text:style-name="T27">'utf-8'</text:span></text:span><text:span text:style-name="Source_20_Text"><text:span text:style-name="T17">) </text:span></text:span><text:span text:style-name="Source_20_Text"><text:span text:style-name="T16">as</text:span></text:span><text:span text:style-name="Source_20_Text"><text:span text:style-name="T17"> r_file:</text:span></text:span></text:p>
      <text:p text:style-name="P22"><text:span text:style-name="Source_20_Text"><text:span text:style-name="T20"><text:s text:c="4"/></text:span></text:span><text:span text:style-name="Source_20_Text"><text:span text:style-name="T26"># Создаем объект DictReader, указываем символ-разделитель ","</text:span></text:span></text:p>
      <text:p text:style-name="P22"><text:span text:style-name="Source_20_Text"><text:span text:style-name="T20"><text:s text:c="4"/></text:span></text:span><text:span text:style-name="Source_20_Text"><text:span text:style-name="T17">file_reader = csv.DictReader(r_file, delimiter = </text:span></text:span><text:span text:style-name="Source_20_Text"><text:span text:style-name="T27">","</text:span></text:span><text:span text:style-name="Source_20_Text"><text:span text:style-name="T17">)</text:span></text:span></text:p>
      <text:p text:style-name="P22"><text:span text:style-name="Source_20_Text"><text:span text:style-name="T20"><text:s text:c="4"/></text:span></text:span><text:span text:style-name="Source_20_Text"><text:span text:style-name="T26"># Счетчик для подсчета количества строк и вывода заголовков столбцов</text:span></text:span></text:p>
      <text:p text:style-name="P22"><text:span text:style-name="Source_20_Text"><text:span text:style-name="T20"><text:s text:c="4"/></text:span></text:span><text:span text:style-name="Source_20_Text"><text:span text:style-name="T17">count = </text:span></text:span><text:span text:style-name="Source_20_Text"><text:span text:style-name="T22">0</text:span></text:span></text:p>
      <text:p text:style-name="P22"><text:span text:style-name="Source_20_Text"><text:span text:style-name="T20"><text:s text:c="4"/></text:span></text:span><text:span text:style-name="Source_20_Text"><text:span text:style-name="T26"># Считывание данных из CSV файла</text:span></text:span></text:p>
      <text:p text:style-name="P22"><text:span text:style-name="Source_20_Text"><text:span text:style-name="T20"><text:s text:c="4"/></text:span></text:span><text:span text:style-name="Source_20_Text"><text:span text:style-name="T16">for</text:span></text:span><text:span text:style-name="Source_20_Text"><text:span text:style-name="T17"> row </text:span></text:span><text:span text:style-name="Source_20_Text"><text:span text:style-name="T16">in</text:span></text:span><text:span text:style-name="Source_20_Text"><text:span text:style-name="T17"> file_reader:</text:span></text:span></text:p>
      <text:p text:style-name="P22"><text:span text:style-name="Source_20_Text"><text:span text:style-name="T20"><text:s text:c="8"/></text:span></text:span><text:span text:style-name="Source_20_Text"><text:span text:style-name="T16">if</text:span></text:span><text:span text:style-name="Source_20_Text"><text:span text:style-name="T17"> count == </text:span></text:span><text:span text:style-name="Source_20_Text"><text:span text:style-name="T22">0</text:span></text:span><text:span text:style-name="Source_20_Text"><text:span text:style-name="T17">:</text:span></text:span></text:p>
      <text:p text:style-name="P22"><text:span text:style-name="Source_20_Text"><text:span text:style-name="T20"><text:s text:c="12"/></text:span></text:span><text:span text:style-name="Source_20_Text"><text:span text:style-name="T26"># Вывод строки, содержащей заголовки для столбцов</text:span></text:span></text:p>
      <text:p text:style-name="P22"><text:span text:style-name="Source_20_Text"><text:span text:style-name="T20"><text:s text:c="12"/></text:span></text:span><text:span text:style-name="Source_20_Text"><text:span text:style-name="T21">print</text:span></text:span><text:span text:style-name="Source_20_Text"><text:span text:style-name="T17">(</text:span></text:span><text:span text:style-name="Source_20_Text"><text:span text:style-name="T27">f'Файл содержит столбцы: </text:span></text:span><text:span text:style-name="Source_20_Text"><text:span text:style-name="T17">{</text:span></text:span><text:span text:style-name="Source_20_Text"><text:span text:style-name="T27">", "</text:span></text:span><text:span text:style-name="Source_20_Text"><text:span text:style-name="T17">.join(row)}</text:span></text:span><text:span text:style-name="Source_20_Text"><text:span text:style-name="T27">'</text:span></text:span><text:span text:style-name="Source_20_Text"><text:span text:style-name="T17">)</text:span></text:span></text:p>
      <text:p text:style-name="P22"><text:span text:style-name="Source_20_Text"><text:span text:style-name="T20"><text:s text:c="8"/></text:span></text:span><text:span text:style-name="Source_20_Text"><text:span text:style-name="T26"># Вывод строк</text:span></text:span></text:p>
      <text:p text:style-name="P22"><text:span text:style-name="Source_20_Text"><text:span text:style-name="T20"><text:s text:c="8"/></text:span></text:span><text:span text:style-name="Source_20_Text"><text:span text:style-name="T21">print</text:span></text:span><text:span text:style-name="Source_20_Text"><text:span text:style-name="T17">(</text:span></text:span><text:span text:style-name="Source_20_Text"><text:span text:style-name="T27">f' </text:span></text:span><text:span text:style-name="Source_20_Text"><text:span text:style-name="T17">{row[</text:span></text:span><text:span text:style-name="Source_20_Text"><text:span text:style-name="T27">"Имя"</text:span></text:span><text:span text:style-name="Source_20_Text"><text:span text:style-name="T17">]}</text:span></text:span><text:span text:style-name="Source_20_Text"><text:span text:style-name="T27"> - </text:span></text:span><text:span text:style-name="Source_20_Text"><text:span text:style-name="T17">{row[</text:span></text:span><text:span text:style-name="Source_20_Text"><text:span text:style-name="T27">"Успеваемость"</text:span></text:span><text:span text:style-name="Source_20_Text"><text:span text:style-name="T17">]}</text:span></text:span><text:span text:style-name="Source_20_Text"><text:span text:style-name="T27">'</text:span></text:span><text:span text:style-name="Source_20_Text"><text:span text:style-name="T17">, end=</text:span></text:span><text:span text:style-name="Source_20_Text"><text:span text:style-name="T27">''</text:span></text:span><text:span text:style-name="Source_20_Text"><text:span text:style-name="T17">)</text:span></text:span></text:p>
      <text:p text:style-name="P22"><text:span text:style-name="Source_20_Text"><text:span text:style-name="T20"><text:s text:c="8"/></text:span></text:span><text:span text:style-name="Source_20_Text"><text:span text:style-name="T21">print</text:span></text:span><text:span text:style-name="Source_20_Text"><text:span text:style-name="T17">(</text:span></text:span><text:span text:style-name="Source_20_Text"><text:span text:style-name="T27">f' и он родился в </text:span></text:span><text:span text:style-name="Source_20_Text"><text:span text:style-name="T17">{row[</text:span></text:span><text:span text:style-name="Source_20_Text"><text:span text:style-name="T27">"Год рождения"</text:span></text:span><text:span text:style-name="Source_20_Text"><text:span text:style-name="T17">]}</text:span></text:span><text:span text:style-name="Source_20_Text"><text:span text:style-name="T27"> году.'</text:span></text:span><text:span text:style-name="Source_20_Text"><text:span text:style-name="T17">)</text:span></text:span></text:p>
      <text:p text:style-name="P22"><text:span text:style-name="Source_20_Text"><text:span text:style-name="T20"><text:s text:c="8"/></text:span></text:span><text:span text:style-name="Source_20_Text"><text:span text:style-name="T17">count += </text:span></text:span><text:span text:style-name="Source_20_Text"><text:span text:style-name="T22">1</text:span></text:span></text:p>
      <text:p text:style-name="P20"><text:span text:style-name="Source_20_Text"><text:span text:style-name="T20"><text:s text:c="4"/></text:span></text:span><text:span text:style-name="Source_20_Text"><text:span text:style-name="T21">print</text:span></text:span><text:span text:style-name="Source_20_Text"><text:span text:style-name="T17">(</text:span></text:span><text:span text:style-name="Source_20_Text"><text:span text:style-name="T27">f'Всего в файле </text:span></text:span><text:span text:style-name="Source_20_Text"><text:span text:style-name="T17">{count + </text:span></text:span><text:span text:style-name="Source_20_Text"><text:span text:style-name="T22">1</text:span></text:span><text:span text:style-name="Source_20_Text"><text:span text:style-name="T17">}</text:span></text:span><text:span text:style-name="Source_20_Text"><text:span text:style-name="T27"> строк.'</text:span></text:span><text:span text:style-name="Source_20_Text"><text:span text:style-name="T17">)</text:span></text:span></text:p>
      <text:p text:style-name="P14">Обращаться к элементам по названию столбца более удобно</text:p>
      <text:p text:style-name="P13"><text:span text:style-name="T10">В цикле </text:span><text:span text:style-name="Strong_20_Emphasis"><text:span text:style-name="T8">for</text:span></text:span><text:span text:style-name="T10"> при первой итерации в row будет не шапка таблицы (так как </text:span><text:span text:style-name="Strong_20_Emphasis"><text:span text:style-name="T8">row</text:span></text:span><text:span text:style-name="T10"> - это </text:span><text:span text:style-name="Strong_20_Emphasis"><text:span text:style-name="T8">словарь</text:span></text:span><text:span text:style-name="T10">), а ее первая строка.</text:span></text:p>
      <text:h text:style-name="P17" text:outline-level="3">Дополнительные параметры объекта DictReader</text:h>
      <text:p text:style-name="P13"><text:span text:style-name="Strong_20_Emphasis"><text:span text:style-name="T8">DictReader имеет параметры</text:span></text:span><text:span text:style-name="T10">:</text:span></text:p>
      <text:list xml:id="list1447870528139176635" text:style-name="L27">
        <text:list-item>
          <text:p text:style-name="P71"><text:span text:style-name="Source_20_Text"><text:span text:style-name="T17">dialect</text:span></text:span><text:span text:style-name="T10"> — Набор параметров для форматирования информации. Подробнее про них ниже.</text:span></text:p>
        </text:list-item>
        <text:list-item>
          <text:p text:style-name="P71"><text:span text:style-name="Source_20_Text"><text:span text:style-name="T17">line_num</text:span></text:span><text:span text:style-name="T10"> — Устанавливает количество строк, которое может быть прочитано.</text:span></text:p>
        </text:list-item>
        <text:list-item>
          <text:p text:style-name="P90"><text:span text:style-name="Source_20_Text"><text:span text:style-name="T17">fieldnames</text:span></text:span><text:span text:style-name="T10"> — Определяет заголовки для столбцов, если не определить атрибут, то в него запишутся элементы из первой прочитанной строки файла. Заголовки нужны для того, чтобы легко было понять, какая информация содержится или должна содержаться в столбце.</text:span></text:p>
        </text:list-item>
      </text:list>
      <text:p text:style-name="P13"><text:soft-page-break/><text:span text:style-name="Strong_20_Emphasis"><text:span text:style-name="T8">Например, если бы в classmates.csv не было бы первой строки с заголовками, то можно было бы его открыть следующим образом</text:span></text:span><text:span text:style-name="T10">:</text:span></text:p>
      <text:p text:style-name="P16"><text:span text:style-name="Source_20_Text"><text:span text:style-name="T21">fieldnames</text:span></text:span><text:span text:style-name="Source_20_Text"><text:span text:style-name="T17"> = [</text:span></text:span><text:span text:style-name="Source_20_Text"><text:span text:style-name="T27">'Имя'</text:span></text:span><text:span text:style-name="Source_20_Text"><text:span text:style-name="T17">, </text:span></text:span><text:span text:style-name="Source_20_Text"><text:span text:style-name="T27">'Успеваемость'</text:span></text:span><text:span text:style-name="Source_20_Text"><text:span text:style-name="T17">, </text:span></text:span><text:span text:style-name="Source_20_Text"><text:span text:style-name="T27">'Год рождения'</text:span></text:span><text:span text:style-name="Source_20_Text"><text:span text:style-name="T17">]</text:span></text:span></text:p>
      <text:p text:style-name="P20"><text:span text:style-name="Source_20_Text"><text:span text:style-name="T21">file_reader</text:span></text:span><text:span text:style-name="Source_20_Text"><text:span text:style-name="T17"> = csv.DictReader(r_file, fieldnames = fieldnames)</text:span></text:span></text:p>
      <text:h text:style-name="P24" text:outline-level="2">Запись в csv файл с помощью csv.writer</text:h>
      <text:p text:style-name="P14">Для записи информации в CSV файл необходимо создать объект writer:</text:p>
      <text:p text:style-name="P19"><text:span text:style-name="Source_20_Text"><text:span text:style-name="T21">file_writer</text:span></text:span><text:span text:style-name="Source_20_Text"><text:span text:style-name="T17"> = csv.writer(w_file, delimiter = </text:span></text:span><text:span text:style-name="Source_20_Text"><text:span text:style-name="T27">"\t"</text:span></text:span><text:span text:style-name="Source_20_Text"><text:span text:style-name="T17">)</text:span></text:span></text:p>
      <text:p text:style-name="P13"><text:span text:style-name="T10">Для записи в файл данных используется метод </text:span><text:span text:style-name="Strong_20_Emphasis"><text:span text:style-name="T8">writerow(),</text:span></text:span><text:span text:style-name="T10"> который имеет следующий синтаксис:</text:span></text:p>
      <text:p text:style-name="P13"><text:span text:style-name="Strong_20_Emphasis"><text:span text:style-name="T8">Код программы для записи в CSV файл выглядит так</text:span></text:span><text:span text:style-name="T10">:</text:span></text:p>
      <text:p text:style-name="P16"><text:span text:style-name="Source_20_Text"><text:span text:style-name="T16">import</text:span></text:span><text:span text:style-name="Source_20_Text"><text:span text:style-name="T17"> csv</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classmates.csv"</text:span></text:span><text:span text:style-name="Source_20_Text"><text:span text:style-name="T17">, mode=</text:span></text:span><text:span text:style-name="Source_20_Text"><text:span text:style-name="T27">"w"</text:span></text:span><text:span text:style-name="Source_20_Text"><text:span text:style-name="T17">, encoding=</text:span></text:span><text:span text:style-name="Source_20_Text"><text:span text:style-name="T27">'utf-8'</text:span></text:span><text:span text:style-name="Source_20_Text"><text:span text:style-name="T17">) </text:span></text:span><text:span text:style-name="Source_20_Text"><text:span text:style-name="T16">as</text:span></text:span><text:span text:style-name="Source_20_Text"><text:span text:style-name="T17"> w_file:</text:span></text:span></text:p>
      <text:p text:style-name="P22"><text:span text:style-name="Source_20_Text"><text:span text:style-name="T20"><text:s text:c="4"/></text:span></text:span><text:span text:style-name="Source_20_Text"><text:span text:style-name="T17">file_writer = csv.writer(w_file, delimiter = </text:span></text:span><text:span text:style-name="Source_20_Text"><text:span text:style-name="T27">","</text:span></text:span><text:span text:style-name="Source_20_Text"><text:span text:style-name="T17">, lineterminator=</text:span></text:span><text:span text:style-name="Source_20_Text"><text:span text:style-name="T27">"\r"</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Имя"</text:span></text:span><text:span text:style-name="Source_20_Text"><text:span text:style-name="T17">, </text:span></text:span><text:span text:style-name="Source_20_Text"><text:span text:style-name="T27">"Класс"</text:span></text:span><text:span text:style-name="Source_20_Text"><text:span text:style-name="T17">, </text:span></text:span><text:span text:style-name="Source_20_Text"><text:span text:style-name="T27">"Возраст"</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Женя"</text:span></text:span><text:span text:style-name="Source_20_Text"><text:span text:style-name="T17">, </text:span></text:span><text:span text:style-name="Source_20_Text"><text:span text:style-name="T27">"3"</text:span></text:span><text:span text:style-name="Source_20_Text"><text:span text:style-name="T17">, </text:span></text:span><text:span text:style-name="Source_20_Text"><text:span text:style-name="T27">"10"</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Саша"</text:span></text:span><text:span text:style-name="Source_20_Text"><text:span text:style-name="T17">, </text:span></text:span><text:span text:style-name="Source_20_Text"><text:span text:style-name="T27">"5"</text:span></text:span><text:span text:style-name="Source_20_Text"><text:span text:style-name="T17">, </text:span></text:span><text:span text:style-name="Source_20_Text"><text:span text:style-name="T27">"12"</text:span></text:span><text:span text:style-name="Source_20_Text"><text:span text:style-name="T17">])</text:span></text:span></text:p>
      <text:p text:style-name="P20"><text:span text:style-name="Source_20_Text"><text:span text:style-name="T20"><text:s text:c="4"/></text:span></text:span><text:span text:style-name="Source_20_Text"><text:span text:style-name="T17">file_writer.writerow([</text:span></text:span><text:span text:style-name="Source_20_Text"><text:span text:style-name="T27">"Маша"</text:span></text:span><text:span text:style-name="Source_20_Text"><text:span text:style-name="T17">, </text:span></text:span><text:span text:style-name="Source_20_Text"><text:span text:style-name="T27">"11"</text:span></text:span><text:span text:style-name="Source_20_Text"><text:span text:style-name="T17">, </text:span></text:span><text:span text:style-name="Source_20_Text"><text:span text:style-name="T27">"18"</text:span></text:span><text:span text:style-name="Source_20_Text"><text:span text:style-name="T17">])</text:span></text:span></text:p>
      <text:p text:style-name="P14">Обратите внимание, что при записи использовался, </text:p>
      <text:p text:style-name="P19"><text:span text:style-name="Source_20_Text"><text:span text:style-name="T21">lineterminator</text:span></text:span><text:span text:style-name="Source_20_Text"><text:span text:style-name="T17">=</text:span></text:span><text:span text:style-name="Source_20_Text"><text:span text:style-name="T27">"\r"</text:span></text:span></text:p>
      <text:p text:style-name="P13"><text:span text:style-name="T10">Это разделитель между строками таблицы, по умолчанию он </text:span><text:span text:style-name="Source_20_Text"><text:span text:style-name="T17">"\r\n"</text:span></text:span><text:span text:style-name="T10">.</text:span></text:p>
      <text:p text:style-name="P13"><text:span text:style-name="Strong_20_Emphasis"><text:span text:style-name="T8">После выполнения программы в файле CSV будет следующий текст</text:span></text:span><text:span text:style-name="T10">:</text:span></text:p>
      <text:p text:style-name="P16"><text:span text:style-name="Source_20_Text"><text:span text:style-name="T17">Имя,Класс,Возраст</text:span></text:span></text:p>
      <text:p text:style-name="P22"><text:span text:style-name="Source_20_Text"><text:span text:style-name="T17">Женя,3,10</text:span></text:span></text:p>
      <text:p text:style-name="P22"><text:span text:style-name="Source_20_Text"><text:span text:style-name="T17">Саша,5,12</text:span></text:span></text:p>
      <text:p text:style-name="P20"><text:span text:style-name="Source_20_Text"><text:span text:style-name="T17">Маша,11,18</text:span></text:span></text:p>
      <text:p text:style-name="P13"><text:span text:style-name="T10">В качестве параметра метод </text:span><text:span text:style-name="Source_20_Text"><text:span text:style-name="T17">writerow()</text:span></text:span><text:span text:style-name="T10"> принимает </text:span><text:a xlink:type="simple" xlink:href="https://all-python.ru/osnovy/spiski.html" office:target-frame-name="_blank" xlink:show="new" text:style-name="Internet_20_link" text:visited-style-name="Visited_20_Internet_20_Link"><text:span text:style-name="T23">список</text:span></text:a><text:span text:style-name="T10">, элементы которого будут записаны в строку через символ-разделитель.</text:span></text:p>
      <text:p text:style-name="P15">  <text:span text:style-name="T32">Запись данных в файл CSV в виде списка списков:</text:span></text:p>
      <text:p text:style-name="P16"><text:span text:style-name="Source_20_Text"><text:span text:style-name="T16">import</text:span></text:span><text:span text:style-name="Source_20_Text"><text:span text:style-name="T17"> csv</text:span></text:span></text:p>
      <text:p text:style-name="P22"/>
      <text:p text:style-name="P22"><text:span text:style-name="Source_20_Text"><text:span text:style-name="T17"># Запись данных в файл CSV</text:span></text:span></text:p>
      <text:p text:style-name="P22"><text:span text:style-name="Source_20_Text"><text:span text:style-name="T16">data</text:span></text:span><text:span text:style-name="Source_20_Text"><text:span text:style-name="T17"> = [[</text:span></text:span><text:span text:style-name="Source_20_Text"><text:span text:style-name="T27">'Name'</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7">'Alic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Bob'</text:span></text:span><text:span text:style-name="Source_20_Text"><text:span text:style-name="T17">, </text:span></text:span><text:span text:style-name="Source_20_Text"><text:span text:style-name="T22">35</text:span></text:span><text:span text:style-name="Source_20_Text"><text:span text:style-name="T17">], [</text:span></text:span><text:span text:style-name="Source_20_Text"><text:span text:style-name="T27">'Charlie'</text:span></text:span><text:span text:style-name="Source_20_Text"><text:span text:style-name="T17">, </text:span></text:span><text:span text:style-name="Source_20_Text"><text:span text:style-name="T22">40</text:span></text:span><text:span text:style-name="Source_20_Text"><text:span text:style-name="T17">]]</text:span></text:span></text:p>
      <text:p text:style-name="P22"/>
      <text:p text:style-name="P22"><text:span text:style-name="Source_20_Text"><text:span text:style-name="T17">with </text:span></text:span><text:span text:style-name="Source_20_Text"><text:span text:style-name="T16">open</text:span></text:span><text:span text:style-name="Source_20_Text"><text:span text:style-name="T17">(</text:span></text:span><text:span text:style-name="Source_20_Text"><text:span text:style-name="T27">'output.csv'</text:span></text:span><text:span text:style-name="Source_20_Text"><text:span text:style-name="T17">, </text:span></text:span><text:span text:style-name="Source_20_Text"><text:span text:style-name="T27">'w'</text:span></text:span><text:span text:style-name="Source_20_Text"><text:span text:style-name="T17">, newline=</text:span></text:span><text:span text:style-name="Source_20_Text"><text:span text:style-name="T27">''</text:span></text:span><text:span text:style-name="Source_20_Text"><text:span text:style-name="T17">) </text:span></text:span><text:span text:style-name="Source_20_Text"><text:span text:style-name="T16">as</text:span></text:span><text:span text:style-name="Source_20_Text"><text:span text:style-name="T17"> csvfile:</text:span></text:span></text:p>
      <text:p text:style-name="P22"><text:span text:style-name="Source_20_Text"><text:span text:style-name="T20"><text:s text:c="4"/></text:span></text:span><text:span text:style-name="Source_20_Text"><text:span text:style-name="T17">writer = csv.writer(csvfile)</text:span></text:span></text:p>
      <text:p text:style-name="P20"><text:span text:style-name="Source_20_Text"><text:span text:style-name="T20"><text:s text:c="4"/></text:span></text:span><text:span text:style-name="Source_20_Text"><text:span text:style-name="T17">writer.writerows(</text:span></text:span><text:span text:style-name="Source_20_Text"><text:span text:style-name="T16">data</text:span></text:span><text:span text:style-name="Source_20_Text"><text:span text:style-name="T17">)</text:span></text:span></text:p>
      <text:p text:style-name="P15"> </text:p>
      <text:h text:style-name="P18" text:outline-level="3"><text:soft-page-break/><text:span text:style-name="Strong_20_Emphasis"><text:span text:style-name="T12">Запись в csv файл с помощью csv.DictWriter</text:span></text:span></text:h>
      <text:p text:style-name="P13"><text:span text:style-name="T10">Необходимо указать параметра fieldnames. В качестве аргумента метода writerow используется </text:span><text:a xlink:type="simple" xlink:href="https://all-python.ru/osnovy/slovari.html" office:target-frame-name="_blank" xlink:show="new" text:style-name="Internet_20_link" text:visited-style-name="Visited_20_Internet_20_Link"><text:span text:style-name="T23">словарь</text:span></text:a><text:span text:style-name="T10">.</text:span></text:p>
      <text:p text:style-name="P13"><text:span text:style-name="Strong_20_Emphasis"><text:span text:style-name="T8">Код программы выглядит так</text:span></text:span><text:span text:style-name="T10">:</text:span></text:p>
      <text:p text:style-name="P16"><text:span text:style-name="Source_20_Text"><text:span text:style-name="T16">import</text:span></text:span><text:span text:style-name="Source_20_Text"><text:span text:style-name="T17"> csv</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classmates.csv"</text:span></text:span><text:span text:style-name="Source_20_Text"><text:span text:style-name="T17">, mode=</text:span></text:span><text:span text:style-name="Source_20_Text"><text:span text:style-name="T27">"w"</text:span></text:span><text:span text:style-name="Source_20_Text"><text:span text:style-name="T17">, encoding=</text:span></text:span><text:span text:style-name="Source_20_Text"><text:span text:style-name="T27">'utf-8'</text:span></text:span><text:span text:style-name="Source_20_Text"><text:span text:style-name="T17">) </text:span></text:span><text:span text:style-name="Source_20_Text"><text:span text:style-name="T16">as</text:span></text:span><text:span text:style-name="Source_20_Text"><text:span text:style-name="T17"> w_file:</text:span></text:span></text:p>
      <text:p text:style-name="P22"><text:span text:style-name="Source_20_Text"><text:span text:style-name="T20"><text:s text:c="4"/></text:span></text:span><text:span text:style-name="Source_20_Text"><text:span text:style-name="T17">names = [</text:span></text:span><text:span text:style-name="Source_20_Text"><text:span text:style-name="T27">"Имя"</text:span></text:span><text:span text:style-name="Source_20_Text"><text:span text:style-name="T17">, </text:span></text:span><text:span text:style-name="Source_20_Text"><text:span text:style-name="T27">"Возраст"</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 = csv.DictWriter(w_file, delimiter = </text:span></text:span><text:span text:style-name="Source_20_Text"><text:span text:style-name="T27">","</text:span></text:span><text:span text:style-name="Source_20_Text"><text:span text:style-name="T17">, </text:span></text:span></text:p>
      <text:p text:style-name="P22"><text:span text:style-name="Source_20_Text"><text:span text:style-name="T20"><text:s text:c="33"/></text:span></text:span><text:span text:style-name="Source_20_Text"><text:span text:style-name="T17">lineterminator=</text:span></text:span><text:span text:style-name="Source_20_Text"><text:span text:style-name="T27">"\r"</text:span></text:span><text:span text:style-name="Source_20_Text"><text:span text:style-name="T17">, fieldnames=names)</text:span></text:span></text:p>
      <text:p text:style-name="P22"><text:span text:style-name="Source_20_Text"><text:span text:style-name="T20"><text:s text:c="4"/></text:span></text:span><text:span text:style-name="Source_20_Text"><text:span text:style-name="T17">file_writer.writeheader()</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Имя"</text:span></text:span><text:span text:style-name="Source_20_Text"><text:span text:style-name="T17">: </text:span></text:span><text:span text:style-name="Source_20_Text"><text:span text:style-name="T27">"Саш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6"</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Имя"</text:span></text:span><text:span text:style-name="Source_20_Text"><text:span text:style-name="T17">: </text:span></text:span><text:span text:style-name="Source_20_Text"><text:span text:style-name="T27">"Маш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15"</text:span></text:span><text:span text:style-name="Source_20_Text"><text:span text:style-name="T17">})</text:span></text:span></text:p>
      <text:p text:style-name="P20"><text:span text:style-name="Source_20_Text"><text:span text:style-name="T20"><text:s text:c="4"/></text:span></text:span><text:span text:style-name="Source_20_Text"><text:span text:style-name="T17">file_writer.writerow({</text:span></text:span><text:span text:style-name="Source_20_Text"><text:span text:style-name="T27">"Имя"</text:span></text:span><text:span text:style-name="Source_20_Text"><text:span text:style-name="T17">: </text:span></text:span><text:span text:style-name="Source_20_Text"><text:span text:style-name="T27">"Вов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14"</text:span></text:span><text:span text:style-name="Source_20_Text"><text:span text:style-name="T17">})</text:span></text:span></text:p>
      <text:p text:style-name="P13"><text:span text:style-name="Strong_20_Emphasis"><text:span text:style-name="T8">Вывод в файл будет следующим</text:span></text:span><text:span text:style-name="T10">:</text:span></text:p>
      <text:p text:style-name="P16"><text:span text:style-name="Source_20_Text"><text:span text:style-name="T17">Имя,Возраст</text:span></text:span></text:p>
      <text:p text:style-name="P22"><text:span text:style-name="Source_20_Text"><text:span text:style-name="T17">Саша,6</text:span></text:span></text:p>
      <text:p text:style-name="P22"><text:span text:style-name="Source_20_Text"><text:span text:style-name="T17">Маша,15</text:span></text:span></text:p>
      <text:p text:style-name="P20"><text:span text:style-name="Source_20_Text"><text:span text:style-name="T17">Вова,14</text:span></text:span></text:p>
      <text:h text:style-name="P33" text:outline-level="3"> <text:span text:style-name="T33">Дополнительные параметры DictWriter</text:span></text:h>
      <text:p text:style-name="P13"><text:span text:style-name="Strong_20_Emphasis"><text:span text:style-name="T8">writerows</text:span></text:span><text:span text:style-name="T10"> — Записывает несколько строк сразу</text:span></text:p>
      <text:p text:style-name="P16"><text:span text:style-name="Source_20_Text"><text:span text:style-name="T17">file_writer.writerows([{</text:span></text:span><text:span text:style-name="Source_20_Text"><text:span text:style-name="T27">"Имя"</text:span></text:span><text:span text:style-name="Source_20_Text"><text:span text:style-name="T17">: </text:span></text:span><text:span text:style-name="Source_20_Text"><text:span text:style-name="T27">"Саш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6"</text:span></text:span><text:span text:style-name="Source_20_Text"><text:span text:style-name="T17">},</text:span></text:span></text:p>
      <text:p text:style-name="P22"><text:span text:style-name="Source_20_Text"><text:span text:style-name="T20"><text:s text:c="4"/></text:span></text:span><text:span text:style-name="Source_20_Text"><text:span text:style-name="T17">{</text:span></text:span><text:span text:style-name="Source_20_Text"><text:span text:style-name="T27">"Имя"</text:span></text:span><text:span text:style-name="Source_20_Text"><text:span text:style-name="T17">: </text:span></text:span><text:span text:style-name="Source_20_Text"><text:span text:style-name="T27">"Маш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15"</text:span></text:span><text:span text:style-name="Source_20_Text"><text:span text:style-name="T17">},</text:span></text:span></text:p>
      <text:p text:style-name="P20"><text:span text:style-name="Source_20_Text"><text:span text:style-name="T20"><text:s text:c="4"/></text:span></text:span><text:span text:style-name="Source_20_Text"><text:span text:style-name="T17">{</text:span></text:span><text:span text:style-name="Source_20_Text"><text:span text:style-name="T27">"Имя"</text:span></text:span><text:span text:style-name="Source_20_Text"><text:span text:style-name="T17">: </text:span></text:span><text:span text:style-name="Source_20_Text"><text:span text:style-name="T27">"Вова"</text:span></text:span><text:span text:style-name="Source_20_Text"><text:span text:style-name="T17">, </text:span></text:span><text:span text:style-name="Source_20_Text"><text:span text:style-name="T27">"Возраст"</text:span></text:span><text:span text:style-name="Source_20_Text"><text:span text:style-name="T17">: </text:span></text:span><text:span text:style-name="Source_20_Text"><text:span text:style-name="T27">"14"</text:span></text:span><text:span text:style-name="Source_20_Text"><text:span text:style-name="T17">}])</text:span></text:span></text:p>
      <text:h text:style-name="P28" text:outline-level="2">Диалекты</text:h>
      <text:p text:style-name="P13"><text:span text:style-name="T10">Можно сгруппировать параметры форматирования </text:span><text:span text:style-name="Strong_20_Emphasis"><text:span text:style-name="T8">csv</text:span></text:span><text:span text:style-name="T10"> файла используя</text:span></text:p>
      <text:p text:style-name="P14">Чтобы каждый раз не указывать формат входных и выходных данных, определенные параметры форматирования сгруппированы в диалекты (dialect). При создании объекта reader или writer программист может указать нужный ему диалект, кроме того, некоторые параметры диалекта можно переопределить вручную, также указав их при создании объекта.</text:p>
      <text:p text:style-name="P14">Для создания диалекта используется команда:</text:p>
      <text:p text:style-name="P19"><text:span text:style-name="Source_20_Text"><text:span text:style-name="T17">register_dialect(</text:span></text:span><text:span text:style-name="Source_20_Text"><text:span text:style-name="T27">"имя"</text:span></text:span><text:span text:style-name="Source_20_Text"><text:span text:style-name="T17">, delimiter = </text:span></text:span><text:span text:style-name="Source_20_Text"><text:span text:style-name="T27">"</text:span></text:span><text:span text:style-name="Source_20_Text"><text:span text:style-name="T17">\t</text:span></text:span><text:span text:style-name="Source_20_Text"><text:span text:style-name="T27">"</text:span></text:span><text:span text:style-name="Source_20_Text"><text:span text:style-name="T17">, ...)</text:span></text:span></text:p>
      <text:h text:style-name="P99" text:outline-level="4"><text:span text:style-name="Strong_20_Emphasis"><text:span text:style-name="T8">Пример использования</text:span></text:span><text:span text:style-name="T8">:</text:span></text:h>
      <text:p text:style-name="P16"><text:span text:style-name="Source_20_Text"><text:span text:style-name="T16">import</text:span></text:span><text:span text:style-name="Source_20_Text"><text:span text:style-name="T17"> csv</text:span></text:span></text:p>
      <text:p text:style-name="P22"><text:span text:style-name="Source_20_Text"><text:span text:style-name="T17">csv.register_dialect(</text:span></text:span><text:span text:style-name="Source_20_Text"><text:span text:style-name="T27">'my_dialect'</text:span></text:span><text:span text:style-name="Source_20_Text"><text:span text:style-name="T17">, delimiter=</text:span></text:span><text:span text:style-name="Source_20_Text"><text:span text:style-name="T27">':'</text:span></text:span><text:span text:style-name="Source_20_Text"><text:span text:style-name="T17">, lineterminator=</text:span></text:span><text:span text:style-name="Source_20_Text"><text:span text:style-name="T27">"\r"</text:span></text:span><text:span text:style-name="Source_20_Text"><text:span text:style-name="T17">)</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text:span></text:span><text:span text:style-name="Source_20_Text"><text:span text:style-name="T27">"classmates.csv"</text:span></text:span><text:span text:style-name="Source_20_Text"><text:span text:style-name="T17">, mode=</text:span></text:span><text:span text:style-name="Source_20_Text"><text:span text:style-name="T27">"w"</text:span></text:span><text:span text:style-name="Source_20_Text"><text:span text:style-name="T17">, encoding=</text:span></text:span><text:span text:style-name="Source_20_Text"><text:span text:style-name="T27">'utf-8'</text:span></text:span><text:span text:style-name="Source_20_Text"><text:span text:style-name="T17">) </text:span></text:span><text:span text:style-name="Source_20_Text"><text:span text:style-name="T16">as</text:span></text:span><text:span text:style-name="Source_20_Text"><text:span text:style-name="T17"> w_file:</text:span></text:span></text:p>
      <text:p text:style-name="P22"><text:span text:style-name="Source_20_Text"><text:span text:style-name="T20"><text:s text:c="4"/></text:span></text:span><text:span text:style-name="Source_20_Text"><text:span text:style-name="T17">file_writer = csv.writer(w_file, </text:span></text:span><text:span text:style-name="Source_20_Text"><text:span text:style-name="T27">'my_dialect'</text:span></text:span><text:span text:style-name="Source_20_Text"><text:span text:style-name="T17">)</text:span></text:span></text:p>
      <text:p text:style-name="P22"><text:soft-page-break/><text:span text:style-name="Source_20_Text"><text:span text:style-name="T20"><text:s text:c="4"/></text:span></text:span><text:span text:style-name="Source_20_Text"><text:span text:style-name="T17">file_writer.writerow([</text:span></text:span><text:span text:style-name="Source_20_Text"><text:span text:style-name="T27">"Имя"</text:span></text:span><text:span text:style-name="Source_20_Text"><text:span text:style-name="T17">, </text:span></text:span><text:span text:style-name="Source_20_Text"><text:span text:style-name="T27">"Класс"</text:span></text:span><text:span text:style-name="Source_20_Text"><text:span text:style-name="T17">, </text:span></text:span><text:span text:style-name="Source_20_Text"><text:span text:style-name="T27">"Возраст"</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Женя"</text:span></text:span><text:span text:style-name="Source_20_Text"><text:span text:style-name="T17">, </text:span></text:span><text:span text:style-name="Source_20_Text"><text:span text:style-name="T27">"3"</text:span></text:span><text:span text:style-name="Source_20_Text"><text:span text:style-name="T17">, </text:span></text:span><text:span text:style-name="Source_20_Text"><text:span text:style-name="T27">"10"</text:span></text:span><text:span text:style-name="Source_20_Text"><text:span text:style-name="T17">])</text:span></text:span></text:p>
      <text:p text:style-name="P22"><text:span text:style-name="Source_20_Text"><text:span text:style-name="T20"><text:s text:c="4"/></text:span></text:span><text:span text:style-name="Source_20_Text"><text:span text:style-name="T17">file_writer.writerow([</text:span></text:span><text:span text:style-name="Source_20_Text"><text:span text:style-name="T27">"Саша"</text:span></text:span><text:span text:style-name="Source_20_Text"><text:span text:style-name="T17">, </text:span></text:span><text:span text:style-name="Source_20_Text"><text:span text:style-name="T27">"5"</text:span></text:span><text:span text:style-name="Source_20_Text"><text:span text:style-name="T17">, </text:span></text:span><text:span text:style-name="Source_20_Text"><text:span text:style-name="T27">"12"</text:span></text:span><text:span text:style-name="Source_20_Text"><text:span text:style-name="T17">])</text:span></text:span></text:p>
      <text:p text:style-name="P20"><text:span text:style-name="Source_20_Text"><text:span text:style-name="T20"><text:s text:c="4"/></text:span></text:span><text:span text:style-name="Source_20_Text"><text:span text:style-name="T17">file_writer.writerow([</text:span></text:span><text:span text:style-name="Source_20_Text"><text:span text:style-name="T27">"Маша"</text:span></text:span><text:span text:style-name="Source_20_Text"><text:span text:style-name="T17">, </text:span></text:span><text:span text:style-name="Source_20_Text"><text:span text:style-name="T27">"11"</text:span></text:span><text:span text:style-name="Source_20_Text"><text:span text:style-name="T17">, </text:span></text:span><text:span text:style-name="Source_20_Text"><text:span text:style-name="T27">"18"</text:span></text:span><text:span text:style-name="Source_20_Text"><text:span text:style-name="T17">])</text:span></text:span></text:p>
      <text:h text:style-name="P99" text:outline-level="4"><text:span text:style-name="Strong_20_Emphasis"><text:span text:style-name="T8">Результат:</text:span></text:span></text:h>
      <text:p text:style-name="P16"><text:span text:style-name="Source_20_Text"><text:span text:style-name="T16">Имя:Класс:Возраст</text:span></text:span></text:p>
      <text:p text:style-name="P22"><text:span text:style-name="Source_20_Text"><text:span text:style-name="T16">Женя:3:10</text:span></text:span></text:p>
      <text:p text:style-name="P22"><text:span text:style-name="Source_20_Text"><text:span text:style-name="T16">Саша:5:12</text:span></text:span></text:p>
      <text:p text:style-name="P20"><text:span text:style-name="Source_20_Text"><text:span text:style-name="T16">Маша:11:18</text:span></text:span></text:p>
      <text:h text:style-name="P24" text:outline-level="2">Библиотека pandas</text:h>
      <text:p text:style-name="P13"><text:span text:style-name="T10">Библиотека </text:span><text:span text:style-name="Strong_20_Emphasis"><text:span text:style-name="Source_20_Text"><text:span text:style-name="T18">pandas</text:span></text:span></text:span><text:span text:style-name="T10"> - это мощный инструмент для анализа данных на языке программирования Python. Она предоставляет высокоуровневые структуры данных и функции, предназначенные для работы с табличными данными и временными рядами. Вот некоторые основные возможности библиотеки pandas:</text:span></text:p>
      <text:list xml:id="list4999576297108267301" text:style-name="L28">
        <text:list-item>
          <text:p text:style-name="P72"><text:span text:style-name="Strong_20_Emphasis"><text:span text:style-name="T2">DataFrame:</text:span></text:span><text:span text:style-name="T4"> Основная структура данных в pandas - это DataFrame, представляющая собой двумерную таблицу данных с метками строк и столбцов. DataFrame позволяет хранить и манипулировать данными различных типов.</text:span></text:p>
        </text:list-item>
        <text:list-item>
          <text:p text:style-name="P72"><text:span text:style-name="Strong_20_Emphasis"><text:span text:style-name="T2">Series:</text:span></text:span><text:span text:style-name="T4"> Series - это одномерный массив данных, похожий на столбец в таблице DataFrame. Он состоит из последовательности значений и соответствующих им меток (индексов).</text:span></text:p>
        </text:list-item>
        <text:list-item>
          <text:p text:style-name="P72"><text:span text:style-name="Strong_20_Emphasis"><text:span text:style-name="T2">Чтение и запись данных:</text:span></text:span><text:span text:style-name="T4"> pandas предоставляет функции для чтения данных из различных источников, таких как файлы CSV, Excel, SQL-базы данных, JSON и другие форматы. Также можно записывать данные обратно в эти форматы.</text:span></text:p>
        </text:list-item>
        <text:list-item>
          <text:p text:style-name="P72"><text:span text:style-name="Strong_20_Emphasis"><text:span text:style-name="T2">Манипуляции с данными:</text:span></text:span><text:span text:style-name="T4"> Библиотека pandas обладает богатым набором функций для фильтрации, сортировки, группировки, преобразования и агрегации данных. Это позволяет легко проводить различные анализы данных и получать необходимую информацию из них.</text:span></text:p>
        </text:list-item>
        <text:list-item>
          <text:p text:style-name="P72"><text:span text:style-name="Strong_20_Emphasis"><text:span text:style-name="T2">Работа с пропущенными данными:</text:span></text:span><text:span text:style-name="T4"> pandas предоставляет методы для обнаружения и обработки пропущенных значений в данных, что делает анализ данных более надежным и удобным.</text:span></text:p>
        </text:list-item>
        <text:list-item>
          <text:p text:style-name="P72"><text:soft-page-break/><text:span text:style-name="Strong_20_Emphasis"><text:span text:style-name="T2">Объединение данных:</text:span></text:span><text:span text:style-name="T4"> pandas позволяет объединять данные из разных источников и объединять их в один DataFrame или Series.</text:span></text:p>
        </text:list-item>
        <text:list-item>
          <text:p text:style-name="P72"><text:span text:style-name="Strong_20_Emphasis"><text:span text:style-name="T2">Временные ряды:</text:span></text:span><text:span text:style-name="T4"> Библиотека pandas имеет мощные инструменты для работы с временными рядами, включая функции для временного индексирования, ресемплирования, выравнивания и агрегации временных данных.</text:span></text:p>
        </text:list-item>
      </text:list>
      <text:p text:style-name="P14">В целом, pandas является важным инструментом для анализа данных в Python и широко используется как в научных исследованиях, так и в промышленной разработке программного обеспечения.</text:p>
      <text:h text:style-name="Heading_20_2" text:outline-level="2"><text:span text:style-name="Strong_20_Emphasis"><text:span text:style-name="T12">Основные функции pandas для работы с файлами CSV</text:span></text:span></text:h>
      <text:p text:style-name="P13"><text:span text:style-name="T10">Мы рассмотрим основные функции библиотеки </text:span><text:span text:style-name="Strong_20_Emphasis"><text:span text:style-name="Source_20_Text"><text:span text:style-name="T18">pandas </text:span></text:span></text:span><text:span text:style-name="T10">для работы с файлами CSV и приведем примеры их использования.</text:span></text:p>
      <text:p text:style-name="P13"><text:span text:style-name="Strong_20_Emphasis"><text:span text:style-name="T8">1. Чтение данных из файла CSV:</text:span></text:span><text:span text:style-name="T10"> Для чтения данных из файла CSV используется функция </text:span><text:span text:style-name="Source_20_Text"><text:span text:style-name="T17">pd.read_csv()</text:span></text:span><text:span text:style-name="T10">. Она позволяет загрузить данные из CSV файла и создать DataFrame.</text:span></text:p>
      <text:p text:style-name="P16"><text:span text:style-name="Source_20_Text"><text:span text:style-name="T16">import</text:span></text:span><text:span text:style-name="Source_20_Text"><text:span text:style-name="T17"> pandas </text:span></text:span><text:span text:style-name="Source_20_Text"><text:span text:style-name="T16">as</text:span></text:span><text:span text:style-name="Source_20_Text"><text:span text:style-name="T17"> pd</text:span></text:span></text:p>
      <text:p text:style-name="P22"/>
      <text:p text:style-name="P22"><text:span text:style-name="Source_20_Text"><text:span text:style-name="T26"># Чтение данных из файла CSV и создание DataFrame</text:span></text:span></text:p>
      <text:p text:style-name="P22"><text:span text:style-name="Source_20_Text"><text:span text:style-name="T17">df = pd.read_csv(</text:span></text:span><text:span text:style-name="Source_20_Text"><text:span text:style-name="T27">'file.csv'</text:span></text:span><text:span text:style-name="Source_20_Text"><text:span text:style-name="T17">)</text:span></text:span></text:p>
      <text:p text:style-name="P20"><text:span text:style-name="Source_20_Text"><text:span text:style-name="T21">print</text:span></text:span><text:span text:style-name="Source_20_Text"><text:span text:style-name="T17">(df)</text:span></text:span></text:p>
      <text:p text:style-name="P13"><text:span text:style-name="Strong_20_Emphasis"><text:span text:style-name="T8">2. Запись данных в файл CSV:</text:span></text:span><text:span text:style-name="T10"> Для записи данных DataFrame в файл CSV используется метод </text:span><text:span text:style-name="Source_20_Text"><text:span text:style-name="T17">to_csv()</text:span></text:span><text:span text:style-name="T10">.</text:span></text:p>
      <text:p text:style-name="P16"><text:span text:style-name="Source_20_Text"><text:span text:style-name="T26"># Запись данных DataFrame в файл CSV</text:span></text:span></text:p>
      <text:p text:style-name="P20"><text:span text:style-name="Source_20_Text"><text:span text:style-name="T17">df.to_csv(</text:span></text:span><text:span text:style-name="Source_20_Text"><text:span text:style-name="T27">'new_file.csv'</text:span></text:span><text:span text:style-name="Source_20_Text"><text:span text:style-name="T17">, </text:span></text:span><text:span text:style-name="Source_20_Text"><text:span text:style-name="T16">index</text:span></text:span><text:span text:style-name="Source_20_Text"><text:span text:style-name="T17">=False) <text:s/></text:span></text:span><text:span text:style-name="Source_20_Text"><text:span text:style-name="T26"># Указываем index=False, чтобы не сохранять индексы</text:span></text:span></text:p>
      <text:p text:style-name="P13"><text:span text:style-name="Strong_20_Emphasis"><text:span text:style-name="T8">3. Просмотр данных:</text:span></text:span><text:span text:style-name="T10"> Методы </text:span><text:span text:style-name="Source_20_Text"><text:span text:style-name="T17">head()</text:span></text:span><text:span text:style-name="T10"> и </text:span><text:span text:style-name="Source_20_Text"><text:span text:style-name="T17">tail()</text:span></text:span><text:span text:style-name="T10"> позволяют просмотреть начало и конец DataFrame соответственно.</text:span></text:p>
      <text:p text:style-name="P16"><text:span text:style-name="Source_20_Text"><text:span text:style-name="T26"># Просмотр первых 5 строк DataFrame</text:span></text:span></text:p>
      <text:p text:style-name="P22"><text:span text:style-name="Source_20_Text"><text:span text:style-name="T21">print</text:span></text:span><text:span text:style-name="Source_20_Text"><text:span text:style-name="T17">(df.head())</text:span></text:span></text:p>
      <text:p text:style-name="P22"/>
      <text:p text:style-name="P22"><text:span text:style-name="Source_20_Text"><text:span text:style-name="T26"># Просмотр последних 5 строк DataFrame</text:span></text:span></text:p>
      <text:p text:style-name="P20"><text:span text:style-name="Source_20_Text"><text:span text:style-name="T21">print</text:span></text:span><text:span text:style-name="Source_20_Text"><text:span text:style-name="T17">(df.tail())</text:span></text:span></text:p>
      <text:p text:style-name="P13"><text:span text:style-name="Strong_20_Emphasis"><text:span text:style-name="T8">4. Основные атрибуты и методы DataFrame:</text:span></text:span><text:span text:style-name="T10"> После чтения данных в DataFrame можно использовать различные атрибуты и методы для работы с данными, такие как </text:span><text:span text:style-name="Source_20_Text"><text:span text:style-name="T17">shape</text:span></text:span><text:span text:style-name="T10">, </text:span><text:span text:style-name="Source_20_Text"><text:span text:style-name="T17">columns</text:span></text:span><text:span text:style-name="T10">, </text:span><text:span text:style-name="Source_20_Text"><text:span text:style-name="T17">describe()</text:span></text:span><text:span text:style-name="T10"> и другие.</text:span></text:p>
      <text:p text:style-name="P16"><text:span text:style-name="Source_20_Text"><text:span text:style-name="T17"># Получение размера DataFrame (количество строк, количество столбцов)</text:span></text:span></text:p>
      <text:p text:style-name="P22"><text:soft-page-break/><text:span text:style-name="Source_20_Text"><text:span text:style-name="T21">print</text:span></text:span><text:span text:style-name="Source_20_Text"><text:span text:style-name="T17">(df.shape)</text:span></text:span></text:p>
      <text:p text:style-name="P22"/>
      <text:p text:style-name="P22"><text:span text:style-name="Source_20_Text"><text:span text:style-name="T17"># Получение списка названий столбцов</text:span></text:span></text:p>
      <text:p text:style-name="P22"><text:span text:style-name="Source_20_Text"><text:span text:style-name="T21">print</text:span></text:span><text:span text:style-name="Source_20_Text"><text:span text:style-name="T17">(df.columns)</text:span></text:span></text:p>
      <text:p text:style-name="P22"/>
      <text:p text:style-name="P22"><text:span text:style-name="Source_20_Text"><text:span text:style-name="T17"># Сводная статистика по числовым столбцам</text:span></text:span></text:p>
      <text:p text:style-name="P20"><text:span text:style-name="Source_20_Text"><text:span text:style-name="T21">print</text:span></text:span><text:span text:style-name="Source_20_Text"><text:span text:style-name="T17">(df.describe())</text:span></text:span></text:p>
      <text:h text:style-name="Heading_20_2" text:outline-level="2"><text:span text:style-name="Strong_20_Emphasis"><text:span text:style-name="T12">Некоторые дополнительные функции pandas для работы с файлами CSV</text:span></text:span></text:h>
      <text:p text:style-name="P13"><text:span text:style-name="T10">В этом уроке мы продолжим изучать основные функции </text:span><text:span text:style-name="Strong_20_Emphasis"><text:span text:style-name="Source_20_Text"><text:span text:style-name="T18">pandas</text:span></text:span></text:span><text:span text:style-name="T10"> для работы с файлами </text:span><text:span text:style-name="Source_20_Text"><text:span text:style-name="Strong_20_Emphasis"><text:span text:style-name="T18">CSV</text:span></text:span></text:span><text:span text:style-name="T10">. Библиотека pandas предоставляет удобные инструменты для выбора, фильтрации, группировки и агрегации данных, что позволяет эффективно анализировать и манипулировать табличными данными.</text:span></text:p>
      <text:p text:style-name="P13"><text:span text:style-name="Strong_20_Emphasis"><text:span text:style-name="T8">1. Выбор данных:</text:span></text:span><text:span text:style-name="T10"> Вы можете выбирать определенные столбцы или строки данных с помощью оператора </text:span><text:span text:style-name="Source_20_Text"><text:span text:style-name="T17">[]</text:span></text:span><text:span text:style-name="T10"> или метода </text:span><text:span text:style-name="Source_20_Text"><text:span text:style-name="T17">loc[]</text:span></text:span><text:span text:style-name="T10"> и </text:span><text:span text:style-name="Source_20_Text"><text:span text:style-name="T17">iloc[]</text:span></text:span></text:p>
      <text:p text:style-name="P16"><text:span text:style-name="Source_20_Text"><text:span text:style-name="T26"># Выбор определенных столбцов</text:span></text:span></text:p>
      <text:p text:style-name="P22"><text:span text:style-name="Source_20_Text"><text:span text:style-name="T21">selected_columns</text:span></text:span><text:span text:style-name="Source_20_Text"><text:span text:style-name="T17"> = df[[</text:span></text:span><text:span text:style-name="Source_20_Text"><text:span text:style-name="T27">'Column1'</text:span></text:span><text:span text:style-name="Source_20_Text"><text:span text:style-name="T17">, </text:span></text:span><text:span text:style-name="Source_20_Text"><text:span text:style-name="T27">'Column2'</text:span></text:span><text:span text:style-name="Source_20_Text"><text:span text:style-name="T17">]]</text:span></text:span></text:p>
      <text:p text:style-name="P22"/>
      <text:p text:style-name="P22"><text:span text:style-name="Source_20_Text"><text:span text:style-name="T26"># Выбор определенных строк по метке индекса</text:span></text:span></text:p>
      <text:p text:style-name="P22"><text:span text:style-name="Source_20_Text"><text:span text:style-name="T21">selected_rows_by_label</text:span></text:span><text:span text:style-name="Source_20_Text"><text:span text:style-name="T17"> = df.loc[</text:span></text:span><text:span text:style-name="Source_20_Text"><text:span text:style-name="T22">3</text:span></text:span><text:span text:style-name="Source_20_Text"><text:span text:style-name="T17">:</text:span></text:span><text:span text:style-name="Source_20_Text"><text:span text:style-name="T22">7</text:span></text:span><text:span text:style-name="Source_20_Text"><text:span text:style-name="T17">] <text:s/></text:span></text:span><text:span text:style-name="Source_20_Text"><text:span text:style-name="T26"># Включая строки с метками индекса от 3 до 7</text:span></text:span></text:p>
      <text:p text:style-name="P22"/>
      <text:p text:style-name="P22"><text:span text:style-name="Source_20_Text"><text:span text:style-name="T26"># Выбор определенных строк по позиции</text:span></text:span></text:p>
      <text:p text:style-name="P20"><text:span text:style-name="Source_20_Text"><text:span text:style-name="T21">selected_rows_by_position</text:span></text:span><text:span text:style-name="Source_20_Text"><text:span text:style-name="T17"> = df.iloc[</text:span></text:span><text:span text:style-name="Source_20_Text"><text:span text:style-name="T22">3</text:span></text:span><text:span text:style-name="Source_20_Text"><text:span text:style-name="T17">:</text:span></text:span><text:span text:style-name="Source_20_Text"><text:span text:style-name="T22">7</text:span></text:span><text:span text:style-name="Source_20_Text"><text:span text:style-name="T17">] <text:s/></text:span></text:span><text:span text:style-name="Source_20_Text"><text:span text:style-name="T26"># Включая строки с позициями от 3 до 6</text:span></text:span></text:p>
      <text:p text:style-name="P13"><text:span text:style-name="Strong_20_Emphasis"><text:span text:style-name="T8">2. Фильтрация данных:</text:span></text:span><text:span text:style-name="T10"> Вы можете фильтровать данные, используя условия.</text:span></text:p>
      <text:p text:style-name="P16"><text:span text:style-name="Source_20_Text"><text:span text:style-name="T26"># Фильтрация данных, где значение в столбце 'Column1' больше 10</text:span></text:span></text:p>
      <text:p text:style-name="P22"><text:span text:style-name="Source_20_Text"><text:span text:style-name="T17">filtered_data = </text:span></text:span><text:span text:style-name="Source_20_Text"><text:span text:style-name="T21">df</text:span></text:span><text:span text:style-name="Source_20_Text"><text:span text:style-name="T17">[</text:span></text:span><text:span text:style-name="Source_20_Text"><text:span text:style-name="T21">df</text:span></text:span><text:span text:style-name="Source_20_Text"><text:span text:style-name="T17">[</text:span></text:span><text:span text:style-name="Source_20_Text"><text:span text:style-name="T27">'Column1'</text:span></text:span><text:span text:style-name="Source_20_Text"><text:span text:style-name="T17">] &gt; 10]</text:span></text:span></text:p>
      <text:p text:style-name="P22"/>
      <text:p text:style-name="P22"><text:span text:style-name="Source_20_Text"><text:span text:style-name="T26"># Комбинированная фильтрация с использованием логических операторов</text:span></text:span></text:p>
      <text:p text:style-name="P20"><text:span text:style-name="Source_20_Text"><text:span text:style-name="T17">filtered_data = </text:span></text:span><text:span text:style-name="Source_20_Text"><text:span text:style-name="T21">df</text:span></text:span><text:span text:style-name="Source_20_Text"><text:span text:style-name="T17">[(</text:span></text:span><text:span text:style-name="Source_20_Text"><text:span text:style-name="T21">df</text:span></text:span><text:span text:style-name="Source_20_Text"><text:span text:style-name="T17">[</text:span></text:span><text:span text:style-name="Source_20_Text"><text:span text:style-name="T27">'Column1'</text:span></text:span><text:span text:style-name="Source_20_Text"><text:span text:style-name="T17">] &gt; 10) &amp; (</text:span></text:span><text:span text:style-name="Source_20_Text"><text:span text:style-name="T21">df</text:span></text:span><text:span text:style-name="Source_20_Text"><text:span text:style-name="T17">[</text:span></text:span><text:span text:style-name="Source_20_Text"><text:span text:style-name="T27">'Column2'</text:span></text:span><text:span text:style-name="Source_20_Text"><text:span text:style-name="T17">] == </text:span></text:span><text:span text:style-name="Source_20_Text"><text:span text:style-name="T27">'Value'</text:span></text:span><text:span text:style-name="Source_20_Text"><text:span text:style-name="T17">)]</text:span></text:span></text:p>
      <text:p text:style-name="P13"><text:span text:style-name="Strong_20_Emphasis"><text:span text:style-name="T8">3. Группировка и агрегация данных:</text:span></text:span><text:span text:style-name="T10"> pandas позволяет группировать данные по значениям определенных столбцов и применять агрегирующие функции к группам.</text:span></text:p>
      <text:p text:style-name="P16"><text:span text:style-name="Source_20_Text"><text:span text:style-name="T26"># Группировка данных по значению в столбце 'Category' и вычисление среднего значения для каждой группы</text:span></text:span></text:p>
      <text:p text:style-name="P22"><text:span text:style-name="Source_20_Text"><text:span text:style-name="T21">grouped_data</text:span></text:span><text:span text:style-name="Source_20_Text"><text:span text:style-name="T17"> = df.groupby(</text:span></text:span><text:span text:style-name="Source_20_Text"><text:span text:style-name="T27">'Category'</text:span></text:span><text:span text:style-name="Source_20_Text"><text:span text:style-name="T17">)[</text:span></text:span><text:span text:style-name="Source_20_Text"><text:span text:style-name="T27">'Value'</text:span></text:span><text:span text:style-name="Source_20_Text"><text:span text:style-name="T17">].mean()</text:span></text:span></text:p>
      <text:p text:style-name="P22"/>
      <text:p text:style-name="P22"><text:span text:style-name="Source_20_Text"><text:span text:style-name="T26"># Группировка данных по нескольким столбцам и вычисление нескольких агрегирующих функций</text:span></text:span></text:p>
      <text:p text:style-name="P20"><text:span text:style-name="Source_20_Text"><text:span text:style-name="T21">grouped_data</text:span></text:span><text:span text:style-name="Source_20_Text"><text:span text:style-name="T17"> = df.groupby([</text:span></text:span><text:span text:style-name="Source_20_Text"><text:span text:style-name="T27">'Category1'</text:span></text:span><text:span text:style-name="Source_20_Text"><text:span text:style-name="T17">, </text:span></text:span><text:span text:style-name="Source_20_Text"><text:span text:style-name="T27">'Category2'</text:span></text:span><text:span text:style-name="Source_20_Text"><text:span text:style-name="T17">]).agg({</text:span></text:span><text:span text:style-name="Source_20_Text"><text:span text:style-name="T27">'Value'</text:span></text:span><text:span text:style-name="Source_20_Text"><text:span text:style-name="T17">: [</text:span></text:span><text:span text:style-name="Source_20_Text"><text:span text:style-name="T27">'mean'</text:span></text:span><text:span text:style-name="Source_20_Text"><text:span text:style-name="T17">, </text:span></text:span><text:span text:style-name="Source_20_Text"><text:span text:style-name="T27">'max'</text:span></text:span><text:span text:style-name="Source_20_Text"><text:span text:style-name="T17">, </text:span></text:span><text:span text:style-name="Source_20_Text"><text:span text:style-name="T27">'min'</text:span></text:span><text:span text:style-name="Source_20_Text"><text:span text:style-name="T17">]})</text:span></text:span></text:p>
      <text:p text:style-name="P13"><text:soft-page-break/><text:span text:style-name="Strong_20_Emphasis"><text:span text:style-name="T8">4. Добавление и удаление столбцов:</text:span></text:span><text:span text:style-name="T10"> Вы можете добавлять новые столбцы или удалять существующие.</text:span></text:p>
      <text:p text:style-name="P16"><text:span text:style-name="Source_20_Text"><text:span text:style-name="T26"># Добавление нового столбца с вычисленными значениями</text:span></text:span></text:p>
      <text:p text:style-name="P22"><text:span text:style-name="Source_20_Text"><text:span text:style-name="T21">df</text:span></text:span><text:span text:style-name="Source_20_Text"><text:span text:style-name="T17">[</text:span></text:span><text:span text:style-name="Source_20_Text"><text:span text:style-name="T27">'NewColumn'</text:span></text:span><text:span text:style-name="Source_20_Text"><text:span text:style-name="T17">] = </text:span></text:span><text:span text:style-name="Source_20_Text"><text:span text:style-name="T21">df</text:span></text:span><text:span text:style-name="Source_20_Text"><text:span text:style-name="T17">[</text:span></text:span><text:span text:style-name="Source_20_Text"><text:span text:style-name="T27">'Column1'</text:span></text:span><text:span text:style-name="Source_20_Text"><text:span text:style-name="T17">] + </text:span></text:span><text:span text:style-name="Source_20_Text"><text:span text:style-name="T21">df</text:span></text:span><text:span text:style-name="Source_20_Text"><text:span text:style-name="T17">[</text:span></text:span><text:span text:style-name="Source_20_Text"><text:span text:style-name="T27">'Column2'</text:span></text:span><text:span text:style-name="Source_20_Text"><text:span text:style-name="T17">]</text:span></text:span></text:p>
      <text:p text:style-name="P22"/>
      <text:p text:style-name="P22"><text:span text:style-name="Source_20_Text"><text:span text:style-name="T26"># Удаление столбца</text:span></text:span></text:p>
      <text:p text:style-name="P20"><text:span text:style-name="Source_20_Text"><text:span text:style-name="T17">df.drop(</text:span></text:span><text:span text:style-name="Source_20_Text"><text:span text:style-name="T27">'ColumnToRemove'</text:span></text:span><text:span text:style-name="Source_20_Text"><text:span text:style-name="T17">, axis=1, inplace=True) <text:s/></text:span></text:span><text:span text:style-name="Source_20_Text"><text:span text:style-name="T26"># axis=1 указывает, что удаляем столбец, inplace=True для изменения DataFrame на месте</text:span></text:span></text:p>
      <text:p text:style-name="P13"><text:span text:style-name="Strong_20_Emphasis"><text:span text:style-name="T8">5. Получение уникальных значений столбце DataFrame</text:span></text:span></text:p>
      <text:p text:style-name="P19"><text:span text:style-name="Source_20_Text"><text:span text:style-name="T21">print</text:span></text:span><text:span text:style-name="Source_20_Text"><text:span text:style-name="T17">(</text:span></text:span><text:span text:style-name="Source_20_Text"><text:span text:style-name="T21">df</text:span></text:span><text:span text:style-name="Source_20_Text"><text:span text:style-name="T17">[</text:span></text:span><text:span text:style-name="Source_20_Text"><text:span text:style-name="T27">'Column1'</text:span></text:span><text:span text:style-name="Source_20_Text"><text:span text:style-name="T17">].unique())</text:span></text:span></text:p>
      <text:p text:style-name="P14">Это лишь некоторые из множества функций, предоставляемых библиотекой pandas для работы с данными. Используйте эти инструменты, чтобы эффективно анализировать и манипулировать вашими данными в формате CSV.</text:p>
      <text:p text:style-name="Standard"/>
      <text:h text:style-name="P35" text:outline-level="1"><text:bookmark text:name="ember6032"/>2.4 Работа с файлами JSON</text:h>
      <text:section text:style-name="Sect2" text:name="ember2377">
        <text:section text:style-name="Sect2" text:name="ember2378">
          <text:h text:style-name="Heading_20_2" text:outline-level="2"><text:span text:style-name="T11">Формат json</text:span></text:h>
          <text:p text:style-name="P4"><text:span text:style-name="Strong_20_Emphasis"><text:span text:style-name="T3">JSON (JavaScript Object Notation)</text:span></text:span><text:span text:style-name="T5"> - это формат обмена данными, который используется для передачи структурированных данных между системами. В Python есть встроенная библиотека </text:span><text:span text:style-name="Source_20_Text"><text:span text:style-name="T17">json</text:span></text:span><text:span text:style-name="T5">, которая позволяет работать с данными в формате JSON.</text:span></text:p>
          <text:p text:style-name="P4"><text:span text:style-name="T5">JSON - это </text:span><text:span text:style-name="Strong_20_Emphasis"><text:span text:style-name="T3">текстовый формат</text:span></text:span><text:span text:style-name="T5">, используемый для обмена данными между различными системами. В JSON данные представлены в виде пар ключ-значение и могут быть легко прочитаны как человеком, так и машиной. Он представляет собой один из способов структурирования данных для их передачи и хранения.</text:span></text:p>
          <text:p text:style-name="P5">JSON не единственный формат для такой работы, XML и YAML - альтернативные способы представления данных.</text:p>
          <text:p text:style-name="P4"><text:span text:style-name="T5">В Python для работы с JSON используется встроенная библиотека </text:span><text:span text:style-name="Source_20_Text"><text:span text:style-name="T17">json</text:span></text:span><text:span text:style-name="T5">, которая обеспечивает методы для сериализации (кодирования) и десериализации (декодирования) данных JSON.</text:span></text:p>
          <text:p text:style-name="P4"><text:span text:style-name="T5">Методы библиотеки </text:span><text:span text:style-name="Source_20_Text"><text:span text:style-name="T17">json</text:span></text:span><text:span text:style-name="T5"> включают:</text:span></text:p>
          <text:list xml:id="list4838287186534130300" text:style-name="L29">
            <text:list-item>
              <text:p text:style-name="P75"><text:span text:style-name="Source_20_Text"><text:span text:style-name="T17">load()</text:span></text:span><text:span text:style-name="T5">: Этот метод используется для загрузки данных из файла JSON в объект Python.</text:span></text:p>
            </text:list-item>
            <text:list-item>
              <text:p text:style-name="P75"><text:span text:style-name="Source_20_Text"><text:span text:style-name="T17">dump()</text:span></text:span><text:span text:style-name="T5">: Этот метод используется для записи данных из объекта Python в файл JSON.</text:span></text:p>
            </text:list-item>
            <text:list-item>
              <text:p text:style-name="P75"><text:span text:style-name="Source_20_Text"><text:span text:style-name="T17">dumps()</text:span></text:span><text:span text:style-name="T5">: Этот метод используется для записи данных из объекта Python в строку JSON.</text:span></text:p>
            </text:list-item>
          </text:list>
          <text:p text:style-name="P4"><text:span text:style-name="T5">Таким образом, для сериализации данных (преобразования их в формат JSON) в Python можно использовать встроенный модуль </text:span><text:span text:style-name="Source_20_Text"><text:span text:style-name="T17">json</text:span></text:span><text:span text:style-name="T5">, который предоставляет удобные методы для кодирования и декодирования данных JSON.</text:span></text:p>
          <text:p text:style-name="P4"><text:span text:style-name="T5">Вот примеры основных операций с использованием библиотеки </text:span><text:span text:style-name="Source_20_Text"><text:span text:style-name="T17">json</text:span></text:span><text:span text:style-name="T5"> в Python:</text:span></text:p>
          <text:p text:style-name="P4"><text:soft-page-break/><text:span text:style-name="Strong_20_Emphasis"><text:span text:style-name="T3">1. Сериализация (Serialization)</text:span></text:span><text:span text:style-name="T5">: Преобразование объектов Python в формат JSON.</text:span></text:p>
          <text:p text:style-name="P8"><text:span text:style-name="Source_20_Text"><text:span text:style-name="T16">import</text:span></text:span><text:span text:style-name="Source_20_Text"><text:span text:style-name="T17"> json</text:span></text:span></text:p>
          <text:p text:style-name="P21"/>
          <text:p text:style-name="P21"><text:span text:style-name="Source_20_Text"><text:span text:style-name="T22"># Создание словаря Python</text:span></text:span></text:p>
          <text:p text:style-name="P21"><text:span text:style-name="Source_20_Text"><text:span text:style-name="T16">data</text:span></text:span><text:span text:style-name="Source_20_Text"><text:span text:style-name="T17"> = {'</text:span></text:span><text:span text:style-name="Source_20_Text"><text:span text:style-name="T21">name'</text:span></text:span><text:span text:style-name="Source_20_Text"><text:span text:style-name="T17">: '</text:span></text:span><text:span text:style-name="Source_20_Text"><text:span text:style-name="T21">John</text:span></text:span><text:span text:style-name="Source_20_Text"><text:span text:style-name="T17">', '</text:span></text:span><text:span text:style-name="Source_20_Text"><text:span text:style-name="T21">age'</text:span></text:span><text:span text:style-name="Source_20_Text"><text:span text:style-name="T17">: 30, '</text:span></text:span><text:span text:style-name="Source_20_Text"><text:span text:style-name="T21">city'</text:span></text:span><text:span text:style-name="Source_20_Text"><text:span text:style-name="T17">: '</text:span></text:span><text:span text:style-name="Source_20_Text"><text:span text:style-name="T21">New</text:span></text:span><text:span text:style-name="Source_20_Text"><text:span text:style-name="T17"> </text:span></text:span><text:span text:style-name="Source_20_Text"><text:span text:style-name="T21">York</text:span></text:span><text:span text:style-name="Source_20_Text"><text:span text:style-name="T17">'}</text:span></text:span></text:p>
          <text:p text:style-name="P21"/>
          <text:p text:style-name="P21"><text:span text:style-name="Source_20_Text"><text:span text:style-name="T22"># Сериализация словаря в формат JSON</text:span></text:span></text:p>
          <text:p text:style-name="P21"><text:span text:style-name="Source_20_Text"><text:span text:style-name="T21">json_data</text:span></text:span><text:span text:style-name="Source_20_Text"><text:span text:style-name="T17"> = json.dumps(</text:span></text:span><text:span text:style-name="Source_20_Text"><text:span text:style-name="T16">data</text:span></text:span><text:span text:style-name="Source_20_Text"><text:span text:style-name="T17">)</text:span></text:span></text:p>
          <text:p text:style-name="P21"/>
          <text:p text:style-name="P21"><text:span text:style-name="Source_20_Text"><text:span text:style-name="T21">print</text:span></text:span><text:span text:style-name="Source_20_Text"><text:span text:style-name="T17">(json_data) <text:s/># Вывод: {</text:span></text:span><text:span text:style-name="Source_20_Text"><text:span text:style-name="T27">"name"</text:span></text:span><text:span text:style-name="Source_20_Text"><text:span text:style-name="T17">: </text:span></text:span><text:span text:style-name="Source_20_Text"><text:span text:style-name="T27">"John"</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city"</text:span></text:span><text:span text:style-name="Source_20_Text"><text:span text:style-name="T17">: </text:span></text:span><text:span text:style-name="Source_20_Text"><text:span text:style-name="T27">"New York"</text:span></text:span><text:span text:style-name="Source_20_Text"><text:span text:style-name="T17">}</text:span></text:span></text:p>
          <text:p text:style-name="P4"><text:span text:style-name="Strong_20_Emphasis"><text:span text:style-name="T3">2. Десериализация (Deserialization)</text:span></text:span><text:span text:style-name="T5">: Преобразование данных в формате JSON в объекты Python.</text:span></text:p>
          <text:p text:style-name="P8"><text:span text:style-name="Source_20_Text"><text:span text:style-name="T16">import</text:span></text:span><text:span text:style-name="Source_20_Text"><text:span text:style-name="T17"> json</text:span></text:span></text:p>
          <text:p text:style-name="P21"/>
          <text:p text:style-name="P21"><text:span text:style-name="Source_20_Text"><text:span text:style-name="T22"># JSON строка</text:span></text:span></text:p>
          <text:p text:style-name="P21"><text:span text:style-name="Source_20_Text"><text:span text:style-name="T21">json_data</text:span></text:span><text:span text:style-name="Source_20_Text"><text:span text:style-name="T17"> = '{</text:span></text:span><text:span text:style-name="Source_20_Text"><text:span text:style-name="T27">"name"</text:span></text:span><text:span text:style-name="Source_20_Text"><text:span text:style-name="T17">: </text:span></text:span><text:span text:style-name="Source_20_Text"><text:span text:style-name="T27">"John"</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city"</text:span></text:span><text:span text:style-name="Source_20_Text"><text:span text:style-name="T17">: </text:span></text:span><text:span text:style-name="Source_20_Text"><text:span text:style-name="T27">"New York"</text:span></text:span><text:span text:style-name="Source_20_Text"><text:span text:style-name="T17">}'</text:span></text:span></text:p>
          <text:p text:style-name="P21"/>
          <text:p text:style-name="P21"><text:span text:style-name="Source_20_Text"><text:span text:style-name="T22"># Десериализация JSON строки в объект Python (обычно в словарь)</text:span></text:span></text:p>
          <text:p text:style-name="P21"><text:span text:style-name="Source_20_Text"><text:span text:style-name="T16">data</text:span></text:span><text:span text:style-name="Source_20_Text"><text:span text:style-name="T17"> = json.loads(</text:span></text:span><text:span text:style-name="Source_20_Text"><text:span text:style-name="T21">json_data</text:span></text:span><text:span text:style-name="Source_20_Text"><text:span text:style-name="T17">)</text:span></text:span></text:p>
          <text:p text:style-name="P21"/>
          <text:p text:style-name="P21"><text:span text:style-name="Source_20_Text"><text:span text:style-name="T21">print</text:span></text:span><text:span text:style-name="Source_20_Text"><text:span text:style-name="T17">(</text:span></text:span><text:span text:style-name="Source_20_Text"><text:span text:style-name="T16">data</text:span></text:span><text:span text:style-name="Source_20_Text"><text:span text:style-name="T17">) <text:s/># Вывод: {'</text:span></text:span><text:span text:style-name="Source_20_Text"><text:span text:style-name="T21">name'</text:span></text:span><text:span text:style-name="Source_20_Text"><text:span text:style-name="T17">: '</text:span></text:span><text:span text:style-name="Source_20_Text"><text:span text:style-name="T21">John</text:span></text:span><text:span text:style-name="Source_20_Text"><text:span text:style-name="T17">', '</text:span></text:span><text:span text:style-name="Source_20_Text"><text:span text:style-name="T21">age'</text:span></text:span><text:span text:style-name="Source_20_Text"><text:span text:style-name="T17">: 30, '</text:span></text:span><text:span text:style-name="Source_20_Text"><text:span text:style-name="T21">city'</text:span></text:span><text:span text:style-name="Source_20_Text"><text:span text:style-name="T17">: '</text:span></text:span><text:span text:style-name="Source_20_Text"><text:span text:style-name="T21">New</text:span></text:span><text:span text:style-name="Source_20_Text"><text:span text:style-name="T17"> </text:span></text:span><text:span text:style-name="Source_20_Text"><text:span text:style-name="T21">York</text:span></text:span><text:span text:style-name="Source_20_Text"><text:span text:style-name="T17">'}</text:span></text:span></text:p>
          <text:p text:style-name="P4"><text:span text:style-name="Strong_20_Emphasis"><text:span text:style-name="T3">3. Чтение из файла и запись в файл</text:span></text:span><text:span text:style-name="T5">:</text:span></text:p>
          <text:p text:style-name="P8"><text:span text:style-name="Source_20_Text"><text:span text:style-name="T16">import</text:span></text:span><text:span text:style-name="Source_20_Text"><text:span text:style-name="T17"> json</text:span></text:span></text:p>
          <text:p text:style-name="P21"/>
          <text:p text:style-name="P21"><text:span text:style-name="Source_20_Text"><text:span text:style-name="T17"># Запись данных в файл в формате JSON</text:span></text:span></text:p>
          <text:p text:style-name="P21"><text:span text:style-name="Source_20_Text"><text:span text:style-name="T16">data</text:span></text:span><text:span text:style-name="Source_20_Text"><text:span text:style-name="T17"> = {</text:span></text:span><text:span text:style-name="Source_20_Text"><text:span text:style-name="T27">'name'</text:span></text:span><text:span text:style-name="Source_20_Text"><text:span text:style-name="T17">: </text:span></text:span><text:span text:style-name="Source_20_Text"><text:span text:style-name="T27">'John'</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city'</text:span></text:span><text:span text:style-name="Source_20_Text"><text:span text:style-name="T17">: </text:span></text:span><text:span text:style-name="Source_20_Text"><text:span text:style-name="T27">'New York'</text:span></text:span><text:span text:style-name="Source_20_Text"><text:span text:style-name="T17">}</text:span></text:span></text:p>
          <text:p text:style-name="P21"><text:span text:style-name="Source_20_Text"><text:span text:style-name="T17">with </text:span></text:span><text:span text:style-name="Source_20_Text"><text:span text:style-name="T16">open</text:span></text:span><text:span text:style-name="Source_20_Text"><text:span text:style-name="T17">(</text:span></text:span><text:span text:style-name="Source_20_Text"><text:span text:style-name="T27">'data.json'</text:span></text:span><text:span text:style-name="Source_20_Text"><text:span text:style-name="T17">, </text:span></text:span><text:span text:style-name="Source_20_Text"><text:span text:style-name="T27">'w'</text:span></text:span><text:span text:style-name="Source_20_Text"><text:span text:style-name="T17">) </text:span></text:span><text:span text:style-name="Source_20_Text"><text:span text:style-name="T16">as</text:span></text:span><text:span text:style-name="Source_20_Text"><text:span text:style-name="T17"> json_file:</text:span></text:span></text:p>
          <text:p text:style-name="P21"><text:span text:style-name="Source_20_Text"><text:span text:style-name="T20"><text:s text:c="4"/></text:span></text:span><text:span text:style-name="Source_20_Text"><text:span text:style-name="T17">json.dump(</text:span></text:span><text:span text:style-name="Source_20_Text"><text:span text:style-name="T16">data</text:span></text:span><text:span text:style-name="Source_20_Text"><text:span text:style-name="T17">, json_file)</text:span></text:span></text:p>
          <text:p text:style-name="P21"/>
          <text:p text:style-name="P21"><text:span text:style-name="Source_20_Text"><text:span text:style-name="T17"># Чтение данных из файла в формате JSON</text:span></text:span></text:p>
          <text:p text:style-name="P21"><text:soft-page-break/><text:span text:style-name="Source_20_Text"><text:span text:style-name="T17">with </text:span></text:span><text:span text:style-name="Source_20_Text"><text:span text:style-name="T16">open</text:span></text:span><text:span text:style-name="Source_20_Text"><text:span text:style-name="T17">(</text:span></text:span><text:span text:style-name="Source_20_Text"><text:span text:style-name="T27">'data.json'</text:span></text:span><text:span text:style-name="Source_20_Text"><text:span text:style-name="T17">, </text:span></text:span><text:span text:style-name="Source_20_Text"><text:span text:style-name="T27">'r'</text:span></text:span><text:span text:style-name="Source_20_Text"><text:span text:style-name="T17">) </text:span></text:span><text:span text:style-name="Source_20_Text"><text:span text:style-name="T16">as</text:span></text:span><text:span text:style-name="Source_20_Text"><text:span text:style-name="T17"> json_file:</text:span></text:span></text:p>
          <text:p text:style-name="P21"><text:span text:style-name="Source_20_Text"><text:span text:style-name="T20"><text:s text:c="4"/></text:span></text:span><text:span text:style-name="Source_20_Text"><text:span text:style-name="T17">loaded_data = json.load(json_file)</text:span></text:span></text:p>
          <text:p text:style-name="P21"/>
          <text:p text:style-name="P21"><text:span text:style-name="Source_20_Text"><text:span text:style-name="T17">print(loaded_data) <text:s/># Вывод: {</text:span></text:span><text:span text:style-name="Source_20_Text"><text:span text:style-name="T27">'name'</text:span></text:span><text:span text:style-name="Source_20_Text"><text:span text:style-name="T17">: </text:span></text:span><text:span text:style-name="Source_20_Text"><text:span text:style-name="T27">'John'</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city'</text:span></text:span><text:span text:style-name="Source_20_Text"><text:span text:style-name="T17">: </text:span></text:span><text:span text:style-name="Source_20_Text"><text:span text:style-name="T27">'New York'</text:span></text:span><text:span text:style-name="Source_20_Text"><text:span text:style-name="T17">}</text:span></text:span></text:p>
          <text:p text:style-name="P4"><text:span text:style-name="Strong_20_Emphasis"><text:span text:style-name="T3">Обработка ошибок</text:span></text:span><text:span text:style-name="T5">: Библиотека </text:span><text:span text:style-name="Source_20_Text"><text:span text:style-name="T17">json</text:span></text:span><text:span text:style-name="T5"> также поддерживает обработку ошибок при работе с данными JSON.</text:span></text:p>
          <text:p text:style-name="P8"><text:span text:style-name="Source_20_Text"><text:span text:style-name="T16">import</text:span></text:span><text:span text:style-name="Source_20_Text"><text:span text:style-name="T17"> json</text:span></text:span></text:p>
          <text:p text:style-name="P21"/>
          <text:p text:style-name="P21"><text:span text:style-name="Source_20_Text"><text:span text:style-name="T21">try</text:span></text:span><text:span text:style-name="Source_20_Text"><text:span text:style-name="T17">:</text:span></text:span></text:p>
          <text:p text:style-name="P21"><text:span text:style-name="Source_20_Text"><text:span text:style-name="T20"><text:s text:c="4"/></text:span></text:span><text:span text:style-name="Source_20_Text"><text:span text:style-name="T17"># Попытка десериализации некорректной </text:span></text:span><text:span text:style-name="Source_20_Text"><text:span text:style-name="T21">JSON</text:span></text:span><text:span text:style-name="Source_20_Text"><text:span text:style-name="T17"> строки</text:span></text:span></text:p>
          <text:p text:style-name="P21"><text:span text:style-name="Source_20_Text"><text:span text:style-name="T20"><text:s text:c="4"/></text:span></text:span><text:span text:style-name="Source_20_Text"><text:span text:style-name="T17">json_data = '{</text:span></text:span><text:span text:style-name="Source_20_Text"><text:span text:style-name="T27">"name"</text:span></text:span><text:span text:style-name="Source_20_Text"><text:span text:style-name="T17">: </text:span></text:span><text:span text:style-name="Source_20_Text"><text:span text:style-name="T27">"John"</text:span></text:span><text:span text:style-name="Source_20_Text"><text:span text:style-name="T17">, </text:span></text:span><text:span text:style-name="Source_20_Text"><text:span text:style-name="T27">"age"</text:span></text:span><text:span text:style-name="Source_20_Text"><text:span text:style-name="T17">: </text:span></text:span><text:span text:style-name="Source_20_Text"><text:span text:style-name="T22">30</text:span></text:span><text:span text:style-name="Source_20_Text"><text:span text:style-name="T17">, </text:span></text:span><text:span text:style-name="Source_20_Text"><text:span text:style-name="T27">"city"</text:span></text:span><text:span text:style-name="Source_20_Text"><text:span text:style-name="T17">: </text:span></text:span><text:span text:style-name="Source_20_Text"><text:span text:style-name="T27">"New York"</text:span></text:span><text:span text:style-name="Source_20_Text"><text:span text:style-name="T17">'</text:span></text:span></text:p>
          <text:p text:style-name="P21"/>
          <text:p text:style-name="P21"><text:span text:style-name="Source_20_Text"><text:span text:style-name="T20"><text:s text:c="4"/></text:span></text:span><text:span text:style-name="Source_20_Text"><text:span text:style-name="T16">data</text:span></text:span><text:span text:style-name="Source_20_Text"><text:span text:style-name="T17"> = json.loads(</text:span></text:span><text:span text:style-name="Source_20_Text"><text:span text:style-name="T21">json_data</text:span></text:span><text:span text:style-name="Source_20_Text"><text:span text:style-name="T17">)</text:span></text:span></text:p>
          <text:p text:style-name="P21"><text:span text:style-name="Source_20_Text"><text:span text:style-name="T20"><text:s text:c="4"/></text:span></text:span><text:span text:style-name="Source_20_Text"><text:span text:style-name="T17">print(</text:span></text:span><text:span text:style-name="Source_20_Text"><text:span text:style-name="T16">data</text:span></text:span><text:span text:style-name="Source_20_Text"><text:span text:style-name="T17">)</text:span></text:span></text:p>
          <text:p text:style-name="P21"><text:span text:style-name="Source_20_Text"><text:span text:style-name="T21">except</text:span></text:span><text:span text:style-name="Source_20_Text"><text:span text:style-name="T17"> json.</text:span></text:span><text:span text:style-name="Source_20_Text"><text:span text:style-name="T21">JSONDecodeError</text:span></text:span><text:span text:style-name="Source_20_Text"><text:span text:style-name="T17"> </text:span></text:span><text:span text:style-name="Source_20_Text"><text:span text:style-name="T16">as</text:span></text:span><text:span text:style-name="Source_20_Text"><text:span text:style-name="T17"> e:</text:span></text:span></text:p>
          <text:p text:style-name="P21"><text:span text:style-name="Source_20_Text"><text:span text:style-name="T20"><text:s text:c="4"/></text:span></text:span><text:span text:style-name="Source_20_Text"><text:span text:style-name="T17">print(</text:span></text:span><text:span text:style-name="Source_20_Text"><text:span text:style-name="T27">"Ошибка декодирования JSON:"</text:span></text:span><text:span text:style-name="Source_20_Text"><text:span text:style-name="T17">, e)</text:span></text:span></text:p>
        </text:section>
      </text:section>
      <text:h text:style-name="P24" text:outline-level="2">Загрузка данных землетрясений</text:h>
      <text:p text:style-name="P13"><text:span text:style-name="T10">Скопируйте файл </text:span><text:a xlink:type="simple" xlink:href="https://stepik.org/media/attachments/lesson/934800/eq_data_1_day_m1.json" text:style-name="Internet_20_link" text:visited-style-name="Visited_20_Internet_20_Link"><text:span text:style-name="Strong_20_Emphasis"><text:span text:style-name="T24">eq_1_day_m1.json</text:span></text:span></text:a><text:span text:style-name="T10"> в каталог проекта Землетрясения классифицируются по магнитуде по шкале Рихтера.</text:span></text:p>
      <text:p text:style-name="P14">Откройте файл с помощью любого текстового редактора и вы увидете, что данные из себя представляют набор большого количества словарей.</text:p>
      <text:p text:style-name="P13"><text:span text:style-name="Strong_20_Emphasis"><text:span text:style-name="T8">Перезапишем данные в другом виде:</text:span></text:span></text:p>
      <text:p text:style-name="P16"><text:span text:style-name="Source_20_Text"><text:span text:style-name="T16">import</text:span></text:span><text:span text:style-name="Source_20_Text"><text:span text:style-name="T17"> json</text:span></text:span></text:p>
      <text:p text:style-name="P22"/>
      <text:p text:style-name="P22"><text:span text:style-name="Source_20_Text"><text:span text:style-name="T22"># Изучение структуры данных.</text:span></text:span></text:p>
      <text:p text:style-name="P22"><text:span text:style-name="Source_20_Text"><text:span text:style-name="T21">filename</text:span></text:span><text:span text:style-name="Source_20_Text"><text:span text:style-name="T17"> = 'eq_data_1_day_m1.json'</text:span></text:span></text:p>
      <text:p text:style-name="P22"><text:span text:style-name="Source_20_Text"><text:span text:style-name="T21">with</text:span></text:span><text:span text:style-name="Source_20_Text"><text:span text:style-name="T17"> open(filename) </text:span></text:span><text:span text:style-name="Source_20_Text"><text:span text:style-name="T16">as</text:span></text:span><text:span text:style-name="Source_20_Text"><text:span text:style-name="T17"> f:</text:span></text:span></text:p>
      <text:p text:style-name="P22"><text:span text:style-name="Source_20_Text"><text:span text:style-name="T20"><text:s/></text:span></text:span><text:span text:style-name="Source_20_Text"><text:span text:style-name="T16">data</text:span></text:span><text:span text:style-name="Source_20_Text"><text:span text:style-name="T17"> = json.load(</text:span></text:span><text:span text:style-name="Source_20_Text"><text:span text:style-name="T21">f</text:span></text:span><text:span text:style-name="Source_20_Text"><text:span text:style-name="T17">)</text:span></text:span></text:p>
      <text:p text:style-name="P22"/>
      <text:p text:style-name="P20"><text:span text:style-name="Source_20_Text"><text:span text:style-name="T21">print</text:span></text:span><text:span text:style-name="Source_20_Text"><text:span text:style-name="T17">(json.dumps(</text:span></text:span><text:span text:style-name="Source_20_Text"><text:span text:style-name="T16">data</text:span></text:span><text:span text:style-name="Source_20_Text"><text:span text:style-name="T17">['features'][0], indent=4))</text:span></text:span></text:p>
      <text:p text:style-name="P13"><text:span text:style-name="T10">Аргумент </text:span><text:span text:style-name="Strong_20_Emphasis"><text:span text:style-name="T8">indent=4</text:span></text:span><text:span text:style-name="T10"> приказывает </text:span><text:span text:style-name="Strong_20_Emphasis"><text:span text:style-name="T8">dump()</text:span></text:span><text:span text:style-name="T10"> форматировать данные с отступами, соответствующими структуре данных.</text:span></text:p>
      <text:p text:style-name="P14">Откройте записанный файл</text:p>
      <text:p text:style-name="P13"><text:span text:style-name="T10">В первую часть файла включена секция с ключом "</text:span><text:span text:style-name="Strong_20_Emphasis"><text:span text:style-name="T8">metadata</text:span></text:span><text:span text:style-name="T10">" . По ней можно определить, когда файл был сгенерирован и где можно найти данные в интернете. </text:span><text:soft-page-break/><text:span text:style-name="T10">Также в ней содержится понятный заголовок и количество землетрясений, включенных в файл. За этот 24-часовой период было зарегистрировано 158 землетрясений.</text:span></text:p>
      <text:p text:style-name="P14">Рассмотрим словарь представляющий одно землетрясение:</text:p>
      <text:p text:style-name="P16"><text:span text:style-name="Source_20_Text"><text:span text:style-name="T17">{</text:span></text:span></text:p>
      <text:p text:style-name="P22"><text:span text:style-name="Source_20_Text"><text:span text:style-name="T20"><text:s text:c="4"/></text:span></text:span><text:span text:style-name="Source_20_Text"><text:span text:style-name="T21">"type"</text:span></text:span><text:span text:style-name="Source_20_Text"><text:span text:style-name="T17">: </text:span></text:span><text:span text:style-name="Source_20_Text"><text:span text:style-name="T27">"Feature"</text:span></text:span><text:span text:style-name="Source_20_Text"><text:span text:style-name="T17">,</text:span></text:span></text:p>
      <text:p text:style-name="P22"><text:span text:style-name="Source_20_Text"><text:span text:style-name="T20"><text:s text:c="4"/></text:span></text:span><text:span text:style-name="Source_20_Text"><text:span text:style-name="T21">"properties"</text:span></text:span><text:span text:style-name="Source_20_Text"><text:span text:style-name="T17">: {</text:span></text:span></text:p>
      <text:p text:style-name="P22"><text:span text:style-name="Source_20_Text"><text:span text:style-name="T20"><text:s text:c="8"/></text:span></text:span><text:span text:style-name="Source_20_Text"><text:span text:style-name="T21">"mag"</text:span></text:span><text:span text:style-name="Source_20_Text"><text:span text:style-name="T17">: </text:span></text:span><text:span text:style-name="Source_20_Text"><text:span text:style-name="T22">0.96</text:span></text:span><text:span text:style-name="Source_20_Text"><text:span text:style-name="T17">,</text:span></text:span></text:p>
      <text:p text:style-name="P22"><text:span text:style-name="Source_20_Text"><text:span text:style-name="T20"><text:s text:c="8"/></text:span></text:span><text:span text:style-name="Source_20_Text"><text:span text:style-name="T21">"place"</text:span></text:span><text:span text:style-name="Source_20_Text"><text:span text:style-name="T17">: </text:span></text:span><text:span text:style-name="Source_20_Text"><text:span text:style-name="T27">"8km NE of Aguanga, CA"</text:span></text:span><text:span text:style-name="Source_20_Text"><text:span text:style-name="T17">,</text:span></text:span></text:p>
      <text:p text:style-name="P22"><text:span text:style-name="Source_20_Text"><text:span text:style-name="T20"><text:s text:c="8"/></text:span></text:span><text:span text:style-name="Source_20_Text"><text:span text:style-name="T21">"time"</text:span></text:span><text:span text:style-name="Source_20_Text"><text:span text:style-name="T17">: </text:span></text:span><text:span text:style-name="Source_20_Text"><text:span text:style-name="T22">1550360775470</text:span></text:span><text:span text:style-name="Source_20_Text"><text:span text:style-name="T17">,</text:span></text:span></text:p>
      <text:p text:style-name="P22"><text:span text:style-name="Source_20_Text"><text:span text:style-name="T20"><text:s text:c="8"/></text:span></text:span><text:span text:style-name="Source_20_Text"><text:span text:style-name="T21">"updated"</text:span></text:span><text:span text:style-name="Source_20_Text"><text:span text:style-name="T17">: </text:span></text:span><text:span text:style-name="Source_20_Text"><text:span text:style-name="T22">1550360993593</text:span></text:span><text:span text:style-name="Source_20_Text"><text:span text:style-name="T17">,</text:span></text:span></text:p>
      <text:p text:style-name="P22"><text:span text:style-name="Source_20_Text"><text:span text:style-name="T20"><text:s text:c="8"/></text:span></text:span><text:span text:style-name="Source_20_Text"><text:span text:style-name="T21">"tz"</text:span></text:span><text:span text:style-name="Source_20_Text"><text:span text:style-name="T17">: </text:span></text:span><text:span text:style-name="Source_20_Text"><text:span text:style-name="T22">-480</text:span></text:span><text:span text:style-name="Source_20_Text"><text:span text:style-name="T17">,</text:span></text:span></text:p>
      <text:p text:style-name="P22"><text:span text:style-name="Source_20_Text"><text:span text:style-name="T20"><text:s text:c="8"/></text:span></text:span><text:span text:style-name="Source_20_Text"><text:span text:style-name="T21">"url"</text:span></text:span><text:span text:style-name="Source_20_Text"><text:span text:style-name="T17">: </text:span></text:span><text:span text:style-name="Source_20_Text"><text:span text:style-name="T27">"https://earthquake.usgs.gov/earthquakes/eventpage/ci37532978"</text:span></text:span><text:span text:style-name="Source_20_Text"><text:span text:style-name="T17">,</text:span></text:span></text:p>
      <text:p text:style-name="P22"><text:span text:style-name="Source_20_Text"><text:span text:style-name="T20"><text:s text:c="8"/></text:span></text:span><text:span text:style-name="Source_20_Text"><text:span text:style-name="T21">"detail"</text:span></text:span><text:span text:style-name="Source_20_Text"><text:span text:style-name="T17">: </text:span></text:span><text:span text:style-name="Source_20_Text"><text:span text:style-name="T27">"https://earthquake.usgs.gov/earthquakes/feed/v1.0/detail/ci37532978.geojson"</text:span></text:span><text:span text:style-name="Source_20_Text"><text:span text:style-name="T17">,</text:span></text:span></text:p>
      <text:p text:style-name="P22"><text:span text:style-name="Source_20_Text"><text:span text:style-name="T20"><text:s text:c="8"/></text:span></text:span><text:span text:style-name="Source_20_Text"><text:span text:style-name="T21">"felt"</text:span></text:span><text:span text:style-name="Source_20_Text"><text:span text:style-name="T17">: </text:span></text:span><text:span text:style-name="Source_20_Text"><text:span text:style-name="T16">null</text:span></text:span><text:span text:style-name="Source_20_Text"><text:span text:style-name="T17">,</text:span></text:span></text:p>
      <text:p text:style-name="P22"><text:span text:style-name="Source_20_Text"><text:span text:style-name="T20"><text:s text:c="8"/></text:span></text:span><text:span text:style-name="Source_20_Text"><text:span text:style-name="T21">"cdi"</text:span></text:span><text:span text:style-name="Source_20_Text"><text:span text:style-name="T17">: </text:span></text:span><text:span text:style-name="Source_20_Text"><text:span text:style-name="T16">null</text:span></text:span><text:span text:style-name="Source_20_Text"><text:span text:style-name="T17">,</text:span></text:span></text:p>
      <text:p text:style-name="P22"><text:span text:style-name="Source_20_Text"><text:span text:style-name="T20"><text:s text:c="8"/></text:span></text:span><text:span text:style-name="Source_20_Text"><text:span text:style-name="T21">"mmi"</text:span></text:span><text:span text:style-name="Source_20_Text"><text:span text:style-name="T17">: </text:span></text:span><text:span text:style-name="Source_20_Text"><text:span text:style-name="T16">null</text:span></text:span><text:span text:style-name="Source_20_Text"><text:span text:style-name="T17">,</text:span></text:span></text:p>
      <text:p text:style-name="P22"><text:span text:style-name="Source_20_Text"><text:span text:style-name="T20"><text:s text:c="8"/></text:span></text:span><text:span text:style-name="Source_20_Text"><text:span text:style-name="T21">"alert"</text:span></text:span><text:span text:style-name="Source_20_Text"><text:span text:style-name="T17">: </text:span></text:span><text:span text:style-name="Source_20_Text"><text:span text:style-name="T16">null</text:span></text:span><text:span text:style-name="Source_20_Text"><text:span text:style-name="T17">,</text:span></text:span></text:p>
      <text:p text:style-name="P22"><text:span text:style-name="Source_20_Text"><text:span text:style-name="T20"><text:s text:c="8"/></text:span></text:span><text:span text:style-name="Source_20_Text"><text:span text:style-name="T21">"status"</text:span></text:span><text:span text:style-name="Source_20_Text"><text:span text:style-name="T17">: </text:span></text:span><text:span text:style-name="Source_20_Text"><text:span text:style-name="T27">"automatic"</text:span></text:span><text:span text:style-name="Source_20_Text"><text:span text:style-name="T17">,</text:span></text:span></text:p>
      <text:p text:style-name="P22"><text:span text:style-name="Source_20_Text"><text:span text:style-name="T20"><text:s text:c="8"/></text:span></text:span><text:span text:style-name="Source_20_Text"><text:span text:style-name="T21">"tsunami"</text:span></text:span><text:span text:style-name="Source_20_Text"><text:span text:style-name="T17">: </text:span></text:span><text:span text:style-name="Source_20_Text"><text:span text:style-name="T22">0</text:span></text:span><text:span text:style-name="Source_20_Text"><text:span text:style-name="T17">,</text:span></text:span></text:p>
      <text:p text:style-name="P22"><text:span text:style-name="Source_20_Text"><text:span text:style-name="T20"><text:s text:c="8"/></text:span></text:span><text:span text:style-name="Source_20_Text"><text:span text:style-name="T21">"sig"</text:span></text:span><text:span text:style-name="Source_20_Text"><text:span text:style-name="T17">: </text:span></text:span><text:span text:style-name="Source_20_Text"><text:span text:style-name="T22">14</text:span></text:span><text:span text:style-name="Source_20_Text"><text:span text:style-name="T17">,</text:span></text:span></text:p>
      <text:p text:style-name="P22"><text:span text:style-name="Source_20_Text"><text:span text:style-name="T20"><text:s text:c="8"/></text:span></text:span><text:span text:style-name="Source_20_Text"><text:span text:style-name="T21">"net"</text:span></text:span><text:span text:style-name="Source_20_Text"><text:span text:style-name="T17">: </text:span></text:span><text:span text:style-name="Source_20_Text"><text:span text:style-name="T27">"ci"</text:span></text:span><text:span text:style-name="Source_20_Text"><text:span text:style-name="T17">,</text:span></text:span></text:p>
      <text:p text:style-name="P22"><text:span text:style-name="Source_20_Text"><text:span text:style-name="T20"><text:s text:c="8"/></text:span></text:span><text:span text:style-name="Source_20_Text"><text:span text:style-name="T21">"code"</text:span></text:span><text:span text:style-name="Source_20_Text"><text:span text:style-name="T17">: </text:span></text:span><text:span text:style-name="Source_20_Text"><text:span text:style-name="T27">"37532978"</text:span></text:span><text:span text:style-name="Source_20_Text"><text:span text:style-name="T17">,</text:span></text:span></text:p>
      <text:p text:style-name="P22"><text:span text:style-name="Source_20_Text"><text:span text:style-name="T20"><text:s text:c="8"/></text:span></text:span><text:span text:style-name="Source_20_Text"><text:span text:style-name="T21">"ids"</text:span></text:span><text:span text:style-name="Source_20_Text"><text:span text:style-name="T17">: </text:span></text:span><text:span text:style-name="Source_20_Text"><text:span text:style-name="T27">",ci37532978,"</text:span></text:span><text:span text:style-name="Source_20_Text"><text:span text:style-name="T17">,</text:span></text:span></text:p>
      <text:p text:style-name="P22"><text:span text:style-name="Source_20_Text"><text:span text:style-name="T20"><text:s text:c="8"/></text:span></text:span><text:span text:style-name="Source_20_Text"><text:span text:style-name="T21">"sources"</text:span></text:span><text:span text:style-name="Source_20_Text"><text:span text:style-name="T17">: </text:span></text:span><text:span text:style-name="Source_20_Text"><text:span text:style-name="T27">",ci,"</text:span></text:span><text:span text:style-name="Source_20_Text"><text:span text:style-name="T17">,</text:span></text:span></text:p>
      <text:p text:style-name="P22"><text:span text:style-name="Source_20_Text"><text:span text:style-name="T20"><text:s text:c="8"/></text:span></text:span><text:span text:style-name="Source_20_Text"><text:span text:style-name="T21">"types"</text:span></text:span><text:span text:style-name="Source_20_Text"><text:span text:style-name="T17">: </text:span></text:span><text:span text:style-name="Source_20_Text"><text:span text:style-name="T27">",geoserve,nearby-cities,origin,phase-data,"</text:span></text:span><text:span text:style-name="Source_20_Text"><text:span text:style-name="T17">,</text:span></text:span></text:p>
      <text:p text:style-name="P22"><text:span text:style-name="Source_20_Text"><text:span text:style-name="T20"><text:s text:c="8"/></text:span></text:span><text:span text:style-name="Source_20_Text"><text:span text:style-name="T21">"nst"</text:span></text:span><text:span text:style-name="Source_20_Text"><text:span text:style-name="T17">: </text:span></text:span><text:span text:style-name="Source_20_Text"><text:span text:style-name="T22">32</text:span></text:span><text:span text:style-name="Source_20_Text"><text:span text:style-name="T17">,</text:span></text:span></text:p>
      <text:p text:style-name="P22"><text:span text:style-name="Source_20_Text"><text:span text:style-name="T20"><text:s text:c="8"/></text:span></text:span><text:span text:style-name="Source_20_Text"><text:span text:style-name="T21">"dmin"</text:span></text:span><text:span text:style-name="Source_20_Text"><text:span text:style-name="T17">: </text:span></text:span><text:span text:style-name="Source_20_Text"><text:span text:style-name="T22">0.02648</text:span></text:span><text:span text:style-name="Source_20_Text"><text:span text:style-name="T17">,</text:span></text:span></text:p>
      <text:p text:style-name="P22"><text:span text:style-name="Source_20_Text"><text:span text:style-name="T20"><text:s text:c="8"/></text:span></text:span><text:span text:style-name="Source_20_Text"><text:span text:style-name="T21">"rms"</text:span></text:span><text:span text:style-name="Source_20_Text"><text:span text:style-name="T17">: </text:span></text:span><text:span text:style-name="Source_20_Text"><text:span text:style-name="T22">0.15</text:span></text:span><text:span text:style-name="Source_20_Text"><text:span text:style-name="T17">,</text:span></text:span></text:p>
      <text:p text:style-name="P22"><text:span text:style-name="Source_20_Text"><text:span text:style-name="T20"><text:s text:c="8"/></text:span></text:span><text:span text:style-name="Source_20_Text"><text:span text:style-name="T21">"gap"</text:span></text:span><text:span text:style-name="Source_20_Text"><text:span text:style-name="T17">: </text:span></text:span><text:span text:style-name="Source_20_Text"><text:span text:style-name="T22">37</text:span></text:span><text:span text:style-name="Source_20_Text"><text:span text:style-name="T17">,</text:span></text:span></text:p>
      <text:p text:style-name="P22"><text:span text:style-name="Source_20_Text"><text:span text:style-name="T20"><text:s text:c="8"/></text:span></text:span><text:span text:style-name="Source_20_Text"><text:span text:style-name="T21">"magType"</text:span></text:span><text:span text:style-name="Source_20_Text"><text:span text:style-name="T17">: </text:span></text:span><text:span text:style-name="Source_20_Text"><text:span text:style-name="T27">"ml"</text:span></text:span><text:span text:style-name="Source_20_Text"><text:span text:style-name="T17">,</text:span></text:span></text:p>
      <text:p text:style-name="P22"><text:span text:style-name="Source_20_Text"><text:span text:style-name="T20"><text:s text:c="8"/></text:span></text:span><text:span text:style-name="Source_20_Text"><text:span text:style-name="T21">"type"</text:span></text:span><text:span text:style-name="Source_20_Text"><text:span text:style-name="T17">: </text:span></text:span><text:span text:style-name="Source_20_Text"><text:span text:style-name="T27">"earthquake"</text:span></text:span><text:span text:style-name="Source_20_Text"><text:span text:style-name="T17">,</text:span></text:span></text:p>
      <text:p text:style-name="P22"><text:span text:style-name="Source_20_Text"><text:span text:style-name="T20"><text:s text:c="8"/></text:span></text:span><text:span text:style-name="Source_20_Text"><text:span text:style-name="T21">"title"</text:span></text:span><text:span text:style-name="Source_20_Text"><text:span text:style-name="T17">: </text:span></text:span><text:span text:style-name="Source_20_Text"><text:span text:style-name="T27">"M 1.0 - 8km NE of Aguanga, CA"</text:span></text:span></text:p>
      <text:p text:style-name="P22"><text:span text:style-name="Source_20_Text"><text:span text:style-name="T20"><text:s text:c="4"/></text:span></text:span><text:span text:style-name="Source_20_Text"><text:span text:style-name="T17">},</text:span></text:span></text:p>
      <text:p text:style-name="P22"><text:span text:style-name="Source_20_Text"><text:span text:style-name="T20"><text:s text:c="4"/></text:span></text:span><text:span text:style-name="Source_20_Text"><text:span text:style-name="T21">"geometry"</text:span></text:span><text:span text:style-name="Source_20_Text"><text:span text:style-name="T17">: {</text:span></text:span></text:p>
      <text:p text:style-name="P22"><text:span text:style-name="Source_20_Text"><text:span text:style-name="T20"><text:s text:c="8"/></text:span></text:span><text:span text:style-name="Source_20_Text"><text:span text:style-name="T21">"type"</text:span></text:span><text:span text:style-name="Source_20_Text"><text:span text:style-name="T17">: </text:span></text:span><text:span text:style-name="Source_20_Text"><text:span text:style-name="T27">"Point"</text:span></text:span><text:span text:style-name="Source_20_Text"><text:span text:style-name="T17">,</text:span></text:span></text:p>
      <text:p text:style-name="P22"><text:span text:style-name="Source_20_Text"><text:span text:style-name="T20"><text:s text:c="8"/></text:span></text:span><text:span text:style-name="Source_20_Text"><text:span text:style-name="T21">"coordinates"</text:span></text:span><text:span text:style-name="Source_20_Text"><text:span text:style-name="T17">: [</text:span></text:span></text:p>
      <text:p text:style-name="P22"><text:span text:style-name="Source_20_Text"><text:span text:style-name="T20"><text:s text:c="12"/></text:span></text:span><text:span text:style-name="Source_20_Text"><text:span text:style-name="T22">-116.7941667</text:span></text:span><text:span text:style-name="Source_20_Text"><text:span text:style-name="T17">,</text:span></text:span></text:p>
      <text:p text:style-name="P22"><text:span text:style-name="Source_20_Text"><text:span text:style-name="T20"><text:s text:c="12"/></text:span></text:span><text:span text:style-name="Source_20_Text"><text:span text:style-name="T22">33.4863333</text:span></text:span><text:span text:style-name="Source_20_Text"><text:span text:style-name="T17">,</text:span></text:span></text:p>
      <text:p text:style-name="P22"><text:span text:style-name="Source_20_Text"><text:span text:style-name="T20"><text:s text:c="12"/></text:span></text:span><text:span text:style-name="Source_20_Text"><text:span text:style-name="T22">3.22</text:span></text:span></text:p>
      <text:p text:style-name="P22"><text:span text:style-name="Source_20_Text"><text:span text:style-name="T20"><text:s text:c="8"/></text:span></text:span><text:span text:style-name="Source_20_Text"><text:span text:style-name="T17">]</text:span></text:span></text:p>
      <text:p text:style-name="P22"><text:span text:style-name="Source_20_Text"><text:span text:style-name="T20"><text:s text:c="4"/></text:span></text:span><text:span text:style-name="Source_20_Text"><text:span text:style-name="T17">},</text:span></text:span></text:p>
      <text:p text:style-name="P22"><text:span text:style-name="Source_20_Text"><text:span text:style-name="T20"><text:s text:c="4"/></text:span></text:span><text:span text:style-name="Source_20_Text"><text:span text:style-name="T21">"id"</text:span></text:span><text:span text:style-name="Source_20_Text"><text:span text:style-name="T17">: </text:span></text:span><text:span text:style-name="Source_20_Text"><text:span text:style-name="T27">"ci37532978"</text:span></text:span></text:p>
      <text:p text:style-name="P20"><text:span text:style-name="Source_20_Text"><text:span text:style-name="T17">}</text:span></text:span></text:p>
      <text:h text:style-name="P24" text:outline-level="2"><text:soft-page-break/>Построение списка всех землетрясений</text:h>
      <text:p text:style-name="P14">Начнем с построения списка, содержащего всю информацию обо всех произошедших землетрясениях</text:p>
      <text:p text:style-name="P16"><text:span text:style-name="Source_20_Text"><text:span text:style-name="T16">import</text:span></text:span><text:span text:style-name="Source_20_Text"><text:span text:style-name="T17"> json</text:span></text:span></text:p>
      <text:p text:style-name="P22"><text:span text:style-name="Source_20_Text"><text:span text:style-name="T26"># Изучение структуры данных.</text:span></text:span></text:p>
      <text:p text:style-name="P22"><text:span text:style-name="Source_20_Text"><text:span text:style-name="T17">filename = </text:span></text:span><text:span text:style-name="Source_20_Text"><text:span text:style-name="T27">'eq_data_1_day_m1.json'</text:span></text:span></text:p>
      <text:p text:style-name="P22"><text:span text:style-name="Source_20_Text"><text:span text:style-name="T16">with</text:span></text:span><text:span text:style-name="Source_20_Text"><text:span text:style-name="T17"> </text:span></text:span><text:span text:style-name="Source_20_Text"><text:span text:style-name="T21">open</text:span></text:span><text:span text:style-name="Source_20_Text"><text:span text:style-name="T17">(filename) </text:span></text:span><text:span text:style-name="Source_20_Text"><text:span text:style-name="T16">as</text:span></text:span><text:span text:style-name="Source_20_Text"><text:span text:style-name="T17"> f:</text:span></text:span></text:p>
      <text:p text:style-name="P22"><text:span text:style-name="Source_20_Text"><text:span text:style-name="T20"><text:s/></text:span></text:span><text:span text:style-name="Source_20_Text"><text:span text:style-name="T17">all_eq_data = json.load(f)</text:span></text:span></text:p>
      <text:p text:style-name="P22"><text:span text:style-name="Source_20_Text"><text:span text:style-name="T17">all_eq_dicts = all_eq_data[</text:span></text:span><text:span text:style-name="Source_20_Text"><text:span text:style-name="T27">'features'</text:span></text:span><text:span text:style-name="Source_20_Text"><text:span text:style-name="T17">]</text:span></text:span></text:p>
      <text:p text:style-name="P20"><text:span text:style-name="Source_20_Text"><text:span text:style-name="T21">print</text:span></text:span><text:span text:style-name="Source_20_Text"><text:span text:style-name="T17">(</text:span></text:span><text:span text:style-name="Source_20_Text"><text:span text:style-name="T21">len</text:span></text:span><text:span text:style-name="Source_20_Text"><text:span text:style-name="T17">(all_eq_dicts))</text:span></text:span></text:p>
      <text:h text:style-name="P28" text:outline-level="2">Извлечение магнитуд</text:h>
      <text:p text:style-name="P14">Имея список, содержащий данные по всем землетрясениям, мы можем перебрать содержимое списка и извлечь всю необходимую информацию. В данном случае это будет магнитуда каждого землетрясения: </text:p>
      <text:p text:style-name="P16"><text:span text:style-name="Source_20_Text"><text:span text:style-name="T17">mags = []</text:span></text:span></text:p>
      <text:p text:style-name="P22"><text:span text:style-name="Source_20_Text"><text:span text:style-name="T16">for</text:span></text:span><text:span text:style-name="Source_20_Text"><text:span text:style-name="T17"> eq_dict in all_eq_dicts:</text:span></text:span></text:p>
      <text:p text:style-name="P22"><text:span text:style-name="Source_20_Text"><text:span text:style-name="T20"><text:s/></text:span></text:span><text:span text:style-name="Source_20_Text"><text:span text:style-name="T17">mag = eq_dict[</text:span></text:span><text:span text:style-name="Source_20_Text"><text:span text:style-name="T27">'properties'</text:span></text:span><text:span text:style-name="Source_20_Text"><text:span text:style-name="T17">][</text:span></text:span><text:span text:style-name="Source_20_Text"><text:span text:style-name="T27">'mag'</text:span></text:span><text:span text:style-name="Source_20_Text"><text:span text:style-name="T17">]</text:span></text:span></text:p>
      <text:p text:style-name="P22"><text:span text:style-name="Source_20_Text"><text:span text:style-name="T20"><text:s/></text:span></text:span><text:span text:style-name="Source_20_Text"><text:span text:style-name="T17">mags.</text:span></text:span><text:span text:style-name="Source_20_Text"><text:span text:style-name="T21">append</text:span></text:span><text:span text:style-name="Source_20_Text"><text:span text:style-name="T17">(mag)</text:span></text:span></text:p>
      <text:p text:style-name="P22"/>
      <text:p text:style-name="P20"><text:span text:style-name="Source_20_Text"><text:span text:style-name="T21">print</text:span></text:span><text:span text:style-name="Source_20_Text"><text:span text:style-name="T17">(mags[:</text:span></text:span><text:span text:style-name="Source_20_Text"><text:span text:style-name="T22">10</text:span></text:span><text:span text:style-name="Source_20_Text"><text:span text:style-name="T17">])</text:span></text:span></text:p>
      <text:h text:style-name="P28" text:outline-level="2">Извлечение данных местоположения</text:h>
      <text:p text:style-name="P14">Данные местоположения хранятся с ключом "geometry". В словаре geometry присутствует ключ "coordinates", первыми двумя значениями которого являются долгота и широта. Извлечение данных происходит следующим образом:</text:p>
      <text:p text:style-name="P16"><text:span text:style-name="Source_20_Text"><text:span text:style-name="T17">mags, lons, lats = [], [], []</text:span></text:span></text:p>
      <text:p text:style-name="P22"><text:span text:style-name="Source_20_Text"><text:span text:style-name="T16">for</text:span></text:span><text:span text:style-name="Source_20_Text"><text:span text:style-name="T17"> eq_dict in all_eq_dicts:</text:span></text:span></text:p>
      <text:p text:style-name="P22"><text:span text:style-name="Source_20_Text"><text:span text:style-name="T20"><text:s/></text:span></text:span><text:span text:style-name="Source_20_Text"><text:span text:style-name="T17">mag = eq_dict[</text:span></text:span><text:span text:style-name="Source_20_Text"><text:span text:style-name="T27">'properties'</text:span></text:span><text:span text:style-name="Source_20_Text"><text:span text:style-name="T17">][</text:span></text:span><text:span text:style-name="Source_20_Text"><text:span text:style-name="T27">'mag'</text:span></text:span><text:span text:style-name="Source_20_Text"><text:span text:style-name="T17">]</text:span></text:span></text:p>
      <text:p text:style-name="P22"><text:span text:style-name="Source_20_Text"><text:span text:style-name="T20"><text:s/></text:span></text:span><text:span text:style-name="Source_20_Text"><text:span text:style-name="T17">lon = eq_dict[</text:span></text:span><text:span text:style-name="Source_20_Text"><text:span text:style-name="T27">'geometry'</text:span></text:span><text:span text:style-name="Source_20_Text"><text:span text:style-name="T17">][</text:span></text:span><text:span text:style-name="Source_20_Text"><text:span text:style-name="T27">'coordinates'</text:span></text:span><text:span text:style-name="Source_20_Text"><text:span text:style-name="T17">][</text:span></text:span><text:span text:style-name="Source_20_Text"><text:span text:style-name="T22">0</text:span></text:span><text:span text:style-name="Source_20_Text"><text:span text:style-name="T17">]</text:span></text:span></text:p>
      <text:p text:style-name="P22"><text:span text:style-name="Source_20_Text"><text:span text:style-name="T20"><text:s/></text:span></text:span><text:span text:style-name="Source_20_Text"><text:span text:style-name="T17">lat = eq_dict[</text:span></text:span><text:span text:style-name="Source_20_Text"><text:span text:style-name="T27">'geometry'</text:span></text:span><text:span text:style-name="Source_20_Text"><text:span text:style-name="T17">][</text:span></text:span><text:span text:style-name="Source_20_Text"><text:span text:style-name="T27">'coordinates'</text:span></text:span><text:span text:style-name="Source_20_Text"><text:span text:style-name="T17">][</text:span></text:span><text:span text:style-name="Source_20_Text"><text:span text:style-name="T22">1</text:span></text:span><text:span text:style-name="Source_20_Text"><text:span text:style-name="T17">]</text:span></text:span></text:p>
      <text:p text:style-name="P22"><text:span text:style-name="Source_20_Text"><text:span text:style-name="T20"><text:s/></text:span></text:span><text:span text:style-name="Source_20_Text"><text:span text:style-name="T17">mags.</text:span></text:span><text:span text:style-name="Source_20_Text"><text:span text:style-name="T21">append</text:span></text:span><text:span text:style-name="Source_20_Text"><text:span text:style-name="T17">(mag)</text:span></text:span></text:p>
      <text:p text:style-name="P22"><text:span text:style-name="Source_20_Text"><text:span text:style-name="T20"><text:s/></text:span></text:span><text:span text:style-name="Source_20_Text"><text:span text:style-name="T17">lons.</text:span></text:span><text:span text:style-name="Source_20_Text"><text:span text:style-name="T21">append</text:span></text:span><text:span text:style-name="Source_20_Text"><text:span text:style-name="T17">(lon)</text:span></text:span></text:p>
      <text:p text:style-name="P22"><text:span text:style-name="Source_20_Text"><text:span text:style-name="T20"><text:s/></text:span></text:span><text:span text:style-name="Source_20_Text"><text:span text:style-name="T17">lats.</text:span></text:span><text:span text:style-name="Source_20_Text"><text:span text:style-name="T21">append</text:span></text:span><text:span text:style-name="Source_20_Text"><text:span text:style-name="T17">(lat)</text:span></text:span></text:p>
      <text:p text:style-name="P22"/>
      <text:p text:style-name="P22"><text:span text:style-name="Source_20_Text"><text:span text:style-name="T20"><text:s/></text:span></text:span><text:span text:style-name="Source_20_Text"><text:span text:style-name="T21">print</text:span></text:span><text:span text:style-name="Source_20_Text"><text:span text:style-name="T17">(mags[:</text:span></text:span><text:span text:style-name="Source_20_Text"><text:span text:style-name="T22">10</text:span></text:span><text:span text:style-name="Source_20_Text"><text:span text:style-name="T17">])</text:span></text:span></text:p>
      <text:p text:style-name="P22"><text:span text:style-name="Source_20_Text"><text:span text:style-name="T20"><text:s/></text:span></text:span><text:span text:style-name="Source_20_Text"><text:span text:style-name="T21">print</text:span></text:span><text:span text:style-name="Source_20_Text"><text:span text:style-name="T17">(lons[:</text:span></text:span><text:span text:style-name="Source_20_Text"><text:span text:style-name="T22">5</text:span></text:span><text:span text:style-name="Source_20_Text"><text:span text:style-name="T17">])</text:span></text:span></text:p>
      <text:p text:style-name="P20"><text:span text:style-name="Source_20_Text"><text:span text:style-name="T20"><text:s/></text:span></text:span><text:span text:style-name="Source_20_Text"><text:span text:style-name="T21">print</text:span></text:span><text:span text:style-name="Source_20_Text"><text:span text:style-name="T17">(lats[:</text:span></text:span><text:span text:style-name="Source_20_Text"><text:span text:style-name="T22">5</text:span></text:span><text:span text:style-name="Source_20_Text"><text:span text:style-name="T17">])</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OpenSymbol" svg:font-family="OpenSymbol"/>
    <style:font-face style:name="Roboto" svg:font-family="Roboto, sans-serif"/>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43S</meta:editing-duration>
    <meta:editing-cycles>7</meta:editing-cycles>
    <meta:generator>OpenOffice/4.1.8$Win32 OpenOffice.org_project/418m3$Build-9803</meta:generator>
    <dc:date>2025-05-01T11:45:34.86</dc:date>
    <meta:document-statistic meta:table-count="0" meta:image-count="2" meta:object-count="0" meta:page-count="59" meta:paragraph-count="1363" meta:word-count="10444" meta:character-count="79685"/>
    <meta:user-defined meta:name="Info 1"/>
    <meta:user-defined meta:name="Info 2"/>
    <meta:user-defined meta:name="Info 3"/>
    <meta:user-defined meta:name="Info 4"/>
  </office:meta>
</office:document-meta>
</file>